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.00297344">
            <text:p>0.00297344</text:p>
          </table:table-cell>
          <table:table-cell office:value-type="float" office:value="0.0106109">
            <text:p>0.01061090</text:p>
          </table:table-cell>
          <table:table-cell office:value-type="float" office:value="0.0200735">
            <text:p>0.02007350</text:p>
          </table:table-cell>
          <table:table-cell>
            <draw:frame table:end-cell-address="Sheet1.W19" table:end-x="1.059cm" table:end-y="0.344cm" draw:z-index="0" draw:style-name="gr1" svg:width="43.851cm" svg:height="8.335cm" svg:x="0.112cm" svg:y="0.106cm">
              <draw:object draw:notify-on-update-of-ranges="Sheet1.A1:Sheet1.A208 Sheet1.B1:Sheet1.B208 Sheet1.C1:Sheet1.C20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0.00348851">
            <text:p>0.00348851</text:p>
          </table:table-cell>
          <table:table-cell office:value-type="float" office:value="0.0143726">
            <text:p>0.01437260</text:p>
          </table:table-cell>
          <table:table-cell office:value-type="float" office:value="0.024978">
            <text:p>0.02497800</text:p>
          </table:table-cell>
          <table:table-cell table:number-columns-repeated="6"/>
        </table:table-row>
        <table:table-row table:style-name="ro1">
          <table:table-cell office:value-type="float" office:value="0.00318986">
            <text:p>0.00318986</text:p>
          </table:table-cell>
          <table:table-cell office:value-type="float" office:value="0.00837735">
            <text:p>0.00837735</text:p>
          </table:table-cell>
          <table:table-cell office:value-type="float" office:value="0.0127639">
            <text:p>0.01276390</text:p>
          </table:table-cell>
          <table:table-cell table:number-columns-repeated="6"/>
        </table:table-row>
        <table:table-row table:style-name="ro1">
          <table:table-cell office:value-type="float" office:value="0.00338825">
            <text:p>0.00338825</text:p>
          </table:table-cell>
          <table:table-cell office:value-type="float" office:value="0.0079619">
            <text:p>0.00796190</text:p>
          </table:table-cell>
          <table:table-cell office:value-type="float" office:value="0.012355">
            <text:p>0.01235500</text:p>
          </table:table-cell>
          <table:table-cell table:number-columns-repeated="6"/>
        </table:table-row>
        <table:table-row table:style-name="ro1">
          <table:table-cell office:value-type="float" office:value="0.00348988">
            <text:p>0.00348988</text:p>
          </table:table-cell>
          <table:table-cell office:value-type="float" office:value="0.00796963">
            <text:p>0.00796963</text:p>
          </table:table-cell>
          <table:table-cell office:value-type="float" office:value="0.0123617">
            <text:p>0.01236170</text:p>
          </table:table-cell>
          <table:table-cell table:number-columns-repeated="6"/>
        </table:table-row>
        <table:table-row table:style-name="ro1">
          <table:table-cell office:value-type="float" office:value="0.00348115">
            <text:p>0.00348115</text:p>
          </table:table-cell>
          <table:table-cell office:value-type="float" office:value="0.00797449">
            <text:p>0.00797449</text:p>
          </table:table-cell>
          <table:table-cell office:value-type="float" office:value="0.0122553">
            <text:p>0.01225530</text:p>
          </table:table-cell>
          <table:table-cell table:number-columns-repeated="6"/>
        </table:table-row>
        <table:table-row table:style-name="ro1">
          <table:table-cell office:value-type="float" office:value="0.00205934">
            <text:p>0.00205934</text:p>
          </table:table-cell>
          <table:table-cell office:value-type="float" office:value="0.00103672">
            <text:p>0.00103672</text:p>
          </table:table-cell>
          <table:table-cell office:value-type="float" office:value="0.000746725">
            <text:p>0.00074673</text:p>
          </table:table-cell>
          <table:table-cell table:number-columns-repeated="6"/>
        </table:table-row>
        <table:table-row table:style-name="ro1">
          <table:table-cell office:value-type="float" office:value="0.00114203">
            <text:p>0.00114203</text:p>
          </table:table-cell>
          <table:table-cell office:value-type="float" office:value="0.000523699">
            <text:p>0.00052370</text:p>
          </table:table-cell>
          <table:table-cell office:value-type="float" office:value="0.000435236">
            <text:p>0.00043524</text:p>
          </table:table-cell>
          <table:table-cell table:number-columns-repeated="6"/>
        </table:table-row>
        <table:table-row table:style-name="ro1">
          <table:table-cell office:value-type="float" office:value="0.00371416">
            <text:p>0.00371416</text:p>
          </table:table-cell>
          <table:table-cell office:value-type="float" office:value="0.0022869">
            <text:p>0.00228690</text:p>
          </table:table-cell>
          <table:table-cell office:value-type="float" office:value="0.0014763">
            <text:p>0.00147630</text:p>
          </table:table-cell>
          <table:table-cell table:number-columns-repeated="6"/>
        </table:table-row>
        <table:table-row table:style-name="ro1">
          <table:table-cell office:value-type="float" office:value="0.00371964">
            <text:p>0.00371964</text:p>
          </table:table-cell>
          <table:table-cell office:value-type="float" office:value="0.00218351">
            <text:p>0.00218351</text:p>
          </table:table-cell>
          <table:table-cell office:value-type="float" office:value="0.0015808">
            <text:p>0.00158080</text:p>
          </table:table-cell>
          <table:table-cell table:number-columns-repeated="6"/>
        </table:table-row>
        <table:table-row table:style-name="ro1">
          <table:table-cell office:value-type="float" office:value="0.00615766">
            <text:p>0.00615766</text:p>
          </table:table-cell>
          <table:table-cell office:value-type="float" office:value="0.00443431">
            <text:p>0.00443431</text:p>
          </table:table-cell>
          <table:table-cell office:value-type="float" office:value="0.00264782">
            <text:p>0.00264782</text:p>
          </table:table-cell>
          <table:table-cell table:number-columns-repeated="6"/>
        </table:table-row>
        <table:table-row table:style-name="ro1">
          <table:table-cell office:value-type="float" office:value="0.00535676">
            <text:p>0.00535676</text:p>
          </table:table-cell>
          <table:table-cell office:value-type="float" office:value="0.00321734">
            <text:p>0.00321734</text:p>
          </table:table-cell>
          <table:table-cell office:value-type="float" office:value="0.00212939">
            <text:p>0.00212939</text:p>
          </table:table-cell>
          <table:table-cell table:number-columns-repeated="6"/>
        </table:table-row>
        <table:table-row table:style-name="ro1">
          <table:table-cell office:value-type="float" office:value="0.0107319">
            <text:p>0.01073190</text:p>
          </table:table-cell>
          <table:table-cell office:value-type="float" office:value="0.00596784">
            <text:p>0.00596784</text:p>
          </table:table-cell>
          <table:table-cell office:value-type="float" office:value="0.00322248">
            <text:p>0.00322248</text:p>
          </table:table-cell>
          <table:table-cell table:number-columns-repeated="6"/>
        </table:table-row>
        <table:table-row table:style-name="ro1">
          <table:table-cell office:value-type="float" office:value="0.00287144">
            <text:p>0.00287144</text:p>
          </table:table-cell>
          <table:table-cell office:value-type="float" office:value="0.0107022">
            <text:p>0.01070220</text:p>
          </table:table-cell>
          <table:table-cell office:value-type="float" office:value="0.0196668">
            <text:p>0.01966680</text:p>
          </table:table-cell>
          <table:table-cell table:number-columns-repeated="6"/>
        </table:table-row>
        <table:table-row table:style-name="ro1">
          <table:table-cell office:value-type="float" office:value="0.00339199">
            <text:p>0.00339199</text:p>
          </table:table-cell>
          <table:table-cell office:value-type="float" office:value="0.0146693">
            <text:p>0.01466930</text:p>
          </table:table-cell>
          <table:table-cell office:value-type="float" office:value="0.0249936">
            <text:p>0.02499360</text:p>
          </table:table-cell>
          <table:table-cell table:number-columns-repeated="6"/>
        </table:table-row>
        <table:table-row table:style-name="ro1">
          <table:table-cell office:value-type="float" office:value="0.00318042">
            <text:p>0.00318042</text:p>
          </table:table-cell>
          <table:table-cell office:value-type="float" office:value="0.00825054">
            <text:p>0.00825054</text:p>
          </table:table-cell>
          <table:table-cell office:value-type="float" office:value="0.0126716">
            <text:p>0.01267160</text:p>
          </table:table-cell>
          <table:table-cell table:number-columns-repeated="6"/>
        </table:table-row>
        <table:table-row table:style-name="ro1">
          <table:table-cell office:value-type="float" office:value="0.00349909">
            <text:p>0.00349909</text:p>
          </table:table-cell>
          <table:table-cell office:value-type="float" office:value="0.00785408">
            <text:p>0.00785408</text:p>
          </table:table-cell>
          <table:table-cell office:value-type="float" office:value="0.0123632">
            <text:p>0.01236320</text:p>
          </table:table-cell>
          <table:table-cell table:number-columns-repeated="6"/>
        </table:table-row>
        <table:table-row table:style-name="ro1">
          <table:table-cell office:value-type="float" office:value="0.00338799">
            <text:p>0.00338799</text:p>
          </table:table-cell>
          <table:table-cell office:value-type="float" office:value="0.0080591">
            <text:p>0.00805910</text:p>
          </table:table-cell>
          <table:table-cell office:value-type="float" office:value="0.0125691">
            <text:p>0.01256910</text:p>
          </table:table-cell>
          <table:table-cell table:number-columns-repeated="6"/>
        </table:table-row>
        <table:table-row table:style-name="ro1">
          <table:table-cell office:value-type="float" office:value="0.0034878">
            <text:p>0.00348780</text:p>
          </table:table-cell>
          <table:table-cell office:value-type="float" office:value="0.00783668">
            <text:p>0.00783668</text:p>
          </table:table-cell>
          <table:table-cell office:value-type="float" office:value="0.0120521">
            <text:p>0.01205210</text:p>
          </table:table-cell>
          <table:table-cell table:number-columns-repeated="6"/>
        </table:table-row>
        <table:table-row table:style-name="ro1">
          <table:table-cell office:value-type="float" office:value="0.00205498">
            <text:p>0.00205498</text:p>
          </table:table-cell>
          <table:table-cell office:value-type="float" office:value="0.00104441">
            <text:p>0.00104441</text:p>
          </table:table-cell>
          <table:table-cell office:value-type="float" office:value="0.000752248">
            <text:p>0.00075225</text:p>
          </table:table-cell>
          <table:table-cell table:number-columns-repeated="6"/>
        </table:table-row>
        <table:table-row table:style-name="ro1">
          <table:table-cell office:value-type="float" office:value="0.00114029">
            <text:p>0.00114029</text:p>
          </table:table-cell>
          <table:table-cell office:value-type="float" office:value="0.000527045">
            <text:p>0.00052705</text:p>
          </table:table-cell>
          <table:table-cell office:value-type="float" office:value="0.000432859">
            <text:p>0.00043286</text:p>
          </table:table-cell>
          <table:table-cell table:number-columns-repeated="6"/>
        </table:table-row>
        <table:table-row table:style-name="ro1">
          <table:table-cell office:value-type="float" office:value="0.00329782">
            <text:p>0.00329782</text:p>
          </table:table-cell>
          <table:table-cell office:value-type="float" office:value="0.00187531">
            <text:p>0.00187531</text:p>
          </table:table-cell>
          <table:table-cell office:value-type="float" office:value="0.00116843">
            <text:p>0.00116843</text:p>
          </table:table-cell>
          <table:table-cell table:number-columns-repeated="6"/>
        </table:table-row>
        <table:table-row table:style-name="ro1">
          <table:table-cell office:value-type="float" office:value="0.00331001">
            <text:p>0.00331001</text:p>
          </table:table-cell>
          <table:table-cell office:value-type="float" office:value="0.00187053">
            <text:p>0.00187053</text:p>
          </table:table-cell>
          <table:table-cell office:value-type="float" office:value="0.001277">
            <text:p>0.00127700</text:p>
          </table:table-cell>
          <table:table-cell table:number-columns-repeated="6"/>
        </table:table-row>
        <table:table-row table:style-name="ro1">
          <table:table-cell office:value-type="float" office:value="0.00705927">
            <text:p>0.00705927</text:p>
          </table:table-cell>
          <table:table-cell office:value-type="float" office:value="0.00452975">
            <text:p>0.00452975</text:p>
          </table:table-cell>
          <table:table-cell office:value-type="float" office:value="0.00274348">
            <text:p>0.00274348</text:p>
          </table:table-cell>
          <table:table-cell table:number-columns-repeated="6"/>
        </table:table-row>
        <table:table-row table:style-name="ro1">
          <table:table-cell office:value-type="float" office:value="0.00575621">
            <text:p>0.00575621</text:p>
          </table:table-cell>
          <table:table-cell office:value-type="float" office:value="0.00341531">
            <text:p>0.00341531</text:p>
          </table:table-cell>
          <table:table-cell office:value-type="float" office:value="0.00234899">
            <text:p>0.00234899</text:p>
          </table:table-cell>
          <table:table-cell table:number-columns-repeated="6"/>
        </table:table-row>
        <table:table-row table:style-name="ro1">
          <table:table-cell office:value-type="float" office:value="0.0107365">
            <text:p>0.01073650</text:p>
          </table:table-cell>
          <table:table-cell office:value-type="float" office:value="0.00595895">
            <text:p>0.00595895</text:p>
          </table:table-cell>
          <table:table-cell office:value-type="float" office:value="0.00322459">
            <text:p>0.00322459</text:p>
          </table:table-cell>
          <table:table-cell table:number-columns-repeated="6"/>
        </table:table-row>
        <table:table-row table:style-name="ro1">
          <table:table-cell office:value-type="float" office:value="0.00287594">
            <text:p>0.00287594</text:p>
          </table:table-cell>
          <table:table-cell office:value-type="float" office:value="0.0108061">
            <text:p>0.01080610</text:p>
          </table:table-cell>
          <table:table-cell office:value-type="float" office:value="0.019931">
            <text:p>0.01993100</text:p>
          </table:table-cell>
          <table:table-cell table:number-columns-repeated="6"/>
        </table:table-row>
        <table:table-row table:style-name="ro1">
          <table:table-cell office:value-type="float" office:value="0.00328447">
            <text:p>0.00328447</text:p>
          </table:table-cell>
          <table:table-cell office:value-type="float" office:value="0.0145383">
            <text:p>0.01453830</text:p>
          </table:table-cell>
          <table:table-cell office:value-type="float" office:value="0.0255133">
            <text:p>0.02551330</text:p>
          </table:table-cell>
          <table:table-cell table:number-columns-repeated="6"/>
        </table:table-row>
        <table:table-row table:style-name="ro1">
          <table:table-cell office:value-type="float" office:value="0.00318574">
            <text:p>0.00318574</text:p>
          </table:table-cell>
          <table:table-cell office:value-type="float" office:value="0.00824516">
            <text:p>0.00824516</text:p>
          </table:table-cell>
          <table:table-cell office:value-type="float" office:value="0.0125661">
            <text:p>0.01256610</text:p>
          </table:table-cell>
          <table:table-cell table:number-columns-repeated="6"/>
        </table:table-row>
        <table:table-row table:style-name="ro1">
          <table:table-cell office:value-type="float" office:value="0.00339931">
            <text:p>0.00339931</text:p>
          </table:table-cell>
          <table:table-cell office:value-type="float" office:value="0.00804274">
            <text:p>0.00804274</text:p>
          </table:table-cell>
          <table:table-cell office:value-type="float" office:value="0.0121586">
            <text:p>0.01215860</text:p>
          </table:table-cell>
          <table:table-cell table:number-columns-repeated="6"/>
        </table:table-row>
        <table:table-row table:style-name="ro1">
          <table:table-cell office:value-type="float" office:value="0.00329076">
            <text:p>0.00329076</text:p>
          </table:table-cell>
          <table:table-cell office:value-type="float" office:value="0.00827016">
            <text:p>0.00827016</text:p>
          </table:table-cell>
          <table:table-cell office:value-type="float" office:value="0.0122606">
            <text:p>0.01226060</text:p>
          </table:table-cell>
          <table:table-cell table:number-columns-repeated="6"/>
        </table:table-row>
        <table:table-row table:style-name="ro1">
          <table:table-cell office:value-type="float" office:value="0.00360008">
            <text:p>0.00360008</text:p>
          </table:table-cell>
          <table:table-cell office:value-type="float" office:value="0.0078608">
            <text:p>0.00786080</text:p>
          </table:table-cell>
          <table:table-cell office:value-type="float" office:value="0.0122468">
            <text:p>0.01224680</text:p>
          </table:table-cell>
          <table:table-cell table:number-columns-repeated="6"/>
        </table:table-row>
        <table:table-row table:style-name="ro1">
          <table:table-cell office:value-type="float" office:value="0.00194736">
            <text:p>0.00194736</text:p>
          </table:table-cell>
          <table:table-cell office:value-type="float" office:value="0.00104163">
            <text:p>0.00104163</text:p>
          </table:table-cell>
          <table:table-cell office:value-type="float" office:value="0.000750558">
            <text:p>0.00075056</text:p>
          </table:table-cell>
          <table:table-cell table:number-columns-repeated="6"/>
        </table:table-row>
        <table:table-row table:style-name="ro1">
          <table:table-cell office:value-type="float" office:value="0.00114185">
            <text:p>0.00114185</text:p>
          </table:table-cell>
          <table:table-cell office:value-type="float" office:value="0.000632627">
            <text:p>0.00063263</text:p>
          </table:table-cell>
          <table:table-cell office:value-type="float" office:value="0.00043599">
            <text:p>0.00043599</text:p>
          </table:table-cell>
          <table:table-cell table:number-columns-repeated="6"/>
        </table:table-row>
        <table:table-row table:style-name="ro1">
          <table:table-cell office:value-type="float" office:value="0.00330476">
            <text:p>0.00330476</text:p>
          </table:table-cell>
          <table:table-cell office:value-type="float" office:value="0.00197927">
            <text:p>0.00197927</text:p>
          </table:table-cell>
          <table:table-cell office:value-type="float" office:value="0.00116698">
            <text:p>0.00116698</text:p>
          </table:table-cell>
          <table:table-cell table:number-columns-repeated="6"/>
        </table:table-row>
        <table:table-row table:style-name="ro1">
          <table:table-cell office:value-type="float" office:value="0.00320564">
            <text:p>0.00320564</text:p>
          </table:table-cell>
          <table:table-cell office:value-type="float" office:value="0.00187313">
            <text:p>0.00187313</text:p>
          </table:table-cell>
          <table:table-cell office:value-type="float" office:value="0.00116136">
            <text:p>0.00116136</text:p>
          </table:table-cell>
          <table:table-cell table:number-columns-repeated="6"/>
        </table:table-row>
        <table:table-row table:style-name="ro1">
          <table:table-cell office:value-type="float" office:value="0.00789057">
            <text:p>0.00789057</text:p>
          </table:table-cell>
          <table:table-cell office:value-type="float" office:value="0.00494894">
            <text:p>0.00494894</text:p>
          </table:table-cell>
          <table:table-cell office:value-type="float" office:value="0.0029502">
            <text:p>0.00295020</text:p>
          </table:table-cell>
          <table:table-cell table:number-columns-repeated="6"/>
        </table:table-row>
        <table:table-row table:style-name="ro1">
          <table:table-cell office:value-type="float" office:value="0.00596223">
            <text:p>0.00596223</text:p>
          </table:table-cell>
          <table:table-cell office:value-type="float" office:value="0.00352199">
            <text:p>0.00352199</text:p>
          </table:table-cell>
          <table:table-cell office:value-type="float" office:value="0.00241105">
            <text:p>0.00241105</text:p>
          </table:table-cell>
          <table:table-cell table:number-columns-repeated="6"/>
        </table:table-row>
        <table:table-row table:style-name="ro1">
          <table:table-cell office:value-type="float" office:value="0.0106388">
            <text:p>0.01063880</text:p>
          </table:table-cell>
          <table:table-cell office:value-type="float" office:value="0.00596037">
            <text:p>0.00596037</text:p>
          </table:table-cell>
          <table:table-cell office:value-type="float" office:value="0.00323159">
            <text:p>0.00323159</text:p>
          </table:table-cell>
          <table:table-cell table:number-columns-repeated="6"/>
        </table:table-row>
        <table:table-row table:style-name="ro1">
          <table:table-cell office:value-type="float" office:value="0.00287555">
            <text:p>0.00287555</text:p>
          </table:table-cell>
          <table:table-cell office:value-type="float" office:value="0.0108087">
            <text:p>0.01080870</text:p>
          </table:table-cell>
          <table:table-cell office:value-type="float" office:value="0.0196525">
            <text:p>0.01965250</text:p>
          </table:table-cell>
          <table:table-cell table:number-columns-repeated="6"/>
        </table:table-row>
        <table:table-row table:style-name="ro1">
          <table:table-cell office:value-type="float" office:value="0.00328643">
            <text:p>0.00328643</text:p>
          </table:table-cell>
          <table:table-cell office:value-type="float" office:value="0.0144688">
            <text:p>0.01446880</text:p>
          </table:table-cell>
          <table:table-cell office:value-type="float" office:value="0.0253987">
            <text:p>0.02539870</text:p>
          </table:table-cell>
          <table:table-cell table:number-columns-repeated="6"/>
        </table:table-row>
        <table:table-row table:style-name="ro1">
          <table:table-cell office:value-type="float" office:value="0.00307604">
            <text:p>0.00307604</text:p>
          </table:table-cell>
          <table:table-cell office:value-type="float" office:value="0.00836893">
            <text:p>0.00836893</text:p>
          </table:table-cell>
          <table:table-cell office:value-type="float" office:value="0.0124581">
            <text:p>0.01245810</text:p>
          </table:table-cell>
          <table:table-cell table:number-columns-repeated="6"/>
        </table:table-row>
        <table:table-row table:style-name="ro1">
          <table:table-cell office:value-type="float" office:value="0.00339265">
            <text:p>0.00339265</text:p>
          </table:table-cell>
          <table:table-cell office:value-type="float" office:value="0.0079549">
            <text:p>0.00795490</text:p>
          </table:table-cell>
          <table:table-cell office:value-type="float" office:value="0.0123657">
            <text:p>0.01236570</text:p>
          </table:table-cell>
          <table:table-cell table:number-columns-repeated="6"/>
        </table:table-row>
        <table:table-row table:style-name="ro1">
          <table:table-cell office:value-type="float" office:value="0.00338354">
            <text:p>0.00338354</text:p>
          </table:table-cell>
          <table:table-cell office:value-type="float" office:value="0.00816752">
            <text:p>0.00816752</text:p>
          </table:table-cell>
          <table:table-cell office:value-type="float" office:value="0.0125918">
            <text:p>0.01259180</text:p>
          </table:table-cell>
          <table:table-cell table:number-columns-repeated="6"/>
        </table:table-row>
        <table:table-row table:style-name="ro1">
          <table:table-cell office:value-type="float" office:value="0.00359724">
            <text:p>0.00359724</text:p>
          </table:table-cell>
          <table:table-cell office:value-type="float" office:value="0.00786331">
            <text:p>0.00786331</text:p>
          </table:table-cell>
          <table:table-cell office:value-type="float" office:value="0.0121533">
            <text:p>0.01215330</text:p>
          </table:table-cell>
          <table:table-cell table:number-columns-repeated="6"/>
        </table:table-row>
        <table:table-row table:style-name="ro1">
          <table:table-cell office:value-type="float" office:value="0.00205807">
            <text:p>0.00205807</text:p>
          </table:table-cell>
          <table:table-cell office:value-type="float" office:value="0.00104009">
            <text:p>0.00104009</text:p>
          </table:table-cell>
          <table:table-cell office:value-type="float" office:value="0.000751894">
            <text:p>0.00075189</text:p>
          </table:table-cell>
          <table:table-cell table:number-columns-repeated="6"/>
        </table:table-row>
        <table:table-row table:style-name="ro1">
          <table:table-cell office:value-type="float" office:value="0.00114094">
            <text:p>0.00114094</text:p>
          </table:table-cell>
          <table:table-cell office:value-type="float" office:value="0.000527485">
            <text:p>0.00052749</text:p>
          </table:table-cell>
          <table:table-cell office:value-type="float" office:value="0.000439366">
            <text:p>0.00043937</text:p>
          </table:table-cell>
          <table:table-cell table:number-columns-repeated="6"/>
        </table:table-row>
        <table:table-row table:style-name="ro1">
          <table:table-cell office:value-type="float" office:value="0.00330744">
            <text:p>0.00330744</text:p>
          </table:table-cell>
          <table:table-cell office:value-type="float" office:value="0.00187117">
            <text:p>0.00187117</text:p>
          </table:table-cell>
          <table:table-cell office:value-type="float" office:value="0.00116502">
            <text:p>0.00116502</text:p>
          </table:table-cell>
          <table:table-cell table:number-columns-repeated="6"/>
        </table:table-row>
        <table:table-row table:style-name="ro1">
          <table:table-cell office:value-type="float" office:value="0.00320775">
            <text:p>0.00320775</text:p>
          </table:table-cell>
          <table:table-cell office:value-type="float" office:value="0.00187973">
            <text:p>0.00187973</text:p>
          </table:table-cell>
          <table:table-cell office:value-type="float" office:value="0.00127672">
            <text:p>0.00127672</text:p>
          </table:table-cell>
          <table:table-cell table:number-columns-repeated="6"/>
        </table:table-row>
        <table:table-row table:style-name="ro1">
          <table:table-cell office:value-type="float" office:value="0.00779225">
            <text:p>0.00779225</text:p>
          </table:table-cell>
          <table:table-cell office:value-type="float" office:value="0.00484849">
            <text:p>0.00484849</text:p>
          </table:table-cell>
          <table:table-cell office:value-type="float" office:value="0.00283358">
            <text:p>0.00283358</text:p>
          </table:table-cell>
          <table:table-cell table:number-columns-repeated="6"/>
        </table:table-row>
        <table:table-row table:style-name="ro1">
          <table:table-cell office:value-type="float" office:value="0.00595878">
            <text:p>0.00595878</text:p>
          </table:table-cell>
          <table:table-cell office:value-type="float" office:value="0.00340748">
            <text:p>0.00340748</text:p>
          </table:table-cell>
          <table:table-cell office:value-type="float" office:value="0.00223228">
            <text:p>0.00223228</text:p>
          </table:table-cell>
          <table:table-cell table:number-columns-repeated="6"/>
        </table:table-row>
        <table:table-row table:style-name="ro1">
          <table:table-cell office:value-type="float" office:value="0.0107388">
            <text:p>0.01073880</text:p>
          </table:table-cell>
          <table:table-cell office:value-type="float" office:value="0.00596184">
            <text:p>0.00596184</text:p>
          </table:table-cell>
          <table:table-cell office:value-type="float" office:value="0.00323739">
            <text:p>0.00323739</text:p>
          </table:table-cell>
          <table:table-cell table:number-columns-repeated="6"/>
        </table:table-row>
        <table:table-row table:style-name="ro1">
          <table:table-cell office:value-type="float" office:value="0.00287484">
            <text:p>0.00287484</text:p>
          </table:table-cell>
          <table:table-cell office:value-type="float" office:value="0.0106998">
            <text:p>0.01069980</text:p>
          </table:table-cell>
          <table:table-cell office:value-type="float" office:value="0.0200708">
            <text:p>0.02007080</text:p>
          </table:table-cell>
          <table:table-cell table:number-columns-repeated="6"/>
        </table:table-row>
        <table:table-row table:style-name="ro1">
          <table:table-cell office:value-type="float" office:value="0.00339267">
            <text:p>0.00339267</text:p>
          </table:table-cell>
          <table:table-cell office:value-type="float" office:value="0.0146729">
            <text:p>0.01467290</text:p>
          </table:table-cell>
          <table:table-cell office:value-type="float" office:value="0.0248866">
            <text:p>0.02488660</text:p>
          </table:table-cell>
          <table:table-cell table:number-columns-repeated="6"/>
        </table:table-row>
        <table:table-row table:style-name="ro1">
          <table:table-cell office:value-type="float" office:value="0.00318569">
            <text:p>0.00318569</text:p>
          </table:table-cell>
          <table:table-cell office:value-type="float" office:value="0.00836779">
            <text:p>0.00836779</text:p>
          </table:table-cell>
          <table:table-cell office:value-type="float" office:value="0.0125757">
            <text:p>0.01257570</text:p>
          </table:table-cell>
          <table:table-cell table:number-columns-repeated="6"/>
        </table:table-row>
        <table:table-row table:style-name="ro1">
          <table:table-cell office:value-type="float" office:value="0.00339386">
            <text:p>0.00339386</text:p>
          </table:table-cell>
          <table:table-cell office:value-type="float" office:value="0.00806217">
            <text:p>0.00806217</text:p>
          </table:table-cell>
          <table:table-cell office:value-type="float" office:value="0.0121543">
            <text:p>0.01215430</text:p>
          </table:table-cell>
          <table:table-cell table:number-columns-repeated="6"/>
        </table:table-row>
        <table:table-row table:style-name="ro1">
          <table:table-cell office:value-type="float" office:value="0.00349119">
            <text:p>0.00349119</text:p>
          </table:table-cell>
          <table:table-cell office:value-type="float" office:value="0.00805802">
            <text:p>0.00805802</text:p>
          </table:table-cell>
          <table:table-cell office:value-type="float" office:value="0.0125734">
            <text:p>0.01257340</text:p>
          </table:table-cell>
          <table:table-cell table:number-columns-repeated="6"/>
        </table:table-row>
        <table:table-row table:style-name="ro1">
          <table:table-cell office:value-type="float" office:value="0.00348683">
            <text:p>0.00348683</text:p>
          </table:table-cell>
          <table:table-cell office:value-type="float" office:value="0.00786602">
            <text:p>0.00786602</text:p>
          </table:table-cell>
          <table:table-cell office:value-type="float" office:value="0.0118439">
            <text:p>0.01184390</text:p>
          </table:table-cell>
          <table:table-cell table:number-columns-repeated="6"/>
        </table:table-row>
        <table:table-row table:style-name="ro1">
          <table:table-cell office:value-type="float" office:value="0.0020561">
            <text:p>0.00205610</text:p>
          </table:table-cell>
          <table:table-cell office:value-type="float" office:value="0.00114483">
            <text:p>0.00114483</text:p>
          </table:table-cell>
          <table:table-cell office:value-type="float" office:value="0.000743071">
            <text:p>0.00074307</text:p>
          </table:table-cell>
          <table:table-cell table:number-columns-repeated="6"/>
        </table:table-row>
        <table:table-row table:style-name="ro1">
          <table:table-cell office:value-type="float" office:value="0.00113672">
            <text:p>0.00113672</text:p>
          </table:table-cell>
          <table:table-cell office:value-type="float" office:value="0.000527752">
            <text:p>0.00052775</text:p>
          </table:table-cell>
          <table:table-cell office:value-type="float" office:value="0.000438482">
            <text:p>0.00043848</text:p>
          </table:table-cell>
          <table:table-cell table:number-columns-repeated="6"/>
        </table:table-row>
        <table:table-row table:style-name="ro1">
          <table:table-cell office:value-type="float" office:value="0.00329774">
            <text:p>0.00329774</text:p>
          </table:table-cell>
          <table:table-cell office:value-type="float" office:value="0.00186812">
            <text:p>0.00186812</text:p>
          </table:table-cell>
          <table:table-cell office:value-type="float" office:value="0.00116277">
            <text:p>0.00116277</text:p>
          </table:table-cell>
          <table:table-cell table:number-columns-repeated="6"/>
        </table:table-row>
        <table:table-row table:style-name="ro1">
          <table:table-cell office:value-type="float" office:value="0.00330403">
            <text:p>0.00330403</text:p>
          </table:table-cell>
          <table:table-cell office:value-type="float" office:value="0.00197672">
            <text:p>0.00197672</text:p>
          </table:table-cell>
          <table:table-cell office:value-type="float" office:value="0.00127902">
            <text:p>0.00127902</text:p>
          </table:table-cell>
          <table:table-cell table:number-columns-repeated="6"/>
        </table:table-row>
        <table:table-row table:style-name="ro1">
          <table:table-cell office:value-type="float" office:value="0.00606765">
            <text:p>0.00606765</text:p>
          </table:table-cell>
          <table:table-cell office:value-type="float" office:value="0.00402903">
            <text:p>0.00402903</text:p>
          </table:table-cell>
          <table:table-cell office:value-type="float" office:value="0.00255137">
            <text:p>0.00255137</text:p>
          </table:table-cell>
          <table:table-cell table:number-columns-repeated="6"/>
        </table:table-row>
        <table:table-row table:style-name="ro1">
          <table:table-cell office:value-type="float" office:value="0.00524662">
            <text:p>0.00524662</text:p>
          </table:table-cell>
          <table:table-cell office:value-type="float" office:value="0.00331691">
            <text:p>0.00331691</text:p>
          </table:table-cell>
          <table:table-cell office:value-type="float" office:value="0.00213325">
            <text:p>0.00213325</text:p>
          </table:table-cell>
          <table:table-cell table:number-columns-repeated="6"/>
        </table:table-row>
        <table:table-row table:style-name="ro1">
          <table:table-cell office:value-type="float" office:value="0.0108373">
            <text:p>0.01083730</text:p>
          </table:table-cell>
          <table:table-cell office:value-type="float" office:value="0.00595523">
            <text:p>0.00595523</text:p>
          </table:table-cell>
          <table:table-cell office:value-type="float" office:value="0.0032359">
            <text:p>0.00323590</text:p>
          </table:table-cell>
          <table:table-cell table:number-columns-repeated="6"/>
        </table:table-row>
        <table:table-row table:style-name="ro1">
          <table:table-cell office:value-type="float" office:value="0.00286966">
            <text:p>0.00286966</text:p>
          </table:table-cell>
          <table:table-cell office:value-type="float" office:value="0.00877004">
            <text:p>0.00877004</text:p>
          </table:table-cell>
          <table:table-cell office:value-type="float" office:value="0.0199542">
            <text:p>0.01995420</text:p>
          </table:table-cell>
          <table:table-cell table:number-columns-repeated="6"/>
        </table:table-row>
        <table:table-row table:style-name="ro1">
          <table:table-cell office:value-type="float" office:value="0.00339056">
            <text:p>0.00339056</text:p>
          </table:table-cell>
          <table:table-cell office:value-type="float" office:value="0.014158">
            <text:p>0.01415800</text:p>
          </table:table-cell>
          <table:table-cell office:value-type="float" office:value="0.0246803">
            <text:p>0.02468030</text:p>
          </table:table-cell>
          <table:table-cell table:number-columns-repeated="6"/>
        </table:table-row>
        <table:table-row table:style-name="ro1">
          <table:table-cell office:value-type="float" office:value="0.00318436">
            <text:p>0.00318436</text:p>
          </table:table-cell>
          <table:table-cell office:value-type="float" office:value="0.00826757">
            <text:p>0.00826757</text:p>
          </table:table-cell>
          <table:table-cell office:value-type="float" office:value="0.012511">
            <text:p>0.01251100</text:p>
          </table:table-cell>
          <table:table-cell table:number-columns-repeated="6"/>
        </table:table-row>
        <table:table-row table:style-name="ro1">
          <table:table-cell office:value-type="float" office:value="0.00451127">
            <text:p>0.00451127</text:p>
          </table:table-cell>
          <table:table-cell office:value-type="float" office:value="0.00796019">
            <text:p>0.00796019</text:p>
          </table:table-cell>
          <table:table-cell office:value-type="float" office:value="0.0122575">
            <text:p>0.01225750</text:p>
          </table:table-cell>
          <table:table-cell table:number-columns-repeated="6"/>
        </table:table-row>
        <table:table-row table:style-name="ro1">
          <table:table-cell office:value-type="float" office:value="0.00339942">
            <text:p>0.00339942</text:p>
          </table:table-cell>
          <table:table-cell office:value-type="float" office:value="0.00805815">
            <text:p>0.00805815</text:p>
          </table:table-cell>
          <table:table-cell office:value-type="float" office:value="0.0123777">
            <text:p>0.01237770</text:p>
          </table:table-cell>
          <table:table-cell table:number-columns-repeated="6"/>
        </table:table-row>
        <table:table-row table:style-name="ro1">
          <table:table-cell office:value-type="float" office:value="0.0037427">
            <text:p>0.00374270</text:p>
          </table:table-cell>
          <table:table-cell office:value-type="float" office:value="0.00786519">
            <text:p>0.00786519</text:p>
          </table:table-cell>
          <table:table-cell office:value-type="float" office:value="0.0122497">
            <text:p>0.01224970</text:p>
          </table:table-cell>
          <table:table-cell table:number-columns-repeated="6"/>
        </table:table-row>
        <table:table-row table:style-name="ro1">
          <table:table-cell office:value-type="float" office:value="0.00208636">
            <text:p>0.00208636</text:p>
          </table:table-cell>
          <table:table-cell office:value-type="float" office:value="0.00114539">
            <text:p>0.00114539</text:p>
          </table:table-cell>
          <table:table-cell office:value-type="float" office:value="0.00073837">
            <text:p>0.00073837</text:p>
          </table:table-cell>
          <table:table-cell table:number-columns-repeated="6"/>
        </table:table-row>
        <table:table-row table:style-name="ro1">
          <table:table-cell office:value-type="float" office:value="0.00104873">
            <text:p>0.00104873</text:p>
          </table:table-cell>
          <table:table-cell office:value-type="float" office:value="0.000631406">
            <text:p>0.00063141</text:p>
          </table:table-cell>
          <table:table-cell office:value-type="float" office:value="0.000434608">
            <text:p>0.00043461</text:p>
          </table:table-cell>
          <table:table-cell table:number-columns-repeated="6"/>
        </table:table-row>
        <table:table-row table:style-name="ro1">
          <table:table-cell office:value-type="float" office:value="0.00333869">
            <text:p>0.00333869</text:p>
          </table:table-cell>
          <table:table-cell office:value-type="float" office:value="0.00186873">
            <text:p>0.00186873</text:p>
          </table:table-cell>
          <table:table-cell office:value-type="float" office:value="0.00116595">
            <text:p>0.00116595</text:p>
          </table:table-cell>
          <table:table-cell table:number-columns-repeated="6"/>
        </table:table-row>
        <table:table-row table:style-name="ro1">
          <table:table-cell office:value-type="float" office:value="0.00323947">
            <text:p>0.00323947</text:p>
          </table:table-cell>
          <table:table-cell office:value-type="float" office:value="0.00187057">
            <text:p>0.00187057</text:p>
          </table:table-cell>
          <table:table-cell office:value-type="float" office:value="0.00116754">
            <text:p>0.00116754</text:p>
          </table:table-cell>
          <table:table-cell table:number-columns-repeated="6"/>
        </table:table-row>
        <table:table-row table:style-name="ro1">
          <table:table-cell office:value-type="float" office:value="0.00736854">
            <text:p>0.00736854</text:p>
          </table:table-cell>
          <table:table-cell office:value-type="float" office:value="0.00473915">
            <text:p>0.00473915</text:p>
          </table:table-cell>
          <table:table-cell office:value-type="float" office:value="0.00285187">
            <text:p>0.00285187</text:p>
          </table:table-cell>
          <table:table-cell table:number-columns-repeated="6"/>
        </table:table-row>
        <table:table-row table:style-name="ro1">
          <table:table-cell office:value-type="float" office:value="0.00603425">
            <text:p>0.00603425</text:p>
          </table:table-cell>
          <table:table-cell office:value-type="float" office:value="0.00362308">
            <text:p>0.00362308</text:p>
          </table:table-cell>
          <table:table-cell office:value-type="float" office:value="0.00223551">
            <text:p>0.00223551</text:p>
          </table:table-cell>
          <table:table-cell table:number-columns-repeated="6"/>
        </table:table-row>
        <table:table-row table:style-name="ro1">
          <table:table-cell office:value-type="float" office:value="0.0108477">
            <text:p>0.01084770</text:p>
          </table:table-cell>
          <table:table-cell office:value-type="float" office:value="0.00595967">
            <text:p>0.00595967</text:p>
          </table:table-cell>
          <table:table-cell office:value-type="float" office:value="0.00313178">
            <text:p>0.00313178</text:p>
          </table:table-cell>
          <table:table-cell table:number-columns-repeated="6"/>
        </table:table-row>
        <table:table-row table:style-name="ro1">
          <table:table-cell office:value-type="float" office:value="0.00289357">
            <text:p>0.00289357</text:p>
          </table:table-cell>
          <table:table-cell office:value-type="float" office:value="0.0107086">
            <text:p>0.01070860</text:p>
          </table:table-cell>
          <table:table-cell office:value-type="float" office:value="0.0197626">
            <text:p>0.01976260</text:p>
          </table:table-cell>
          <table:table-cell table:number-columns-repeated="6"/>
        </table:table-row>
        <table:table-row table:style-name="ro1">
          <table:table-cell office:value-type="float" office:value="0.00342399">
            <text:p>0.00342399</text:p>
          </table:table-cell>
          <table:table-cell office:value-type="float" office:value="0.0143697">
            <text:p>0.01436970</text:p>
          </table:table-cell>
          <table:table-cell office:value-type="float" office:value="0.0252001">
            <text:p>0.02520010</text:p>
          </table:table-cell>
          <table:table-cell table:number-columns-repeated="6"/>
        </table:table-row>
        <table:table-row table:style-name="ro1">
          <table:table-cell office:value-type="float" office:value="0.00332506">
            <text:p>0.00332506</text:p>
          </table:table-cell>
          <table:table-cell office:value-type="float" office:value="0.00826967">
            <text:p>0.00826967</text:p>
          </table:table-cell>
          <table:table-cell office:value-type="float" office:value="0.0122643">
            <text:p>0.01226430</text:p>
          </table:table-cell>
          <table:table-cell table:number-columns-repeated="6"/>
        </table:table-row>
        <table:table-row table:style-name="ro1">
          <table:table-cell office:value-type="float" office:value="0.00343432">
            <text:p>0.00343432</text:p>
          </table:table-cell>
          <table:table-cell office:value-type="float" office:value="0.00806316">
            <text:p>0.00806316</text:p>
          </table:table-cell>
          <table:table-cell office:value-type="float" office:value="0.0119551">
            <text:p>0.01195510</text:p>
          </table:table-cell>
          <table:table-cell table:number-columns-repeated="6"/>
        </table:table-row>
        <table:table-row table:style-name="ro1">
          <table:table-cell office:value-type="float" office:value="0.00331625">
            <text:p>0.00331625</text:p>
          </table:table-cell>
          <table:table-cell office:value-type="float" office:value="0.00816398">
            <text:p>0.00816398</text:p>
          </table:table-cell>
          <table:table-cell office:value-type="float" office:value="0.0124676">
            <text:p>0.01246760</text:p>
          </table:table-cell>
          <table:table-cell table:number-columns-repeated="6"/>
        </table:table-row>
        <table:table-row table:style-name="ro1">
          <table:table-cell office:value-type="float" office:value="0.00373308">
            <text:p>0.00373308</text:p>
          </table:table-cell>
          <table:table-cell office:value-type="float" office:value="0.00776229">
            <text:p>0.00776229</text:p>
          </table:table-cell>
          <table:table-cell office:value-type="float" office:value="0.0120632">
            <text:p>0.01206320</text:p>
          </table:table-cell>
          <table:table-cell table:number-columns-repeated="6"/>
        </table:table-row>
        <table:table-row table:style-name="ro1">
          <table:table-cell office:value-type="float" office:value="0.00197123">
            <text:p>0.00197123</text:p>
          </table:table-cell>
          <table:table-cell office:value-type="float" office:value="0.00103457">
            <text:p>0.00103457</text:p>
          </table:table-cell>
          <table:table-cell office:value-type="float" office:value="0.000748833">
            <text:p>0.00074883</text:p>
          </table:table-cell>
          <table:table-cell table:number-columns-repeated="6"/>
        </table:table-row>
        <table:table-row table:style-name="ro1">
          <table:table-cell office:value-type="float" office:value="0.00115671">
            <text:p>0.00115671</text:p>
          </table:table-cell>
          <table:table-cell office:value-type="float" office:value="0.000630945">
            <text:p>0.00063095</text:p>
          </table:table-cell>
          <table:table-cell office:value-type="float" office:value="0.000438405">
            <text:p>0.00043841</text:p>
          </table:table-cell>
          <table:table-cell table:number-columns-repeated="6"/>
        </table:table-row>
        <table:table-row table:style-name="ro1">
          <table:table-cell office:value-type="float" office:value="0.00344292">
            <text:p>0.00344292</text:p>
          </table:table-cell>
          <table:table-cell office:value-type="float" office:value="0.0018652">
            <text:p>0.00186520</text:p>
          </table:table-cell>
          <table:table-cell office:value-type="float" office:value="0.00116576">
            <text:p>0.00116576</text:p>
          </table:table-cell>
          <table:table-cell table:number-columns-repeated="6"/>
        </table:table-row>
        <table:table-row table:style-name="ro1">
          <table:table-cell office:value-type="float" office:value="0.00334023">
            <text:p>0.00334023</text:p>
          </table:table-cell>
          <table:table-cell office:value-type="float" office:value="0.00187376">
            <text:p>0.00187376</text:p>
          </table:table-cell>
          <table:table-cell office:value-type="float" office:value="0.00117282">
            <text:p>0.00117282</text:p>
          </table:table-cell>
          <table:table-cell table:number-columns-repeated="6"/>
        </table:table-row>
        <table:table-row table:style-name="ro1">
          <table:table-cell office:value-type="float" office:value="0.00799127">
            <text:p>0.00799127</text:p>
          </table:table-cell>
          <table:table-cell office:value-type="float" office:value="0.004838">
            <text:p>0.00483800</text:p>
          </table:table-cell>
          <table:table-cell office:value-type="float" office:value="0.00296109">
            <text:p>0.00296109</text:p>
          </table:table-cell>
          <table:table-cell table:number-columns-repeated="6"/>
        </table:table-row>
        <table:table-row table:style-name="ro1">
          <table:table-cell office:value-type="float" office:value="0.0060373">
            <text:p>0.00603730</text:p>
          </table:table-cell>
          <table:table-cell office:value-type="float" office:value="0.00352426">
            <text:p>0.00352426</text:p>
          </table:table-cell>
          <table:table-cell office:value-type="float" office:value="0.00234382">
            <text:p>0.00234382</text:p>
          </table:table-cell>
          <table:table-cell table:number-columns-repeated="6"/>
        </table:table-row>
        <table:table-row table:style-name="ro1">
          <table:table-cell office:value-type="float" office:value="0.010741">
            <text:p>0.01074100</text:p>
          </table:table-cell>
          <table:table-cell office:value-type="float" office:value="0.00585191">
            <text:p>0.00585191</text:p>
          </table:table-cell>
          <table:table-cell office:value-type="float" office:value="0.00324882">
            <text:p>0.00324882</text:p>
          </table:table-cell>
          <table:table-cell table:number-columns-repeated="6"/>
        </table:table-row>
        <table:table-row table:style-name="ro1">
          <table:table-cell office:value-type="float" office:value="0.0028977">
            <text:p>0.00289770</text:p>
          </table:table-cell>
          <table:table-cell office:value-type="float" office:value="0.0108081">
            <text:p>0.01080810</text:p>
          </table:table-cell>
          <table:table-cell office:value-type="float" office:value="0.0200759">
            <text:p>0.02007590</text:p>
          </table:table-cell>
          <table:table-cell table:number-columns-repeated="6"/>
        </table:table-row>
        <table:table-row table:style-name="ro1">
          <table:table-cell office:value-type="float" office:value="0.00342144">
            <text:p>0.00342144</text:p>
          </table:table-cell>
          <table:table-cell office:value-type="float" office:value="0.0146484">
            <text:p>0.01464840</text:p>
          </table:table-cell>
          <table:table-cell office:value-type="float" office:value="0.0253033">
            <text:p>0.02530330</text:p>
          </table:table-cell>
          <table:table-cell table:number-columns-repeated="6"/>
        </table:table-row>
        <table:table-row table:style-name="ro1">
          <table:table-cell office:value-type="float" office:value="0.00322492">
            <text:p>0.00322492</text:p>
          </table:table-cell>
          <table:table-cell office:value-type="float" office:value="0.00839651">
            <text:p>0.00839651</text:p>
          </table:table-cell>
          <table:table-cell office:value-type="float" office:value="0.0126823">
            <text:p>0.01268230</text:p>
          </table:table-cell>
          <table:table-cell table:number-columns-repeated="6"/>
        </table:table-row>
        <table:table-row table:style-name="ro1">
          <table:table-cell office:value-type="float" office:value="0.00343149">
            <text:p>0.00343149</text:p>
          </table:table-cell>
          <table:table-cell office:value-type="float" office:value="0.00806841">
            <text:p>0.00806841</text:p>
          </table:table-cell>
          <table:table-cell office:value-type="float" office:value="0.0120602">
            <text:p>0.01206020</text:p>
          </table:table-cell>
          <table:table-cell table:number-columns-repeated="6"/>
        </table:table-row>
        <table:table-row table:style-name="ro1">
          <table:table-cell office:value-type="float" office:value="0.00342543">
            <text:p>0.00342543</text:p>
          </table:table-cell>
          <table:table-cell office:value-type="float" office:value="0.00816329">
            <text:p>0.00816329</text:p>
          </table:table-cell>
          <table:table-cell office:value-type="float" office:value="0.0124648">
            <text:p>0.01246480</text:p>
          </table:table-cell>
          <table:table-cell table:number-columns-repeated="6"/>
        </table:table-row>
        <table:table-row table:style-name="ro1">
          <table:table-cell office:value-type="float" office:value="0.00363438">
            <text:p>0.00363438</text:p>
          </table:table-cell>
          <table:table-cell office:value-type="float" office:value="0.00787016">
            <text:p>0.00787016</text:p>
          </table:table-cell>
          <table:table-cell office:value-type="float" office:value="0.0120421">
            <text:p>0.01204210</text:p>
          </table:table-cell>
          <table:table-cell table:number-columns-repeated="6"/>
        </table:table-row>
        <table:table-row table:style-name="ro1">
          <table:table-cell office:value-type="float" office:value="0.00208469">
            <text:p>0.00208469</text:p>
          </table:table-cell>
          <table:table-cell office:value-type="float" office:value="0.00103597">
            <text:p>0.00103597</text:p>
          </table:table-cell>
          <table:table-cell office:value-type="float" office:value="0.000751395">
            <text:p>0.00075140</text:p>
          </table:table-cell>
          <table:table-cell table:number-columns-repeated="6"/>
        </table:table-row>
        <table:table-row table:style-name="ro1">
          <table:table-cell office:value-type="float" office:value="0.00104939">
            <text:p>0.00104939</text:p>
          </table:table-cell>
          <table:table-cell office:value-type="float" office:value="0.000632389">
            <text:p>0.00063239</text:p>
          </table:table-cell>
          <table:table-cell office:value-type="float" office:value="0.000436834">
            <text:p>0.00043683</text:p>
          </table:table-cell>
          <table:table-cell table:number-columns-repeated="6"/>
        </table:table-row>
        <table:table-row table:style-name="ro1">
          <table:table-cell office:value-type="float" office:value="0.00331977">
            <text:p>0.00331977</text:p>
          </table:table-cell>
          <table:table-cell office:value-type="float" office:value="0.00187525">
            <text:p>0.00187525</text:p>
          </table:table-cell>
          <table:table-cell office:value-type="float" office:value="0.00116575">
            <text:p>0.00116575</text:p>
          </table:table-cell>
          <table:table-cell table:number-columns-repeated="6"/>
        </table:table-row>
        <table:table-row table:style-name="ro1">
          <table:table-cell office:value-type="float" office:value="0.00332366">
            <text:p>0.00332366</text:p>
          </table:table-cell>
          <table:table-cell office:value-type="float" office:value="0.00187425">
            <text:p>0.00187425</text:p>
          </table:table-cell>
          <table:table-cell office:value-type="float" office:value="0.00127625">
            <text:p>0.00127625</text:p>
          </table:table-cell>
          <table:table-cell table:number-columns-repeated="6"/>
        </table:table-row>
        <table:table-row table:style-name="ro1">
          <table:table-cell office:value-type="float" office:value="0.00788491">
            <text:p>0.00788491</text:p>
          </table:table-cell>
          <table:table-cell office:value-type="float" office:value="0.00484003">
            <text:p>0.00484003</text:p>
          </table:table-cell>
          <table:table-cell office:value-type="float" office:value="0.00284414">
            <text:p>0.00284414</text:p>
          </table:table-cell>
          <table:table-cell table:number-columns-repeated="6"/>
        </table:table-row>
        <table:table-row table:style-name="ro1">
          <table:table-cell office:value-type="float" office:value="0.00611732">
            <text:p>0.00611732</text:p>
          </table:table-cell>
          <table:table-cell office:value-type="float" office:value="0.00362892">
            <text:p>0.00362892</text:p>
          </table:table-cell>
          <table:table-cell office:value-type="float" office:value="0.00222733">
            <text:p>0.00222733</text:p>
          </table:table-cell>
          <table:table-cell table:number-columns-repeated="6"/>
        </table:table-row>
        <table:table-row table:style-name="ro1">
          <table:table-cell office:value-type="float" office:value="0.0108429">
            <text:p>0.01084290</text:p>
          </table:table-cell>
          <table:table-cell office:value-type="float" office:value="0.00596426">
            <text:p>0.00596426</text:p>
          </table:table-cell>
          <table:table-cell office:value-type="float" office:value="0.00323555">
            <text:p>0.00323555</text:p>
          </table:table-cell>
          <table:table-cell table:number-columns-repeated="6"/>
        </table:table-row>
        <table:table-row table:style-name="ro1">
          <table:table-cell office:value-type="float" office:value="0.00289298">
            <text:p>0.00289298</text:p>
          </table:table-cell>
          <table:table-cell office:value-type="float" office:value="0.0109219">
            <text:p>0.01092190</text:p>
          </table:table-cell>
          <table:table-cell office:value-type="float" office:value="0.020063">
            <text:p>0.02006300</text:p>
          </table:table-cell>
          <table:table-cell table:number-columns-repeated="6"/>
        </table:table-row>
        <table:table-row table:style-name="ro1">
          <table:table-cell office:value-type="float" office:value="0.0034237">
            <text:p>0.00342370</text:p>
          </table:table-cell>
          <table:table-cell office:value-type="float" office:value="0.0143748">
            <text:p>0.01437480</text:p>
          </table:table-cell>
          <table:table-cell office:value-type="float" office:value="0.0252419">
            <text:p>0.02524190</text:p>
          </table:table-cell>
          <table:table-cell table:number-columns-repeated="6"/>
        </table:table-row>
        <table:table-row table:style-name="ro1">
          <table:table-cell office:value-type="float" office:value="0.00319507">
            <text:p>0.00319507</text:p>
          </table:table-cell>
          <table:table-cell office:value-type="float" office:value="0.00827206">
            <text:p>0.00827206</text:p>
          </table:table-cell>
          <table:table-cell office:value-type="float" office:value="0.0125929">
            <text:p>0.01259290</text:p>
          </table:table-cell>
          <table:table-cell table:number-columns-repeated="6"/>
        </table:table-row>
        <table:table-row table:style-name="ro1">
          <table:table-cell office:value-type="float" office:value="0.00352467">
            <text:p>0.00352467</text:p>
          </table:table-cell>
          <table:table-cell office:value-type="float" office:value="0.0080694">
            <text:p>0.00806940</text:p>
          </table:table-cell>
          <table:table-cell office:value-type="float" office:value="0.01219">
            <text:p>0.01219000</text:p>
          </table:table-cell>
          <table:table-cell table:number-columns-repeated="6"/>
        </table:table-row>
        <table:table-row table:style-name="ro1">
          <table:table-cell office:value-type="float" office:value="0.00363601">
            <text:p>0.00363601</text:p>
          </table:table-cell>
          <table:table-cell office:value-type="float" office:value="0.00807067">
            <text:p>0.00807067</text:p>
          </table:table-cell>
          <table:table-cell office:value-type="float" office:value="0.0123938">
            <text:p>0.01239380</text:p>
          </table:table-cell>
          <table:table-cell table:number-columns-repeated="6"/>
        </table:table-row>
        <table:table-row table:style-name="ro1">
          <table:table-cell office:value-type="float" office:value="0.00363471">
            <text:p>0.00363471</text:p>
          </table:table-cell>
          <table:table-cell office:value-type="float" office:value="0.00787095">
            <text:p>0.00787095</text:p>
          </table:table-cell>
          <table:table-cell office:value-type="float" office:value="0.0120799">
            <text:p>0.01207990</text:p>
          </table:table-cell>
          <table:table-cell table:number-columns-repeated="6"/>
        </table:table-row>
        <table:table-row table:style-name="ro1">
          <table:table-cell office:value-type="float" office:value="0.0019781">
            <text:p>0.00197810</text:p>
          </table:table-cell>
          <table:table-cell office:value-type="float" office:value="0.00104273">
            <text:p>0.00104273</text:p>
          </table:table-cell>
          <table:table-cell office:value-type="float" office:value="0.000745417">
            <text:p>0.00074542</text:p>
          </table:table-cell>
          <table:table-cell table:number-columns-repeated="6"/>
        </table:table-row>
        <table:table-row table:style-name="ro1">
          <table:table-cell office:value-type="float" office:value="0.00115791">
            <text:p>0.00115791</text:p>
          </table:table-cell>
          <table:table-cell office:value-type="float" office:value="0.000632538">
            <text:p>0.00063254</text:p>
          </table:table-cell>
          <table:table-cell office:value-type="float" office:value="0.000428111">
            <text:p>0.00042811</text:p>
          </table:table-cell>
          <table:table-cell table:number-columns-repeated="6"/>
        </table:table-row>
        <table:table-row table:style-name="ro1">
          <table:table-cell office:value-type="float" office:value="0.00333399">
            <text:p>0.00333399</text:p>
          </table:table-cell>
          <table:table-cell office:value-type="float" office:value="0.00187053">
            <text:p>0.00187053</text:p>
          </table:table-cell>
          <table:table-cell office:value-type="float" office:value="0.00116788">
            <text:p>0.00116788</text:p>
          </table:table-cell>
          <table:table-cell table:number-columns-repeated="6"/>
        </table:table-row>
        <table:table-row table:style-name="ro1">
          <table:table-cell office:value-type="float" office:value="0.00334211">
            <text:p>0.00334211</text:p>
          </table:table-cell>
          <table:table-cell office:value-type="float" office:value="0.00187723">
            <text:p>0.00187723</text:p>
          </table:table-cell>
          <table:table-cell office:value-type="float" office:value="0.00126968">
            <text:p>0.00126968</text:p>
          </table:table-cell>
          <table:table-cell table:number-columns-repeated="6"/>
        </table:table-row>
        <table:table-row table:style-name="ro1">
          <table:table-cell office:value-type="float" office:value="0.00623617">
            <text:p>0.00623617</text:p>
          </table:table-cell>
          <table:table-cell office:value-type="float" office:value="0.00413169">
            <text:p>0.00413169</text:p>
          </table:table-cell>
          <table:table-cell office:value-type="float" office:value="0.00254032">
            <text:p>0.00254032</text:p>
          </table:table-cell>
          <table:table-cell table:number-columns-repeated="6"/>
        </table:table-row>
        <table:table-row table:style-name="ro1">
          <table:table-cell office:value-type="float" office:value="0.00520443">
            <text:p>0.00520443</text:p>
          </table:table-cell>
          <table:table-cell office:value-type="float" office:value="0.00311379">
            <text:p>0.00311379</text:p>
          </table:table-cell>
          <table:table-cell office:value-type="float" office:value="0.00373537">
            <text:p>0.00373537</text:p>
          </table:table-cell>
          <table:table-cell table:number-columns-repeated="6"/>
        </table:table-row>
        <table:table-row table:style-name="ro1">
          <table:table-cell office:value-type="float" office:value="0.0109455">
            <text:p>0.01094550</text:p>
          </table:table-cell>
          <table:table-cell office:value-type="float" office:value="0.0059582">
            <text:p>0.00595820</text:p>
          </table:table-cell>
          <table:table-cell office:value-type="float" office:value="0.00443697">
            <text:p>0.00443697</text:p>
          </table:table-cell>
          <table:table-cell table:number-columns-repeated="6"/>
        </table:table-row>
        <table:table-row table:style-name="ro1">
          <table:table-cell office:value-type="float" office:value="0.00300461">
            <text:p>0.00300461</text:p>
          </table:table-cell>
          <table:table-cell office:value-type="float" office:value="0.0108154">
            <text:p>0.01081540</text:p>
          </table:table-cell>
          <table:table-cell office:value-type="float" office:value="0.0158681">
            <text:p>0.01586810</text:p>
          </table:table-cell>
          <table:table-cell table:number-columns-repeated="6"/>
        </table:table-row>
        <table:table-row table:style-name="ro1">
          <table:table-cell office:value-type="float" office:value="0.00342069">
            <text:p>0.00342069</text:p>
          </table:table-cell>
          <table:table-cell office:value-type="float" office:value="0.0144786">
            <text:p>0.01447860</text:p>
          </table:table-cell>
          <table:table-cell office:value-type="float" office:value="0.0202655">
            <text:p>0.02026550</text:p>
          </table:table-cell>
          <table:table-cell table:number-columns-repeated="6"/>
        </table:table-row>
        <table:table-row table:style-name="ro1">
          <table:table-cell office:value-type="float" office:value="0.00329977">
            <text:p>0.00329977</text:p>
          </table:table-cell>
          <table:table-cell office:value-type="float" office:value="0.00827038">
            <text:p>0.00827038</text:p>
          </table:table-cell>
          <table:table-cell office:value-type="float" office:value="0.0104551">
            <text:p>0.01045510</text:p>
          </table:table-cell>
          <table:table-cell table:number-columns-repeated="6"/>
        </table:table-row>
        <table:table-row table:style-name="ro1">
          <table:table-cell office:value-type="float" office:value="0.00342906">
            <text:p>0.00342906</text:p>
          </table:table-cell>
          <table:table-cell office:value-type="float" office:value="0.00796529">
            <text:p>0.00796529</text:p>
          </table:table-cell>
          <table:table-cell office:value-type="float" office:value="0.0101503">
            <text:p>0.01015030</text:p>
          </table:table-cell>
          <table:table-cell table:number-columns-repeated="6"/>
        </table:table-row>
        <table:table-row table:style-name="ro1">
          <table:table-cell office:value-type="float" office:value="0.00342687">
            <text:p>0.00342687</text:p>
          </table:table-cell>
          <table:table-cell office:value-type="float" office:value="0.00806739">
            <text:p>0.00806739</text:p>
          </table:table-cell>
          <table:table-cell office:value-type="float" office:value="0.0102557">
            <text:p>0.01025570</text:p>
          </table:table-cell>
          <table:table-cell table:number-columns-repeated="6"/>
        </table:table-row>
        <table:table-row table:style-name="ro1">
          <table:table-cell office:value-type="float" office:value="0.00362976">
            <text:p>0.00362976</text:p>
          </table:table-cell>
          <table:table-cell office:value-type="float" office:value="0.00797366">
            <text:p>0.00797366</text:p>
          </table:table-cell>
          <table:table-cell office:value-type="float" office:value="0.0103499">
            <text:p>0.01034990</text:p>
          </table:table-cell>
          <table:table-cell table:number-columns-repeated="6"/>
        </table:table-row>
        <table:table-row table:style-name="ro1">
          <table:table-cell office:value-type="float" office:value="0.00208205">
            <text:p>0.00208205</text:p>
          </table:table-cell>
          <table:table-cell office:value-type="float" office:value="0.00104173">
            <text:p>0.00104173</text:p>
          </table:table-cell>
          <table:table-cell office:value-type="float" office:value="0.000745194">
            <text:p>0.00074519</text:p>
          </table:table-cell>
          <table:table-cell table:number-columns-repeated="6"/>
        </table:table-row>
        <table:table-row table:style-name="ro1">
          <table:table-cell office:value-type="float" office:value="0.00115785">
            <text:p>0.00115785</text:p>
          </table:table-cell>
          <table:table-cell office:value-type="float" office:value="0.000527776">
            <text:p>0.00052778</text:p>
          </table:table-cell>
          <table:table-cell office:value-type="float" office:value="0.000537756">
            <text:p>0.00053776</text:p>
          </table:table-cell>
          <table:table-cell table:number-columns-repeated="6"/>
        </table:table-row>
        <table:table-row table:style-name="ro1">
          <table:table-cell office:value-type="float" office:value="0.00331973">
            <text:p>0.00331973</text:p>
          </table:table-cell>
          <table:table-cell office:value-type="float" office:value="0.00187208">
            <text:p>0.00187208</text:p>
          </table:table-cell>
          <table:table-cell office:value-type="float" office:value="0.00136623">
            <text:p>0.00136623</text:p>
          </table:table-cell>
          <table:table-cell table:number-columns-repeated="6"/>
        </table:table-row>
        <table:table-row table:style-name="ro1">
          <table:table-cell office:value-type="float" office:value="0.00332431">
            <text:p>0.00332431</text:p>
          </table:table-cell>
          <table:table-cell office:value-type="float" office:value="0.00198062">
            <text:p>0.00198062</text:p>
          </table:table-cell>
          <table:table-cell office:value-type="float" office:value="0.00137155">
            <text:p>0.00137155</text:p>
          </table:table-cell>
          <table:table-cell table:number-columns-repeated="6"/>
        </table:table-row>
        <table:table-row table:style-name="ro1">
          <table:table-cell office:value-type="float" office:value="0.00757517">
            <text:p>0.00757517</text:p>
          </table:table-cell>
          <table:table-cell office:value-type="float" office:value="0.00467433">
            <text:p>0.00467433</text:p>
          </table:table-cell>
          <table:table-cell office:value-type="float" office:value="0.00324231">
            <text:p>0.00324231</text:p>
          </table:table-cell>
          <table:table-cell table:number-columns-repeated="6"/>
        </table:table-row>
        <table:table-row table:style-name="ro1">
          <table:table-cell office:value-type="float" office:value="0.00592598">
            <text:p>0.00592598</text:p>
          </table:table-cell>
          <table:table-cell office:value-type="float" office:value="0.00351059">
            <text:p>0.00351059</text:p>
          </table:table-cell>
          <table:table-cell office:value-type="float" office:value="0.00272424">
            <text:p>0.00272424</text:p>
          </table:table-cell>
          <table:table-cell table:number-columns-repeated="6"/>
        </table:table-row>
        <table:table-row table:style-name="ro1">
          <table:table-cell office:value-type="float" office:value="0.0108839">
            <text:p>0.01088390</text:p>
          </table:table-cell>
          <table:table-cell office:value-type="float" office:value="0.00595591">
            <text:p>0.00595591</text:p>
          </table:table-cell>
          <table:table-cell office:value-type="float" office:value="0.00443823">
            <text:p>0.00443823</text:p>
          </table:table-cell>
          <table:table-cell table:number-columns-repeated="6"/>
        </table:table-row>
        <table:table-row table:style-name="ro1">
          <table:table-cell office:value-type="float" office:value="0.00300423">
            <text:p>0.00300423</text:p>
          </table:table-cell>
          <table:table-cell office:value-type="float" office:value="0.0108116">
            <text:p>0.01081160</text:p>
          </table:table-cell>
          <table:table-cell office:value-type="float" office:value="0.0162213">
            <text:p>0.01622130</text:p>
          </table:table-cell>
          <table:table-cell table:number-columns-repeated="6"/>
        </table:table-row>
        <table:table-row table:style-name="ro1">
          <table:table-cell office:value-type="float" office:value="0.00341877">
            <text:p>0.00341877</text:p>
          </table:table-cell>
          <table:table-cell office:value-type="float" office:value="0.0141706">
            <text:p>0.01417060</text:p>
          </table:table-cell>
          <table:table-cell office:value-type="float" office:value="0.0197241">
            <text:p>0.01972410</text:p>
          </table:table-cell>
          <table:table-cell table:number-columns-repeated="6"/>
        </table:table-row>
        <table:table-row table:style-name="ro1">
          <table:table-cell office:value-type="float" office:value="0.00321832">
            <text:p>0.00321832</text:p>
          </table:table-cell>
          <table:table-cell office:value-type="float" office:value="0.00836671">
            <text:p>0.00836671</text:p>
          </table:table-cell>
          <table:table-cell office:value-type="float" office:value="0.0101491">
            <text:p>0.01014910</text:p>
          </table:table-cell>
          <table:table-cell table:number-columns-repeated="6"/>
        </table:table-row>
        <table:table-row table:style-name="ro1">
          <table:table-cell office:value-type="float" office:value="0.0034286">
            <text:p>0.00342860</text:p>
          </table:table-cell>
          <table:table-cell office:value-type="float" office:value="0.00795833">
            <text:p>0.00795833</text:p>
          </table:table-cell>
          <table:table-cell office:value-type="float" office:value="0.0100687">
            <text:p>0.01006870</text:p>
          </table:table-cell>
          <table:table-cell table:number-columns-repeated="6"/>
        </table:table-row>
        <table:table-row table:style-name="ro1">
          <table:table-cell office:value-type="float" office:value="0.00331794">
            <text:p>0.00331794</text:p>
          </table:table-cell>
          <table:table-cell office:value-type="float" office:value="0.00816069">
            <text:p>0.00816069</text:p>
          </table:table-cell>
          <table:table-cell office:value-type="float" office:value="0.0104671">
            <text:p>0.01046710</text:p>
          </table:table-cell>
          <table:table-cell table:number-columns-repeated="6"/>
        </table:table-row>
        <table:table-row table:style-name="ro1">
          <table:table-cell office:value-type="float" office:value="0.00373906">
            <text:p>0.00373906</text:p>
          </table:table-cell>
          <table:table-cell office:value-type="float" office:value="0.00776597">
            <text:p>0.00776597</text:p>
          </table:table-cell>
          <table:table-cell office:value-type="float" office:value="0.00995621">
            <text:p>0.00995621</text:p>
          </table:table-cell>
          <table:table-cell table:number-columns-repeated="6"/>
        </table:table-row>
        <table:table-row table:style-name="ro1">
          <table:table-cell office:value-type="float" office:value="0.00197688">
            <text:p>0.00197688</text:p>
          </table:table-cell>
          <table:table-cell office:value-type="float" office:value="0.00113064">
            <text:p>0.00113064</text:p>
          </table:table-cell>
          <table:table-cell office:value-type="float" office:value="0.00074513">
            <text:p>0.00074513</text:p>
          </table:table-cell>
          <table:table-cell table:number-columns-repeated="6"/>
        </table:table-row>
        <table:table-row table:style-name="ro1">
          <table:table-cell office:value-type="float" office:value="0.00104598">
            <text:p>0.00104598</text:p>
          </table:table-cell>
          <table:table-cell office:value-type="float" office:value="0.000637895">
            <text:p>0.00063790</text:p>
          </table:table-cell>
          <table:table-cell office:value-type="float" office:value="0.000428555">
            <text:p>0.00042856</text:p>
          </table:table-cell>
          <table:table-cell table:number-columns-repeated="6"/>
        </table:table-row>
        <table:table-row table:style-name="ro1">
          <table:table-cell office:value-type="float" office:value="0.00333893">
            <text:p>0.00333893</text:p>
          </table:table-cell>
          <table:table-cell office:value-type="float" office:value="0.00197385">
            <text:p>0.00197385</text:p>
          </table:table-cell>
          <table:table-cell office:value-type="float" office:value="0.00136238">
            <text:p>0.00136238</text:p>
          </table:table-cell>
          <table:table-cell table:number-columns-repeated="6"/>
        </table:table-row>
        <table:table-row table:style-name="ro1">
          <table:table-cell office:value-type="float" office:value="0.00323366">
            <text:p>0.00323366</text:p>
          </table:table-cell>
          <table:table-cell office:value-type="float" office:value="0.00186478">
            <text:p>0.00186478</text:p>
          </table:table-cell>
          <table:table-cell office:value-type="float" office:value="0.00136877">
            <text:p>0.00136877</text:p>
          </table:table-cell>
          <table:table-cell table:number-columns-repeated="6"/>
        </table:table-row>
        <table:table-row table:style-name="ro1">
          <table:table-cell office:value-type="float" office:value="0.00798869">
            <text:p>0.00798869</text:p>
          </table:table-cell>
          <table:table-cell office:value-type="float" office:value="0.00484661">
            <text:p>0.00484661</text:p>
          </table:table-cell>
          <table:table-cell office:value-type="float" office:value="0.00344968">
            <text:p>0.00344968</text:p>
          </table:table-cell>
          <table:table-cell table:number-columns-repeated="6"/>
        </table:table-row>
        <table:table-row table:style-name="ro1">
          <table:table-cell office:value-type="float" office:value="0.00592602">
            <text:p>0.00592602</text:p>
          </table:table-cell>
          <table:table-cell office:value-type="float" office:value="0.00352717">
            <text:p>0.00352717</text:p>
          </table:table-cell>
          <table:table-cell office:value-type="float" office:value="0.00272666">
            <text:p>0.00272666</text:p>
          </table:table-cell>
          <table:table-cell table:number-columns-repeated="6"/>
        </table:table-row>
        <table:table-row table:style-name="ro1">
          <table:table-cell office:value-type="float" office:value="0.0108911">
            <text:p>0.01089110</text:p>
          </table:table-cell>
          <table:table-cell office:value-type="float" office:value="0.00586082">
            <text:p>0.00586082</text:p>
          </table:table-cell>
          <table:table-cell office:value-type="float" office:value="0.00443778">
            <text:p>0.00443778</text:p>
          </table:table-cell>
          <table:table-cell table:number-columns-repeated="6"/>
        </table:table-row>
        <table:table-row table:style-name="ro1">
          <table:table-cell office:value-type="float" office:value="0.00289739">
            <text:p>0.00289739</text:p>
          </table:table-cell>
          <table:table-cell office:value-type="float" office:value="0.0107162">
            <text:p>0.01071620</text:p>
          </table:table-cell>
          <table:table-cell office:value-type="float" office:value="0.0164941">
            <text:p>0.01649410</text:p>
          </table:table-cell>
          <table:table-cell table:number-columns-repeated="6"/>
        </table:table-row>
        <table:table-row table:style-name="ro1">
          <table:table-cell office:value-type="float" office:value="0.00331376">
            <text:p>0.00331376</text:p>
          </table:table-cell>
          <table:table-cell office:value-type="float" office:value="0.0145739">
            <text:p>0.01457390</text:p>
          </table:table-cell>
          <table:table-cell office:value-type="float" office:value="0.0203627">
            <text:p>0.02036270</text:p>
          </table:table-cell>
          <table:table-cell table:number-columns-repeated="6"/>
        </table:table-row>
        <table:table-row table:style-name="ro1">
          <table:table-cell office:value-type="float" office:value="0.00321921">
            <text:p>0.00321921</text:p>
          </table:table-cell>
          <table:table-cell office:value-type="float" office:value="0.00841403">
            <text:p>0.00841403</text:p>
          </table:table-cell>
          <table:table-cell office:value-type="float" office:value="0.00982597">
            <text:p>0.00982597</text:p>
          </table:table-cell>
          <table:table-cell table:number-columns-repeated="6"/>
        </table:table-row>
        <table:table-row table:style-name="ro1">
          <table:table-cell office:value-type="float" office:value="0.00342849">
            <text:p>0.00342849</text:p>
          </table:table-cell>
          <table:table-cell office:value-type="float" office:value="0.00806868">
            <text:p>0.00806868</text:p>
          </table:table-cell>
          <table:table-cell office:value-type="float" office:value="0.0101418">
            <text:p>0.01014180</text:p>
          </table:table-cell>
          <table:table-cell table:number-columns-repeated="6"/>
        </table:table-row>
        <table:table-row table:style-name="ro1">
          <table:table-cell office:value-type="float" office:value="0.0035165">
            <text:p>0.00351650</text:p>
          </table:table-cell>
          <table:table-cell office:value-type="float" office:value="0.00814832">
            <text:p>0.00814832</text:p>
          </table:table-cell>
          <table:table-cell office:value-type="float" office:value="0.0103597">
            <text:p>0.01035970</text:p>
          </table:table-cell>
          <table:table-cell table:number-columns-repeated="6"/>
        </table:table-row>
        <table:table-row table:style-name="ro1">
          <table:table-cell office:value-type="float" office:value="0.00362847">
            <text:p>0.00362847</text:p>
          </table:table-cell>
          <table:table-cell office:value-type="float" office:value="0.00794356">
            <text:p>0.00794356</text:p>
          </table:table-cell>
          <table:table-cell office:value-type="float" office:value="0.0100483">
            <text:p>0.01004830</text:p>
          </table:table-cell>
          <table:table-cell table:number-columns-repeated="6"/>
        </table:table-row>
        <table:table-row table:style-name="ro1">
          <table:table-cell office:value-type="float" office:value="0.00208224">
            <text:p>0.00208224</text:p>
          </table:table-cell>
          <table:table-cell office:value-type="float" office:value="0.00103941">
            <text:p>0.00103941</text:p>
          </table:table-cell>
          <table:table-cell office:value-type="float" office:value="0.000744545">
            <text:p>0.00074455</text:p>
          </table:table-cell>
          <table:table-cell table:number-columns-repeated="6"/>
        </table:table-row>
        <table:table-row table:style-name="ro1">
          <table:table-cell office:value-type="float" office:value="0.00115659">
            <text:p>0.00115659</text:p>
          </table:table-cell>
          <table:table-cell office:value-type="float" office:value="0.000530226">
            <text:p>0.00053023</text:p>
          </table:table-cell>
          <table:table-cell office:value-type="float" office:value="0.000534068">
            <text:p>0.00053407</text:p>
          </table:table-cell>
          <table:table-cell table:number-columns-repeated="6"/>
        </table:table-row>
        <table:table-row table:style-name="ro1">
          <table:table-cell office:value-type="float" office:value="0.00333416">
            <text:p>0.00333416</text:p>
          </table:table-cell>
          <table:table-cell office:value-type="float" office:value="0.00217868">
            <text:p>0.00217868</text:p>
          </table:table-cell>
          <table:table-cell office:value-type="float" office:value="0.00136048">
            <text:p>0.00136048</text:p>
          </table:table-cell>
          <table:table-cell table:number-columns-repeated="6"/>
        </table:table-row>
        <table:table-row table:style-name="ro1">
          <table:table-cell office:value-type="float" office:value="0.00334059">
            <text:p>0.00334059</text:p>
          </table:table-cell>
          <table:table-cell office:value-type="float" office:value="0.00187948">
            <text:p>0.00187948</text:p>
          </table:table-cell>
          <table:table-cell office:value-type="float" office:value="0.00137023">
            <text:p>0.00137023</text:p>
          </table:table-cell>
          <table:table-cell table:number-columns-repeated="6"/>
        </table:table-row>
        <table:table-row table:style-name="ro1">
          <table:table-cell office:value-type="float" office:value="0.00787799">
            <text:p>0.00787799</text:p>
          </table:table-cell>
          <table:table-cell office:value-type="float" office:value="0.00472612">
            <text:p>0.00472612</text:p>
          </table:table-cell>
          <table:table-cell office:value-type="float" office:value="0.00335064">
            <text:p>0.00335064</text:p>
          </table:table-cell>
          <table:table-cell table:number-columns-repeated="6"/>
        </table:table-row>
        <table:table-row table:style-name="ro1">
          <table:table-cell office:value-type="float" office:value="0.00612803">
            <text:p>0.00612803</text:p>
          </table:table-cell>
          <table:table-cell office:value-type="float" office:value="0.00362279">
            <text:p>0.00362279</text:p>
          </table:table-cell>
          <table:table-cell office:value-type="float" office:value="0.00274141">
            <text:p>0.00274141</text:p>
          </table:table-cell>
          <table:table-cell table:number-columns-repeated="6"/>
        </table:table-row>
        <table:table-row table:style-name="ro1">
          <table:table-cell office:value-type="float" office:value="0.0108297">
            <text:p>0.01082970</text:p>
          </table:table-cell>
          <table:table-cell office:value-type="float" office:value="0.00595536">
            <text:p>0.00595536</text:p>
          </table:table-cell>
          <table:table-cell office:value-type="float" office:value="0.00444925">
            <text:p>0.00444925</text:p>
          </table:table-cell>
          <table:table-cell table:number-columns-repeated="6"/>
        </table:table-row>
        <table:table-row table:style-name="ro1">
          <table:table-cell office:value-type="float" office:value="0.00289465">
            <text:p>0.00289465</text:p>
          </table:table-cell>
          <table:table-cell office:value-type="float" office:value="0.0108104">
            <text:p>0.01081040</text:p>
          </table:table-cell>
          <table:table-cell office:value-type="float" office:value="0.0165016">
            <text:p>0.01650160</text:p>
          </table:table-cell>
          <table:table-cell table:number-columns-repeated="6"/>
        </table:table-row>
        <table:table-row table:style-name="ro1">
          <table:table-cell office:value-type="float" office:value="0.00342244">
            <text:p>0.00342244</text:p>
          </table:table-cell>
          <table:table-cell office:value-type="float" office:value="0.0145587">
            <text:p>0.01455870</text:p>
          </table:table-cell>
          <table:table-cell office:value-type="float" office:value="0.0203539">
            <text:p>0.02035390</text:p>
          </table:table-cell>
          <table:table-cell table:number-columns-repeated="6"/>
        </table:table-row>
        <table:table-row table:style-name="ro1">
          <table:table-cell office:value-type="float" office:value="0.00332421">
            <text:p>0.00332421</text:p>
          </table:table-cell>
          <table:table-cell office:value-type="float" office:value="0.00836845">
            <text:p>0.00836845</text:p>
          </table:table-cell>
          <table:table-cell office:value-type="float" office:value="0.00996584">
            <text:p>0.00996584</text:p>
          </table:table-cell>
          <table:table-cell table:number-columns-repeated="6"/>
        </table:table-row>
        <table:table-row table:style-name="ro1">
          <table:table-cell office:value-type="float" office:value="0.00353213">
            <text:p>0.00353213</text:p>
          </table:table-cell>
          <table:table-cell office:value-type="float" office:value="0.00785763">
            <text:p>0.00785763</text:p>
          </table:table-cell>
          <table:table-cell office:value-type="float" office:value="0.0101483">
            <text:p>0.01014830</text:p>
          </table:table-cell>
          <table:table-cell table:number-columns-repeated="6"/>
        </table:table-row>
        <table:table-row table:style-name="ro1">
          <table:table-cell office:value-type="float" office:value="0.00342688">
            <text:p>0.00342688</text:p>
          </table:table-cell>
          <table:table-cell office:value-type="float" office:value="0.00806962">
            <text:p>0.00806962</text:p>
          </table:table-cell>
          <table:table-cell office:value-type="float" office:value="0.0103741">
            <text:p>0.01037410</text:p>
          </table:table-cell>
          <table:table-cell table:number-columns-repeated="6"/>
        </table:table-row>
        <table:table-row table:style-name="ro1">
          <table:table-cell office:value-type="float" office:value="0.00374004">
            <text:p>0.00374004</text:p>
          </table:table-cell>
          <table:table-cell office:value-type="float" office:value="0.00786801">
            <text:p>0.00786801</text:p>
          </table:table-cell>
          <table:table-cell office:value-type="float" office:value="0.00994024">
            <text:p>0.00994024</text:p>
          </table:table-cell>
          <table:table-cell table:number-columns-repeated="6"/>
        </table:table-row>
        <table:table-row table:style-name="ro1">
          <table:table-cell office:value-type="float" office:value="0.00208377">
            <text:p>0.00208377</text:p>
          </table:table-cell>
          <table:table-cell office:value-type="float" office:value="0.00103523">
            <text:p>0.00103523</text:p>
          </table:table-cell>
          <table:table-cell office:value-type="float" office:value="0.000745939">
            <text:p>0.00074594</text:p>
          </table:table-cell>
          <table:table-cell table:number-columns-repeated="6"/>
        </table:table-row>
        <table:table-row table:style-name="ro1">
          <table:table-cell office:value-type="float" office:value="0.00115698">
            <text:p>0.00115698</text:p>
          </table:table-cell>
          <table:table-cell office:value-type="float" office:value="0.000630222">
            <text:p>0.00063022</text:p>
          </table:table-cell>
          <table:table-cell office:value-type="float" office:value="0.000433362">
            <text:p>0.00043336</text:p>
          </table:table-cell>
          <table:table-cell table:number-columns-repeated="6"/>
        </table:table-row>
        <table:table-row table:style-name="ro1">
          <table:table-cell office:value-type="float" office:value="0.00333508">
            <text:p>0.00333508</text:p>
          </table:table-cell>
          <table:table-cell office:value-type="float" office:value="0.00198007">
            <text:p>0.00198007</text:p>
          </table:table-cell>
          <table:table-cell office:value-type="float" office:value="0.00126485">
            <text:p>0.00126485</text:p>
          </table:table-cell>
          <table:table-cell table:number-columns-repeated="6"/>
        </table:table-row>
        <table:table-row table:style-name="ro1">
          <table:table-cell office:value-type="float" office:value="0.00323339">
            <text:p>0.00323339</text:p>
          </table:table-cell>
          <table:table-cell office:value-type="float" office:value="0.00187782">
            <text:p>0.00187782</text:p>
          </table:table-cell>
          <table:table-cell office:value-type="float" office:value="0.00147292">
            <text:p>0.00147292</text:p>
          </table:table-cell>
          <table:table-cell table:number-columns-repeated="6"/>
        </table:table-row>
        <table:table-row table:style-name="ro1">
          <table:table-cell office:value-type="float" office:value="0.00623297">
            <text:p>0.00623297</text:p>
          </table:table-cell>
          <table:table-cell office:value-type="float" office:value="0.0041281">
            <text:p>0.00412810</text:p>
          </table:table-cell>
          <table:table-cell office:value-type="float" office:value="0.00283488">
            <text:p>0.00283488</text:p>
          </table:table-cell>
          <table:table-cell table:number-columns-repeated="6"/>
        </table:table-row>
        <table:table-row table:style-name="ro1">
          <table:table-cell office:value-type="float" office:value="0.00551604">
            <text:p>0.00551604</text:p>
          </table:table-cell>
          <table:table-cell office:value-type="float" office:value="0.0033189">
            <text:p>0.00331890</text:p>
          </table:table-cell>
          <table:table-cell office:value-type="float" office:value="0.00253849">
            <text:p>0.00253849</text:p>
          </table:table-cell>
          <table:table-cell table:number-columns-repeated="6"/>
        </table:table-row>
        <table:table-row table:style-name="ro1">
          <table:table-cell office:value-type="float" office:value="0.0109475">
            <text:p>0.01094750</text:p>
          </table:table-cell>
          <table:table-cell office:value-type="float" office:value="0.00595607">
            <text:p>0.00595607</text:p>
          </table:table-cell>
          <table:table-cell office:value-type="float" office:value="0.00444848">
            <text:p>0.00444848</text:p>
          </table:table-cell>
          <table:table-cell table:number-columns-repeated="6"/>
        </table:table-row>
        <table:table-row table:style-name="ro1">
          <table:table-cell office:value-type="float" office:value="0.00300324">
            <text:p>0.00300324</text:p>
          </table:table-cell>
          <table:table-cell office:value-type="float" office:value="0.0108106">
            <text:p>0.01081060</text:p>
          </table:table-cell>
          <table:table-cell office:value-type="float" office:value="0.0160982">
            <text:p>0.01609820</text:p>
          </table:table-cell>
          <table:table-cell table:number-columns-repeated="6"/>
        </table:table-row>
        <table:table-row table:style-name="ro1">
          <table:table-cell office:value-type="float" office:value="0.00341566">
            <text:p>0.00341566</text:p>
          </table:table-cell>
          <table:table-cell office:value-type="float" office:value="0.0145681">
            <text:p>0.01456810</text:p>
          </table:table-cell>
          <table:table-cell office:value-type="float" office:value="0.0198427">
            <text:p>0.01984270</text:p>
          </table:table-cell>
          <table:table-cell table:number-columns-repeated="6"/>
        </table:table-row>
        <table:table-row table:style-name="ro1">
          <table:table-cell office:value-type="float" office:value="0.00332056">
            <text:p>0.00332056</text:p>
          </table:table-cell>
          <table:table-cell office:value-type="float" office:value="0.00826851">
            <text:p>0.00826851</text:p>
          </table:table-cell>
          <table:table-cell office:value-type="float" office:value="0.0101485">
            <text:p>0.01014850</text:p>
          </table:table-cell>
          <table:table-cell table:number-columns-repeated="6"/>
        </table:table-row>
        <table:table-row table:style-name="ro1">
          <table:table-cell office:value-type="float" office:value="0.00353398">
            <text:p>0.00353398</text:p>
          </table:table-cell>
          <table:table-cell office:value-type="float" office:value="0.00785399">
            <text:p>0.00785399</text:p>
          </table:table-cell>
          <table:table-cell office:value-type="float" office:value="0.0100569">
            <text:p>0.01005690</text:p>
          </table:table-cell>
          <table:table-cell table:number-columns-repeated="6"/>
        </table:table-row>
        <table:table-row table:style-name="ro1">
          <table:table-cell office:value-type="float" office:value="0.00342282">
            <text:p>0.00342282</text:p>
          </table:table-cell>
          <table:table-cell office:value-type="float" office:value="0.00816584">
            <text:p>0.00816584</text:p>
          </table:table-cell>
          <table:table-cell office:value-type="float" office:value="0.0103721">
            <text:p>0.01037210</text:p>
          </table:table-cell>
          <table:table-cell table:number-columns-repeated="6"/>
        </table:table-row>
        <table:table-row table:style-name="ro1">
          <table:table-cell office:value-type="float" office:value="0.00363764">
            <text:p>0.00363764</text:p>
          </table:table-cell>
          <table:table-cell office:value-type="float" office:value="0.00797219">
            <text:p>0.00797219</text:p>
          </table:table-cell>
          <table:table-cell office:value-type="float" office:value="0.0100442">
            <text:p>0.01004420</text:p>
          </table:table-cell>
          <table:table-cell table:number-columns-repeated="6"/>
        </table:table-row>
        <table:table-row table:style-name="ro1">
          <table:table-cell office:value-type="float" office:value="0.00197197">
            <text:p>0.00197197</text:p>
          </table:table-cell>
          <table:table-cell office:value-type="float" office:value="0.0010466">
            <text:p>0.00104660</text:p>
          </table:table-cell>
          <table:table-cell office:value-type="float" office:value="0.000743097">
            <text:p>0.00074310</text:p>
          </table:table-cell>
          <table:table-cell table:number-columns-repeated="6"/>
        </table:table-row>
        <table:table-row table:style-name="ro1">
          <table:table-cell office:value-type="float" office:value="0.00115753">
            <text:p>0.00115753</text:p>
          </table:table-cell>
          <table:table-cell office:value-type="float" office:value="0.000547982">
            <text:p>0.00054798</text:p>
          </table:table-cell>
          <table:table-cell office:value-type="float" office:value="0.000535332">
            <text:p>0.00053533</text:p>
          </table:table-cell>
          <table:table-cell table:number-columns-repeated="6"/>
        </table:table-row>
        <table:table-row table:style-name="ro1">
          <table:table-cell office:value-type="float" office:value="0.00333453">
            <text:p>0.00333453</text:p>
          </table:table-cell>
          <table:table-cell office:value-type="float" office:value="0.00195429">
            <text:p>0.00195429</text:p>
          </table:table-cell>
          <table:table-cell office:value-type="float" office:value="0.00135639">
            <text:p>0.00135639</text:p>
          </table:table-cell>
          <table:table-cell table:number-columns-repeated="6"/>
        </table:table-row>
        <table:table-row table:style-name="ro1">
          <table:table-cell office:value-type="float" office:value="0.0032364">
            <text:p>0.00323640</text:p>
          </table:table-cell>
          <table:table-cell office:value-type="float" office:value="0.00181317">
            <text:p>0.00181317</text:p>
          </table:table-cell>
          <table:table-cell office:value-type="float" office:value="0.00136636">
            <text:p>0.00136636</text:p>
          </table:table-cell>
          <table:table-cell table:number-columns-repeated="6"/>
        </table:table-row>
        <table:table-row table:style-name="ro1">
          <table:table-cell office:value-type="float" office:value="0.00726251">
            <text:p>0.00726251</text:p>
          </table:table-cell>
          <table:table-cell office:value-type="float" office:value="0.00453287">
            <text:p>0.00453287</text:p>
          </table:table-cell>
          <table:table-cell office:value-type="float" office:value="0.00314673">
            <text:p>0.00314673</text:p>
          </table:table-cell>
          <table:table-cell table:number-columns-repeated="6"/>
        </table:table-row>
        <table:table-row table:style-name="ro1">
          <table:table-cell office:value-type="float" office:value="0.00572084">
            <text:p>0.00572084</text:p>
          </table:table-cell>
          <table:table-cell office:value-type="float" office:value="0.00341674">
            <text:p>0.00341674</text:p>
          </table:table-cell>
          <table:table-cell office:value-type="float" office:value="0.00262885">
            <text:p>0.00262885</text:p>
          </table:table-cell>
          <table:table-cell table:number-columns-repeated="6"/>
        </table:table-row>
        <table:table-row table:style-name="ro1">
          <table:table-cell office:value-type="float" office:value="0.0108121">
            <text:p>0.01081210</text:p>
          </table:table-cell>
          <table:table-cell office:value-type="float" office:value="0.00596095">
            <text:p>0.00596095</text:p>
          </table:table-cell>
          <table:table-cell office:value-type="float" office:value="0.00442937">
            <text:p>0.00442937</text:p>
          </table:table-cell>
          <table:table-cell table:number-columns-repeated="6"/>
        </table:table-row>
        <table:table-row table:style-name="ro1">
          <table:table-cell office:value-type="float" office:value="0.00289625">
            <text:p>0.00289625</text:p>
          </table:table-cell>
          <table:table-cell office:value-type="float" office:value="0.0108079">
            <text:p>0.01080790</text:p>
          </table:table-cell>
          <table:table-cell office:value-type="float" office:value="0.016306">
            <text:p>0.01630600</text:p>
          </table:table-cell>
          <table:table-cell table:number-columns-repeated="6"/>
        </table:table-row>
        <table:table-row table:style-name="ro1">
          <table:table-cell office:value-type="float" office:value="0.00341895">
            <text:p>0.00341895</text:p>
          </table:table-cell>
          <table:table-cell office:value-type="float" office:value="0.014564">
            <text:p>0.01456400</text:p>
          </table:table-cell>
          <table:table-cell office:value-type="float" office:value="0.0197728">
            <text:p>0.01977280</text:p>
          </table:table-cell>
          <table:table-cell table:number-columns-repeated="6"/>
        </table:table-row>
        <table:table-row table:style-name="ro1">
          <table:table-cell office:value-type="float" office:value="0.00321993">
            <text:p>0.00321993</text:p>
          </table:table-cell>
          <table:table-cell office:value-type="float" office:value="0.00826734">
            <text:p>0.00826734</text:p>
          </table:table-cell>
          <table:table-cell office:value-type="float" office:value="0.0105547">
            <text:p>0.01055470</text:p>
          </table:table-cell>
          <table:table-cell table:number-columns-repeated="6"/>
        </table:table-row>
        <table:table-row table:style-name="ro1">
          <table:table-cell office:value-type="float" office:value="0.0034285">
            <text:p>0.00342850</text:p>
          </table:table-cell>
          <table:table-cell office:value-type="float" office:value="0.00795618">
            <text:p>0.00795618</text:p>
          </table:table-cell>
          <table:table-cell office:value-type="float" office:value="0.010148">
            <text:p>0.01014800</text:p>
          </table:table-cell>
          <table:table-cell table:number-columns-repeated="6"/>
        </table:table-row>
        <table:table-row table:style-name="ro1">
          <table:table-cell office:value-type="float" office:value="0.00342608">
            <text:p>0.00342608</text:p>
          </table:table-cell>
          <table:table-cell office:value-type="float" office:value="0.00816858">
            <text:p>0.00816858</text:p>
          </table:table-cell>
          <table:table-cell office:value-type="float" office:value="0.0105563">
            <text:p>0.01055630</text:p>
          </table:table-cell>
          <table:table-cell table:number-columns-repeated="6"/>
        </table:table-row>
        <table:table-row table:style-name="ro1">
          <table:table-cell office:value-type="float" office:value="0.00363855">
            <text:p>0.00363855</text:p>
          </table:table-cell>
          <table:table-cell office:value-type="float" office:value="0.0078648">
            <text:p>0.00786480</text:p>
          </table:table-cell>
          <table:table-cell office:value-type="float" office:value="0.0100465">
            <text:p>0.01004650</text:p>
          </table:table-cell>
          <table:table-cell table:number-columns-repeated="6"/>
        </table:table-row>
        <table:table-row table:style-name="ro1">
          <table:table-cell office:value-type="float" office:value="0.0020844">
            <text:p>0.00208440</text:p>
          </table:table-cell>
          <table:table-cell office:value-type="float" office:value="0.000927033">
            <text:p>0.00092703</text:p>
          </table:table-cell>
          <table:table-cell office:value-type="float" office:value="0.000745842">
            <text:p>0.00074584</text:p>
          </table:table-cell>
          <table:table-cell table:number-columns-repeated="6"/>
        </table:table-row>
        <table:table-row table:style-name="ro1">
          <table:table-cell office:value-type="float" office:value="0.001049">
            <text:p>0.00104900</text:p>
          </table:table-cell>
          <table:table-cell office:value-type="float" office:value="0.00063123">
            <text:p>0.00063123</text:p>
          </table:table-cell>
          <table:table-cell office:value-type="float" office:value="0.000436484">
            <text:p>0.00043648</text:p>
          </table:table-cell>
          <table:table-cell table:number-columns-repeated="6"/>
        </table:table-row>
        <table:table-row table:style-name="ro1">
          <table:table-cell office:value-type="float" office:value="0.00333737">
            <text:p>0.00333737</text:p>
          </table:table-cell>
          <table:table-cell office:value-type="float" office:value="0.0019756">
            <text:p>0.00197560</text:p>
          </table:table-cell>
          <table:table-cell office:value-type="float" office:value="0.00125956">
            <text:p>0.00125956</text:p>
          </table:table-cell>
          <table:table-cell table:number-columns-repeated="6"/>
        </table:table-row>
        <table:table-row table:style-name="ro1">
          <table:table-cell office:value-type="float" office:value="0.00323141">
            <text:p>0.00323141</text:p>
          </table:table-cell>
          <table:table-cell office:value-type="float" office:value="0.00187418">
            <text:p>0.00187418</text:p>
          </table:table-cell>
          <table:table-cell office:value-type="float" office:value="0.00147768">
            <text:p>0.00147768</text:p>
          </table:table-cell>
          <table:table-cell table:number-columns-repeated="6"/>
        </table:table-row>
        <table:table-row table:style-name="ro1">
          <table:table-cell office:value-type="float" office:value="0.0079827">
            <text:p>0.00798270</text:p>
          </table:table-cell>
          <table:table-cell office:value-type="float" office:value="0.00484018">
            <text:p>0.00484018</text:p>
          </table:table-cell>
          <table:table-cell office:value-type="float" office:value="0.00334819">
            <text:p>0.00334819</text:p>
          </table:table-cell>
          <table:table-cell table:number-columns-repeated="6"/>
        </table:table-row>
        <table:table-row table:style-name="ro1">
          <table:table-cell office:value-type="float" office:value="0.00592163">
            <text:p>0.00592163</text:p>
          </table:table-cell>
          <table:table-cell office:value-type="float" office:value="0.00341339">
            <text:p>0.00341339</text:p>
          </table:table-cell>
          <table:table-cell office:value-type="float" office:value="0.00272665">
            <text:p>0.00272665</text:p>
          </table:table-cell>
          <table:table-cell table:number-columns-repeated="6"/>
        </table:table-row>
        <table:table-row table:style-name="ro1">
          <table:table-cell office:value-type="float" office:value="0.0108543">
            <text:p>0.01085430</text:p>
          </table:table-cell>
          <table:table-cell office:value-type="float" office:value="0.00585045">
            <text:p>0.00585045</text:p>
          </table:table-cell>
          <table:table-cell office:value-type="float" office:value="0.00442772">
            <text:p>0.00442772</text:p>
          </table:table-cell>
          <table:table-cell table:number-columns-repeated="6"/>
        </table:table-row>
        <table:table-row table:style-name="ro1">
          <table:table-cell office:value-type="float" office:value="0.00299241">
            <text:p>0.00299241</text:p>
          </table:table-cell>
          <table:table-cell office:value-type="float" office:value="0.0108093">
            <text:p>0.01080930</text:p>
          </table:table-cell>
          <table:table-cell office:value-type="float" office:value="0.0161869">
            <text:p>0.01618690</text:p>
          </table:table-cell>
          <table:table-cell table:number-columns-repeated="6"/>
        </table:table-row>
        <table:table-row table:style-name="ro1">
          <table:table-cell office:value-type="float" office:value="0.00352575">
            <text:p>0.00352575</text:p>
          </table:table-cell>
          <table:table-cell office:value-type="float" office:value="0.0145713">
            <text:p>0.01457130</text:p>
          </table:table-cell>
          <table:table-cell office:value-type="float" office:value="0.0200483">
            <text:p>0.02004830</text:p>
          </table:table-cell>
          <table:table-cell table:number-columns-repeated="6"/>
        </table:table-row>
        <table:table-row table:style-name="ro1">
          <table:table-cell office:value-type="float" office:value="0.00321853">
            <text:p>0.00321853</text:p>
          </table:table-cell>
          <table:table-cell office:value-type="float" office:value="0.00826734">
            <text:p>0.00826734</text:p>
          </table:table-cell>
          <table:table-cell office:value-type="float" office:value="0.0105641">
            <text:p>0.01056410</text:p>
          </table:table-cell>
          <table:table-cell table:number-columns-repeated="6"/>
        </table:table-row>
        <table:table-row table:style-name="ro1">
          <table:table-cell office:value-type="float" office:value="0.0034277">
            <text:p>0.00342770</text:p>
          </table:table-cell>
          <table:table-cell office:value-type="float" office:value="0.00806878">
            <text:p>0.00806878</text:p>
          </table:table-cell>
          <table:table-cell office:value-type="float" office:value="0.0103549">
            <text:p>0.01035490</text:p>
          </table:table-cell>
          <table:table-cell table:number-columns-repeated="6"/>
        </table:table-row>
        <table:table-row table:style-name="ro1">
          <table:table-cell office:value-type="float" office:value="0.0034243">
            <text:p>0.00342430</text:p>
          </table:table-cell>
          <table:table-cell office:value-type="float" office:value="0.00816786">
            <text:p>0.00816786</text:p>
          </table:table-cell>
          <table:table-cell office:value-type="float" office:value="0.0102531">
            <text:p>0.01025310</text:p>
          </table:table-cell>
          <table:table-cell table:number-columns-repeated="6"/>
        </table:table-row>
        <table:table-row table:style-name="ro1">
          <table:table-cell office:value-type="float" office:value="0.00352354">
            <text:p>0.00352354</text:p>
          </table:table-cell>
          <table:table-cell office:value-type="float" office:value="0.00776689">
            <text:p>0.00776689</text:p>
          </table:table-cell>
          <table:table-cell office:value-type="float" office:value="0.00996814">
            <text:p>0.00996814</text:p>
          </table:table-cell>
          <table:table-cell table:number-columns-repeated="6"/>
        </table:table-row>
        <table:table-row table:style-name="ro1">
          <table:table-cell office:value-type="float" office:value="0.00208549">
            <text:p>0.00208549</text:p>
          </table:table-cell>
          <table:table-cell office:value-type="float" office:value="0.00103463">
            <text:p>0.00103463</text:p>
          </table:table-cell>
          <table:table-cell office:value-type="float" office:value="0.000640447">
            <text:p>0.00064045</text:p>
          </table:table-cell>
          <table:table-cell table:number-columns-repeated="6"/>
        </table:table-row>
        <table:table-row table:style-name="ro1">
          <table:table-cell office:value-type="float" office:value="0.00115598">
            <text:p>0.00115598</text:p>
          </table:table-cell>
          <table:table-cell office:value-type="float" office:value="0.000521869">
            <text:p>0.00052187</text:p>
          </table:table-cell>
          <table:table-cell office:value-type="float" office:value="0.000546713">
            <text:p>0.00054671</text:p>
          </table:table-cell>
          <table:table-cell table:number-columns-repeated="6"/>
        </table:table-row>
        <table:table-row table:style-name="ro1">
          <table:table-cell office:value-type="float" office:value="0.00344016">
            <text:p>0.00344016</text:p>
          </table:table-cell>
          <table:table-cell office:value-type="float" office:value="0.00198245">
            <text:p>0.00198245</text:p>
          </table:table-cell>
          <table:table-cell office:value-type="float" office:value="0.00126374">
            <text:p>0.00126374</text:p>
          </table:table-cell>
          <table:table-cell table:number-columns-repeated="6"/>
        </table:table-row>
        <table:table-row table:style-name="ro1">
          <table:table-cell office:value-type="float" office:value="0.00334283">
            <text:p>0.00334283</text:p>
          </table:table-cell>
          <table:table-cell office:value-type="float" office:value="0.00187798">
            <text:p>0.00187798</text:p>
          </table:table-cell>
          <table:table-cell office:value-type="float" office:value="0.00147429">
            <text:p>0.00147429</text:p>
          </table:table-cell>
          <table:table-cell table:number-columns-repeated="6"/>
        </table:table-row>
        <table:table-row table:style-name="ro1">
          <table:table-cell office:value-type="float" office:value="0.00788293">
            <text:p>0.00788293</text:p>
          </table:table-cell>
          <table:table-cell office:value-type="float" office:value="0.00484903">
            <text:p>0.00484903</text:p>
          </table:table-cell>
          <table:table-cell office:value-type="float" office:value="0.00412625">
            <text:p>0.00412625</text:p>
          </table:table-cell>
          <table:table-cell table:number-columns-repeated="6"/>
        </table:table-row>
        <table:table-row table:style-name="ro1">
          <table:table-cell office:value-type="float" office:value="0.006023">
            <text:p>0.00602300</text:p>
          </table:table-cell>
          <table:table-cell office:value-type="float" office:value="0.00351584">
            <text:p>0.00351584</text:p>
          </table:table-cell>
          <table:table-cell office:value-type="float" office:value="0.00273726">
            <text:p>0.00273726</text:p>
          </table:table-cell>
          <table:table-cell table:number-columns-repeated="6"/>
        </table:table-row>
        <table:table-row table:style-name="ro1">
          <table:table-cell office:value-type="float" office:value="0.0109543">
            <text:p>0.01095430</text:p>
          </table:table-cell>
          <table:table-cell office:value-type="float" office:value="0.00595872">
            <text:p>0.00595872</text:p>
          </table:table-cell>
          <table:table-cell office:value-type="float" office:value="0.00445946">
            <text:p>0.00445946</text:p>
          </table:table-cell>
          <table:table-cell table:number-columns-repeated="6"/>
        </table:table-row>
        <table:table-row table:style-name="ro1" table:number-rows-repeated="6532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float" office:value="0.00225141">
            <text:p>0.0022514</text:p>
          </table:table-cell>
          <table:table-cell office:value-type="float" office:value="0.00673149">
            <text:p>0.0067315</text:p>
          </table:table-cell>
          <table:table-cell office:value-type="float" office:value="0.010917">
            <text:p>0.0109170</text:p>
          </table:table-cell>
          <table:table-cell>
            <draw:frame table:end-cell-address="Sheet2.AR18" table:end-x="0.361cm" table:end-y="0.265cm" draw:z-index="0" draw:style-name="gr1" svg:width="90.585cm" svg:height="7.812cm" svg:x="0.101cm" svg:y="0.1cm">
              <draw:object draw:notify-on-update-of-ranges="Sheet2.A1:Sheet2.A208 Sheet2.B1:Sheet2.B208 Sheet2.C1:Sheet2.C20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.00143589">
            <text:p>0.0014359</text:p>
          </table:table-cell>
          <table:table-cell office:value-type="float" office:value="0.0010268">
            <text:p>0.0010268</text:p>
          </table:table-cell>
          <table:table-cell office:value-type="float" office:value="0.000834962">
            <text:p>0.0008350</text:p>
          </table:table-cell>
          <table:table-cell/>
        </table:table-row>
        <table:table-row table:style-name="ro1">
          <table:table-cell office:value-type="float" office:value="0.00205625">
            <text:p>0.0020563</text:p>
          </table:table-cell>
          <table:table-cell office:value-type="float" office:value="0.00144876">
            <text:p>0.0014488</text:p>
          </table:table-cell>
          <table:table-cell office:value-type="float" office:value="0.000839315">
            <text:p>0.0008393</text:p>
          </table:table-cell>
          <table:table-cell/>
        </table:table-row>
        <table:table-row table:style-name="ro1">
          <table:table-cell office:value-type="float" office:value="0.000317362">
            <text:p>0.0003174</text:p>
          </table:table-cell>
          <table:table-cell office:value-type="float" office:value="0.000418836">
            <text:p>0.0004188</text:p>
          </table:table-cell>
          <table:table-cell office:value-type="float" office:value="0.000321562">
            <text:p>0.0003216</text:p>
          </table:table-cell>
          <table:table-cell/>
        </table:table-row>
        <table:table-row table:style-name="ro1">
          <table:table-cell office:value-type="float" office:value="0.000208999">
            <text:p>0.0002090</text:p>
          </table:table-cell>
          <table:table-cell office:value-type="float" office:value="0.000213184">
            <text:p>0.0002132</text:p>
          </table:table-cell>
          <table:table-cell office:value-type="float" office:value="0.000320491">
            <text:p>0.0003205</text:p>
          </table:table-cell>
          <table:table-cell/>
        </table:table-row>
        <table:table-row table:style-name="ro1">
          <table:table-cell office:value-type="float" office:value="0.000213247">
            <text:p>0.0002132</text:p>
          </table:table-cell>
          <table:table-cell office:value-type="float" office:value="0.000213222">
            <text:p>0.0002132</text:p>
          </table:table-cell>
          <table:table-cell office:value-type="float" office:value="0.000313261">
            <text:p>0.0003133</text:p>
          </table:table-cell>
          <table:table-cell/>
        </table:table-row>
        <table:table-row table:style-name="ro1">
          <table:table-cell office:value-type="float" office:value="0.000107506">
            <text:p>0.0001075</text:p>
          </table:table-cell>
          <table:table-cell office:value-type="float" office:value="0.000111593">
            <text:p>0.0001116</text:p>
          </table:table-cell>
          <table:table-cell office:value-type="float" office:value="0.000107737">
            <text:p>0.0001077</text:p>
          </table:table-cell>
          <table:table-cell/>
        </table:table-row>
        <table:table-row table:style-name="ro1">
          <table:table-cell office:value-type="float" office:value="0.00021312">
            <text:p>0.0002131</text:p>
          </table:table-cell>
          <table:table-cell office:value-type="float" office:value="0.000111242">
            <text:p>0.0001112</text:p>
          </table:table-cell>
          <table:table-cell office:value-type="float" office:value="0.00010754">
            <text:p>0.0001075</text:p>
          </table:table-cell>
          <table:table-cell/>
        </table:table-row>
        <table:table-row table:style-name="ro1">
          <table:table-cell office:value-type="float" office:value="0.00204726">
            <text:p>0.0020473</text:p>
          </table:table-cell>
          <table:table-cell office:value-type="float" office:value="0.00154959">
            <text:p>0.0015496</text:p>
          </table:table-cell>
          <table:table-cell office:value-type="float" office:value="0.00114594">
            <text:p>0.0011459</text:p>
          </table:table-cell>
          <table:table-cell/>
        </table:table-row>
        <table:table-row table:style-name="ro1">
          <table:table-cell office:value-type="float" office:value="0.00113073">
            <text:p>0.0011307</text:p>
          </table:table-cell>
          <table:table-cell office:value-type="float" office:value="0.000827169">
            <text:p>0.0008272</text:p>
          </table:table-cell>
          <table:table-cell office:value-type="float" office:value="0.000731559">
            <text:p>0.0007316</text:p>
          </table:table-cell>
          <table:table-cell/>
        </table:table-row>
        <table:table-row table:style-name="ro1">
          <table:table-cell office:value-type="float" office:value="0.00236656">
            <text:p>0.0023666</text:p>
          </table:table-cell>
          <table:table-cell office:value-type="float" office:value="0.00187028">
            <text:p>0.0018703</text:p>
          </table:table-cell>
          <table:table-cell office:value-type="float" office:value="0.00147612">
            <text:p>0.0014761</text:p>
          </table:table-cell>
          <table:table-cell/>
        </table:table-row>
        <table:table-row table:style-name="ro1">
          <table:table-cell office:value-type="float" office:value="0.000513932">
            <text:p>0.0005139</text:p>
          </table:table-cell>
          <table:table-cell office:value-type="float" office:value="0.000418316">
            <text:p>0.0004183</text:p>
          </table:table-cell>
          <table:table-cell office:value-type="float" office:value="0.00031741">
            <text:p>0.0003174</text:p>
          </table:table-cell>
          <table:table-cell/>
        </table:table-row>
        <table:table-row table:style-name="ro1">
          <table:table-cell office:value-type="float" office:value="0.000514987">
            <text:p>0.0005150</text:p>
          </table:table-cell>
          <table:table-cell office:value-type="float" office:value="0.000413923">
            <text:p>0.0004139</text:p>
          </table:table-cell>
          <table:table-cell office:value-type="float" office:value="0.000315838">
            <text:p>0.0003158</text:p>
          </table:table-cell>
          <table:table-cell/>
        </table:table-row>
        <table:table-row table:style-name="ro1">
          <table:table-cell office:value-type="float" office:value="0.00214202">
            <text:p>0.0021420</text:p>
          </table:table-cell>
          <table:table-cell office:value-type="float" office:value="0.0067293">
            <text:p>0.0067293</text:p>
          </table:table-cell>
          <table:table-cell office:value-type="float" office:value="0.0107066">
            <text:p>0.0107066</text:p>
          </table:table-cell>
          <table:table-cell/>
        </table:table-row>
        <table:table-row table:style-name="ro1">
          <table:table-cell office:value-type="float" office:value="0.00144525">
            <text:p>0.0014453</text:p>
          </table:table-cell>
          <table:table-cell office:value-type="float" office:value="0.00103343">
            <text:p>0.0010334</text:p>
          </table:table-cell>
          <table:table-cell office:value-type="float" office:value="0.000627012">
            <text:p>0.0006270</text:p>
          </table:table-cell>
          <table:table-cell/>
        </table:table-row>
        <table:table-row table:style-name="ro1">
          <table:table-cell office:value-type="float" office:value="0.00194592">
            <text:p>0.0019459</text:p>
          </table:table-cell>
          <table:table-cell office:value-type="float" office:value="0.00133515">
            <text:p>0.0013352</text:p>
          </table:table-cell>
          <table:table-cell office:value-type="float" office:value="0.000833005">
            <text:p>0.0008330</text:p>
          </table:table-cell>
          <table:table-cell/>
        </table:table-row>
        <table:table-row table:style-name="ro1">
          <table:table-cell office:value-type="float" office:value="0.000214728">
            <text:p>0.0002147</text:p>
          </table:table-cell>
          <table:table-cell office:value-type="float" office:value="0.000319417">
            <text:p>0.0003194</text:p>
          </table:table-cell>
          <table:table-cell office:value-type="float" office:value="0.000359047">
            <text:p>0.0003590</text:p>
          </table:table-cell>
          <table:table-cell/>
        </table:table-row>
        <table:table-row table:style-name="ro1">
          <table:table-cell office:value-type="float" office:value="0.000317333">
            <text:p>0.0003173</text:p>
          </table:table-cell>
          <table:table-cell office:value-type="float" office:value="0.000318407">
            <text:p>0.0003184</text:p>
          </table:table-cell>
          <table:table-cell office:value-type="float" office:value="0.000240831">
            <text:p>0.0002408</text:p>
          </table:table-cell>
          <table:table-cell/>
        </table:table-row>
        <table:table-row table:style-name="ro1">
          <table:table-cell office:value-type="float" office:value="0.000103446">
            <text:p>0.0001034</text:p>
          </table:table-cell>
          <table:table-cell office:value-type="float" office:value="0.000213237">
            <text:p>0.0002132</text:p>
          </table:table-cell>
          <table:table-cell office:value-type="float" office:value="0.000215455">
            <text:p>0.0002155</text:p>
          </table:table-cell>
          <table:table-cell/>
        </table:table-row>
        <table:table-row table:style-name="ro1">
          <table:table-cell office:value-type="float" office:value="0.000211624">
            <text:p>0.0002116</text:p>
          </table:table-cell>
          <table:table-cell office:value-type="float" office:value="0.000111524">
            <text:p>0.0001115</text:p>
          </table:table-cell>
          <table:table-cell office:value-type="float" office:value="0.000220278">
            <text:p>0.0002203</text:p>
          </table:table-cell>
          <table:table-cell/>
        </table:table-row>
        <table:table-row table:style-name="ro1">
          <table:table-cell office:value-type="float" office:value="0.000214616">
            <text:p>0.0002146</text:p>
          </table:table-cell>
          <table:table-cell office:value-type="float" office:value="0.000107607">
            <text:p>0.0001076</text:p>
          </table:table-cell>
          <table:table-cell office:value-type="float" office:value="0.000220172">
            <text:p>0.0002202</text:p>
          </table:table-cell>
          <table:table-cell/>
        </table:table-row>
        <table:table-row table:style-name="ro1">
          <table:table-cell office:value-type="float" office:value="0.00163981">
            <text:p>0.0016398</text:p>
          </table:table-cell>
          <table:table-cell office:value-type="float" office:value="0.00123705">
            <text:p>0.0012371</text:p>
          </table:table-cell>
          <table:table-cell office:value-type="float" office:value="0.000723951">
            <text:p>0.0007240</text:p>
          </table:table-cell>
          <table:table-cell/>
        </table:table-row>
        <table:table-row table:style-name="ro1">
          <table:table-cell office:value-type="float" office:value="0.00061673">
            <text:p>0.0006167</text:p>
          </table:table-cell>
          <table:table-cell office:value-type="float" office:value="0.000414163">
            <text:p>0.0004142</text:p>
          </table:table-cell>
          <table:table-cell office:value-type="float" office:value="0.000416545">
            <text:p>0.0004165</text:p>
          </table:table-cell>
          <table:table-cell/>
        </table:table-row>
        <table:table-row table:style-name="ro1">
          <table:table-cell office:value-type="float" office:value="0.00298675">
            <text:p>0.0029868</text:p>
          </table:table-cell>
          <table:table-cell office:value-type="float" office:value="0.00196412">
            <text:p>0.0019641</text:p>
          </table:table-cell>
          <table:table-cell office:value-type="float" office:value="0.00139353">
            <text:p>0.0013935</text:p>
          </table:table-cell>
          <table:table-cell/>
        </table:table-row>
        <table:table-row table:style-name="ro1">
          <table:table-cell office:value-type="float" office:value="0.000622226">
            <text:p>0.0006222</text:p>
          </table:table-cell>
          <table:table-cell office:value-type="float" office:value="0.000310564">
            <text:p>0.0003106</text:p>
          </table:table-cell>
          <table:table-cell office:value-type="float" office:value="0.000317116">
            <text:p>0.0003171</text:p>
          </table:table-cell>
          <table:table-cell/>
        </table:table-row>
        <table:table-row table:style-name="ro1">
          <table:table-cell office:value-type="float" office:value="0.000721984">
            <text:p>0.0007220</text:p>
          </table:table-cell>
          <table:table-cell office:value-type="float" office:value="0.000311797">
            <text:p>0.0003118</text:p>
          </table:table-cell>
          <table:table-cell office:value-type="float" office:value="0.000208937">
            <text:p>0.0002089</text:p>
          </table:table-cell>
          <table:table-cell/>
        </table:table-row>
        <table:table-row table:style-name="ro1">
          <table:table-cell office:value-type="float" office:value="0.00224997">
            <text:p>0.0022500</text:p>
          </table:table-cell>
          <table:table-cell office:value-type="float" office:value="0.0067301">
            <text:p>0.0067301</text:p>
          </table:table-cell>
          <table:table-cell office:value-type="float" office:value="0.0106577">
            <text:p>0.0106577</text:p>
          </table:table-cell>
          <table:table-cell/>
        </table:table-row>
        <table:table-row table:style-name="ro1">
          <table:table-cell office:value-type="float" office:value="0.00144472">
            <text:p>0.0014447</text:p>
          </table:table-cell>
          <table:table-cell office:value-type="float" office:value="0.00102976">
            <text:p>0.0010298</text:p>
          </table:table-cell>
          <table:table-cell office:value-type="float" office:value="0.000738">
            <text:p>0.0007380</text:p>
          </table:table-cell>
          <table:table-cell/>
        </table:table-row>
        <table:table-row table:style-name="ro1">
          <table:table-cell office:value-type="float" office:value="0.00205537">
            <text:p>0.0020554</text:p>
          </table:table-cell>
          <table:table-cell office:value-type="float" office:value="0.00134058">
            <text:p>0.0013406</text:p>
          </table:table-cell>
          <table:table-cell office:value-type="float" office:value="0.000833728">
            <text:p>0.0008337</text:p>
          </table:table-cell>
          <table:table-cell/>
        </table:table-row>
        <table:table-row table:style-name="ro1">
          <table:table-cell office:value-type="float" office:value="0.000316857">
            <text:p>0.0003169</text:p>
          </table:table-cell>
          <table:table-cell office:value-type="float" office:value="0.000317531">
            <text:p>0.0003175</text:p>
          </table:table-cell>
          <table:table-cell office:value-type="float" office:value="0.000323873">
            <text:p>0.0003239</text:p>
          </table:table-cell>
          <table:table-cell/>
        </table:table-row>
        <table:table-row table:style-name="ro1">
          <table:table-cell office:value-type="float" office:value="0.000213153">
            <text:p>0.0002132</text:p>
          </table:table-cell>
          <table:table-cell office:value-type="float" office:value="0.000317064">
            <text:p>0.0003171</text:p>
          </table:table-cell>
          <table:table-cell office:value-type="float" office:value="0.000206432">
            <text:p>0.0002064</text:p>
          </table:table-cell>
          <table:table-cell/>
        </table:table-row>
        <table:table-row table:style-name="ro1">
          <table:table-cell office:value-type="float" office:value="0.000215016">
            <text:p>0.0002150</text:p>
          </table:table-cell>
          <table:table-cell office:value-type="float" office:value="0.000209264">
            <text:p>0.0002093</text:p>
          </table:table-cell>
          <table:table-cell office:value-type="float" office:value="0.0002134">
            <text:p>0.0002134</text:p>
          </table:table-cell>
          <table:table-cell/>
        </table:table-row>
        <table:table-row table:style-name="ro1">
          <table:table-cell office:value-type="float" office:value="0.00021484">
            <text:p>0.0002148</text:p>
          </table:table-cell>
          <table:table-cell office:value-type="float" office:value="0.000210736">
            <text:p>0.0002107</text:p>
          </table:table-cell>
          <table:table-cell office:value-type="float" office:value="0.000213187">
            <text:p>0.0002132</text:p>
          </table:table-cell>
          <table:table-cell/>
        </table:table-row>
        <table:table-row table:style-name="ro1">
          <table:table-cell office:value-type="float" office:value="0.000107604">
            <text:p>0.0001076</text:p>
          </table:table-cell>
          <table:table-cell office:value-type="float" office:value="0.000106688">
            <text:p>0.0001067</text:p>
          </table:table-cell>
          <table:table-cell office:value-type="float" office:value="0.000217345">
            <text:p>0.0002173</text:p>
          </table:table-cell>
          <table:table-cell/>
        </table:table-row>
        <table:table-row table:style-name="ro1">
          <table:table-cell office:value-type="float" office:value="0.00174682">
            <text:p>0.0017468</text:p>
          </table:table-cell>
          <table:table-cell office:value-type="float" office:value="0.00123862">
            <text:p>0.0012386</text:p>
          </table:table-cell>
          <table:table-cell office:value-type="float" office:value="0.00083245">
            <text:p>0.0008325</text:p>
          </table:table-cell>
          <table:table-cell/>
        </table:table-row>
        <table:table-row table:style-name="ro1">
          <table:table-cell office:value-type="float" office:value="0.000720871">
            <text:p>0.0007209</text:p>
          </table:table-cell>
          <table:table-cell office:value-type="float" office:value="0.000519029">
            <text:p>0.0005190</text:p>
          </table:table-cell>
          <table:table-cell office:value-type="float" office:value="0.000424204">
            <text:p>0.0004242</text:p>
          </table:table-cell>
          <table:table-cell/>
        </table:table-row>
        <table:table-row table:style-name="ro1">
          <table:table-cell office:value-type="float" office:value="0.00328887">
            <text:p>0.0032889</text:p>
          </table:table-cell>
          <table:table-cell office:value-type="float" office:value="0.00217326">
            <text:p>0.0021733</text:p>
          </table:table-cell>
          <table:table-cell office:value-type="float" office:value="0.00136992">
            <text:p>0.0013699</text:p>
          </table:table-cell>
          <table:table-cell/>
        </table:table-row>
        <table:table-row table:style-name="ro1">
          <table:table-cell office:value-type="float" office:value="0.000619896">
            <text:p>0.0006199</text:p>
          </table:table-cell>
          <table:table-cell office:value-type="float" office:value="0.000308227">
            <text:p>0.0003082</text:p>
          </table:table-cell>
          <table:table-cell office:value-type="float" office:value="0.000214695">
            <text:p>0.0002147</text:p>
          </table:table-cell>
          <table:table-cell/>
        </table:table-row>
        <table:table-row table:style-name="ro1">
          <table:table-cell office:value-type="float" office:value="0.000722236">
            <text:p>0.0007222</text:p>
          </table:table-cell>
          <table:table-cell office:value-type="float" office:value="0.000416511">
            <text:p>0.0004165</text:p>
          </table:table-cell>
          <table:table-cell office:value-type="float" office:value="0.000212366">
            <text:p>0.0002124</text:p>
          </table:table-cell>
          <table:table-cell/>
        </table:table-row>
        <table:table-row table:style-name="ro1">
          <table:table-cell office:value-type="float" office:value="0.00214451">
            <text:p>0.0021445</text:p>
          </table:table-cell>
          <table:table-cell office:value-type="float" office:value="0.00662024">
            <text:p>0.0066202</text:p>
          </table:table-cell>
          <table:table-cell office:value-type="float" office:value="0.0109995">
            <text:p>0.0109995</text:p>
          </table:table-cell>
          <table:table-cell/>
        </table:table-row>
        <table:table-row table:style-name="ro1">
          <table:table-cell office:value-type="float" office:value="0.00144509">
            <text:p>0.0014451</text:p>
          </table:table-cell>
          <table:table-cell office:value-type="float" office:value="0.00103467">
            <text:p>0.0010347</text:p>
          </table:table-cell>
          <table:table-cell office:value-type="float" office:value="0.000628353">
            <text:p>0.0006284</text:p>
          </table:table-cell>
          <table:table-cell/>
        </table:table-row>
        <table:table-row table:style-name="ro1">
          <table:table-cell office:value-type="float" office:value="0.00205709">
            <text:p>0.0020571</text:p>
          </table:table-cell>
          <table:table-cell office:value-type="float" office:value="0.00133886">
            <text:p>0.0013389</text:p>
          </table:table-cell>
          <table:table-cell office:value-type="float" office:value="0.000836064">
            <text:p>0.0008361</text:p>
          </table:table-cell>
          <table:table-cell/>
        </table:table-row>
        <table:table-row table:style-name="ro1">
          <table:table-cell office:value-type="float" office:value="0.000317696">
            <text:p>0.0003177</text:p>
          </table:table-cell>
          <table:table-cell office:value-type="float" office:value="0.000419213">
            <text:p>0.0004192</text:p>
          </table:table-cell>
          <table:table-cell office:value-type="float" office:value="0.000322944">
            <text:p>0.0003229</text:p>
          </table:table-cell>
          <table:table-cell/>
        </table:table-row>
        <table:table-row table:style-name="ro1">
          <table:table-cell office:value-type="float" office:value="0.000213155">
            <text:p>0.0002132</text:p>
          </table:table-cell>
          <table:table-cell office:value-type="float" office:value="0.000213683">
            <text:p>0.0002137</text:p>
          </table:table-cell>
          <table:table-cell office:value-type="float" office:value="0.000313968">
            <text:p>0.0003140</text:p>
          </table:table-cell>
          <table:table-cell/>
        </table:table-row>
        <table:table-row table:style-name="ro1">
          <table:table-cell office:value-type="float" office:value="0.000215098">
            <text:p>0.0002151</text:p>
          </table:table-cell>
          <table:table-cell office:value-type="float" office:value="0.000213101">
            <text:p>0.0002131</text:p>
          </table:table-cell>
          <table:table-cell office:value-type="float" office:value="0.000210172">
            <text:p>0.0002102</text:p>
          </table:table-cell>
          <table:table-cell/>
        </table:table-row>
        <table:table-row table:style-name="ro1">
          <table:table-cell office:value-type="float" office:value="0.000214884">
            <text:p>0.0002149</text:p>
          </table:table-cell>
          <table:table-cell office:value-type="float" office:value="0.000111578">
            <text:p>0.0001116</text:p>
          </table:table-cell>
          <table:table-cell office:value-type="float" office:value="0.000217522">
            <text:p>0.0002175</text:p>
          </table:table-cell>
          <table:table-cell/>
        </table:table-row>
        <table:table-row table:style-name="ro1">
          <table:table-cell office:value-type="float" office:value="0.000107679">
            <text:p>0.0001077</text:p>
          </table:table-cell>
          <table:table-cell office:value-type="float" office:value="0.000107483">
            <text:p>0.0001075</text:p>
          </table:table-cell>
          <table:table-cell office:value-type="float" office:value="0.000221415">
            <text:p>0.0002214</text:p>
          </table:table-cell>
          <table:table-cell/>
        </table:table-row>
        <table:table-row table:style-name="ro1">
          <table:table-cell office:value-type="float" office:value="0.00174447">
            <text:p>0.0017445</text:p>
          </table:table-cell>
          <table:table-cell office:value-type="float" office:value="0.00123984">
            <text:p>0.0012398</text:p>
          </table:table-cell>
          <table:table-cell office:value-type="float" office:value="0.000833127">
            <text:p>0.0008331</text:p>
          </table:table-cell>
          <table:table-cell/>
        </table:table-row>
        <table:table-row table:style-name="ro1">
          <table:table-cell office:value-type="float" office:value="0.000723545">
            <text:p>0.0007235</text:p>
          </table:table-cell>
          <table:table-cell office:value-type="float" office:value="0.000522527">
            <text:p>0.0005225</text:p>
          </table:table-cell>
          <table:table-cell office:value-type="float" office:value="0.00042119">
            <text:p>0.0004212</text:p>
          </table:table-cell>
          <table:table-cell/>
        </table:table-row>
        <table:table-row table:style-name="ro1">
          <table:table-cell office:value-type="float" office:value="0.00328842">
            <text:p>0.0032884</text:p>
          </table:table-cell>
          <table:table-cell office:value-type="float" office:value="0.00217362">
            <text:p>0.0021736</text:p>
          </table:table-cell>
          <table:table-cell office:value-type="float" office:value="0.00146436">
            <text:p>0.0014644</text:p>
          </table:table-cell>
          <table:table-cell/>
        </table:table-row>
        <table:table-row table:style-name="ro1">
          <table:table-cell office:value-type="float" office:value="0.00072344">
            <text:p>0.0007234</text:p>
          </table:table-cell>
          <table:table-cell office:value-type="float" office:value="0.000419006">
            <text:p>0.0004190</text:p>
          </table:table-cell>
          <table:table-cell office:value-type="float" office:value="0.000215007">
            <text:p>0.0002150</text:p>
          </table:table-cell>
          <table:table-cell/>
        </table:table-row>
        <table:table-row table:style-name="ro1">
          <table:table-cell office:value-type="float" office:value="0.000720388">
            <text:p>0.0007204</text:p>
          </table:table-cell>
          <table:table-cell office:value-type="float" office:value="0.000413856">
            <text:p>0.0004139</text:p>
          </table:table-cell>
          <table:table-cell office:value-type="float" office:value="0.000319019">
            <text:p>0.0003190</text:p>
          </table:table-cell>
          <table:table-cell/>
        </table:table-row>
        <table:table-row table:style-name="ro1">
          <table:table-cell office:value-type="float" office:value="0.00224887">
            <text:p>0.0022489</text:p>
          </table:table-cell>
          <table:table-cell office:value-type="float" office:value="0.00662094">
            <text:p>0.0066209</text:p>
          </table:table-cell>
          <table:table-cell office:value-type="float" office:value="0.0107928">
            <text:p>0.0107928</text:p>
          </table:table-cell>
          <table:table-cell/>
        </table:table-row>
        <table:table-row table:style-name="ro1">
          <table:table-cell office:value-type="float" office:value="0.00144454">
            <text:p>0.0014445</text:p>
          </table:table-cell>
          <table:table-cell office:value-type="float" office:value="0.000927673">
            <text:p>0.0009277</text:p>
          </table:table-cell>
          <table:table-cell office:value-type="float" office:value="0.000735484">
            <text:p>0.0007355</text:p>
          </table:table-cell>
          <table:table-cell/>
        </table:table-row>
        <table:table-row table:style-name="ro1">
          <table:table-cell office:value-type="float" office:value="0.00205487">
            <text:p>0.0020549</text:p>
          </table:table-cell>
          <table:table-cell office:value-type="float" office:value="0.00122844">
            <text:p>0.0012284</text:p>
          </table:table-cell>
          <table:table-cell office:value-type="float" office:value="0.000835554">
            <text:p>0.0008356</text:p>
          </table:table-cell>
          <table:table-cell/>
        </table:table-row>
        <table:table-row table:style-name="ro1">
          <table:table-cell office:value-type="float" office:value="0.000316975">
            <text:p>0.0003170</text:p>
          </table:table-cell>
          <table:table-cell office:value-type="float" office:value="0.000417376">
            <text:p>0.0004174</text:p>
          </table:table-cell>
          <table:table-cell office:value-type="float" office:value="0.000213268">
            <text:p>0.0002133</text:p>
          </table:table-cell>
          <table:table-cell/>
        </table:table-row>
        <table:table-row table:style-name="ro1">
          <table:table-cell office:value-type="float" office:value="0.000213348">
            <text:p>0.0002133</text:p>
          </table:table-cell>
          <table:table-cell office:value-type="float" office:value="0.000208909">
            <text:p>0.0002089</text:p>
          </table:table-cell>
          <table:table-cell office:value-type="float" office:value="0.000211572">
            <text:p>0.0002116</text:p>
          </table:table-cell>
          <table:table-cell/>
        </table:table-row>
        <table:table-row table:style-name="ro1">
          <table:table-cell office:value-type="float" office:value="0.00021487">
            <text:p>0.0002149</text:p>
          </table:table-cell>
          <table:table-cell office:value-type="float" office:value="0.000103656">
            <text:p>0.0001037</text:p>
          </table:table-cell>
          <table:table-cell office:value-type="float" office:value="0.000210089">
            <text:p>0.0002101</text:p>
          </table:table-cell>
          <table:table-cell/>
        </table:table-row>
        <table:table-row table:style-name="ro1">
          <table:table-cell office:value-type="float" office:value="0.00021483">
            <text:p>0.0002148</text:p>
          </table:table-cell>
          <table:table-cell office:value-type="float" office:value="0.000210622">
            <text:p>0.0002106</text:p>
          </table:table-cell>
          <table:table-cell office:value-type="float" office:value="0.000221767">
            <text:p>0.0002218</text:p>
          </table:table-cell>
          <table:table-cell/>
        </table:table-row>
        <table:table-row table:style-name="ro1">
          <table:table-cell office:value-type="float" office:value="0.000107611">
            <text:p>0.0001076</text:p>
          </table:table-cell>
          <table:table-cell office:value-type="float" office:value="0.000111176">
            <text:p>0.0001112</text:p>
          </table:table-cell>
          <table:table-cell office:value-type="float" office:value="0.000221068">
            <text:p>0.0002211</text:p>
          </table:table-cell>
          <table:table-cell/>
        </table:table-row>
        <table:table-row table:style-name="ro1">
          <table:table-cell office:value-type="float" office:value="0.00174433">
            <text:p>0.0017443</text:p>
          </table:table-cell>
          <table:table-cell office:value-type="float" office:value="0.00124052">
            <text:p>0.0012405</text:p>
          </table:table-cell>
          <table:table-cell office:value-type="float" office:value="0.000833686">
            <text:p>0.0008337</text:p>
          </table:table-cell>
          <table:table-cell/>
        </table:table-row>
        <table:table-row table:style-name="ro1">
          <table:table-cell office:value-type="float" office:value="0.000723807">
            <text:p>0.0007238</text:p>
          </table:table-cell>
          <table:table-cell office:value-type="float" office:value="0.000416334">
            <text:p>0.0004163</text:p>
          </table:table-cell>
          <table:table-cell office:value-type="float" office:value="0.000426252">
            <text:p>0.0004263</text:p>
          </table:table-cell>
          <table:table-cell/>
        </table:table-row>
        <table:table-row table:style-name="ro1">
          <table:table-cell office:value-type="float" office:value="0.00237588">
            <text:p>0.0023759</text:p>
          </table:table-cell>
          <table:table-cell office:value-type="float" office:value="0.00186855">
            <text:p>0.0018686</text:p>
          </table:table-cell>
          <table:table-cell office:value-type="float" office:value="0.00128115">
            <text:p>0.0012812</text:p>
          </table:table-cell>
          <table:table-cell/>
        </table:table-row>
        <table:table-row table:style-name="ro1">
          <table:table-cell office:value-type="float" office:value="0.000621413">
            <text:p>0.0006214</text:p>
          </table:table-cell>
          <table:table-cell office:value-type="float" office:value="0.000415493">
            <text:p>0.0004155</text:p>
          </table:table-cell>
          <table:table-cell office:value-type="float" office:value="0.000210843">
            <text:p>0.0002108</text:p>
          </table:table-cell>
          <table:table-cell/>
        </table:table-row>
        <table:table-row table:style-name="ro1">
          <table:table-cell office:value-type="float" office:value="0.000613354">
            <text:p>0.0006134</text:p>
          </table:table-cell>
          <table:table-cell office:value-type="float" office:value="0.000509806">
            <text:p>0.0005098</text:p>
          </table:table-cell>
          <table:table-cell office:value-type="float" office:value="0.000317344">
            <text:p>0.0003173</text:p>
          </table:table-cell>
          <table:table-cell/>
        </table:table-row>
        <table:table-row table:style-name="ro1">
          <table:table-cell office:value-type="float" office:value="0.00214524">
            <text:p>0.0021452</text:p>
          </table:table-cell>
          <table:table-cell office:value-type="float" office:value="0.00662814">
            <text:p>0.0066281</text:p>
          </table:table-cell>
          <table:table-cell office:value-type="float" office:value="0.0107932">
            <text:p>0.0107932</text:p>
          </table:table-cell>
          <table:table-cell/>
        </table:table-row>
        <table:table-row table:style-name="ro1">
          <table:table-cell office:value-type="float" office:value="0.00144516">
            <text:p>0.0014452</text:p>
          </table:table-cell>
          <table:table-cell office:value-type="float" office:value="0.000927526">
            <text:p>0.0009275</text:p>
          </table:table-cell>
          <table:table-cell office:value-type="float" office:value="0.000631368">
            <text:p>0.0006314</text:p>
          </table:table-cell>
          <table:table-cell/>
        </table:table-row>
        <table:table-row table:style-name="ro1">
          <table:table-cell office:value-type="float" office:value="0.00205046">
            <text:p>0.0020505</text:p>
          </table:table-cell>
          <table:table-cell office:value-type="float" office:value="0.00123045">
            <text:p>0.0012305</text:p>
          </table:table-cell>
          <table:table-cell office:value-type="float" office:value="0.00083694">
            <text:p>0.0008369</text:p>
          </table:table-cell>
          <table:table-cell/>
        </table:table-row>
        <table:table-row table:style-name="ro1">
          <table:table-cell office:value-type="float" office:value="0.000317644">
            <text:p>0.0003176</text:p>
          </table:table-cell>
          <table:table-cell office:value-type="float" office:value="0.000418576">
            <text:p>0.0004186</text:p>
          </table:table-cell>
          <table:table-cell office:value-type="float" office:value="0.000215894">
            <text:p>0.0002159</text:p>
          </table:table-cell>
          <table:table-cell/>
        </table:table-row>
        <table:table-row table:style-name="ro1">
          <table:table-cell office:value-type="float" office:value="0.000316725">
            <text:p>0.0003167</text:p>
          </table:table-cell>
          <table:table-cell office:value-type="float" office:value="0.000212098">
            <text:p>0.0002121</text:p>
          </table:table-cell>
          <table:table-cell office:value-type="float" office:value="0.000221402">
            <text:p>0.0002214</text:p>
          </table:table-cell>
          <table:table-cell/>
        </table:table-row>
        <table:table-row table:style-name="ro1">
          <table:table-cell office:value-type="float" office:value="0.000213043">
            <text:p>0.0002130</text:p>
          </table:table-cell>
          <table:table-cell office:value-type="float" office:value="0.000317037">
            <text:p>0.0003170</text:p>
          </table:table-cell>
          <table:table-cell office:value-type="float" office:value="0.000215913">
            <text:p>0.0002159</text:p>
          </table:table-cell>
          <table:table-cell/>
        </table:table-row>
        <table:table-row table:style-name="ro1">
          <table:table-cell office:value-type="float" office:value="0.000210448">
            <text:p>0.0002104</text:p>
          </table:table-cell>
          <table:table-cell office:value-type="float" office:value="0.000107473">
            <text:p>0.0001075</text:p>
          </table:table-cell>
          <table:table-cell office:value-type="float" office:value="0.000108031">
            <text:p>0.0001080</text:p>
          </table:table-cell>
          <table:table-cell/>
        </table:table-row>
        <table:table-row table:style-name="ro1">
          <table:table-cell office:value-type="float" office:value="0.000211892">
            <text:p>0.0002119</text:p>
          </table:table-cell>
          <table:table-cell office:value-type="float" office:value="0.000107151">
            <text:p>0.0001072</text:p>
          </table:table-cell>
          <table:table-cell office:value-type="float" office:value="0.000213883">
            <text:p>0.0002139</text:p>
          </table:table-cell>
          <table:table-cell/>
        </table:table-row>
        <table:table-row table:style-name="ro1">
          <table:table-cell office:value-type="float" office:value="0.00173728">
            <text:p>0.0017373</text:p>
          </table:table-cell>
          <table:table-cell office:value-type="float" office:value="0.00123986">
            <text:p>0.0012399</text:p>
          </table:table-cell>
          <table:table-cell office:value-type="float" office:value="0.000833536">
            <text:p>0.0008335</text:p>
          </table:table-cell>
          <table:table-cell/>
        </table:table-row>
        <table:table-row table:style-name="ro1">
          <table:table-cell office:value-type="float" office:value="0.000617062">
            <text:p>0.0006171</text:p>
          </table:table-cell>
          <table:table-cell office:value-type="float" office:value="0.000414936">
            <text:p>0.0004149</text:p>
          </table:table-cell>
          <table:table-cell office:value-type="float" office:value="0.000425937">
            <text:p>0.0004259</text:p>
          </table:table-cell>
          <table:table-cell/>
        </table:table-row>
        <table:table-row table:style-name="ro1">
          <table:table-cell office:value-type="float" office:value="0.00319112">
            <text:p>0.0031911</text:p>
          </table:table-cell>
          <table:table-cell office:value-type="float" office:value="0.00217578">
            <text:p>0.0021758</text:p>
          </table:table-cell>
          <table:table-cell office:value-type="float" office:value="0.00135584">
            <text:p>0.0013558</text:p>
          </table:table-cell>
          <table:table-cell/>
        </table:table-row>
        <table:table-row table:style-name="ro1">
          <table:table-cell office:value-type="float" office:value="0.000621852">
            <text:p>0.0006219</text:p>
          </table:table-cell>
          <table:table-cell office:value-type="float" office:value="0.000418376">
            <text:p>0.0004184</text:p>
          </table:table-cell>
          <table:table-cell office:value-type="float" office:value="0.000211007">
            <text:p>0.0002110</text:p>
          </table:table-cell>
          <table:table-cell/>
        </table:table-row>
        <table:table-row table:style-name="ro1">
          <table:table-cell office:value-type="float" office:value="0.000620789">
            <text:p>0.0006208</text:p>
          </table:table-cell>
          <table:table-cell office:value-type="float" office:value="0.000414434">
            <text:p>0.0004144</text:p>
          </table:table-cell>
          <table:table-cell office:value-type="float" office:value="0.000208859">
            <text:p>0.0002089</text:p>
          </table:table-cell>
          <table:table-cell/>
        </table:table-row>
        <table:table-row table:style-name="ro1">
          <table:table-cell office:value-type="float" office:value="0.00225051">
            <text:p>0.0022505</text:p>
          </table:table-cell>
          <table:table-cell office:value-type="float" office:value="0.00662293">
            <text:p>0.0066229</text:p>
          </table:table-cell>
          <table:table-cell office:value-type="float" office:value="0.0107985">
            <text:p>0.0107985</text:p>
          </table:table-cell>
          <table:table-cell/>
        </table:table-row>
        <table:table-row table:style-name="ro1">
          <table:table-cell office:value-type="float" office:value="0.0014456">
            <text:p>0.0014456</text:p>
          </table:table-cell>
          <table:table-cell office:value-type="float" office:value="0.00103162">
            <text:p>0.0010316</text:p>
          </table:table-cell>
          <table:table-cell office:value-type="float" office:value="0.000625194">
            <text:p>0.0006252</text:p>
          </table:table-cell>
          <table:table-cell/>
        </table:table-row>
        <table:table-row table:style-name="ro1">
          <table:table-cell office:value-type="float" office:value="0.00205444">
            <text:p>0.0020544</text:p>
          </table:table-cell>
          <table:table-cell office:value-type="float" office:value="0.00134177">
            <text:p>0.0013418</text:p>
          </table:table-cell>
          <table:table-cell office:value-type="float" office:value="0.000836065">
            <text:p>0.0008361</text:p>
          </table:table-cell>
          <table:table-cell/>
        </table:table-row>
        <table:table-row table:style-name="ro1">
          <table:table-cell office:value-type="float" office:value="0.000318757">
            <text:p>0.0003188</text:p>
          </table:table-cell>
          <table:table-cell office:value-type="float" office:value="0.000416654">
            <text:p>0.0004167</text:p>
          </table:table-cell>
          <table:table-cell office:value-type="float" office:value="0.00032154">
            <text:p>0.0003215</text:p>
          </table:table-cell>
          <table:table-cell/>
        </table:table-row>
        <table:table-row table:style-name="ro1">
          <table:table-cell office:value-type="float" office:value="0.00031665">
            <text:p>0.0003167</text:p>
          </table:table-cell>
          <table:table-cell office:value-type="float" office:value="0.000318162">
            <text:p>0.0003182</text:p>
          </table:table-cell>
          <table:table-cell office:value-type="float" office:value="0.000212126">
            <text:p>0.0002121</text:p>
          </table:table-cell>
          <table:table-cell/>
        </table:table-row>
        <table:table-row table:style-name="ro1">
          <table:table-cell office:value-type="float" office:value="0.000103452">
            <text:p>0.0001035</text:p>
          </table:table-cell>
          <table:table-cell office:value-type="float" office:value="0.000213504">
            <text:p>0.0002135</text:p>
          </table:table-cell>
          <table:table-cell office:value-type="float" office:value="0.000210088">
            <text:p>0.0002101</text:p>
          </table:table-cell>
          <table:table-cell/>
        </table:table-row>
        <table:table-row table:style-name="ro1">
          <table:table-cell office:value-type="float" office:value="0.00021136">
            <text:p>0.0002114</text:p>
          </table:table-cell>
          <table:table-cell office:value-type="float" office:value="0.000111412">
            <text:p>0.0001114</text:p>
          </table:table-cell>
          <table:table-cell office:value-type="float" office:value="0.000226466">
            <text:p>0.0002265</text:p>
          </table:table-cell>
          <table:table-cell/>
        </table:table-row>
        <table:table-row table:style-name="ro1">
          <table:table-cell office:value-type="float" office:value="0.000214661">
            <text:p>0.0002147</text:p>
          </table:table-cell>
          <table:table-cell office:value-type="float" office:value="0.000111218">
            <text:p>0.0001112</text:p>
          </table:table-cell>
          <table:table-cell office:value-type="float" office:value="0.000221467">
            <text:p>0.0002215</text:p>
          </table:table-cell>
          <table:table-cell/>
        </table:table-row>
        <table:table-row table:style-name="ro1">
          <table:table-cell office:value-type="float" office:value="0.00163883">
            <text:p>0.0016388</text:p>
          </table:table-cell>
          <table:table-cell office:value-type="float" office:value="0.00124233">
            <text:p>0.0012423</text:p>
          </table:table-cell>
          <table:table-cell office:value-type="float" office:value="0.000835429">
            <text:p>0.0008354</text:p>
          </table:table-cell>
          <table:table-cell/>
        </table:table-row>
        <table:table-row table:style-name="ro1">
          <table:table-cell office:value-type="float" office:value="0.000620372">
            <text:p>0.0006204</text:p>
          </table:table-cell>
          <table:table-cell office:value-type="float" office:value="0.00052129">
            <text:p>0.0005213</text:p>
          </table:table-cell>
          <table:table-cell office:value-type="float" office:value="0.000425438">
            <text:p>0.0004254</text:p>
          </table:table-cell>
          <table:table-cell/>
        </table:table-row>
        <table:table-row table:style-name="ro1">
          <table:table-cell office:value-type="float" office:value="0.00329233">
            <text:p>0.0032923</text:p>
          </table:table-cell>
          <table:table-cell office:value-type="float" office:value="0.00217462">
            <text:p>0.0021746</text:p>
          </table:table-cell>
          <table:table-cell office:value-type="float" office:value="0.00147389">
            <text:p>0.0014739</text:p>
          </table:table-cell>
          <table:table-cell/>
        </table:table-row>
        <table:table-row table:style-name="ro1">
          <table:table-cell office:value-type="float" office:value="0.00062191">
            <text:p>0.0006219</text:p>
          </table:table-cell>
          <table:table-cell office:value-type="float" office:value="0.0005209">
            <text:p>0.0005209</text:p>
          </table:table-cell>
          <table:table-cell office:value-type="float" office:value="0.000213903">
            <text:p>0.0002139</text:p>
          </table:table-cell>
          <table:table-cell/>
        </table:table-row>
        <table:table-row table:style-name="ro1">
          <table:table-cell office:value-type="float" office:value="0.000616683">
            <text:p>0.0006167</text:p>
          </table:table-cell>
          <table:table-cell office:value-type="float" office:value="0.00031196">
            <text:p>0.0003120</text:p>
          </table:table-cell>
          <table:table-cell office:value-type="float" office:value="0.000212406">
            <text:p>0.0002124</text:p>
          </table:table-cell>
          <table:table-cell/>
        </table:table-row>
        <table:table-row table:style-name="ro1">
          <table:table-cell office:value-type="float" office:value="0.00214621">
            <text:p>0.0021462</text:p>
          </table:table-cell>
          <table:table-cell office:value-type="float" office:value="0.0067258">
            <text:p>0.0067258</text:p>
          </table:table-cell>
          <table:table-cell office:value-type="float" office:value="0.0106934">
            <text:p>0.0106934</text:p>
          </table:table-cell>
          <table:table-cell/>
        </table:table-row>
        <table:table-row table:style-name="ro1">
          <table:table-cell office:value-type="float" office:value="0.00144399">
            <text:p>0.0014440</text:p>
          </table:table-cell>
          <table:table-cell office:value-type="float" office:value="0.00103399">
            <text:p>0.0010340</text:p>
          </table:table-cell>
          <table:table-cell office:value-type="float" office:value="0.000738444">
            <text:p>0.0007384</text:p>
          </table:table-cell>
          <table:table-cell/>
        </table:table-row>
        <table:table-row table:style-name="ro1">
          <table:table-cell office:value-type="float" office:value="0.00195309">
            <text:p>0.0019531</text:p>
          </table:table-cell>
          <table:table-cell office:value-type="float" office:value="0.00123498">
            <text:p>0.0012350</text:p>
          </table:table-cell>
          <table:table-cell office:value-type="float" office:value="0.000837828">
            <text:p>0.0008378</text:p>
          </table:table-cell>
          <table:table-cell/>
        </table:table-row>
        <table:table-row table:style-name="ro1">
          <table:table-cell office:value-type="float" office:value="0.000213577">
            <text:p>0.0002136</text:p>
          </table:table-cell>
          <table:table-cell office:value-type="float" office:value="0.000418707">
            <text:p>0.0004187</text:p>
          </table:table-cell>
          <table:table-cell office:value-type="float" office:value="0.000218234">
            <text:p>0.0002182</text:p>
          </table:table-cell>
          <table:table-cell/>
        </table:table-row>
        <table:table-row table:style-name="ro1">
          <table:table-cell office:value-type="float" office:value="0.000316718">
            <text:p>0.0003167</text:p>
          </table:table-cell>
          <table:table-cell office:value-type="float" office:value="0.000208866">
            <text:p>0.0002089</text:p>
          </table:table-cell>
          <table:table-cell office:value-type="float" office:value="0.000225193">
            <text:p>0.0002252</text:p>
          </table:table-cell>
          <table:table-cell/>
        </table:table-row>
        <table:table-row table:style-name="ro1">
          <table:table-cell office:value-type="float" office:value="0.00021305">
            <text:p>0.0002131</text:p>
          </table:table-cell>
          <table:table-cell office:value-type="float" office:value="0.000103469">
            <text:p>0.0001035</text:p>
          </table:table-cell>
          <table:table-cell office:value-type="float" office:value="0.000216733">
            <text:p>0.0002167</text:p>
          </table:table-cell>
          <table:table-cell/>
        </table:table-row>
        <table:table-row table:style-name="ro1">
          <table:table-cell office:value-type="float" office:value="0.000211926">
            <text:p>0.0002119</text:p>
          </table:table-cell>
          <table:table-cell office:value-type="float" office:value="0.000210826">
            <text:p>0.0002108</text:p>
          </table:table-cell>
          <table:table-cell office:value-type="float" office:value="0.000217802">
            <text:p>0.0002178</text:p>
          </table:table-cell>
          <table:table-cell/>
        </table:table-row>
        <table:table-row table:style-name="ro1">
          <table:table-cell office:value-type="float" office:value="0.000214597">
            <text:p>0.0002146</text:p>
          </table:table-cell>
          <table:table-cell office:value-type="float" office:value="0.000111148">
            <text:p>0.0001111</text:p>
          </table:table-cell>
          <table:table-cell office:value-type="float" office:value="0.000206303">
            <text:p>0.0002063</text:p>
          </table:table-cell>
          <table:table-cell/>
        </table:table-row>
        <table:table-row table:style-name="ro1">
          <table:table-cell office:value-type="float" office:value="0.00164367">
            <text:p>0.0016437</text:p>
          </table:table-cell>
          <table:table-cell office:value-type="float" office:value="0.00124143">
            <text:p>0.0012414</text:p>
          </table:table-cell>
          <table:table-cell office:value-type="float" office:value="0.000831537">
            <text:p>0.0008315</text:p>
          </table:table-cell>
          <table:table-cell/>
        </table:table-row>
        <table:table-row table:style-name="ro1">
          <table:table-cell office:value-type="float" office:value="0.000616303">
            <text:p>0.0006163</text:p>
          </table:table-cell>
          <table:table-cell office:value-type="float" office:value="0.000516945">
            <text:p>0.0005169</text:p>
          </table:table-cell>
          <table:table-cell office:value-type="float" office:value="0.000424894">
            <text:p>0.0004249</text:p>
          </table:table-cell>
          <table:table-cell/>
        </table:table-row>
        <table:table-row table:style-name="ro1">
          <table:table-cell office:value-type="float" office:value="0.00318776">
            <text:p>0.0031878</text:p>
          </table:table-cell>
          <table:table-cell office:value-type="float" office:value="0.00206564">
            <text:p>0.0020656</text:p>
          </table:table-cell>
          <table:table-cell office:value-type="float" office:value="0.00136479">
            <text:p>0.0013648</text:p>
          </table:table-cell>
          <table:table-cell/>
        </table:table-row>
        <table:table-row table:style-name="ro1">
          <table:table-cell office:value-type="float" office:value="0.00062026">
            <text:p>0.0006203</text:p>
          </table:table-cell>
          <table:table-cell office:value-type="float" office:value="0.000418436">
            <text:p>0.0004184</text:p>
          </table:table-cell>
          <table:table-cell office:value-type="float" office:value="0.000312883">
            <text:p>0.0003129</text:p>
          </table:table-cell>
          <table:table-cell/>
        </table:table-row>
        <table:table-row table:style-name="ro1">
          <table:table-cell office:value-type="float" office:value="0.000618351">
            <text:p>0.0006184</text:p>
          </table:table-cell>
          <table:table-cell office:value-type="float" office:value="0.00041539">
            <text:p>0.0004154</text:p>
          </table:table-cell>
          <table:table-cell office:value-type="float" office:value="0.000212708">
            <text:p>0.0002127</text:p>
          </table:table-cell>
          <table:table-cell/>
        </table:table-row>
        <table:table-row table:style-name="ro1">
          <table:table-cell office:value-type="float" office:value="0.00214223">
            <text:p>0.0021422</text:p>
          </table:table-cell>
          <table:table-cell office:value-type="float" office:value="0.00651837">
            <text:p>0.0065184</text:p>
          </table:table-cell>
          <table:table-cell office:value-type="float" office:value="0.010622">
            <text:p>0.0106220</text:p>
          </table:table-cell>
          <table:table-cell/>
        </table:table-row>
        <table:table-row table:style-name="ro1">
          <table:table-cell office:value-type="float" office:value="0.00144595">
            <text:p>0.0014460</text:p>
          </table:table-cell>
          <table:table-cell office:value-type="float" office:value="0.000925328">
            <text:p>0.0009253</text:p>
          </table:table-cell>
          <table:table-cell office:value-type="float" office:value="0.000627607">
            <text:p>0.0006276</text:p>
          </table:table-cell>
          <table:table-cell/>
        </table:table-row>
        <table:table-row table:style-name="ro1">
          <table:table-cell office:value-type="float" office:value="0.00205433">
            <text:p>0.0020543</text:p>
          </table:table-cell>
          <table:table-cell office:value-type="float" office:value="0.00133994">
            <text:p>0.0013399</text:p>
          </table:table-cell>
          <table:table-cell office:value-type="float" office:value="0.000835539">
            <text:p>0.0008355</text:p>
          </table:table-cell>
          <table:table-cell/>
        </table:table-row>
        <table:table-row table:style-name="ro1">
          <table:table-cell office:value-type="float" office:value="0.00020884">
            <text:p>0.0002088</text:p>
          </table:table-cell>
          <table:table-cell office:value-type="float" office:value="0.000317361">
            <text:p>0.0003174</text:p>
          </table:table-cell>
          <table:table-cell office:value-type="float" office:value="0.000312311">
            <text:p>0.0003123</text:p>
          </table:table-cell>
          <table:table-cell/>
        </table:table-row>
        <table:table-row table:style-name="ro1">
          <table:table-cell office:value-type="float" office:value="0.000212969">
            <text:p>0.0002130</text:p>
          </table:table-cell>
          <table:table-cell office:value-type="float" office:value="0.000209238">
            <text:p>0.0002092</text:p>
          </table:table-cell>
          <table:table-cell office:value-type="float" office:value="0.00021169">
            <text:p>0.0002117</text:p>
          </table:table-cell>
          <table:table-cell/>
        </table:table-row>
        <table:table-row table:style-name="ro1">
          <table:table-cell office:value-type="float" office:value="0.000214852">
            <text:p>0.0002149</text:p>
          </table:table-cell>
          <table:table-cell office:value-type="float" office:value="0.000103575">
            <text:p>0.0001036</text:p>
          </table:table-cell>
          <table:table-cell office:value-type="float" office:value="0.000217001">
            <text:p>0.0002170</text:p>
          </table:table-cell>
          <table:table-cell/>
        </table:table-row>
        <table:table-row table:style-name="ro1">
          <table:table-cell office:value-type="float" office:value="0.00021484">
            <text:p>0.0002148</text:p>
          </table:table-cell>
          <table:table-cell office:value-type="float" office:value="0.000210748">
            <text:p>0.0002107</text:p>
          </table:table-cell>
          <table:table-cell office:value-type="float" office:value="0.00010765">
            <text:p>0.0001077</text:p>
          </table:table-cell>
          <table:table-cell/>
        </table:table-row>
        <table:table-row table:style-name="ro1">
          <table:table-cell office:value-type="float" office:value="0.000107709">
            <text:p>0.0001077</text:p>
          </table:table-cell>
          <table:table-cell office:value-type="float" office:value="0.00010718">
            <text:p>0.0001072</text:p>
          </table:table-cell>
          <table:table-cell office:value-type="float" office:value="0.000226196">
            <text:p>0.0002262</text:p>
          </table:table-cell>
          <table:table-cell/>
        </table:table-row>
        <table:table-row table:style-name="ro1">
          <table:table-cell office:value-type="float" office:value="0.00174564">
            <text:p>0.0017456</text:p>
          </table:table-cell>
          <table:table-cell office:value-type="float" office:value="0.00123944">
            <text:p>0.0012394</text:p>
          </table:table-cell>
          <table:table-cell office:value-type="float" office:value="0.000836699">
            <text:p>0.0008367</text:p>
          </table:table-cell>
          <table:table-cell/>
        </table:table-row>
        <table:table-row table:style-name="ro1">
          <table:table-cell office:value-type="float" office:value="0.000723724">
            <text:p>0.0007237</text:p>
          </table:table-cell>
          <table:table-cell office:value-type="float" office:value="0.000519679">
            <text:p>0.0005197</text:p>
          </table:table-cell>
          <table:table-cell office:value-type="float" office:value="0.000419234">
            <text:p>0.0004192</text:p>
          </table:table-cell>
          <table:table-cell/>
        </table:table-row>
        <table:table-row table:style-name="ro1">
          <table:table-cell office:value-type="float" office:value="0.00246605">
            <text:p>0.0024661</text:p>
          </table:table-cell>
          <table:table-cell office:value-type="float" office:value="0.00175966">
            <text:p>0.0017597</text:p>
          </table:table-cell>
          <table:table-cell office:value-type="float" office:value="0.00127424">
            <text:p>0.0012742</text:p>
          </table:table-cell>
          <table:table-cell/>
        </table:table-row>
        <table:table-row table:style-name="ro1">
          <table:table-cell office:value-type="float" office:value="0.00061907">
            <text:p>0.0006191</text:p>
          </table:table-cell>
          <table:table-cell office:value-type="float" office:value="0.000418421">
            <text:p>0.0004184</text:p>
          </table:table-cell>
          <table:table-cell office:value-type="float" office:value="0.00021532">
            <text:p>0.0002153</text:p>
          </table:table-cell>
          <table:table-cell/>
        </table:table-row>
        <table:table-row table:style-name="ro1">
          <table:table-cell office:value-type="float" office:value="0.000511483">
            <text:p>0.0005115</text:p>
          </table:table-cell>
          <table:table-cell office:value-type="float" office:value="0.000415353">
            <text:p>0.0004154</text:p>
          </table:table-cell>
          <table:table-cell office:value-type="float" office:value="0.000314067">
            <text:p>0.0003141</text:p>
          </table:table-cell>
          <table:table-cell/>
        </table:table-row>
        <table:table-row table:style-name="ro1">
          <table:table-cell office:value-type="float" office:value="0.00214675">
            <text:p>0.0021468</text:p>
          </table:table-cell>
          <table:table-cell office:value-type="float" office:value="0.00642279">
            <text:p>0.0064228</text:p>
          </table:table-cell>
          <table:table-cell office:value-type="float" office:value="0.0108957">
            <text:p>0.0108957</text:p>
          </table:table-cell>
          <table:table-cell/>
        </table:table-row>
        <table:table-row table:style-name="ro1">
          <table:table-cell office:value-type="float" office:value="0.00133857">
            <text:p>0.0013386</text:p>
          </table:table-cell>
          <table:table-cell office:value-type="float" office:value="0.00103288">
            <text:p>0.0010329</text:p>
          </table:table-cell>
          <table:table-cell office:value-type="float" office:value="0.000631075">
            <text:p>0.0006311</text:p>
          </table:table-cell>
          <table:table-cell/>
        </table:table-row>
        <table:table-row table:style-name="ro1">
          <table:table-cell office:value-type="float" office:value="0.00205293">
            <text:p>0.0020529</text:p>
          </table:table-cell>
          <table:table-cell office:value-type="float" office:value="0.00133858">
            <text:p>0.0013386</text:p>
          </table:table-cell>
          <table:table-cell office:value-type="float" office:value="0.000879213">
            <text:p>0.0008792</text:p>
          </table:table-cell>
          <table:table-cell/>
        </table:table-row>
        <table:table-row table:style-name="ro1">
          <table:table-cell office:value-type="float" office:value="0.000318552">
            <text:p>0.0003186</text:p>
          </table:table-cell>
          <table:table-cell office:value-type="float" office:value="0.000317181">
            <text:p>0.0003172</text:p>
          </table:table-cell>
          <table:table-cell office:value-type="float" office:value="0.000211559">
            <text:p>0.0002116</text:p>
          </table:table-cell>
          <table:table-cell/>
        </table:table-row>
        <table:table-row table:style-name="ro1">
          <table:table-cell office:value-type="float" office:value="0.000316652">
            <text:p>0.0003167</text:p>
          </table:table-cell>
          <table:table-cell office:value-type="float" office:value="0.000213076">
            <text:p>0.0002131</text:p>
          </table:table-cell>
          <table:table-cell office:value-type="float" office:value="0.000222841">
            <text:p>0.0002228</text:p>
          </table:table-cell>
          <table:table-cell/>
        </table:table-row>
        <table:table-row table:style-name="ro1">
          <table:table-cell office:value-type="float" office:value="0.00021316">
            <text:p>0.0002132</text:p>
          </table:table-cell>
          <table:table-cell office:value-type="float" office:value="0.000213233">
            <text:p>0.0002132</text:p>
          </table:table-cell>
          <table:table-cell office:value-type="float" office:value="0.000211559">
            <text:p>0.0002116</text:p>
          </table:table-cell>
          <table:table-cell/>
        </table:table-row>
        <table:table-row table:style-name="ro1">
          <table:table-cell office:value-type="float" office:value="0.000111476">
            <text:p>0.0001115</text:p>
          </table:table-cell>
          <table:table-cell office:value-type="float" office:value="0.000111294">
            <text:p>0.0001113</text:p>
          </table:table-cell>
          <table:table-cell office:value-type="float" office:value="0.000108">
            <text:p>0.0001080</text:p>
          </table:table-cell>
          <table:table-cell/>
        </table:table-row>
        <table:table-row table:style-name="ro1">
          <table:table-cell office:value-type="float" office:value="0.000214787">
            <text:p>0.0002148</text:p>
          </table:table-cell>
          <table:table-cell office:value-type="float" office:value="0.000114039">
            <text:p>0.0001140</text:p>
          </table:table-cell>
          <table:table-cell office:value-type="float" office:value="0.000213902">
            <text:p>0.0002139</text:p>
          </table:table-cell>
          <table:table-cell/>
        </table:table-row>
        <table:table-row table:style-name="ro1">
          <table:table-cell office:value-type="float" office:value="0.00163767">
            <text:p>0.0016377</text:p>
          </table:table-cell>
          <table:table-cell office:value-type="float" office:value="0.00124117">
            <text:p>0.0012412</text:p>
          </table:table-cell>
          <table:table-cell office:value-type="float" office:value="0.000834511">
            <text:p>0.0008345</text:p>
          </table:table-cell>
          <table:table-cell/>
        </table:table-row>
        <table:table-row table:style-name="ro1">
          <table:table-cell office:value-type="float" office:value="0.000723889">
            <text:p>0.0007239</text:p>
          </table:table-cell>
          <table:table-cell office:value-type="float" office:value="0.000415642">
            <text:p>0.0004156</text:p>
          </table:table-cell>
          <table:table-cell office:value-type="float" office:value="0.000422628">
            <text:p>0.0004226</text:p>
          </table:table-cell>
          <table:table-cell/>
        </table:table-row>
        <table:table-row table:style-name="ro1">
          <table:table-cell office:value-type="float" office:value="0.00318106">
            <text:p>0.0031811</text:p>
          </table:table-cell>
          <table:table-cell office:value-type="float" office:value="0.0021738">
            <text:p>0.0021738</text:p>
          </table:table-cell>
          <table:table-cell office:value-type="float" office:value="0.00136677">
            <text:p>0.0013668</text:p>
          </table:table-cell>
          <table:table-cell/>
        </table:table-row>
        <table:table-row table:style-name="ro1">
          <table:table-cell office:value-type="float" office:value="0.000513812">
            <text:p>0.0005138</text:p>
          </table:table-cell>
          <table:table-cell office:value-type="float" office:value="0.000520227">
            <text:p>0.0005202</text:p>
          </table:table-cell>
          <table:table-cell office:value-type="float" office:value="0.000207219">
            <text:p>0.0002072</text:p>
          </table:table-cell>
          <table:table-cell/>
        </table:table-row>
        <table:table-row table:style-name="ro1">
          <table:table-cell office:value-type="float" office:value="0.00051282">
            <text:p>0.0005128</text:p>
          </table:table-cell>
          <table:table-cell office:value-type="float" office:value="0.000409964">
            <text:p>0.0004100</text:p>
          </table:table-cell>
          <table:table-cell office:value-type="float" office:value="0.000315977">
            <text:p>0.0003160</text:p>
          </table:table-cell>
          <table:table-cell/>
        </table:table-row>
        <table:table-row table:style-name="ro1">
          <table:table-cell office:value-type="float" office:value="0.00214399">
            <text:p>0.0021440</text:p>
          </table:table-cell>
          <table:table-cell office:value-type="float" office:value="0.00641737">
            <text:p>0.0064174</text:p>
          </table:table-cell>
          <table:table-cell office:value-type="float" office:value="0.0109173">
            <text:p>0.0109173</text:p>
          </table:table-cell>
          <table:table-cell/>
        </table:table-row>
        <table:table-row table:style-name="ro1">
          <table:table-cell office:value-type="float" office:value="0.00144522">
            <text:p>0.0014452</text:p>
          </table:table-cell>
          <table:table-cell office:value-type="float" office:value="0.00103248">
            <text:p>0.0010325</text:p>
          </table:table-cell>
          <table:table-cell office:value-type="float" office:value="0.000736587">
            <text:p>0.0007366</text:p>
          </table:table-cell>
          <table:table-cell/>
        </table:table-row>
        <table:table-row table:style-name="ro1">
          <table:table-cell office:value-type="float" office:value="0.00195237">
            <text:p>0.0019524</text:p>
          </table:table-cell>
          <table:table-cell office:value-type="float" office:value="0.00133554">
            <text:p>0.0013355</text:p>
          </table:table-cell>
          <table:table-cell office:value-type="float" office:value="0.000725094">
            <text:p>0.0007251</text:p>
          </table:table-cell>
          <table:table-cell/>
        </table:table-row>
        <table:table-row table:style-name="ro1">
          <table:table-cell office:value-type="float" office:value="0.000213447">
            <text:p>0.0002134</text:p>
          </table:table-cell>
          <table:table-cell office:value-type="float" office:value="0.000318124">
            <text:p>0.0003181</text:p>
          </table:table-cell>
          <table:table-cell office:value-type="float" office:value="0.000212327">
            <text:p>0.0002123</text:p>
          </table:table-cell>
          <table:table-cell/>
        </table:table-row>
        <table:table-row table:style-name="ro1">
          <table:table-cell office:value-type="float" office:value="0.000316549">
            <text:p>0.0003165</text:p>
          </table:table-cell>
          <table:table-cell office:value-type="float" office:value="0.000317142">
            <text:p>0.0003171</text:p>
          </table:table-cell>
          <table:table-cell office:value-type="float" office:value="0.00032036">
            <text:p>0.0003204</text:p>
          </table:table-cell>
          <table:table-cell/>
        </table:table-row>
        <table:table-row table:style-name="ro1">
          <table:table-cell office:value-type="float" office:value="0.00020898">
            <text:p>0.0002090</text:p>
          </table:table-cell>
          <table:table-cell office:value-type="float" office:value="0.000208865">
            <text:p>0.0002089</text:p>
          </table:table-cell>
          <table:table-cell office:value-type="float" office:value="0.000212511">
            <text:p>0.0002125</text:p>
          </table:table-cell>
          <table:table-cell/>
        </table:table-row>
        <table:table-row table:style-name="ro1">
          <table:table-cell office:value-type="float" office:value="0.000210496">
            <text:p>0.0002105</text:p>
          </table:table-cell>
          <table:table-cell office:value-type="float" office:value="0.000210793">
            <text:p>0.0002108</text:p>
          </table:table-cell>
          <table:table-cell office:value-type="float" office:value="0.000107785">
            <text:p>0.0001078</text:p>
          </table:table-cell>
          <table:table-cell/>
        </table:table-row>
        <table:table-row table:style-name="ro1">
          <table:table-cell office:value-type="float" office:value="0.000214759">
            <text:p>0.0002148</text:p>
          </table:table-cell>
          <table:table-cell office:value-type="float" office:value="0.000107103">
            <text:p>0.0001071</text:p>
          </table:table-cell>
          <table:table-cell office:value-type="float" office:value="0.000107636">
            <text:p>0.0001076</text:p>
          </table:table-cell>
          <table:table-cell/>
        </table:table-row>
        <table:table-row table:style-name="ro1">
          <table:table-cell office:value-type="float" office:value="0.00163972">
            <text:p>0.0016397</text:p>
          </table:table-cell>
          <table:table-cell office:value-type="float" office:value="0.00123889">
            <text:p>0.0012389</text:p>
          </table:table-cell>
          <table:table-cell office:value-type="float" office:value="0.000837375">
            <text:p>0.0008374</text:p>
          </table:table-cell>
          <table:table-cell/>
        </table:table-row>
        <table:table-row table:style-name="ro1">
          <table:table-cell office:value-type="float" office:value="0.000617593">
            <text:p>0.0006176</text:p>
          </table:table-cell>
          <table:table-cell office:value-type="float" office:value="0.000521734">
            <text:p>0.0005217</text:p>
          </table:table-cell>
          <table:table-cell office:value-type="float" office:value="0.000421384">
            <text:p>0.0004214</text:p>
          </table:table-cell>
          <table:table-cell/>
        </table:table-row>
        <table:table-row table:style-name="ro1">
          <table:table-cell office:value-type="float" office:value="0.00329354">
            <text:p>0.0032935</text:p>
          </table:table-cell>
          <table:table-cell office:value-type="float" office:value="0.00217546">
            <text:p>0.0021755</text:p>
          </table:table-cell>
          <table:table-cell office:value-type="float" office:value="0.00146232">
            <text:p>0.0014623</text:p>
          </table:table-cell>
          <table:table-cell/>
        </table:table-row>
        <table:table-row table:style-name="ro1">
          <table:table-cell office:value-type="float" office:value="0.000622401">
            <text:p>0.0006224</text:p>
          </table:table-cell>
          <table:table-cell office:value-type="float" office:value="0.00031051">
            <text:p>0.0003105</text:p>
          </table:table-cell>
          <table:table-cell office:value-type="float" office:value="0.000211515">
            <text:p>0.0002115</text:p>
          </table:table-cell>
          <table:table-cell/>
        </table:table-row>
        <table:table-row table:style-name="ro1">
          <table:table-cell office:value-type="float" office:value="0.000718163">
            <text:p>0.0007182</text:p>
          </table:table-cell>
          <table:table-cell office:value-type="float" office:value="0.000413789">
            <text:p>0.0004138</text:p>
          </table:table-cell>
          <table:table-cell office:value-type="float" office:value="0.000214396">
            <text:p>0.0002144</text:p>
          </table:table-cell>
          <table:table-cell/>
        </table:table-row>
        <table:table-row table:style-name="ro1">
          <table:table-cell office:value-type="float" office:value="0.0021421">
            <text:p>0.0021421</text:p>
          </table:table-cell>
          <table:table-cell office:value-type="float" office:value="0.00662684">
            <text:p>0.0066268</text:p>
          </table:table-cell>
          <table:table-cell office:value-type="float" office:value="0.0109832">
            <text:p>0.0109832</text:p>
          </table:table-cell>
          <table:table-cell/>
        </table:table-row>
        <table:table-row table:style-name="ro1">
          <table:table-cell office:value-type="float" office:value="0.00144712">
            <text:p>0.0014471</text:p>
          </table:table-cell>
          <table:table-cell office:value-type="float" office:value="0.00103243">
            <text:p>0.0010324</text:p>
          </table:table-cell>
          <table:table-cell office:value-type="float" office:value="0.000624496">
            <text:p>0.0006245</text:p>
          </table:table-cell>
          <table:table-cell/>
        </table:table-row>
        <table:table-row table:style-name="ro1">
          <table:table-cell office:value-type="float" office:value="0.00184197">
            <text:p>0.0018420</text:p>
          </table:table-cell>
          <table:table-cell office:value-type="float" office:value="0.00134211">
            <text:p>0.0013421</text:p>
          </table:table-cell>
          <table:table-cell office:value-type="float" office:value="0.000834172">
            <text:p>0.0008342</text:p>
          </table:table-cell>
          <table:table-cell/>
        </table:table-row>
        <table:table-row table:style-name="ro1">
          <table:table-cell office:value-type="float" office:value="0.000314299">
            <text:p>0.0003143</text:p>
          </table:table-cell>
          <table:table-cell office:value-type="float" office:value="0.000315139">
            <text:p>0.0003151</text:p>
          </table:table-cell>
          <table:table-cell office:value-type="float" office:value="0.000223766">
            <text:p>0.0002238</text:p>
          </table:table-cell>
          <table:table-cell/>
        </table:table-row>
        <table:table-row table:style-name="ro1">
          <table:table-cell office:value-type="float" office:value="0.000316927">
            <text:p>0.0003169</text:p>
          </table:table-cell>
          <table:table-cell office:value-type="float" office:value="0.000213152">
            <text:p>0.0002132</text:p>
          </table:table-cell>
          <table:table-cell office:value-type="float" office:value="0.000210932">
            <text:p>0.0002109</text:p>
          </table:table-cell>
          <table:table-cell/>
        </table:table-row>
        <table:table-row table:style-name="ro1">
          <table:table-cell office:value-type="float" office:value="0.000214933">
            <text:p>0.0002149</text:p>
          </table:table-cell>
          <table:table-cell office:value-type="float" office:value="0.000215033">
            <text:p>0.0002150</text:p>
          </table:table-cell>
          <table:table-cell office:value-type="float" office:value="0.000211929">
            <text:p>0.0002119</text:p>
          </table:table-cell>
          <table:table-cell/>
        </table:table-row>
        <table:table-row table:style-name="ro1">
          <table:table-cell office:value-type="float" office:value="0.000215031">
            <text:p>0.0002150</text:p>
          </table:table-cell>
          <table:table-cell office:value-type="float" office:value="0.000210835">
            <text:p>0.0002108</text:p>
          </table:table-cell>
          <table:table-cell office:value-type="float" office:value="0.000108017">
            <text:p>0.0001080</text:p>
          </table:table-cell>
          <table:table-cell/>
        </table:table-row>
        <table:table-row table:style-name="ro1">
          <table:table-cell office:value-type="float" office:value="0.000107726">
            <text:p>0.0001077</text:p>
          </table:table-cell>
          <table:table-cell office:value-type="float" office:value="0.000210367">
            <text:p>0.0002104</text:p>
          </table:table-cell>
          <table:table-cell office:value-type="float" office:value="0.000108143">
            <text:p>0.0001081</text:p>
          </table:table-cell>
          <table:table-cell/>
        </table:table-row>
        <table:table-row table:style-name="ro1">
          <table:table-cell office:value-type="float" office:value="0.0017449">
            <text:p>0.0017449</text:p>
          </table:table-cell>
          <table:table-cell office:value-type="float" office:value="0.00124005">
            <text:p>0.0012401</text:p>
          </table:table-cell>
          <table:table-cell office:value-type="float" office:value="0.000727158">
            <text:p>0.0007272</text:p>
          </table:table-cell>
          <table:table-cell/>
        </table:table-row>
        <table:table-row table:style-name="ro1">
          <table:table-cell office:value-type="float" office:value="0.000724015">
            <text:p>0.0007240</text:p>
          </table:table-cell>
          <table:table-cell office:value-type="float" office:value="0.000518661">
            <text:p>0.0005187</text:p>
          </table:table-cell>
          <table:table-cell office:value-type="float" office:value="0.00042047">
            <text:p>0.0004205</text:p>
          </table:table-cell>
          <table:table-cell/>
        </table:table-row>
        <table:table-row table:style-name="ro1">
          <table:table-cell office:value-type="float" office:value="0.00318811">
            <text:p>0.0031881</text:p>
          </table:table-cell>
          <table:table-cell office:value-type="float" office:value="0.0021745">
            <text:p>0.0021745</text:p>
          </table:table-cell>
          <table:table-cell office:value-type="float" office:value="0.00147838">
            <text:p>0.0014784</text:p>
          </table:table-cell>
          <table:table-cell/>
        </table:table-row>
        <table:table-row table:style-name="ro1">
          <table:table-cell office:value-type="float" office:value="0.000510461">
            <text:p>0.0005105</text:p>
          </table:table-cell>
          <table:table-cell office:value-type="float" office:value="0.000418501">
            <text:p>0.0004185</text:p>
          </table:table-cell>
          <table:table-cell office:value-type="float" office:value="0.000319574">
            <text:p>0.0003196</text:p>
          </table:table-cell>
          <table:table-cell/>
        </table:table-row>
        <table:table-row table:style-name="ro1">
          <table:table-cell office:value-type="float" office:value="0.000618339">
            <text:p>0.0006183</text:p>
          </table:table-cell>
          <table:table-cell office:value-type="float" office:value="0.000415475">
            <text:p>0.0004155</text:p>
          </table:table-cell>
          <table:table-cell office:value-type="float" office:value="0.000314699">
            <text:p>0.0003147</text:p>
          </table:table-cell>
          <table:table-cell/>
        </table:table-row>
        <table:table-row table:style-name="ro1">
          <table:table-cell office:value-type="float" office:value="0.00225">
            <text:p>0.0022500</text:p>
          </table:table-cell>
          <table:table-cell office:value-type="float" office:value="0.0066214">
            <text:p>0.0066214</text:p>
          </table:table-cell>
          <table:table-cell office:value-type="float" office:value="0.0108914">
            <text:p>0.0108914</text:p>
          </table:table-cell>
          <table:table-cell/>
        </table:table-row>
        <table:table-row table:style-name="ro1">
          <table:table-cell office:value-type="float" office:value="0.00144539">
            <text:p>0.0014454</text:p>
          </table:table-cell>
          <table:table-cell office:value-type="float" office:value="0.00103453">
            <text:p>0.0010345</text:p>
          </table:table-cell>
          <table:table-cell office:value-type="float" office:value="0.000624104">
            <text:p>0.0006241</text:p>
          </table:table-cell>
          <table:table-cell/>
        </table:table-row>
        <table:table-row table:style-name="ro1">
          <table:table-cell office:value-type="float" office:value="0.00195208">
            <text:p>0.0019521</text:p>
          </table:table-cell>
          <table:table-cell office:value-type="float" office:value="0.00133763">
            <text:p>0.0013376</text:p>
          </table:table-cell>
          <table:table-cell office:value-type="float" office:value="0.00083046">
            <text:p>0.0008305</text:p>
          </table:table-cell>
          <table:table-cell/>
        </table:table-row>
        <table:table-row table:style-name="ro1">
          <table:table-cell office:value-type="float" office:value="0.000209012">
            <text:p>0.0002090</text:p>
          </table:table-cell>
          <table:table-cell office:value-type="float" office:value="0.000418777">
            <text:p>0.0004188</text:p>
          </table:table-cell>
          <table:table-cell office:value-type="float" office:value="0.000321701">
            <text:p>0.0003217</text:p>
          </table:table-cell>
          <table:table-cell/>
        </table:table-row>
        <table:table-row table:style-name="ro1">
          <table:table-cell office:value-type="float" office:value="0.000316654">
            <text:p>0.0003167</text:p>
          </table:table-cell>
          <table:table-cell office:value-type="float" office:value="0.000317423">
            <text:p>0.0003174</text:p>
          </table:table-cell>
          <table:table-cell office:value-type="float" office:value="0.000214716">
            <text:p>0.0002147</text:p>
          </table:table-cell>
          <table:table-cell/>
        </table:table-row>
        <table:table-row table:style-name="ro1">
          <table:table-cell office:value-type="float" office:value="0.000213002">
            <text:p>0.0002130</text:p>
          </table:table-cell>
          <table:table-cell office:value-type="float" office:value="0.000316817">
            <text:p>0.0003168</text:p>
          </table:table-cell>
          <table:table-cell office:value-type="float" office:value="0.000215745">
            <text:p>0.0002157</text:p>
          </table:table-cell>
          <table:table-cell/>
        </table:table-row>
        <table:table-row table:style-name="ro1">
          <table:table-cell office:value-type="float" office:value="0.000210607">
            <text:p>0.0002106</text:p>
          </table:table-cell>
          <table:table-cell office:value-type="float" office:value="0.000107031">
            <text:p>0.0001070</text:p>
          </table:table-cell>
          <table:table-cell office:value-type="float" office:value="0.000214348">
            <text:p>0.0002143</text:p>
          </table:table-cell>
          <table:table-cell/>
        </table:table-row>
        <table:table-row table:style-name="ro1">
          <table:table-cell office:value-type="float" office:value="0.000214619">
            <text:p>0.0002146</text:p>
          </table:table-cell>
          <table:table-cell office:value-type="float" office:value="0.000107248">
            <text:p>0.0001072</text:p>
          </table:table-cell>
          <table:table-cell office:value-type="float" office:value="0.000213638">
            <text:p>0.0002136</text:p>
          </table:table-cell>
          <table:table-cell/>
        </table:table-row>
        <table:table-row table:style-name="ro1">
          <table:table-cell office:value-type="float" office:value="0.00163943">
            <text:p>0.0016394</text:p>
          </table:table-cell>
          <table:table-cell office:value-type="float" office:value="0.00123967">
            <text:p>0.0012397</text:p>
          </table:table-cell>
          <table:table-cell office:value-type="float" office:value="0.000837045">
            <text:p>0.0008370</text:p>
          </table:table-cell>
          <table:table-cell/>
        </table:table-row>
        <table:table-row table:style-name="ro1">
          <table:table-cell office:value-type="float" office:value="0.000620415">
            <text:p>0.0006204</text:p>
          </table:table-cell>
          <table:table-cell office:value-type="float" office:value="0.000413717">
            <text:p>0.0004137</text:p>
          </table:table-cell>
          <table:table-cell office:value-type="float" office:value="0.000421294">
            <text:p>0.0004213</text:p>
          </table:table-cell>
          <table:table-cell/>
        </table:table-row>
        <table:table-row table:style-name="ro1">
          <table:table-cell office:value-type="float" office:value="0.00247671">
            <text:p>0.0024767</text:p>
          </table:table-cell>
          <table:table-cell office:value-type="float" office:value="0.00175988">
            <text:p>0.0017599</text:p>
          </table:table-cell>
          <table:table-cell office:value-type="float" office:value="0.00126506">
            <text:p>0.0012651</text:p>
          </table:table-cell>
          <table:table-cell/>
        </table:table-row>
        <table:table-row table:style-name="ro1">
          <table:table-cell office:value-type="float" office:value="0.000620006">
            <text:p>0.0006200</text:p>
          </table:table-cell>
          <table:table-cell office:value-type="float" office:value="0.00041924">
            <text:p>0.0004192</text:p>
          </table:table-cell>
          <table:table-cell office:value-type="float" office:value="0.000215849">
            <text:p>0.0002158</text:p>
          </table:table-cell>
          <table:table-cell/>
        </table:table-row>
        <table:table-row table:style-name="ro1">
          <table:table-cell office:value-type="float" office:value="0.00051578">
            <text:p>0.0005158</text:p>
          </table:table-cell>
          <table:table-cell office:value-type="float" office:value="0.000311832">
            <text:p>0.0003118</text:p>
          </table:table-cell>
          <table:table-cell office:value-type="float" office:value="0.000212712">
            <text:p>0.0002127</text:p>
          </table:table-cell>
          <table:table-cell/>
        </table:table-row>
        <table:table-row table:style-name="ro1">
          <table:table-cell office:value-type="float" office:value="0.00214123">
            <text:p>0.0021412</text:p>
          </table:table-cell>
          <table:table-cell office:value-type="float" office:value="0.00672879">
            <text:p>0.0067288</text:p>
          </table:table-cell>
          <table:table-cell office:value-type="float" office:value="0.0108967">
            <text:p>0.0108967</text:p>
          </table:table-cell>
          <table:table-cell/>
        </table:table-row>
        <table:table-row table:style-name="ro1">
          <table:table-cell office:value-type="float" office:value="0.00144582">
            <text:p>0.0014458</text:p>
          </table:table-cell>
          <table:table-cell office:value-type="float" office:value="0.00103227">
            <text:p>0.0010323</text:p>
          </table:table-cell>
          <table:table-cell office:value-type="float" office:value="0.000629471">
            <text:p>0.0006295</text:p>
          </table:table-cell>
          <table:table-cell/>
        </table:table-row>
        <table:table-row table:style-name="ro1">
          <table:table-cell office:value-type="float" office:value="0.00204979">
            <text:p>0.0020498</text:p>
          </table:table-cell>
          <table:table-cell office:value-type="float" office:value="0.00144337">
            <text:p>0.0014434</text:p>
          </table:table-cell>
          <table:table-cell office:value-type="float" office:value="0.000828935">
            <text:p>0.0008289</text:p>
          </table:table-cell>
          <table:table-cell/>
        </table:table-row>
        <table:table-row table:style-name="ro1">
          <table:table-cell office:value-type="float" office:value="0.000317007">
            <text:p>0.0003170</text:p>
          </table:table-cell>
          <table:table-cell office:value-type="float" office:value="0.000317184">
            <text:p>0.0003172</text:p>
          </table:table-cell>
          <table:table-cell office:value-type="float" office:value="0.000211703">
            <text:p>0.0002117</text:p>
          </table:table-cell>
          <table:table-cell/>
        </table:table-row>
        <table:table-row table:style-name="ro1">
          <table:table-cell office:value-type="float" office:value="0.000212975">
            <text:p>0.0002130</text:p>
          </table:table-cell>
          <table:table-cell office:value-type="float" office:value="0.000213389">
            <text:p>0.0002134</text:p>
          </table:table-cell>
          <table:table-cell office:value-type="float" office:value="0.000210701">
            <text:p>0.0002107</text:p>
          </table:table-cell>
          <table:table-cell/>
        </table:table-row>
        <table:table-row table:style-name="ro1">
          <table:table-cell office:value-type="float" office:value="0.000214489">
            <text:p>0.0002145</text:p>
          </table:table-cell>
          <table:table-cell office:value-type="float" office:value="0.000213247">
            <text:p>0.0002132</text:p>
          </table:table-cell>
          <table:table-cell office:value-type="float" office:value="0.000214329">
            <text:p>0.0002143</text:p>
          </table:table-cell>
          <table:table-cell/>
        </table:table-row>
        <table:table-row table:style-name="ro1">
          <table:table-cell office:value-type="float" office:value="0.000214841">
            <text:p>0.0002148</text:p>
          </table:table-cell>
          <table:table-cell office:value-type="float" office:value="0.000111494">
            <text:p>0.0001115</text:p>
          </table:table-cell>
          <table:table-cell office:value-type="float" office:value="0.000107634">
            <text:p>0.0001076</text:p>
          </table:table-cell>
          <table:table-cell/>
        </table:table-row>
        <table:table-row table:style-name="ro1">
          <table:table-cell office:value-type="float" office:value="0.000107645">
            <text:p>0.0001076</text:p>
          </table:table-cell>
          <table:table-cell office:value-type="float" office:value="0.000111545">
            <text:p>0.0001115</text:p>
          </table:table-cell>
          <table:table-cell office:value-type="float" office:value="0.000213458">
            <text:p>0.0002135</text:p>
          </table:table-cell>
          <table:table-cell/>
        </table:table-row>
        <table:table-row table:style-name="ro1">
          <table:table-cell office:value-type="float" office:value="0.00174411">
            <text:p>0.0017441</text:p>
          </table:table-cell>
          <table:table-cell office:value-type="float" office:value="0.00124387">
            <text:p>0.0012439</text:p>
          </table:table-cell>
          <table:table-cell office:value-type="float" office:value="0.000832343">
            <text:p>0.0008323</text:p>
          </table:table-cell>
          <table:table-cell/>
        </table:table-row>
        <table:table-row table:style-name="ro1">
          <table:table-cell office:value-type="float" office:value="0.00072459">
            <text:p>0.0007246</text:p>
          </table:table-cell>
          <table:table-cell office:value-type="float" office:value="0.00041584">
            <text:p>0.0004158</text:p>
          </table:table-cell>
          <table:table-cell office:value-type="float" office:value="0.000424251">
            <text:p>0.0004243</text:p>
          </table:table-cell>
          <table:table-cell/>
        </table:table-row>
        <table:table-row table:style-name="ro1">
          <table:table-cell office:value-type="float" office:value="0.00319143">
            <text:p>0.0031914</text:p>
          </table:table-cell>
          <table:table-cell office:value-type="float" office:value="0.00196498">
            <text:p>0.0019650</text:p>
          </table:table-cell>
          <table:table-cell office:value-type="float" office:value="0.00136133">
            <text:p>0.0013613</text:p>
          </table:table-cell>
          <table:table-cell/>
        </table:table-row>
        <table:table-row table:style-name="ro1">
          <table:table-cell office:value-type="float" office:value="0.000622471">
            <text:p>0.0006225</text:p>
          </table:table-cell>
          <table:table-cell office:value-type="float" office:value="0.000418412">
            <text:p>0.0004184</text:p>
          </table:table-cell>
          <table:table-cell office:value-type="float" office:value="0.000312525">
            <text:p>0.0003125</text:p>
          </table:table-cell>
          <table:table-cell/>
        </table:table-row>
        <table:table-row table:style-name="ro1">
          <table:table-cell office:value-type="float" office:value="0.000719805">
            <text:p>0.0007198</text:p>
          </table:table-cell>
          <table:table-cell office:value-type="float" office:value="0.000415971">
            <text:p>0.0004160</text:p>
          </table:table-cell>
          <table:table-cell office:value-type="float" office:value="0.000212535">
            <text:p>0.0002125</text:p>
          </table:table-cell>
          <table:table-cell/>
        </table:table-row>
        <table:table-row table:style-name="ro1">
          <table:table-cell office:value-type="float" office:value="0.00224946">
            <text:p>0.0022495</text:p>
          </table:table-cell>
          <table:table-cell office:value-type="float" office:value="0.00632075">
            <text:p>0.0063208</text:p>
          </table:table-cell>
          <table:table-cell office:value-type="float" office:value="0.0104755">
            <text:p>0.0104755</text:p>
          </table:table-cell>
          <table:table-cell/>
        </table:table-row>
        <table:table-row table:style-name="ro1">
          <table:table-cell office:value-type="float" office:value="0.00144533">
            <text:p>0.0014453</text:p>
          </table:table-cell>
          <table:table-cell office:value-type="float" office:value="0.00103611">
            <text:p>0.0010361</text:p>
          </table:table-cell>
          <table:table-cell office:value-type="float" office:value="0.000628665">
            <text:p>0.0006287</text:p>
          </table:table-cell>
          <table:table-cell/>
        </table:table-row>
        <table:table-row table:style-name="ro1">
          <table:table-cell office:value-type="float" office:value="0.00184268">
            <text:p>0.0018427</text:p>
          </table:table-cell>
          <table:table-cell office:value-type="float" office:value="0.00123273">
            <text:p>0.0012327</text:p>
          </table:table-cell>
          <table:table-cell office:value-type="float" office:value="0.000830703">
            <text:p>0.0008307</text:p>
          </table:table-cell>
          <table:table-cell/>
        </table:table-row>
        <table:table-row table:style-name="ro1">
          <table:table-cell office:value-type="float" office:value="0.000318306">
            <text:p>0.0003183</text:p>
          </table:table-cell>
          <table:table-cell office:value-type="float" office:value="0.000416835">
            <text:p>0.0004168</text:p>
          </table:table-cell>
          <table:table-cell office:value-type="float" office:value="0.000323517">
            <text:p>0.0003235</text:p>
          </table:table-cell>
          <table:table-cell/>
        </table:table-row>
        <table:table-row table:style-name="ro1">
          <table:table-cell office:value-type="float" office:value="0.000208928">
            <text:p>0.0002089</text:p>
          </table:table-cell>
          <table:table-cell office:value-type="float" office:value="0.000310474">
            <text:p>0.0003105</text:p>
          </table:table-cell>
          <table:table-cell office:value-type="float" office:value="0.000321147">
            <text:p>0.0003211</text:p>
          </table:table-cell>
          <table:table-cell/>
        </table:table-row>
        <table:table-row table:style-name="ro1">
          <table:table-cell office:value-type="float" office:value="0.000213239">
            <text:p>0.0002132</text:p>
          </table:table-cell>
          <table:table-cell office:value-type="float" office:value="0.000215237">
            <text:p>0.0002152</text:p>
          </table:table-cell>
          <table:table-cell office:value-type="float" office:value="0.000215675">
            <text:p>0.0002157</text:p>
          </table:table-cell>
          <table:table-cell/>
        </table:table-row>
        <table:table-row table:style-name="ro1">
          <table:table-cell office:value-type="float" office:value="0.000112027">
            <text:p>0.0001120</text:p>
          </table:table-cell>
          <table:table-cell office:value-type="float" office:value="0.000210559">
            <text:p>0.0002106</text:p>
          </table:table-cell>
          <table:table-cell office:value-type="float" office:value="0.000221375">
            <text:p>0.0002214</text:p>
          </table:table-cell>
          <table:table-cell/>
        </table:table-row>
        <table:table-row table:style-name="ro1">
          <table:table-cell office:value-type="float" office:value="0.000214812">
            <text:p>0.0002148</text:p>
          </table:table-cell>
          <table:table-cell office:value-type="float" office:value="0.00021036">
            <text:p>0.0002104</text:p>
          </table:table-cell>
          <table:table-cell office:value-type="float" office:value="0.000220916">
            <text:p>0.0002209</text:p>
          </table:table-cell>
          <table:table-cell/>
        </table:table-row>
        <table:table-row table:style-name="ro1">
          <table:table-cell office:value-type="float" office:value="0.00164377">
            <text:p>0.0016438</text:p>
          </table:table-cell>
          <table:table-cell office:value-type="float" office:value="0.00123942">
            <text:p>0.0012394</text:p>
          </table:table-cell>
          <table:table-cell office:value-type="float" office:value="0.000833684">
            <text:p>0.0008337</text:p>
          </table:table-cell>
          <table:table-cell/>
        </table:table-row>
        <table:table-row table:style-name="ro1">
          <table:table-cell office:value-type="float" office:value="0.000616229">
            <text:p>0.0006162</text:p>
          </table:table-cell>
          <table:table-cell office:value-type="float" office:value="0.000415667">
            <text:p>0.0004157</text:p>
          </table:table-cell>
          <table:table-cell office:value-type="float" office:value="0.000425749">
            <text:p>0.0004257</text:p>
          </table:table-cell>
          <table:table-cell/>
        </table:table-row>
        <table:table-row table:style-name="ro1">
          <table:table-cell office:value-type="float" office:value="0.00329375">
            <text:p>0.0032938</text:p>
          </table:table-cell>
          <table:table-cell office:value-type="float" office:value="0.00217273">
            <text:p>0.0021727</text:p>
          </table:table-cell>
          <table:table-cell office:value-type="float" office:value="0.00136282">
            <text:p>0.0013628</text:p>
          </table:table-cell>
          <table:table-cell/>
        </table:table-row>
        <table:table-row table:style-name="ro1">
          <table:table-cell office:value-type="float" office:value="0.000615594">
            <text:p>0.0006156</text:p>
          </table:table-cell>
          <table:table-cell office:value-type="float" office:value="0.000520399">
            <text:p>0.0005204</text:p>
          </table:table-cell>
          <table:table-cell office:value-type="float" office:value="0.000316726">
            <text:p>0.0003167</text:p>
          </table:table-cell>
          <table:table-cell/>
        </table:table-row>
        <table:table-row table:style-name="ro1">
          <table:table-cell office:value-type="float" office:value="0.000621091">
            <text:p>0.0006211</text:p>
          </table:table-cell>
          <table:table-cell office:value-type="float" office:value="0.000517035">
            <text:p>0.0005170</text:p>
          </table:table-cell>
          <table:table-cell office:value-type="float" office:value="0.000317507">
            <text:p>0.0003175</text:p>
          </table:table-cell>
          <table:table-cell/>
        </table:table-row>
        <table:table-row table:style-name="ro1">
          <table:table-cell office:value-type="float" office:value="0.00214724">
            <text:p>0.0021472</text:p>
          </table:table-cell>
          <table:table-cell office:value-type="float" office:value="0.00672975">
            <text:p>0.0067298</text:p>
          </table:table-cell>
          <table:table-cell office:value-type="float" office:value="0.0107964">
            <text:p>0.0107964</text:p>
          </table:table-cell>
          <table:table-cell/>
        </table:table-row>
        <table:table-row table:style-name="ro1">
          <table:table-cell office:value-type="float" office:value="0.00144293">
            <text:p>0.0014429</text:p>
          </table:table-cell>
          <table:table-cell office:value-type="float" office:value="0.00103507">
            <text:p>0.0010351</text:p>
          </table:table-cell>
          <table:table-cell office:value-type="float" office:value="0.000628339">
            <text:p>0.0006283</text:p>
          </table:table-cell>
          <table:table-cell/>
        </table:table-row>
        <table:table-row table:style-name="ro1">
          <table:table-cell office:value-type="float" office:value="0.00195304">
            <text:p>0.0019530</text:p>
          </table:table-cell>
          <table:table-cell office:value-type="float" office:value="0.00123376">
            <text:p>0.0012338</text:p>
          </table:table-cell>
          <table:table-cell office:value-type="float" office:value="0.000832467">
            <text:p>0.0008325</text:p>
          </table:table-cell>
          <table:table-cell/>
        </table:table-row>
        <table:table-row table:style-name="ro1">
          <table:table-cell office:value-type="float" office:value="0.000209489">
            <text:p>0.0002095</text:p>
          </table:table-cell>
          <table:table-cell office:value-type="float" office:value="0.000418955">
            <text:p>0.0004190</text:p>
          </table:table-cell>
          <table:table-cell office:value-type="float" office:value="0.000323659">
            <text:p>0.0003237</text:p>
          </table:table-cell>
          <table:table-cell/>
        </table:table-row>
        <table:table-row table:style-name="ro1">
          <table:table-cell office:value-type="float" office:value="0.00031697">
            <text:p>0.0003170</text:p>
          </table:table-cell>
          <table:table-cell office:value-type="float" office:value="0.000211777">
            <text:p>0.0002118</text:p>
          </table:table-cell>
          <table:table-cell office:value-type="float" office:value="0.00032024">
            <text:p>0.0003202</text:p>
          </table:table-cell>
          <table:table-cell/>
        </table:table-row>
        <table:table-row table:style-name="ro1">
          <table:table-cell office:value-type="float" office:value="0.000213288">
            <text:p>0.0002133</text:p>
          </table:table-cell>
          <table:table-cell office:value-type="float" office:value="0.000211908">
            <text:p>0.0002119</text:p>
          </table:table-cell>
          <table:table-cell office:value-type="float" office:value="0.000213829">
            <text:p>0.0002138</text:p>
          </table:table-cell>
          <table:table-cell/>
        </table:table-row>
        <table:table-row table:style-name="ro1">
          <table:table-cell office:value-type="float" office:value="0.000111592">
            <text:p>0.0001116</text:p>
          </table:table-cell>
          <table:table-cell office:value-type="float" office:value="0.000210626">
            <text:p>0.0002106</text:p>
          </table:table-cell>
          <table:table-cell office:value-type="float" office:value="0.000107914">
            <text:p>0.0001079</text:p>
          </table:table-cell>
          <table:table-cell/>
        </table:table-row>
        <table:table-row table:style-name="ro1">
          <table:table-cell office:value-type="float" office:value="0.000214943">
            <text:p>0.0002149</text:p>
          </table:table-cell>
          <table:table-cell office:value-type="float" office:value="0.000210563">
            <text:p>0.0002106</text:p>
          </table:table-cell>
          <table:table-cell office:value-type="float" office:value="0.000222058">
            <text:p>0.0002221</text:p>
          </table:table-cell>
          <table:table-cell/>
        </table:table-row>
        <table:table-row table:style-name="ro1">
          <table:table-cell office:value-type="float" office:value="0.00164163">
            <text:p>0.0016416</text:p>
          </table:table-cell>
          <table:table-cell office:value-type="float" office:value="0.00123968">
            <text:p>0.0012397</text:p>
          </table:table-cell>
          <table:table-cell office:value-type="float" office:value="0.000833532">
            <text:p>0.0008335</text:p>
          </table:table-cell>
          <table:table-cell/>
        </table:table-row>
        <table:table-row table:style-name="ro1">
          <table:table-cell office:value-type="float" office:value="0.000620419">
            <text:p>0.0006204</text:p>
          </table:table-cell>
          <table:table-cell office:value-type="float" office:value="0.00052102">
            <text:p>0.0005210</text:p>
          </table:table-cell>
          <table:table-cell office:value-type="float" office:value="0.00042504">
            <text:p>0.0004250</text:p>
          </table:table-cell>
          <table:table-cell/>
        </table:table-row>
        <table:table-row table:style-name="ro1">
          <table:table-cell office:value-type="float" office:value="0.00318522">
            <text:p>0.0031852</text:p>
          </table:table-cell>
          <table:table-cell office:value-type="float" office:value="0.0021683">
            <text:p>0.0021683</text:p>
          </table:table-cell>
          <table:table-cell office:value-type="float" office:value="0.00136557">
            <text:p>0.0013656</text:p>
          </table:table-cell>
          <table:table-cell/>
        </table:table-row>
        <table:table-row table:style-name="ro1">
          <table:table-cell office:value-type="float" office:value="0.000620058">
            <text:p>0.0006201</text:p>
          </table:table-cell>
          <table:table-cell office:value-type="float" office:value="0.000314821">
            <text:p>0.0003148</text:p>
          </table:table-cell>
          <table:table-cell office:value-type="float" office:value="0.000313785">
            <text:p>0.0003138</text:p>
          </table:table-cell>
          <table:table-cell/>
        </table:table-row>
        <table:table-row table:style-name="ro1">
          <table:table-cell office:value-type="float" office:value="0.000719662">
            <text:p>0.0007197</text:p>
          </table:table-cell>
          <table:table-cell office:value-type="float" office:value="0.000310007">
            <text:p>0.0003100</text:p>
          </table:table-cell>
          <table:table-cell office:value-type="float" office:value="0.000314369">
            <text:p>0.0003144</text:p>
          </table:table-cell>
          <table:table-cell/>
        </table:table-row>
        <table:table-row table:style-name="ro1" table:number-rows-repeated="653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float" office:value="0.0025554">
            <text:p>0.00255540</text:p>
          </table:table-cell>
          <table:table-cell office:value-type="float" office:value="0.00662928">
            <text:p>0.00662928</text:p>
          </table:table-cell>
          <table:table-cell office:value-type="float" office:value="0.00856953">
            <text:p>0.00856953</text:p>
          </table:table-cell>
          <table:table-cell>
            <draw:frame table:end-cell-address="Sheet3.W28" table:end-x="0.474cm" table:end-y="0.371cm" draw:z-index="0" draw:style-name="gr1" svg:width="43.266cm" svg:height="12.411cm" svg:x="0.112cm" svg:y="0.106cm">
              <draw:object draw:notify-on-update-of-ranges="Sheet3.A1:Sheet3.A208 Sheet3.B1:Sheet3.B208 Sheet3.C1:Sheet3.C20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0.00225676">
            <text:p>0.00225676</text:p>
          </table:table-cell>
          <table:table-cell office:value-type="float" office:value="0.00438911">
            <text:p>0.00438911</text:p>
          </table:table-cell>
          <table:table-cell office:value-type="float" office:value="0.00337265">
            <text:p>0.00337265</text:p>
          </table:table-cell>
          <table:table-cell/>
        </table:table-row>
        <table:table-row table:style-name="ro1">
          <table:table-cell office:value-type="float" office:value="0.00266105">
            <text:p>0.00266105</text:p>
          </table:table-cell>
          <table:table-cell office:value-type="float" office:value="0.00245534">
            <text:p>0.00245534</text:p>
          </table:table-cell>
          <table:table-cell office:value-type="float" office:value="0.00277281">
            <text:p>0.00277281</text:p>
          </table:table-cell>
          <table:table-cell/>
        </table:table-row>
        <table:table-row table:style-name="ro1">
          <table:table-cell office:value-type="float" office:value="0.00317151">
            <text:p>0.00317151</text:p>
          </table:table-cell>
          <table:table-cell office:value-type="float" office:value="0.00256386">
            <text:p>0.00256386</text:p>
          </table:table-cell>
          <table:table-cell office:value-type="float" office:value="0.00289065">
            <text:p>0.00289065</text:p>
          </table:table-cell>
          <table:table-cell/>
        </table:table-row>
        <table:table-row table:style-name="ro1">
          <table:table-cell office:value-type="float" office:value="0.00316941">
            <text:p>0.00316941</text:p>
          </table:table-cell>
          <table:table-cell office:value-type="float" office:value="0.0024563">
            <text:p>0.00245630</text:p>
          </table:table-cell>
          <table:table-cell office:value-type="float" office:value="0.00227266">
            <text:p>0.00227266</text:p>
          </table:table-cell>
          <table:table-cell/>
        </table:table-row>
        <table:table-row table:style-name="ro1">
          <table:table-cell office:value-type="float" office:value="0.00337212">
            <text:p>0.00337212</text:p>
          </table:table-cell>
          <table:table-cell office:value-type="float" office:value="0.00256239">
            <text:p>0.00256239</text:p>
          </table:table-cell>
          <table:table-cell office:value-type="float" office:value="0.00273515">
            <text:p>0.00273515</text:p>
          </table:table-cell>
          <table:table-cell/>
        </table:table-row>
        <table:table-row table:style-name="ro1">
          <table:table-cell office:value-type="float" office:value="0.00183787">
            <text:p>0.00183787</text:p>
          </table:table-cell>
          <table:table-cell office:value-type="float" office:value="0.00123547">
            <text:p>0.00123547</text:p>
          </table:table-cell>
          <table:table-cell office:value-type="float" office:value="0.000704861">
            <text:p>0.00070486</text:p>
          </table:table-cell>
          <table:table-cell/>
        </table:table-row>
        <table:table-row table:style-name="ro1">
          <table:table-cell office:value-type="float" office:value="0.000928099">
            <text:p>0.00092810</text:p>
          </table:table-cell>
          <table:table-cell office:value-type="float" office:value="0.000719565">
            <text:p>0.00071957</text:p>
          </table:table-cell>
          <table:table-cell office:value-type="float" office:value="0.000319828">
            <text:p>0.00031983</text:p>
          </table:table-cell>
          <table:table-cell/>
        </table:table-row>
        <table:table-row table:style-name="ro1">
          <table:table-cell office:value-type="float" office:value="0.00348825">
            <text:p>0.00348825</text:p>
          </table:table-cell>
          <table:table-cell office:value-type="float" office:value="0.00215949">
            <text:p>0.00215949</text:p>
          </table:table-cell>
          <table:table-cell office:value-type="float" office:value="0.00157573">
            <text:p>0.00157573</text:p>
          </table:table-cell>
          <table:table-cell/>
        </table:table-row>
        <table:table-row table:style-name="ro1">
          <table:table-cell office:value-type="float" office:value="0.00358957">
            <text:p>0.00358957</text:p>
          </table:table-cell>
          <table:table-cell office:value-type="float" office:value="0.00226927">
            <text:p>0.00226927</text:p>
          </table:table-cell>
          <table:table-cell office:value-type="float" office:value="0.00168063">
            <text:p>0.00168063</text:p>
          </table:table-cell>
          <table:table-cell/>
        </table:table-row>
        <table:table-row table:style-name="ro1">
          <table:table-cell office:value-type="float" office:value="0.00604085">
            <text:p>0.00604085</text:p>
          </table:table-cell>
          <table:table-cell office:value-type="float" office:value="0.0043031">
            <text:p>0.00430310</text:p>
          </table:table-cell>
          <table:table-cell office:value-type="float" office:value="0.00278886">
            <text:p>0.00278886</text:p>
          </table:table-cell>
          <table:table-cell/>
        </table:table-row>
        <table:table-row table:style-name="ro1">
          <table:table-cell office:value-type="float" office:value="0.00522769">
            <text:p>0.00522769</text:p>
          </table:table-cell>
          <table:table-cell office:value-type="float" office:value="0.00340189">
            <text:p>0.00340189</text:p>
          </table:table-cell>
          <table:table-cell office:value-type="float" office:value="0.00362748">
            <text:p>0.00362748</text:p>
          </table:table-cell>
          <table:table-cell/>
        </table:table-row>
        <table:table-row table:style-name="ro1">
          <table:table-cell office:value-type="float" office:value="0.0109225">
            <text:p>0.01092250</text:p>
          </table:table-cell>
          <table:table-cell office:value-type="float" office:value="0.00604676">
            <text:p>0.00604676</text:p>
          </table:table-cell>
          <table:table-cell office:value-type="float" office:value="0.00445133">
            <text:p>0.00445133</text:p>
          </table:table-cell>
          <table:table-cell/>
        </table:table-row>
        <table:table-row table:style-name="ro1">
          <table:table-cell office:value-type="float" office:value="0.00234764">
            <text:p>0.00234764</text:p>
          </table:table-cell>
          <table:table-cell office:value-type="float" office:value="0.00682712">
            <text:p>0.00682712</text:p>
          </table:table-cell>
          <table:table-cell office:value-type="float" office:value="0.00856393">
            <text:p>0.00856393</text:p>
          </table:table-cell>
          <table:table-cell/>
        </table:table-row>
        <table:table-row table:style-name="ro1">
          <table:table-cell office:value-type="float" office:value="0.00205462">
            <text:p>0.00205462</text:p>
          </table:table-cell>
          <table:table-cell office:value-type="float" office:value="0.00437713">
            <text:p>0.00437713</text:p>
          </table:table-cell>
          <table:table-cell office:value-type="float" office:value="0.00340414">
            <text:p>0.00340414</text:p>
          </table:table-cell>
          <table:table-cell/>
        </table:table-row>
        <table:table-row table:style-name="ro1">
          <table:table-cell office:value-type="float" office:value="0.00276394">
            <text:p>0.00276394</text:p>
          </table:table-cell>
          <table:table-cell office:value-type="float" office:value="0.00255812">
            <text:p>0.00255812</text:p>
          </table:table-cell>
          <table:table-cell office:value-type="float" office:value="0.00289967">
            <text:p>0.00289967</text:p>
          </table:table-cell>
          <table:table-cell/>
        </table:table-row>
        <table:table-row table:style-name="ro1">
          <table:table-cell office:value-type="float" office:value="0.00316853">
            <text:p>0.00316853</text:p>
          </table:table-cell>
          <table:table-cell office:value-type="float" office:value="0.00256318">
            <text:p>0.00256318</text:p>
          </table:table-cell>
          <table:table-cell office:value-type="float" office:value="0.00288969">
            <text:p>0.00288969</text:p>
          </table:table-cell>
          <table:table-cell/>
        </table:table-row>
        <table:table-row table:style-name="ro1">
          <table:table-cell office:value-type="float" office:value="0.00296024">
            <text:p>0.00296024</text:p>
          </table:table-cell>
          <table:table-cell office:value-type="float" office:value="0.00256118">
            <text:p>0.00256118</text:p>
          </table:table-cell>
          <table:table-cell office:value-type="float" office:value="0.00229241">
            <text:p>0.00229241</text:p>
          </table:table-cell>
          <table:table-cell/>
        </table:table-row>
        <table:table-row table:style-name="ro1">
          <table:table-cell office:value-type="float" office:value="0.00337248">
            <text:p>0.00337248</text:p>
          </table:table-cell>
          <table:table-cell office:value-type="float" office:value="0.00256093">
            <text:p>0.00256093</text:p>
          </table:table-cell>
          <table:table-cell office:value-type="float" office:value="0.00230525">
            <text:p>0.00230525</text:p>
          </table:table-cell>
          <table:table-cell/>
        </table:table-row>
        <table:table-row table:style-name="ro1">
          <table:table-cell office:value-type="float" office:value="0.00184219">
            <text:p>0.00184219</text:p>
          </table:table-cell>
          <table:table-cell office:value-type="float" office:value="0.00113211">
            <text:p>0.00113211</text:p>
          </table:table-cell>
          <table:table-cell office:value-type="float" office:value="0.00113965">
            <text:p>0.00113965</text:p>
          </table:table-cell>
          <table:table-cell/>
        </table:table-row>
        <table:table-row table:style-name="ro1">
          <table:table-cell office:value-type="float" office:value="0.000927372">
            <text:p>0.00092737</text:p>
          </table:table-cell>
          <table:table-cell office:value-type="float" office:value="0.000617044">
            <text:p>0.00061704</text:p>
          </table:table-cell>
          <table:table-cell office:value-type="float" office:value="0.000391851">
            <text:p>0.00039185</text:p>
          </table:table-cell>
          <table:table-cell/>
        </table:table-row>
        <table:table-row table:style-name="ro1">
          <table:table-cell office:value-type="float" office:value="0.00318269">
            <text:p>0.00318269</text:p>
          </table:table-cell>
          <table:table-cell office:value-type="float" office:value="0.00185011">
            <text:p>0.00185011</text:p>
          </table:table-cell>
          <table:table-cell office:value-type="float" office:value="0.00140455">
            <text:p>0.00140455</text:p>
          </table:table-cell>
          <table:table-cell/>
        </table:table-row>
        <table:table-row table:style-name="ro1">
          <table:table-cell office:value-type="float" office:value="0.00328601">
            <text:p>0.00328601</text:p>
          </table:table-cell>
          <table:table-cell office:value-type="float" office:value="0.00196192">
            <text:p>0.00196192</text:p>
          </table:table-cell>
          <table:table-cell office:value-type="float" office:value="0.00130074">
            <text:p>0.00130074</text:p>
          </table:table-cell>
          <table:table-cell/>
        </table:table-row>
        <table:table-row table:style-name="ro1">
          <table:table-cell office:value-type="float" office:value="0.00705445">
            <text:p>0.00705445</text:p>
          </table:table-cell>
          <table:table-cell office:value-type="float" office:value="0.00482559">
            <text:p>0.00482559</text:p>
          </table:table-cell>
          <table:table-cell office:value-type="float" office:value="0.00466234">
            <text:p>0.00466234</text:p>
          </table:table-cell>
          <table:table-cell/>
        </table:table-row>
        <table:table-row table:style-name="ro1">
          <table:table-cell office:value-type="float" office:value="0.00572068">
            <text:p>0.00572068</text:p>
          </table:table-cell>
          <table:table-cell office:value-type="float" office:value="0.00370911">
            <text:p>0.00370911</text:p>
          </table:table-cell>
          <table:table-cell office:value-type="float" office:value="0.00385448">
            <text:p>0.00385448</text:p>
          </table:table-cell>
          <table:table-cell/>
        </table:table-row>
        <table:table-row table:style-name="ro1">
          <table:table-cell office:value-type="float" office:value="0.0107801">
            <text:p>0.01078010</text:p>
          </table:table-cell>
          <table:table-cell office:value-type="float" office:value="0.00604304">
            <text:p>0.00604304</text:p>
          </table:table-cell>
          <table:table-cell office:value-type="float" office:value="0.0044643">
            <text:p>0.00446430</text:p>
          </table:table-cell>
          <table:table-cell/>
        </table:table-row>
        <table:table-row table:style-name="ro1">
          <table:table-cell office:value-type="float" office:value="0.00245421">
            <text:p>0.00245421</text:p>
          </table:table-cell>
          <table:table-cell office:value-type="float" office:value="0.00652102">
            <text:p>0.00652102</text:p>
          </table:table-cell>
          <table:table-cell office:value-type="float" office:value="0.00831463">
            <text:p>0.00831463</text:p>
          </table:table-cell>
          <table:table-cell/>
        </table:table-row>
        <table:table-row table:style-name="ro1">
          <table:table-cell office:value-type="float" office:value="0.00215127">
            <text:p>0.00215127</text:p>
          </table:table-cell>
          <table:table-cell office:value-type="float" office:value="0.0041868">
            <text:p>0.00418680</text:p>
          </table:table-cell>
          <table:table-cell office:value-type="float" office:value="0.00339664">
            <text:p>0.00339664</text:p>
          </table:table-cell>
          <table:table-cell/>
        </table:table-row>
        <table:table-row table:style-name="ro1">
          <table:table-cell office:value-type="float" office:value="0.00275591">
            <text:p>0.00275591</text:p>
          </table:table-cell>
          <table:table-cell office:value-type="float" office:value="0.00245215">
            <text:p>0.00245215</text:p>
          </table:table-cell>
          <table:table-cell office:value-type="float" office:value="0.00226979">
            <text:p>0.00226979</text:p>
          </table:table-cell>
          <table:table-cell/>
        </table:table-row>
        <table:table-row table:style-name="ro1">
          <table:table-cell office:value-type="float" office:value="0.00316003">
            <text:p>0.00316003</text:p>
          </table:table-cell>
          <table:table-cell office:value-type="float" office:value="0.00256335">
            <text:p>0.00256335</text:p>
          </table:table-cell>
          <table:table-cell office:value-type="float" office:value="0.00237874">
            <text:p>0.00237874</text:p>
          </table:table-cell>
          <table:table-cell/>
        </table:table-row>
        <table:table-row table:style-name="ro1">
          <table:table-cell office:value-type="float" office:value="0.00285327">
            <text:p>0.00285327</text:p>
          </table:table-cell>
          <table:table-cell office:value-type="float" office:value="0.00256296">
            <text:p>0.00256296</text:p>
          </table:table-cell>
          <table:table-cell office:value-type="float" office:value="0.00227484">
            <text:p>0.00227484</text:p>
          </table:table-cell>
          <table:table-cell/>
        </table:table-row>
        <table:table-row table:style-name="ro1">
          <table:table-cell office:value-type="float" office:value="0.00347755">
            <text:p>0.00347755</text:p>
          </table:table-cell>
          <table:table-cell office:value-type="float" office:value="0.00245551">
            <text:p>0.00245551</text:p>
          </table:table-cell>
          <table:table-cell office:value-type="float" office:value="0.00242993">
            <text:p>0.00242993</text:p>
          </table:table-cell>
          <table:table-cell/>
        </table:table-row>
        <table:table-row table:style-name="ro1">
          <table:table-cell office:value-type="float" office:value="0.0017355">
            <text:p>0.00173550</text:p>
          </table:table-cell>
          <table:table-cell office:value-type="float" office:value="0.00102101">
            <text:p>0.00102101</text:p>
          </table:table-cell>
          <table:table-cell office:value-type="float" office:value="0.000735688">
            <text:p>0.00073569</text:p>
          </table:table-cell>
          <table:table-cell/>
        </table:table-row>
        <table:table-row table:style-name="ro1">
          <table:table-cell office:value-type="float" office:value="0.000927099">
            <text:p>0.00092710</text:p>
          </table:table-cell>
          <table:table-cell office:value-type="float" office:value="0.000617047">
            <text:p>0.00061705</text:p>
          </table:table-cell>
          <table:table-cell office:value-type="float" office:value="0.000422986">
            <text:p>0.00042299</text:p>
          </table:table-cell>
          <table:table-cell/>
        </table:table-row>
        <table:table-row table:style-name="ro1">
          <table:table-cell office:value-type="float" office:value="0.00318585">
            <text:p>0.00318585</text:p>
          </table:table-cell>
          <table:table-cell office:value-type="float" office:value="0.00184945">
            <text:p>0.00184945</text:p>
          </table:table-cell>
          <table:table-cell office:value-type="float" office:value="0.0013558">
            <text:p>0.00135580</text:p>
          </table:table-cell>
          <table:table-cell/>
        </table:table-row>
        <table:table-row table:style-name="ro1">
          <table:table-cell office:value-type="float" office:value="0.00317752">
            <text:p>0.00317752</text:p>
          </table:table-cell>
          <table:table-cell office:value-type="float" office:value="0.00196457">
            <text:p>0.00196457</text:p>
          </table:table-cell>
          <table:table-cell office:value-type="float" office:value="0.00135577">
            <text:p>0.00135577</text:p>
          </table:table-cell>
          <table:table-cell/>
        </table:table-row>
        <table:table-row table:style-name="ro1">
          <table:table-cell office:value-type="float" office:value="0.00797656">
            <text:p>0.00797656</text:p>
          </table:table-cell>
          <table:table-cell office:value-type="float" office:value="0.00502691">
            <text:p>0.00502691</text:p>
          </table:table-cell>
          <table:table-cell office:value-type="float" office:value="0.00343023">
            <text:p>0.00343023</text:p>
          </table:table-cell>
          <table:table-cell/>
        </table:table-row>
        <table:table-row table:style-name="ro1">
          <table:table-cell office:value-type="float" office:value="0.00594175">
            <text:p>0.00594175</text:p>
          </table:table-cell>
          <table:table-cell office:value-type="float" office:value="0.0037086">
            <text:p>0.00370860</text:p>
          </table:table-cell>
          <table:table-cell office:value-type="float" office:value="0.00261097">
            <text:p>0.00261097</text:p>
          </table:table-cell>
          <table:table-cell/>
        </table:table-row>
        <table:table-row table:style-name="ro1">
          <table:table-cell office:value-type="float" office:value="0.0106113">
            <text:p>0.01061130</text:p>
          </table:table-cell>
          <table:table-cell office:value-type="float" office:value="0.0059415">
            <text:p>0.00594150</text:p>
          </table:table-cell>
          <table:table-cell office:value-type="float" office:value="0.00445154">
            <text:p>0.00445154</text:p>
          </table:table-cell>
          <table:table-cell/>
        </table:table-row>
        <table:table-row table:style-name="ro1">
          <table:table-cell office:value-type="float" office:value="0.00223949">
            <text:p>0.00223949</text:p>
          </table:table-cell>
          <table:table-cell office:value-type="float" office:value="0.00662323">
            <text:p>0.00662323</text:p>
          </table:table-cell>
          <table:table-cell office:value-type="float" office:value="0.00864538">
            <text:p>0.00864538</text:p>
          </table:table-cell>
          <table:table-cell/>
        </table:table-row>
        <table:table-row table:style-name="ro1">
          <table:table-cell office:value-type="float" office:value="0.00205583">
            <text:p>0.00205583</text:p>
          </table:table-cell>
          <table:table-cell office:value-type="float" office:value="0.00439108">
            <text:p>0.00439108</text:p>
          </table:table-cell>
          <table:table-cell office:value-type="float" office:value="0.00350769">
            <text:p>0.00350769</text:p>
          </table:table-cell>
          <table:table-cell/>
        </table:table-row>
        <table:table-row table:style-name="ro1">
          <table:table-cell office:value-type="float" office:value="0.00266275">
            <text:p>0.00266275</text:p>
          </table:table-cell>
          <table:table-cell office:value-type="float" office:value="0.00245096">
            <text:p>0.00245096</text:p>
          </table:table-cell>
          <table:table-cell office:value-type="float" office:value="0.00226897">
            <text:p>0.00226897</text:p>
          </table:table-cell>
          <table:table-cell/>
        </table:table-row>
        <table:table-row table:style-name="ro1">
          <table:table-cell office:value-type="float" office:value="0.00317265">
            <text:p>0.00317265</text:p>
          </table:table-cell>
          <table:table-cell office:value-type="float" office:value="0.00256544">
            <text:p>0.00256544</text:p>
          </table:table-cell>
          <table:table-cell office:value-type="float" office:value="0.00237858">
            <text:p>0.00237858</text:p>
          </table:table-cell>
          <table:table-cell/>
        </table:table-row>
        <table:table-row table:style-name="ro1">
          <table:table-cell office:value-type="float" office:value="0.00296453">
            <text:p>0.00296453</text:p>
          </table:table-cell>
          <table:table-cell office:value-type="float" office:value="0.00245465">
            <text:p>0.00245465</text:p>
          </table:table-cell>
          <table:table-cell office:value-type="float" office:value="0.00226843">
            <text:p>0.00226843</text:p>
          </table:table-cell>
          <table:table-cell/>
        </table:table-row>
        <table:table-row table:style-name="ro1">
          <table:table-cell office:value-type="float" office:value="0.00337659">
            <text:p>0.00337659</text:p>
          </table:table-cell>
          <table:table-cell office:value-type="float" office:value="0.00256276">
            <text:p>0.00256276</text:p>
          </table:table-cell>
          <table:table-cell office:value-type="float" office:value="0.00238155">
            <text:p>0.00238155</text:p>
          </table:table-cell>
          <table:table-cell/>
        </table:table-row>
        <table:table-row table:style-name="ro1">
          <table:table-cell office:value-type="float" office:value="0.00184278">
            <text:p>0.00184278</text:p>
          </table:table-cell>
          <table:table-cell office:value-type="float" office:value="0.00113062">
            <text:p>0.00113062</text:p>
          </table:table-cell>
          <table:table-cell office:value-type="float" office:value="0.000734333">
            <text:p>0.00073433</text:p>
          </table:table-cell>
          <table:table-cell/>
        </table:table-row>
        <table:table-row table:style-name="ro1">
          <table:table-cell office:value-type="float" office:value="0.00102289">
            <text:p>0.00102289</text:p>
          </table:table-cell>
          <table:table-cell office:value-type="float" office:value="0.000621923">
            <text:p>0.00062192</text:p>
          </table:table-cell>
          <table:table-cell office:value-type="float" office:value="0.000419533">
            <text:p>0.00041953</text:p>
          </table:table-cell>
          <table:table-cell/>
        </table:table-row>
        <table:table-row table:style-name="ro1">
          <table:table-cell office:value-type="float" office:value="0.00317635">
            <text:p>0.00317635</text:p>
          </table:table-cell>
          <table:table-cell office:value-type="float" office:value="0.00184908">
            <text:p>0.00184908</text:p>
          </table:table-cell>
          <table:table-cell office:value-type="float" office:value="0.00144998">
            <text:p>0.00144998</text:p>
          </table:table-cell>
          <table:table-cell/>
        </table:table-row>
        <table:table-row table:style-name="ro1">
          <table:table-cell office:value-type="float" office:value="0.00327902">
            <text:p>0.00327902</text:p>
          </table:table-cell>
          <table:table-cell office:value-type="float" office:value="0.00196285">
            <text:p>0.00196285</text:p>
          </table:table-cell>
          <table:table-cell office:value-type="float" office:value="0.00134067">
            <text:p>0.00134067</text:p>
          </table:table-cell>
          <table:table-cell/>
        </table:table-row>
        <table:table-row table:style-name="ro1">
          <table:table-cell office:value-type="float" office:value="0.00766184">
            <text:p>0.00766184</text:p>
          </table:table-cell>
          <table:table-cell office:value-type="float" office:value="0.00502822">
            <text:p>0.00502822</text:p>
          </table:table-cell>
          <table:table-cell office:value-type="float" office:value="0.00343396">
            <text:p>0.00343396</text:p>
          </table:table-cell>
          <table:table-cell/>
        </table:table-row>
        <table:table-row table:style-name="ro1">
          <table:table-cell office:value-type="float" office:value="0.00603175">
            <text:p>0.00603175</text:p>
          </table:table-cell>
          <table:table-cell office:value-type="float" office:value="0.00370787">
            <text:p>0.00370787</text:p>
          </table:table-cell>
          <table:table-cell office:value-type="float" office:value="0.00271274">
            <text:p>0.00271274</text:p>
          </table:table-cell>
          <table:table-cell/>
        </table:table-row>
        <table:table-row table:style-name="ro1">
          <table:table-cell office:value-type="float" office:value="0.0108795">
            <text:p>0.01087950</text:p>
          </table:table-cell>
          <table:table-cell office:value-type="float" office:value="0.00604691">
            <text:p>0.00604691</text:p>
          </table:table-cell>
          <table:table-cell office:value-type="float" office:value="0.004542">
            <text:p>0.00454200</text:p>
          </table:table-cell>
          <table:table-cell/>
        </table:table-row>
        <table:table-row table:style-name="ro1">
          <table:table-cell office:value-type="float" office:value="0.0023168">
            <text:p>0.00231680</text:p>
          </table:table-cell>
          <table:table-cell office:value-type="float" office:value="0.0068303">
            <text:p>0.00683030</text:p>
          </table:table-cell>
          <table:table-cell office:value-type="float" office:value="0.008845">
            <text:p>0.00884500</text:p>
          </table:table-cell>
          <table:table-cell/>
        </table:table-row>
        <table:table-row table:style-name="ro1">
          <table:table-cell office:value-type="float" office:value="0.00205562">
            <text:p>0.00205562</text:p>
          </table:table-cell>
          <table:table-cell office:value-type="float" office:value="0.00428666">
            <text:p>0.00428666</text:p>
          </table:table-cell>
          <table:table-cell office:value-type="float" office:value="0.00350011">
            <text:p>0.00350011</text:p>
          </table:table-cell>
          <table:table-cell/>
        </table:table-row>
        <table:table-row table:style-name="ro1">
          <table:table-cell office:value-type="float" office:value="0.0025845">
            <text:p>0.00258450</text:p>
          </table:table-cell>
          <table:table-cell office:value-type="float" office:value="0.00245816">
            <text:p>0.00245816</text:p>
          </table:table-cell>
          <table:table-cell office:value-type="float" office:value="0.00226701">
            <text:p>0.00226701</text:p>
          </table:table-cell>
          <table:table-cell/>
        </table:table-row>
        <table:table-row table:style-name="ro1">
          <table:table-cell office:value-type="float" office:value="0.00306016">
            <text:p>0.00306016</text:p>
          </table:table-cell>
          <table:table-cell office:value-type="float" office:value="0.00246144">
            <text:p>0.00246144</text:p>
          </table:table-cell>
          <table:table-cell office:value-type="float" office:value="0.00226634">
            <text:p>0.00226634</text:p>
          </table:table-cell>
          <table:table-cell/>
        </table:table-row>
        <table:table-row table:style-name="ro1">
          <table:table-cell office:value-type="float" office:value="0.00304919">
            <text:p>0.00304919</text:p>
          </table:table-cell>
          <table:table-cell office:value-type="float" office:value="0.00256258">
            <text:p>0.00256258</text:p>
          </table:table-cell>
          <table:table-cell office:value-type="float" office:value="0.00238">
            <text:p>0.00238000</text:p>
          </table:table-cell>
          <table:table-cell/>
        </table:table-row>
        <table:table-row table:style-name="ro1">
          <table:table-cell office:value-type="float" office:value="0.00346962">
            <text:p>0.00346962</text:p>
          </table:table-cell>
          <table:table-cell office:value-type="float" office:value="0.00246106">
            <text:p>0.00246106</text:p>
          </table:table-cell>
          <table:table-cell office:value-type="float" office:value="0.00237802">
            <text:p>0.00237802</text:p>
          </table:table-cell>
          <table:table-cell/>
        </table:table-row>
        <table:table-row table:style-name="ro1">
          <table:table-cell office:value-type="float" office:value="0.00183702">
            <text:p>0.00183702</text:p>
          </table:table-cell>
          <table:table-cell office:value-type="float" office:value="0.00113087">
            <text:p>0.00113087</text:p>
          </table:table-cell>
          <table:table-cell office:value-type="float" office:value="0.00073235">
            <text:p>0.00073235</text:p>
          </table:table-cell>
          <table:table-cell/>
        </table:table-row>
        <table:table-row table:style-name="ro1">
          <table:table-cell office:value-type="float" office:value="0.000918031">
            <text:p>0.00091803</text:p>
          </table:table-cell>
          <table:table-cell office:value-type="float" office:value="0.00061712">
            <text:p>0.00061712</text:p>
          </table:table-cell>
          <table:table-cell office:value-type="float" office:value="0.00041953">
            <text:p>0.00041953</text:p>
          </table:table-cell>
          <table:table-cell/>
        </table:table-row>
        <table:table-row table:style-name="ro1">
          <table:table-cell office:value-type="float" office:value="0.00317843">
            <text:p>0.00317843</text:p>
          </table:table-cell>
          <table:table-cell office:value-type="float" office:value="0.00184803">
            <text:p>0.00184803</text:p>
          </table:table-cell>
          <table:table-cell office:value-type="float" office:value="0.00135401">
            <text:p>0.00135401</text:p>
          </table:table-cell>
          <table:table-cell/>
        </table:table-row>
        <table:table-row table:style-name="ro1">
          <table:table-cell office:value-type="float" office:value="0.00317653">
            <text:p>0.00317653</text:p>
          </table:table-cell>
          <table:table-cell office:value-type="float" office:value="0.00196466">
            <text:p>0.00196466</text:p>
          </table:table-cell>
          <table:table-cell office:value-type="float" office:value="0.00124548">
            <text:p>0.00124548</text:p>
          </table:table-cell>
          <table:table-cell/>
        </table:table-row>
        <table:table-row table:style-name="ro1">
          <table:table-cell office:value-type="float" office:value="0.00587192">
            <text:p>0.00587192</text:p>
          </table:table-cell>
          <table:table-cell office:value-type="float" office:value="0.00421758">
            <text:p>0.00421758</text:p>
          </table:table-cell>
          <table:table-cell office:value-type="float" office:value="0.00462607">
            <text:p>0.00462607</text:p>
          </table:table-cell>
          <table:table-cell/>
        </table:table-row>
        <table:table-row table:style-name="ro1">
          <table:table-cell office:value-type="float" office:value="0.00521726">
            <text:p>0.00521726</text:p>
          </table:table-cell>
          <table:table-cell office:value-type="float" office:value="0.0034041">
            <text:p>0.00340410</text:p>
          </table:table-cell>
          <table:table-cell office:value-type="float" office:value="0.00421265">
            <text:p>0.00421265</text:p>
          </table:table-cell>
          <table:table-cell/>
        </table:table-row>
        <table:table-row table:style-name="ro1">
          <table:table-cell office:value-type="float" office:value="0.0110187">
            <text:p>0.01101870</text:p>
          </table:table-cell>
          <table:table-cell office:value-type="float" office:value="0.00615196">
            <text:p>0.00615196</text:p>
          </table:table-cell>
          <table:table-cell office:value-type="float" office:value="0.00496337">
            <text:p>0.00496337</text:p>
          </table:table-cell>
          <table:table-cell/>
        </table:table-row>
        <table:table-row table:style-name="ro1">
          <table:table-cell office:value-type="float" office:value="0.00224376">
            <text:p>0.00224376</text:p>
          </table:table-cell>
          <table:table-cell office:value-type="float" office:value="0.00641896">
            <text:p>0.00641896</text:p>
          </table:table-cell>
          <table:table-cell office:value-type="float" office:value="0.00853427">
            <text:p>0.00853427</text:p>
          </table:table-cell>
          <table:table-cell/>
        </table:table-row>
        <table:table-row table:style-name="ro1">
          <table:table-cell office:value-type="float" office:value="0.00215603">
            <text:p>0.00215603</text:p>
          </table:table-cell>
          <table:table-cell office:value-type="float" office:value="0.00439041">
            <text:p>0.00439041</text:p>
          </table:table-cell>
          <table:table-cell office:value-type="float" office:value="0.00338411">
            <text:p>0.00338411</text:p>
          </table:table-cell>
          <table:table-cell/>
        </table:table-row>
        <table:table-row table:style-name="ro1">
          <table:table-cell office:value-type="float" office:value="0.00275377">
            <text:p>0.00275377</text:p>
          </table:table-cell>
          <table:table-cell office:value-type="float" office:value="0.00256113">
            <text:p>0.00256113</text:p>
          </table:table-cell>
          <table:table-cell office:value-type="float" office:value="0.00226747">
            <text:p>0.00226747</text:p>
          </table:table-cell>
          <table:table-cell/>
        </table:table-row>
        <table:table-row table:style-name="ro1">
          <table:table-cell office:value-type="float" office:value="0.00305775">
            <text:p>0.00305775</text:p>
          </table:table-cell>
          <table:table-cell office:value-type="float" office:value="0.00256365">
            <text:p>0.00256365</text:p>
          </table:table-cell>
          <table:table-cell office:value-type="float" office:value="0.00226549">
            <text:p>0.00226549</text:p>
          </table:table-cell>
          <table:table-cell/>
        </table:table-row>
        <table:table-row table:style-name="ro1">
          <table:table-cell office:value-type="float" office:value="0.00296103">
            <text:p>0.00296103</text:p>
          </table:table-cell>
          <table:table-cell office:value-type="float" office:value="0.00245953">
            <text:p>0.00245953</text:p>
          </table:table-cell>
          <table:table-cell office:value-type="float" office:value="0.00237806">
            <text:p>0.00237806</text:p>
          </table:table-cell>
          <table:table-cell/>
        </table:table-row>
        <table:table-row table:style-name="ro1">
          <table:table-cell office:value-type="float" office:value="0.00337491">
            <text:p>0.00337491</text:p>
          </table:table-cell>
          <table:table-cell office:value-type="float" office:value="0.00295845">
            <text:p>0.00295845</text:p>
          </table:table-cell>
          <table:table-cell office:value-type="float" office:value="0.00214951">
            <text:p>0.00214951</text:p>
          </table:table-cell>
          <table:table-cell/>
        </table:table-row>
        <table:table-row table:style-name="ro1">
          <table:table-cell office:value-type="float" office:value="0.00184057">
            <text:p>0.00184057</text:p>
          </table:table-cell>
          <table:table-cell office:value-type="float" office:value="0.0011186">
            <text:p>0.00111860</text:p>
          </table:table-cell>
          <table:table-cell office:value-type="float" office:value="0.000723072">
            <text:p>0.00072307</text:p>
          </table:table-cell>
          <table:table-cell/>
        </table:table-row>
        <table:table-row table:style-name="ro1">
          <table:table-cell office:value-type="float" office:value="0.000928581">
            <text:p>0.00092858</text:p>
          </table:table-cell>
          <table:table-cell office:value-type="float" office:value="0.000721468">
            <text:p>0.00072147</text:p>
          </table:table-cell>
          <table:table-cell office:value-type="float" office:value="0.000417015">
            <text:p>0.00041702</text:p>
          </table:table-cell>
          <table:table-cell/>
        </table:table-row>
        <table:table-row table:style-name="ro1">
          <table:table-cell office:value-type="float" office:value="0.00318619">
            <text:p>0.00318619</text:p>
          </table:table-cell>
          <table:table-cell office:value-type="float" office:value="0.00194745">
            <text:p>0.00194745</text:p>
          </table:table-cell>
          <table:table-cell office:value-type="float" office:value="0.00144245">
            <text:p>0.00144245</text:p>
          </table:table-cell>
          <table:table-cell/>
        </table:table-row>
        <table:table-row table:style-name="ro1">
          <table:table-cell office:value-type="float" office:value="0.00329163">
            <text:p>0.00329163</text:p>
          </table:table-cell>
          <table:table-cell office:value-type="float" office:value="0.00185802">
            <text:p>0.00185802</text:p>
          </table:table-cell>
          <table:table-cell office:value-type="float" office:value="0.00144039">
            <text:p>0.00144039</text:p>
          </table:table-cell>
          <table:table-cell/>
        </table:table-row>
        <table:table-row table:style-name="ro1">
          <table:table-cell office:value-type="float" office:value="0.00726575">
            <text:p>0.00726575</text:p>
          </table:table-cell>
          <table:table-cell office:value-type="float" office:value="0.00471986">
            <text:p>0.00471986</text:p>
          </table:table-cell>
          <table:table-cell office:value-type="float" office:value="0.00339669">
            <text:p>0.00339669</text:p>
          </table:table-cell>
          <table:table-cell/>
        </table:table-row>
        <table:table-row table:style-name="ro1">
          <table:table-cell office:value-type="float" office:value="0.00594289">
            <text:p>0.00594289</text:p>
          </table:table-cell>
          <table:table-cell office:value-type="float" office:value="0.00370981">
            <text:p>0.00370981</text:p>
          </table:table-cell>
          <table:table-cell office:value-type="float" office:value="0.00268721">
            <text:p>0.00268721</text:p>
          </table:table-cell>
          <table:table-cell/>
        </table:table-row>
        <table:table-row table:style-name="ro1">
          <table:table-cell office:value-type="float" office:value="0.0108209">
            <text:p>0.01082090</text:p>
          </table:table-cell>
          <table:table-cell office:value-type="float" office:value="0.00594057">
            <text:p>0.00594057</text:p>
          </table:table-cell>
          <table:table-cell office:value-type="float" office:value="0.00460715">
            <text:p>0.00460715</text:p>
          </table:table-cell>
          <table:table-cell/>
        </table:table-row>
        <table:table-row table:style-name="ro1">
          <table:table-cell office:value-type="float" office:value="0.00234953">
            <text:p>0.00234953</text:p>
          </table:table-cell>
          <table:table-cell office:value-type="float" office:value="0.00672793">
            <text:p>0.00672793</text:p>
          </table:table-cell>
          <table:table-cell office:value-type="float" office:value="0.00722184">
            <text:p>0.00722184</text:p>
          </table:table-cell>
          <table:table-cell/>
        </table:table-row>
        <table:table-row table:style-name="ro1">
          <table:table-cell office:value-type="float" office:value="0.00215939">
            <text:p>0.00215939</text:p>
          </table:table-cell>
          <table:table-cell office:value-type="float" office:value="0.00428671">
            <text:p>0.00428671</text:p>
          </table:table-cell>
          <table:table-cell office:value-type="float" office:value="0.0027518">
            <text:p>0.00275180</text:p>
          </table:table-cell>
          <table:table-cell/>
        </table:table-row>
        <table:table-row table:style-name="ro1">
          <table:table-cell office:value-type="float" office:value="0.00266503">
            <text:p>0.00266503</text:p>
          </table:table-cell>
          <table:table-cell office:value-type="float" office:value="0.00245589">
            <text:p>0.00245589</text:p>
          </table:table-cell>
          <table:table-cell office:value-type="float" office:value="0.00194665">
            <text:p>0.00194665</text:p>
          </table:table-cell>
          <table:table-cell/>
        </table:table-row>
        <table:table-row table:style-name="ro1">
          <table:table-cell office:value-type="float" office:value="0.00317216">
            <text:p>0.00317216</text:p>
          </table:table-cell>
          <table:table-cell office:value-type="float" office:value="0.00256577">
            <text:p>0.00256577</text:p>
          </table:table-cell>
          <table:table-cell office:value-type="float" office:value="0.00204378">
            <text:p>0.00204378</text:p>
          </table:table-cell>
          <table:table-cell/>
        </table:table-row>
        <table:table-row table:style-name="ro1">
          <table:table-cell office:value-type="float" office:value="0.00286619">
            <text:p>0.00286619</text:p>
          </table:table-cell>
          <table:table-cell office:value-type="float" office:value="0.00245784">
            <text:p>0.00245784</text:p>
          </table:table-cell>
          <table:table-cell office:value-type="float" office:value="0.00195351">
            <text:p>0.00195351</text:p>
          </table:table-cell>
          <table:table-cell/>
        </table:table-row>
        <table:table-row table:style-name="ro1">
          <table:table-cell office:value-type="float" office:value="0.00347919">
            <text:p>0.00347919</text:p>
          </table:table-cell>
          <table:table-cell office:value-type="float" office:value="0.00256087">
            <text:p>0.00256087</text:p>
          </table:table-cell>
          <table:table-cell office:value-type="float" office:value="0.00214966">
            <text:p>0.00214966</text:p>
          </table:table-cell>
          <table:table-cell/>
        </table:table-row>
        <table:table-row table:style-name="ro1">
          <table:table-cell office:value-type="float" office:value="0.00184445">
            <text:p>0.00184445</text:p>
          </table:table-cell>
          <table:table-cell office:value-type="float" office:value="0.00112649">
            <text:p>0.00112649</text:p>
          </table:table-cell>
          <table:table-cell office:value-type="float" office:value="0.000724799">
            <text:p>0.00072480</text:p>
          </table:table-cell>
          <table:table-cell/>
        </table:table-row>
        <table:table-row table:style-name="ro1">
          <table:table-cell office:value-type="float" office:value="0.00103112">
            <text:p>0.00103112</text:p>
          </table:table-cell>
          <table:table-cell office:value-type="float" office:value="0.000723334">
            <text:p>0.00072333</text:p>
          </table:table-cell>
          <table:table-cell office:value-type="float" office:value="0.000413184">
            <text:p>0.00041318</text:p>
          </table:table-cell>
          <table:table-cell/>
        </table:table-row>
        <table:table-row table:style-name="ro1">
          <table:table-cell office:value-type="float" office:value="0.00308111">
            <text:p>0.00308111</text:p>
          </table:table-cell>
          <table:table-cell office:value-type="float" office:value="0.00184957">
            <text:p>0.00184957</text:p>
          </table:table-cell>
          <table:table-cell office:value-type="float" office:value="0.00143655">
            <text:p>0.00143655</text:p>
          </table:table-cell>
          <table:table-cell/>
        </table:table-row>
        <table:table-row table:style-name="ro1">
          <table:table-cell office:value-type="float" office:value="0.00329243">
            <text:p>0.00329243</text:p>
          </table:table-cell>
          <table:table-cell office:value-type="float" office:value="0.00196145">
            <text:p>0.00196145</text:p>
          </table:table-cell>
          <table:table-cell office:value-type="float" office:value="0.001435">
            <text:p>0.00143500</text:p>
          </table:table-cell>
          <table:table-cell/>
        </table:table-row>
        <table:table-row table:style-name="ro1">
          <table:table-cell office:value-type="float" office:value="0.00777032">
            <text:p>0.00777032</text:p>
          </table:table-cell>
          <table:table-cell office:value-type="float" office:value="0.00492148">
            <text:p>0.00492148</text:p>
          </table:table-cell>
          <table:table-cell office:value-type="float" office:value="0.00349358">
            <text:p>0.00349358</text:p>
          </table:table-cell>
          <table:table-cell/>
        </table:table-row>
        <table:table-row table:style-name="ro1">
          <table:table-cell office:value-type="float" office:value="0.0058355">
            <text:p>0.00583550</text:p>
          </table:table-cell>
          <table:table-cell office:value-type="float" office:value="0.00370763">
            <text:p>0.00370763</text:p>
          </table:table-cell>
          <table:table-cell office:value-type="float" office:value="0.00268042">
            <text:p>0.00268042</text:p>
          </table:table-cell>
          <table:table-cell/>
        </table:table-row>
        <table:table-row table:style-name="ro1">
          <table:table-cell office:value-type="float" office:value="0.0106197">
            <text:p>0.01061970</text:p>
          </table:table-cell>
          <table:table-cell office:value-type="float" office:value="0.00593965">
            <text:p>0.00593965</text:p>
          </table:table-cell>
          <table:table-cell office:value-type="float" office:value="0.00461013">
            <text:p>0.00461013</text:p>
          </table:table-cell>
          <table:table-cell/>
        </table:table-row>
        <table:table-row table:style-name="ro1">
          <table:table-cell office:value-type="float" office:value="0.00235035">
            <text:p>0.00235035</text:p>
          </table:table-cell>
          <table:table-cell office:value-type="float" office:value="0.00662009">
            <text:p>0.00662009</text:p>
          </table:table-cell>
          <table:table-cell office:value-type="float" office:value="0.00721712">
            <text:p>0.00721712</text:p>
          </table:table-cell>
          <table:table-cell/>
        </table:table-row>
        <table:table-row table:style-name="ro1">
          <table:table-cell office:value-type="float" office:value="0.00235859">
            <text:p>0.00235859</text:p>
          </table:table-cell>
          <table:table-cell office:value-type="float" office:value="0.00428403">
            <text:p>0.00428403</text:p>
          </table:table-cell>
          <table:table-cell office:value-type="float" office:value="0.00275986">
            <text:p>0.00275986</text:p>
          </table:table-cell>
          <table:table-cell/>
        </table:table-row>
        <table:table-row table:style-name="ro1">
          <table:table-cell office:value-type="float" office:value="0.00266217">
            <text:p>0.00266217</text:p>
          </table:table-cell>
          <table:table-cell office:value-type="float" office:value="0.0025605">
            <text:p>0.00256050</text:p>
          </table:table-cell>
          <table:table-cell office:value-type="float" office:value="0.00194119">
            <text:p>0.00194119</text:p>
          </table:table-cell>
          <table:table-cell/>
        </table:table-row>
        <table:table-row table:style-name="ro1">
          <table:table-cell office:value-type="float" office:value="0.00306209">
            <text:p>0.00306209</text:p>
          </table:table-cell>
          <table:table-cell office:value-type="float" office:value="0.00256667">
            <text:p>0.00256667</text:p>
          </table:table-cell>
          <table:table-cell office:value-type="float" office:value="0.00204189">
            <text:p>0.00204189</text:p>
          </table:table-cell>
          <table:table-cell/>
        </table:table-row>
        <table:table-row table:style-name="ro1">
          <table:table-cell office:value-type="float" office:value="0.00305878">
            <text:p>0.00305878</text:p>
          </table:table-cell>
          <table:table-cell office:value-type="float" office:value="0.00255345">
            <text:p>0.00255345</text:p>
          </table:table-cell>
          <table:table-cell office:value-type="float" office:value="0.0019484">
            <text:p>0.00194840</text:p>
          </table:table-cell>
          <table:table-cell/>
        </table:table-row>
        <table:table-row table:style-name="ro1">
          <table:table-cell office:value-type="float" office:value="0.00337213">
            <text:p>0.00337213</text:p>
          </table:table-cell>
          <table:table-cell office:value-type="float" office:value="0.00245876">
            <text:p>0.00245876</text:p>
          </table:table-cell>
          <table:table-cell office:value-type="float" office:value="0.00215672">
            <text:p>0.00215672</text:p>
          </table:table-cell>
          <table:table-cell/>
        </table:table-row>
        <table:table-row table:style-name="ro1">
          <table:table-cell office:value-type="float" office:value="0.00184274">
            <text:p>0.00184274</text:p>
          </table:table-cell>
          <table:table-cell office:value-type="float" office:value="0.00113093">
            <text:p>0.00113093</text:p>
          </table:table-cell>
          <table:table-cell office:value-type="float" office:value="0.000723953">
            <text:p>0.00072395</text:p>
          </table:table-cell>
          <table:table-cell/>
        </table:table-row>
        <table:table-row table:style-name="ro1">
          <table:table-cell office:value-type="float" office:value="0.00092742">
            <text:p>0.00092742</text:p>
          </table:table-cell>
          <table:table-cell office:value-type="float" office:value="0.000724717">
            <text:p>0.00072472</text:p>
          </table:table-cell>
          <table:table-cell office:value-type="float" office:value="0.000619296">
            <text:p>0.00061930</text:p>
          </table:table-cell>
          <table:table-cell/>
        </table:table-row>
        <table:table-row table:style-name="ro1">
          <table:table-cell office:value-type="float" office:value="0.00317525">
            <text:p>0.00317525</text:p>
          </table:table-cell>
          <table:table-cell office:value-type="float" office:value="0.00185562">
            <text:p>0.00185562</text:p>
          </table:table-cell>
          <table:table-cell office:value-type="float" office:value="0.00144832">
            <text:p>0.00144832</text:p>
          </table:table-cell>
          <table:table-cell/>
        </table:table-row>
        <table:table-row table:style-name="ro1">
          <table:table-cell office:value-type="float" office:value="0.00327412">
            <text:p>0.00327412</text:p>
          </table:table-cell>
          <table:table-cell office:value-type="float" office:value="0.00195961">
            <text:p>0.00195961</text:p>
          </table:table-cell>
          <table:table-cell office:value-type="float" office:value="0.00143886">
            <text:p>0.00143886</text:p>
          </table:table-cell>
          <table:table-cell/>
        </table:table-row>
        <table:table-row table:style-name="ro1">
          <table:table-cell office:value-type="float" office:value="0.00775069">
            <text:p>0.00775069</text:p>
          </table:table-cell>
          <table:table-cell office:value-type="float" office:value="0.00492709">
            <text:p>0.00492709</text:p>
          </table:table-cell>
          <table:table-cell office:value-type="float" office:value="0.00348985">
            <text:p>0.00348985</text:p>
          </table:table-cell>
          <table:table-cell/>
        </table:table-row>
        <table:table-row table:style-name="ro1">
          <table:table-cell office:value-type="float" office:value="0.00604544">
            <text:p>0.00604544</text:p>
          </table:table-cell>
          <table:table-cell office:value-type="float" office:value="0.00370979">
            <text:p>0.00370979</text:p>
          </table:table-cell>
          <table:table-cell office:value-type="float" office:value="0.00267556">
            <text:p>0.00267556</text:p>
          </table:table-cell>
          <table:table-cell/>
        </table:table-row>
        <table:table-row table:style-name="ro1">
          <table:table-cell office:value-type="float" office:value="0.0107187">
            <text:p>0.01071870</text:p>
          </table:table-cell>
          <table:table-cell office:value-type="float" office:value="0.00603987">
            <text:p>0.00603987</text:p>
          </table:table-cell>
          <table:table-cell office:value-type="float" office:value="0.00460001">
            <text:p>0.00460001</text:p>
          </table:table-cell>
          <table:table-cell/>
        </table:table-row>
        <table:table-row table:style-name="ro1">
          <table:table-cell office:value-type="float" office:value="0.00224114">
            <text:p>0.00224114</text:p>
          </table:table-cell>
          <table:table-cell office:value-type="float" office:value="0.00672658">
            <text:p>0.00672658</text:p>
          </table:table-cell>
          <table:table-cell office:value-type="float" office:value="0.00748638">
            <text:p>0.00748638</text:p>
          </table:table-cell>
          <table:table-cell/>
        </table:table-row>
        <table:table-row table:style-name="ro1">
          <table:table-cell office:value-type="float" office:value="0.00205458">
            <text:p>0.00205458</text:p>
          </table:table-cell>
          <table:table-cell office:value-type="float" office:value="0.00439046">
            <text:p>0.00439046</text:p>
          </table:table-cell>
          <table:table-cell office:value-type="float" office:value="0.00282635">
            <text:p>0.00282635</text:p>
          </table:table-cell>
          <table:table-cell/>
        </table:table-row>
        <table:table-row table:style-name="ro1">
          <table:table-cell office:value-type="float" office:value="0.0027646">
            <text:p>0.00276460</text:p>
          </table:table-cell>
          <table:table-cell office:value-type="float" office:value="0.00245865">
            <text:p>0.00245865</text:p>
          </table:table-cell>
          <table:table-cell office:value-type="float" office:value="0.00194117">
            <text:p>0.00194117</text:p>
          </table:table-cell>
          <table:table-cell/>
        </table:table-row>
        <table:table-row table:style-name="ro1">
          <table:table-cell office:value-type="float" office:value="0.00305752">
            <text:p>0.00305752</text:p>
          </table:table-cell>
          <table:table-cell office:value-type="float" office:value="0.00256548">
            <text:p>0.00256548</text:p>
          </table:table-cell>
          <table:table-cell office:value-type="float" office:value="0.00204308">
            <text:p>0.00204308</text:p>
          </table:table-cell>
          <table:table-cell/>
        </table:table-row>
        <table:table-row table:style-name="ro1">
          <table:table-cell office:value-type="float" office:value="0.00306785">
            <text:p>0.00306785</text:p>
          </table:table-cell>
          <table:table-cell office:value-type="float" office:value="0.00256042">
            <text:p>0.00256042</text:p>
          </table:table-cell>
          <table:table-cell office:value-type="float" office:value="0.00204885">
            <text:p>0.00204885</text:p>
          </table:table-cell>
          <table:table-cell/>
        </table:table-row>
        <table:table-row table:style-name="ro1">
          <table:table-cell office:value-type="float" office:value="0.00337609">
            <text:p>0.00337609</text:p>
          </table:table-cell>
          <table:table-cell office:value-type="float" office:value="0.00245848">
            <text:p>0.00245848</text:p>
          </table:table-cell>
          <table:table-cell office:value-type="float" office:value="0.00217412">
            <text:p>0.00217412</text:p>
          </table:table-cell>
          <table:table-cell/>
        </table:table-row>
        <table:table-row table:style-name="ro1">
          <table:table-cell office:value-type="float" office:value="0.00194635">
            <text:p>0.00194635</text:p>
          </table:table-cell>
          <table:table-cell office:value-type="float" office:value="0.00123542">
            <text:p>0.00123542</text:p>
          </table:table-cell>
          <table:table-cell office:value-type="float" office:value="0.000727377">
            <text:p>0.00072738</text:p>
          </table:table-cell>
          <table:table-cell/>
        </table:table-row>
        <table:table-row table:style-name="ro1">
          <table:table-cell office:value-type="float" office:value="0.000925931">
            <text:p>0.00092593</text:p>
          </table:table-cell>
          <table:table-cell office:value-type="float" office:value="0.000723887">
            <text:p>0.00072389</text:p>
          </table:table-cell>
          <table:table-cell office:value-type="float" office:value="0.000416224">
            <text:p>0.00041622</text:p>
          </table:table-cell>
          <table:table-cell/>
        </table:table-row>
        <table:table-row table:style-name="ro1">
          <table:table-cell office:value-type="float" office:value="0.00308039">
            <text:p>0.00308039</text:p>
          </table:table-cell>
          <table:table-cell office:value-type="float" office:value="0.0019458">
            <text:p>0.00194580</text:p>
          </table:table-cell>
          <table:table-cell office:value-type="float" office:value="0.00138651">
            <text:p>0.00138651</text:p>
          </table:table-cell>
          <table:table-cell/>
        </table:table-row>
        <table:table-row table:style-name="ro1">
          <table:table-cell office:value-type="float" office:value="0.00328407">
            <text:p>0.00328407</text:p>
          </table:table-cell>
          <table:table-cell office:value-type="float" office:value="0.0019547">
            <text:p>0.00195470</text:p>
          </table:table-cell>
          <table:table-cell office:value-type="float" office:value="0.0013334">
            <text:p>0.00133340</text:p>
          </table:table-cell>
          <table:table-cell/>
        </table:table-row>
        <table:table-row table:style-name="ro1">
          <table:table-cell office:value-type="float" office:value="0.00581596">
            <text:p>0.00581596</text:p>
          </table:table-cell>
          <table:table-cell office:value-type="float" office:value="0.00410368">
            <text:p>0.00410368</text:p>
          </table:table-cell>
          <table:table-cell office:value-type="float" office:value="0.00289644">
            <text:p>0.00289644</text:p>
          </table:table-cell>
          <table:table-cell/>
        </table:table-row>
        <table:table-row table:style-name="ro1">
          <table:table-cell office:value-type="float" office:value="0.00500899">
            <text:p>0.00500899</text:p>
          </table:table-cell>
          <table:table-cell office:value-type="float" office:value="0.00339704">
            <text:p>0.00339704</text:p>
          </table:table-cell>
          <table:table-cell office:value-type="float" office:value="0.00238517">
            <text:p>0.00238517</text:p>
          </table:table-cell>
          <table:table-cell/>
        </table:table-row>
        <table:table-row table:style-name="ro1">
          <table:table-cell office:value-type="float" office:value="0.0109157">
            <text:p>0.01091570</text:p>
          </table:table-cell>
          <table:table-cell office:value-type="float" office:value="0.0061381">
            <text:p>0.00613810</text:p>
          </table:table-cell>
          <table:table-cell office:value-type="float" office:value="0.00459888">
            <text:p>0.00459888</text:p>
          </table:table-cell>
          <table:table-cell/>
        </table:table-row>
        <table:table-row table:style-name="ro1">
          <table:table-cell office:value-type="float" office:value="0.00234965">
            <text:p>0.00234965</text:p>
          </table:table-cell>
          <table:table-cell office:value-type="float" office:value="0.00672652">
            <text:p>0.00672652</text:p>
          </table:table-cell>
          <table:table-cell office:value-type="float" office:value="0.00742025">
            <text:p>0.00742025</text:p>
          </table:table-cell>
          <table:table-cell/>
        </table:table-row>
        <table:table-row table:style-name="ro1">
          <table:table-cell office:value-type="float" office:value="0.00216014">
            <text:p>0.00216014</text:p>
          </table:table-cell>
          <table:table-cell office:value-type="float" office:value="0.00439052">
            <text:p>0.00439052</text:p>
          </table:table-cell>
          <table:table-cell office:value-type="float" office:value="0.00274915">
            <text:p>0.00274915</text:p>
          </table:table-cell>
          <table:table-cell/>
        </table:table-row>
        <table:table-row table:style-name="ro1">
          <table:table-cell office:value-type="float" office:value="0.00276677">
            <text:p>0.00276677</text:p>
          </table:table-cell>
          <table:table-cell office:value-type="float" office:value="0.00245674">
            <text:p>0.00245674</text:p>
          </table:table-cell>
          <table:table-cell office:value-type="float" office:value="0.00194255">
            <text:p>0.00194255</text:p>
          </table:table-cell>
          <table:table-cell/>
        </table:table-row>
        <table:table-row table:style-name="ro1">
          <table:table-cell office:value-type="float" office:value="0.00306252">
            <text:p>0.00306252</text:p>
          </table:table-cell>
          <table:table-cell office:value-type="float" office:value="0.0025609">
            <text:p>0.00256090</text:p>
          </table:table-cell>
          <table:table-cell office:value-type="float" office:value="0.00204831">
            <text:p>0.00204831</text:p>
          </table:table-cell>
          <table:table-cell/>
        </table:table-row>
        <table:table-row table:style-name="ro1">
          <table:table-cell office:value-type="float" office:value="0.00296447">
            <text:p>0.00296447</text:p>
          </table:table-cell>
          <table:table-cell office:value-type="float" office:value="0.0025615">
            <text:p>0.00256150</text:p>
          </table:table-cell>
          <table:table-cell office:value-type="float" office:value="0.00193989">
            <text:p>0.00193989</text:p>
          </table:table-cell>
          <table:table-cell/>
        </table:table-row>
        <table:table-row table:style-name="ro1">
          <table:table-cell office:value-type="float" office:value="0.00347577">
            <text:p>0.00347577</text:p>
          </table:table-cell>
          <table:table-cell office:value-type="float" office:value="0.00256243">
            <text:p>0.00256243</text:p>
          </table:table-cell>
          <table:table-cell office:value-type="float" office:value="0.0021561">
            <text:p>0.00215610</text:p>
          </table:table-cell>
          <table:table-cell/>
        </table:table-row>
        <table:table-row table:style-name="ro1">
          <table:table-cell office:value-type="float" office:value="0.00183841">
            <text:p>0.00183841</text:p>
          </table:table-cell>
          <table:table-cell office:value-type="float" office:value="0.00123524">
            <text:p>0.00123524</text:p>
          </table:table-cell>
          <table:table-cell office:value-type="float" office:value="0.000729008">
            <text:p>0.00072901</text:p>
          </table:table-cell>
          <table:table-cell/>
        </table:table-row>
        <table:table-row table:style-name="ro1">
          <table:table-cell office:value-type="float" office:value="0.000923947">
            <text:p>0.00092395</text:p>
          </table:table-cell>
          <table:table-cell office:value-type="float" office:value="0.000725065">
            <text:p>0.00072507</text:p>
          </table:table-cell>
          <table:table-cell office:value-type="float" office:value="0.000418073">
            <text:p>0.00041807</text:p>
          </table:table-cell>
          <table:table-cell/>
        </table:table-row>
        <table:table-row table:style-name="ro1">
          <table:table-cell office:value-type="float" office:value="0.00318663">
            <text:p>0.00318663</text:p>
          </table:table-cell>
          <table:table-cell office:value-type="float" office:value="0.00184661">
            <text:p>0.00184661</text:p>
          </table:table-cell>
          <table:table-cell office:value-type="float" office:value="0.00143993">
            <text:p>0.00143993</text:p>
          </table:table-cell>
          <table:table-cell/>
        </table:table-row>
        <table:table-row table:style-name="ro1">
          <table:table-cell office:value-type="float" office:value="0.00318368">
            <text:p>0.00318368</text:p>
          </table:table-cell>
          <table:table-cell office:value-type="float" office:value="0.00196352">
            <text:p>0.00196352</text:p>
          </table:table-cell>
          <table:table-cell office:value-type="float" office:value="0.00133504">
            <text:p>0.00133504</text:p>
          </table:table-cell>
          <table:table-cell/>
        </table:table-row>
        <table:table-row table:style-name="ro1">
          <table:table-cell office:value-type="float" office:value="0.00736891">
            <text:p>0.00736891</text:p>
          </table:table-cell>
          <table:table-cell office:value-type="float" office:value="0.004817">
            <text:p>0.00481700</text:p>
          </table:table-cell>
          <table:table-cell office:value-type="float" office:value="0.0032852">
            <text:p>0.00328520</text:p>
          </table:table-cell>
          <table:table-cell/>
        </table:table-row>
        <table:table-row table:style-name="ro1">
          <table:table-cell office:value-type="float" office:value="0.00573687">
            <text:p>0.00573687</text:p>
          </table:table-cell>
          <table:table-cell office:value-type="float" office:value="0.00370935">
            <text:p>0.00370935</text:p>
          </table:table-cell>
          <table:table-cell office:value-type="float" office:value="0.00268008">
            <text:p>0.00268008</text:p>
          </table:table-cell>
          <table:table-cell/>
        </table:table-row>
        <table:table-row table:style-name="ro1">
          <table:table-cell office:value-type="float" office:value="0.0107219">
            <text:p>0.01072190</text:p>
          </table:table-cell>
          <table:table-cell office:value-type="float" office:value="0.0060511">
            <text:p>0.00605110</text:p>
          </table:table-cell>
          <table:table-cell office:value-type="float" office:value="0.00461059">
            <text:p>0.00461059</text:p>
          </table:table-cell>
          <table:table-cell/>
        </table:table-row>
        <table:table-row table:style-name="ro1">
          <table:table-cell office:value-type="float" office:value="0.0023523">
            <text:p>0.00235230</text:p>
          </table:table-cell>
          <table:table-cell office:value-type="float" office:value="0.00672727">
            <text:p>0.00672727</text:p>
          </table:table-cell>
          <table:table-cell office:value-type="float" office:value="0.00751687">
            <text:p>0.00751687</text:p>
          </table:table-cell>
          <table:table-cell/>
        </table:table-row>
        <table:table-row table:style-name="ro1">
          <table:table-cell office:value-type="float" office:value="0.00205678">
            <text:p>0.00205678</text:p>
          </table:table-cell>
          <table:table-cell office:value-type="float" office:value="0.00418553">
            <text:p>0.00418553</text:p>
          </table:table-cell>
          <table:table-cell office:value-type="float" office:value="0.00275133">
            <text:p>0.00275133</text:p>
          </table:table-cell>
          <table:table-cell/>
        </table:table-row>
        <table:table-row table:style-name="ro1">
          <table:table-cell office:value-type="float" office:value="0.0025587">
            <text:p>0.00255870</text:p>
          </table:table-cell>
          <table:table-cell office:value-type="float" office:value="0.0024574">
            <text:p>0.00245740</text:p>
          </table:table-cell>
          <table:table-cell office:value-type="float" office:value="0.00196523">
            <text:p>0.00196523</text:p>
          </table:table-cell>
          <table:table-cell/>
        </table:table-row>
        <table:table-row table:style-name="ro1">
          <table:table-cell office:value-type="float" office:value="0.00306729">
            <text:p>0.00306729</text:p>
          </table:table-cell>
          <table:table-cell office:value-type="float" office:value="0.00256713">
            <text:p>0.00256713</text:p>
          </table:table-cell>
          <table:table-cell office:value-type="float" office:value="0.00204494">
            <text:p>0.00204494</text:p>
          </table:table-cell>
          <table:table-cell/>
        </table:table-row>
        <table:table-row table:style-name="ro1">
          <table:table-cell office:value-type="float" office:value="0.0028637">
            <text:p>0.00286370</text:p>
          </table:table-cell>
          <table:table-cell office:value-type="float" office:value="0.00245731">
            <text:p>0.00245731</text:p>
          </table:table-cell>
          <table:table-cell office:value-type="float" office:value="0.00194455">
            <text:p>0.00194455</text:p>
          </table:table-cell>
          <table:table-cell/>
        </table:table-row>
        <table:table-row table:style-name="ro1">
          <table:table-cell office:value-type="float" office:value="0.00347863">
            <text:p>0.00347863</text:p>
          </table:table-cell>
          <table:table-cell office:value-type="float" office:value="0.00256009">
            <text:p>0.00256009</text:p>
          </table:table-cell>
          <table:table-cell office:value-type="float" office:value="0.00215331">
            <text:p>0.00215331</text:p>
          </table:table-cell>
          <table:table-cell/>
        </table:table-row>
        <table:table-row table:style-name="ro1">
          <table:table-cell office:value-type="float" office:value="0.00173554">
            <text:p>0.00173554</text:p>
          </table:table-cell>
          <table:table-cell office:value-type="float" office:value="0.00123533">
            <text:p>0.00123533</text:p>
          </table:table-cell>
          <table:table-cell office:value-type="float" office:value="0.000614616">
            <text:p>0.00061462</text:p>
          </table:table-cell>
          <table:table-cell/>
        </table:table-row>
        <table:table-row table:style-name="ro1">
          <table:table-cell office:value-type="float" office:value="0.000928002">
            <text:p>0.00092800</text:p>
          </table:table-cell>
          <table:table-cell office:value-type="float" office:value="0.000621544">
            <text:p>0.00062154</text:p>
          </table:table-cell>
          <table:table-cell office:value-type="float" office:value="0.000416327">
            <text:p>0.00041633</text:p>
          </table:table-cell>
          <table:table-cell/>
        </table:table-row>
        <table:table-row table:style-name="ro1">
          <table:table-cell office:value-type="float" office:value="0.00318515">
            <text:p>0.00318515</text:p>
          </table:table-cell>
          <table:table-cell office:value-type="float" office:value="0.00195962">
            <text:p>0.00195962</text:p>
          </table:table-cell>
          <table:table-cell office:value-type="float" office:value="0.00133114">
            <text:p>0.00133114</text:p>
          </table:table-cell>
          <table:table-cell/>
        </table:table-row>
        <table:table-row table:style-name="ro1">
          <table:table-cell office:value-type="float" office:value="0.00328985">
            <text:p>0.00328985</text:p>
          </table:table-cell>
          <table:table-cell office:value-type="float" office:value="0.00196382">
            <text:p>0.00196382</text:p>
          </table:table-cell>
          <table:table-cell office:value-type="float" office:value="0.00144238">
            <text:p>0.00144238</text:p>
          </table:table-cell>
          <table:table-cell/>
        </table:table-row>
        <table:table-row table:style-name="ro1">
          <table:table-cell office:value-type="float" office:value="0.0077736">
            <text:p>0.00777360</text:p>
          </table:table-cell>
          <table:table-cell office:value-type="float" office:value="0.004922">
            <text:p>0.00492200</text:p>
          </table:table-cell>
          <table:table-cell office:value-type="float" office:value="0.00349089">
            <text:p>0.00349089</text:p>
          </table:table-cell>
          <table:table-cell/>
        </table:table-row>
        <table:table-row table:style-name="ro1">
          <table:table-cell office:value-type="float" office:value="0.00583614">
            <text:p>0.00583614</text:p>
          </table:table-cell>
          <table:table-cell office:value-type="float" office:value="0.00370931">
            <text:p>0.00370931</text:p>
          </table:table-cell>
          <table:table-cell office:value-type="float" office:value="0.00268538">
            <text:p>0.00268538</text:p>
          </table:table-cell>
          <table:table-cell/>
        </table:table-row>
        <table:table-row table:style-name="ro1">
          <table:table-cell office:value-type="float" office:value="0.0107195">
            <text:p>0.01071950</text:p>
          </table:table-cell>
          <table:table-cell office:value-type="float" office:value="0.00605054">
            <text:p>0.00605054</text:p>
          </table:table-cell>
          <table:table-cell office:value-type="float" office:value="0.00461714">
            <text:p>0.00461714</text:p>
          </table:table-cell>
          <table:table-cell/>
        </table:table-row>
        <table:table-row table:style-name="ro1">
          <table:table-cell office:value-type="float" office:value="0.00245656">
            <text:p>0.00245656</text:p>
          </table:table-cell>
          <table:table-cell office:value-type="float" office:value="0.00662">
            <text:p>0.00662000</text:p>
          </table:table-cell>
          <table:table-cell office:value-type="float" office:value="0.00733797">
            <text:p>0.00733797</text:p>
          </table:table-cell>
          <table:table-cell/>
        </table:table-row>
        <table:table-row table:style-name="ro1">
          <table:table-cell office:value-type="float" office:value="0.00216148">
            <text:p>0.00216148</text:p>
          </table:table-cell>
          <table:table-cell office:value-type="float" office:value="0.00428807">
            <text:p>0.00428807</text:p>
          </table:table-cell>
          <table:table-cell office:value-type="float" office:value="0.00275931">
            <text:p>0.00275931</text:p>
          </table:table-cell>
          <table:table-cell/>
        </table:table-row>
        <table:table-row table:style-name="ro1">
          <table:table-cell office:value-type="float" office:value="0.00266488">
            <text:p>0.00266488</text:p>
          </table:table-cell>
          <table:table-cell office:value-type="float" office:value="0.00245579">
            <text:p>0.00245579</text:p>
          </table:table-cell>
          <table:table-cell office:value-type="float" office:value="0.00194155">
            <text:p>0.00194155</text:p>
          </table:table-cell>
          <table:table-cell/>
        </table:table-row>
        <table:table-row table:style-name="ro1">
          <table:table-cell office:value-type="float" office:value="0.0031675">
            <text:p>0.00316750</text:p>
          </table:table-cell>
          <table:table-cell office:value-type="float" office:value="0.00245654">
            <text:p>0.00245654</text:p>
          </table:table-cell>
          <table:table-cell office:value-type="float" office:value="0.00204946">
            <text:p>0.00204946</text:p>
          </table:table-cell>
          <table:table-cell/>
        </table:table-row>
        <table:table-row table:style-name="ro1">
          <table:table-cell office:value-type="float" office:value="0.00305607">
            <text:p>0.00305607</text:p>
          </table:table-cell>
          <table:table-cell office:value-type="float" office:value="0.00256302">
            <text:p>0.00256302</text:p>
          </table:table-cell>
          <table:table-cell office:value-type="float" office:value="0.00205273">
            <text:p>0.00205273</text:p>
          </table:table-cell>
          <table:table-cell/>
        </table:table-row>
        <table:table-row table:style-name="ro1">
          <table:table-cell office:value-type="float" office:value="0.00335945">
            <text:p>0.00335945</text:p>
          </table:table-cell>
          <table:table-cell office:value-type="float" office:value="0.00245516">
            <text:p>0.00245516</text:p>
          </table:table-cell>
          <table:table-cell office:value-type="float" office:value="0.00215226">
            <text:p>0.00215226</text:p>
          </table:table-cell>
          <table:table-cell/>
        </table:table-row>
        <table:table-row table:style-name="ro1">
          <table:table-cell office:value-type="float" office:value="0.0019474">
            <text:p>0.00194740</text:p>
          </table:table-cell>
          <table:table-cell office:value-type="float" office:value="0.00113326">
            <text:p>0.00113326</text:p>
          </table:table-cell>
          <table:table-cell office:value-type="float" office:value="0.000723916">
            <text:p>0.00072392</text:p>
          </table:table-cell>
          <table:table-cell/>
        </table:table-row>
        <table:table-row table:style-name="ro1">
          <table:table-cell office:value-type="float" office:value="0.000926045">
            <text:p>0.00092605</text:p>
          </table:table-cell>
          <table:table-cell office:value-type="float" office:value="0.000725547">
            <text:p>0.00072555</text:p>
          </table:table-cell>
          <table:table-cell office:value-type="float" office:value="0.000412882">
            <text:p>0.00041288</text:p>
          </table:table-cell>
          <table:table-cell/>
        </table:table-row>
        <table:table-row table:style-name="ro1">
          <table:table-cell office:value-type="float" office:value="0.00328168">
            <text:p>0.00328168</text:p>
          </table:table-cell>
          <table:table-cell office:value-type="float" office:value="0.0019553">
            <text:p>0.00195530</text:p>
          </table:table-cell>
          <table:table-cell office:value-type="float" office:value="0.00144394">
            <text:p>0.00144394</text:p>
          </table:table-cell>
          <table:table-cell/>
        </table:table-row>
        <table:table-row table:style-name="ro1">
          <table:table-cell office:value-type="float" office:value="0.00328833">
            <text:p>0.00328833</text:p>
          </table:table-cell>
          <table:table-cell office:value-type="float" office:value="0.00196536">
            <text:p>0.00196536</text:p>
          </table:table-cell>
          <table:table-cell office:value-type="float" office:value="0.00144538">
            <text:p>0.00144538</text:p>
          </table:table-cell>
          <table:table-cell/>
        </table:table-row>
        <table:table-row table:style-name="ro1">
          <table:table-cell office:value-type="float" office:value="0.00766633">
            <text:p>0.00766633</text:p>
          </table:table-cell>
          <table:table-cell office:value-type="float" office:value="0.00492969">
            <text:p>0.00492969</text:p>
          </table:table-cell>
          <table:table-cell office:value-type="float" office:value="0.00349717">
            <text:p>0.00349717</text:p>
          </table:table-cell>
          <table:table-cell/>
        </table:table-row>
        <table:table-row table:style-name="ro1">
          <table:table-cell office:value-type="float" office:value="0.00592925">
            <text:p>0.00592925</text:p>
          </table:table-cell>
          <table:table-cell office:value-type="float" office:value="0.00370455">
            <text:p>0.00370455</text:p>
          </table:table-cell>
          <table:table-cell office:value-type="float" office:value="0.00269344">
            <text:p>0.00269344</text:p>
          </table:table-cell>
          <table:table-cell/>
        </table:table-row>
        <table:table-row table:style-name="ro1">
          <table:table-cell office:value-type="float" office:value="0.010815">
            <text:p>0.01081500</text:p>
          </table:table-cell>
          <table:table-cell office:value-type="float" office:value="0.00613898">
            <text:p>0.00613898</text:p>
          </table:table-cell>
          <table:table-cell office:value-type="float" office:value="0.00461477">
            <text:p>0.00461477</text:p>
          </table:table-cell>
          <table:table-cell/>
        </table:table-row>
        <table:table-row table:style-name="ro1">
          <table:table-cell office:value-type="float" office:value="0.00245508">
            <text:p>0.00245508</text:p>
          </table:table-cell>
          <table:table-cell office:value-type="float" office:value="0.0067278">
            <text:p>0.00672780</text:p>
          </table:table-cell>
          <table:table-cell office:value-type="float" office:value="0.00754711">
            <text:p>0.00754711</text:p>
          </table:table-cell>
          <table:table-cell/>
        </table:table-row>
        <table:table-row table:style-name="ro1">
          <table:table-cell office:value-type="float" office:value="0.00216006">
            <text:p>0.00216006</text:p>
          </table:table-cell>
          <table:table-cell office:value-type="float" office:value="0.00438926">
            <text:p>0.00438926</text:p>
          </table:table-cell>
          <table:table-cell office:value-type="float" office:value="0.00286821">
            <text:p>0.00286821</text:p>
          </table:table-cell>
          <table:table-cell/>
        </table:table-row>
        <table:table-row table:style-name="ro1">
          <table:table-cell office:value-type="float" office:value="0.00266125">
            <text:p>0.00266125</text:p>
          </table:table-cell>
          <table:table-cell office:value-type="float" office:value="0.00245836">
            <text:p>0.00245836</text:p>
          </table:table-cell>
          <table:table-cell office:value-type="float" office:value="0.00194862">
            <text:p>0.00194862</text:p>
          </table:table-cell>
          <table:table-cell/>
        </table:table-row>
        <table:table-row table:style-name="ro1">
          <table:table-cell office:value-type="float" office:value="0.00306446">
            <text:p>0.00306446</text:p>
          </table:table-cell>
          <table:table-cell office:value-type="float" office:value="0.00256498">
            <text:p>0.00256498</text:p>
          </table:table-cell>
          <table:table-cell office:value-type="float" office:value="0.00215741">
            <text:p>0.00215741</text:p>
          </table:table-cell>
          <table:table-cell/>
        </table:table-row>
        <table:table-row table:style-name="ro1">
          <table:table-cell office:value-type="float" office:value="0.00307117">
            <text:p>0.00307117</text:p>
          </table:table-cell>
          <table:table-cell office:value-type="float" office:value="0.00305007">
            <text:p>0.00305007</text:p>
          </table:table-cell>
          <table:table-cell office:value-type="float" office:value="0.0019749">
            <text:p>0.00197490</text:p>
          </table:table-cell>
          <table:table-cell/>
        </table:table-row>
        <table:table-row table:style-name="ro1">
          <table:table-cell office:value-type="float" office:value="0.00348342">
            <text:p>0.00348342</text:p>
          </table:table-cell>
          <table:table-cell office:value-type="float" office:value="0.00256067">
            <text:p>0.00256067</text:p>
          </table:table-cell>
          <table:table-cell office:value-type="float" office:value="0.00215546">
            <text:p>0.00215546</text:p>
          </table:table-cell>
          <table:table-cell/>
        </table:table-row>
        <table:table-row table:style-name="ro1">
          <table:table-cell office:value-type="float" office:value="0.00184168">
            <text:p>0.00184168</text:p>
          </table:table-cell>
          <table:table-cell office:value-type="float" office:value="0.00113092">
            <text:p>0.00113092</text:p>
          </table:table-cell>
          <table:table-cell office:value-type="float" office:value="0.00072438">
            <text:p>0.00072438</text:p>
          </table:table-cell>
          <table:table-cell/>
        </table:table-row>
        <table:table-row table:style-name="ro1">
          <table:table-cell office:value-type="float" office:value="0.000928626">
            <text:p>0.00092863</text:p>
          </table:table-cell>
          <table:table-cell office:value-type="float" office:value="0.00072419">
            <text:p>0.00072419</text:p>
          </table:table-cell>
          <table:table-cell office:value-type="float" office:value="0.000409305">
            <text:p>0.00040931</text:p>
          </table:table-cell>
          <table:table-cell/>
        </table:table-row>
        <table:table-row table:style-name="ro1">
          <table:table-cell office:value-type="float" office:value="0.00318628">
            <text:p>0.00318628</text:p>
          </table:table-cell>
          <table:table-cell office:value-type="float" office:value="0.00184902">
            <text:p>0.00184902</text:p>
          </table:table-cell>
          <table:table-cell office:value-type="float" office:value="0.00146323">
            <text:p>0.00146323</text:p>
          </table:table-cell>
          <table:table-cell/>
        </table:table-row>
        <table:table-row table:style-name="ro1">
          <table:table-cell office:value-type="float" office:value="0.00328412">
            <text:p>0.00328412</text:p>
          </table:table-cell>
          <table:table-cell office:value-type="float" office:value="0.00206541">
            <text:p>0.00206541</text:p>
          </table:table-cell>
          <table:table-cell office:value-type="float" office:value="0.00135252">
            <text:p>0.00135252</text:p>
          </table:table-cell>
          <table:table-cell/>
        </table:table-row>
        <table:table-row table:style-name="ro1">
          <table:table-cell office:value-type="float" office:value="0.00614221">
            <text:p>0.00614221</text:p>
          </table:table-cell>
          <table:table-cell office:value-type="float" office:value="0.0042132">
            <text:p>0.00421320</text:p>
          </table:table-cell>
          <table:table-cell office:value-type="float" office:value="0.00289016">
            <text:p>0.00289016</text:p>
          </table:table-cell>
          <table:table-cell/>
        </table:table-row>
        <table:table-row table:style-name="ro1">
          <table:table-cell office:value-type="float" office:value="0.00531254">
            <text:p>0.00531254</text:p>
          </table:table-cell>
          <table:table-cell office:value-type="float" office:value="0.00350496">
            <text:p>0.00350496</text:p>
          </table:table-cell>
          <table:table-cell office:value-type="float" office:value="0.0024699">
            <text:p>0.00246990</text:p>
          </table:table-cell>
          <table:table-cell/>
        </table:table-row>
        <table:table-row table:style-name="ro1">
          <table:table-cell office:value-type="float" office:value="0.0107737">
            <text:p>0.01077370</text:p>
          </table:table-cell>
          <table:table-cell office:value-type="float" office:value="0.00615088">
            <text:p>0.00615088</text:p>
          </table:table-cell>
          <table:table-cell office:value-type="float" office:value="0.00460437">
            <text:p>0.00460437</text:p>
          </table:table-cell>
          <table:table-cell/>
        </table:table-row>
        <table:table-row table:style-name="ro1">
          <table:table-cell office:value-type="float" office:value="0.00235397">
            <text:p>0.00235397</text:p>
          </table:table-cell>
          <table:table-cell office:value-type="float" office:value="0.0066234">
            <text:p>0.00662340</text:p>
          </table:table-cell>
          <table:table-cell office:value-type="float" office:value="0.00723258">
            <text:p>0.00723258</text:p>
          </table:table-cell>
          <table:table-cell/>
        </table:table-row>
        <table:table-row table:style-name="ro1">
          <table:table-cell office:value-type="float" office:value="0.00205573">
            <text:p>0.00205573</text:p>
          </table:table-cell>
          <table:table-cell office:value-type="float" office:value="0.00428513">
            <text:p>0.00428513</text:p>
          </table:table-cell>
          <table:table-cell office:value-type="float" office:value="0.0027547">
            <text:p>0.00275470</text:p>
          </table:table-cell>
          <table:table-cell/>
        </table:table-row>
        <table:table-row table:style-name="ro1">
          <table:table-cell office:value-type="float" office:value="0.00276165">
            <text:p>0.00276165</text:p>
          </table:table-cell>
          <table:table-cell office:value-type="float" office:value="0.0025616">
            <text:p>0.00256160</text:p>
          </table:table-cell>
          <table:table-cell office:value-type="float" office:value="0.00194241">
            <text:p>0.00194241</text:p>
          </table:table-cell>
          <table:table-cell/>
        </table:table-row>
        <table:table-row table:style-name="ro1">
          <table:table-cell office:value-type="float" office:value="0.00317084">
            <text:p>0.00317084</text:p>
          </table:table-cell>
          <table:table-cell office:value-type="float" office:value="0.0025608">
            <text:p>0.00256080</text:p>
          </table:table-cell>
          <table:table-cell office:value-type="float" office:value="0.00204355">
            <text:p>0.00204355</text:p>
          </table:table-cell>
          <table:table-cell/>
        </table:table-row>
        <table:table-row table:style-name="ro1">
          <table:table-cell office:value-type="float" office:value="0.00285672">
            <text:p>0.00285672</text:p>
          </table:table-cell>
          <table:table-cell office:value-type="float" office:value="0.00245424">
            <text:p>0.00245424</text:p>
          </table:table-cell>
          <table:table-cell office:value-type="float" office:value="0.00194259">
            <text:p>0.00194259</text:p>
          </table:table-cell>
          <table:table-cell/>
        </table:table-row>
        <table:table-row table:style-name="ro1">
          <table:table-cell office:value-type="float" office:value="0.00337651">
            <text:p>0.00337651</text:p>
          </table:table-cell>
          <table:table-cell office:value-type="float" office:value="0.00245301">
            <text:p>0.00245301</text:p>
          </table:table-cell>
          <table:table-cell office:value-type="float" office:value="0.00255845">
            <text:p>0.00255845</text:p>
          </table:table-cell>
          <table:table-cell/>
        </table:table-row>
        <table:table-row table:style-name="ro1">
          <table:table-cell office:value-type="float" office:value="0.00184424">
            <text:p>0.00184424</text:p>
          </table:table-cell>
          <table:table-cell office:value-type="float" office:value="0.00112279">
            <text:p>0.00112279</text:p>
          </table:table-cell>
          <table:table-cell office:value-type="float" office:value="0.000724398">
            <text:p>0.00072440</text:p>
          </table:table-cell>
          <table:table-cell/>
        </table:table-row>
        <table:table-row table:style-name="ro1">
          <table:table-cell office:value-type="float" office:value="0.000927626">
            <text:p>0.00092763</text:p>
          </table:table-cell>
          <table:table-cell office:value-type="float" office:value="0.000723688">
            <text:p>0.00072369</text:p>
          </table:table-cell>
          <table:table-cell office:value-type="float" office:value="0.000413368">
            <text:p>0.00041337</text:p>
          </table:table-cell>
          <table:table-cell/>
        </table:table-row>
        <table:table-row table:style-name="ro1">
          <table:table-cell office:value-type="float" office:value="0.00318806">
            <text:p>0.00318806</text:p>
          </table:table-cell>
          <table:table-cell office:value-type="float" office:value="0.00195279">
            <text:p>0.00195279</text:p>
          </table:table-cell>
          <table:table-cell office:value-type="float" office:value="0.00133456">
            <text:p>0.00133456</text:p>
          </table:table-cell>
          <table:table-cell/>
        </table:table-row>
        <table:table-row table:style-name="ro1">
          <table:table-cell office:value-type="float" office:value="0.00317924">
            <text:p>0.00317924</text:p>
          </table:table-cell>
          <table:table-cell office:value-type="float" office:value="0.00196203">
            <text:p>0.00196203</text:p>
          </table:table-cell>
          <table:table-cell office:value-type="float" office:value="0.00144122">
            <text:p>0.00144122</text:p>
          </table:table-cell>
          <table:table-cell/>
        </table:table-row>
        <table:table-row table:style-name="ro1">
          <table:table-cell office:value-type="float" office:value="0.00705774">
            <text:p>0.00705774</text:p>
          </table:table-cell>
          <table:table-cell office:value-type="float" office:value="0.0046194">
            <text:p>0.00461940</text:p>
          </table:table-cell>
          <table:table-cell office:value-type="float" office:value="0.00330225">
            <text:p>0.00330225</text:p>
          </table:table-cell>
          <table:table-cell/>
        </table:table-row>
        <table:table-row table:style-name="ro1">
          <table:table-cell office:value-type="float" office:value="0.00563632">
            <text:p>0.00563632</text:p>
          </table:table-cell>
          <table:table-cell office:value-type="float" office:value="0.00349823">
            <text:p>0.00349823</text:p>
          </table:table-cell>
          <table:table-cell office:value-type="float" office:value="0.00257882">
            <text:p>0.00257882</text:p>
          </table:table-cell>
          <table:table-cell/>
        </table:table-row>
        <table:table-row table:style-name="ro1">
          <table:table-cell office:value-type="float" office:value="0.0107195">
            <text:p>0.01071950</text:p>
          </table:table-cell>
          <table:table-cell office:value-type="float" office:value="0.00593881">
            <text:p>0.00593881</text:p>
          </table:table-cell>
          <table:table-cell office:value-type="float" office:value="0.00460554">
            <text:p>0.00460554</text:p>
          </table:table-cell>
          <table:table-cell/>
        </table:table-row>
        <table:table-row table:style-name="ro1">
          <table:table-cell office:value-type="float" office:value="0.00235292">
            <text:p>0.00235292</text:p>
          </table:table-cell>
          <table:table-cell office:value-type="float" office:value="0.00672498">
            <text:p>0.00672498</text:p>
          </table:table-cell>
          <table:table-cell office:value-type="float" office:value="0.00752331">
            <text:p>0.00752331</text:p>
          </table:table-cell>
          <table:table-cell/>
        </table:table-row>
        <table:table-row table:style-name="ro1">
          <table:table-cell office:value-type="float" office:value="0.00205027">
            <text:p>0.00205027</text:p>
          </table:table-cell>
          <table:table-cell office:value-type="float" office:value="0.00418144">
            <text:p>0.00418144</text:p>
          </table:table-cell>
          <table:table-cell office:value-type="float" office:value="0.00275656">
            <text:p>0.00275656</text:p>
          </table:table-cell>
          <table:table-cell/>
        </table:table-row>
        <table:table-row table:style-name="ro1">
          <table:table-cell office:value-type="float" office:value="0.00266315">
            <text:p>0.00266315</text:p>
          </table:table-cell>
          <table:table-cell office:value-type="float" office:value="0.00245278">
            <text:p>0.00245278</text:p>
          </table:table-cell>
          <table:table-cell office:value-type="float" office:value="0.002048">
            <text:p>0.00204800</text:p>
          </table:table-cell>
          <table:table-cell/>
        </table:table-row>
        <table:table-row table:style-name="ro1">
          <table:table-cell office:value-type="float" office:value="0.00306598">
            <text:p>0.00306598</text:p>
          </table:table-cell>
          <table:table-cell office:value-type="float" office:value="0.00245498">
            <text:p>0.00245498</text:p>
          </table:table-cell>
          <table:table-cell office:value-type="float" office:value="0.00214501">
            <text:p>0.00214501</text:p>
          </table:table-cell>
          <table:table-cell/>
        </table:table-row>
        <table:table-row table:style-name="ro1">
          <table:table-cell office:value-type="float" office:value="0.00296816">
            <text:p>0.00296816</text:p>
          </table:table-cell>
          <table:table-cell office:value-type="float" office:value="0.00256247">
            <text:p>0.00256247</text:p>
          </table:table-cell>
          <table:table-cell office:value-type="float" office:value="0.00205349">
            <text:p>0.00205349</text:p>
          </table:table-cell>
          <table:table-cell/>
        </table:table-row>
        <table:table-row table:style-name="ro1">
          <table:table-cell office:value-type="float" office:value="0.00337394">
            <text:p>0.00337394</text:p>
          </table:table-cell>
          <table:table-cell office:value-type="float" office:value="0.00245104">
            <text:p>0.00245104</text:p>
          </table:table-cell>
          <table:table-cell office:value-type="float" office:value="0.00215283">
            <text:p>0.00215283</text:p>
          </table:table-cell>
          <table:table-cell/>
        </table:table-row>
        <table:table-row table:style-name="ro1">
          <table:table-cell office:value-type="float" office:value="0.00184477">
            <text:p>0.00184477</text:p>
          </table:table-cell>
          <table:table-cell office:value-type="float" office:value="0.00123435">
            <text:p>0.00123435</text:p>
          </table:table-cell>
          <table:table-cell office:value-type="float" office:value="0.00124089">
            <text:p>0.00124089</text:p>
          </table:table-cell>
          <table:table-cell/>
        </table:table-row>
        <table:table-row table:style-name="ro1">
          <table:table-cell office:value-type="float" office:value="0.000923729">
            <text:p>0.00092373</text:p>
          </table:table-cell>
          <table:table-cell office:value-type="float" office:value="0.000725534">
            <text:p>0.00072553</text:p>
          </table:table-cell>
          <table:table-cell office:value-type="float" office:value="0.00041396">
            <text:p>0.00041396</text:p>
          </table:table-cell>
          <table:table-cell/>
        </table:table-row>
        <table:table-row table:style-name="ro1">
          <table:table-cell office:value-type="float" office:value="0.00318533">
            <text:p>0.00318533</text:p>
          </table:table-cell>
          <table:table-cell office:value-type="float" office:value="0.00195546">
            <text:p>0.00195546</text:p>
          </table:table-cell>
          <table:table-cell office:value-type="float" office:value="0.00134278">
            <text:p>0.00134278</text:p>
          </table:table-cell>
          <table:table-cell/>
        </table:table-row>
        <table:table-row table:style-name="ro1">
          <table:table-cell office:value-type="float" office:value="0.00318198">
            <text:p>0.00318198</text:p>
          </table:table-cell>
          <table:table-cell office:value-type="float" office:value="0.00196265">
            <text:p>0.00196265</text:p>
          </table:table-cell>
          <table:table-cell office:value-type="float" office:value="0.00144527">
            <text:p>0.00144527</text:p>
          </table:table-cell>
          <table:table-cell/>
        </table:table-row>
        <table:table-row table:style-name="ro1">
          <table:table-cell office:value-type="float" office:value="0.00784274">
            <text:p>0.00784274</text:p>
          </table:table-cell>
          <table:table-cell office:value-type="float" office:value="0.00502536">
            <text:p>0.00502536</text:p>
          </table:table-cell>
          <table:table-cell office:value-type="float" office:value="0.00359494">
            <text:p>0.00359494</text:p>
          </table:table-cell>
          <table:table-cell/>
        </table:table-row>
        <table:table-row table:style-name="ro1">
          <table:table-cell office:value-type="float" office:value="0.00594807">
            <text:p>0.00594807</text:p>
          </table:table-cell>
          <table:table-cell office:value-type="float" office:value="0.00360411">
            <text:p>0.00360411</text:p>
          </table:table-cell>
          <table:table-cell office:value-type="float" office:value="0.00268756">
            <text:p>0.00268756</text:p>
          </table:table-cell>
          <table:table-cell/>
        </table:table-row>
        <table:table-row table:style-name="ro1">
          <table:table-cell office:value-type="float" office:value="0.0106177">
            <text:p>0.01061770</text:p>
          </table:table-cell>
          <table:table-cell office:value-type="float" office:value="0.00593907">
            <text:p>0.00593907</text:p>
          </table:table-cell>
          <table:table-cell office:value-type="float" office:value="0.00462592">
            <text:p>0.00462592</text:p>
          </table:table-cell>
          <table:table-cell/>
        </table:table-row>
        <table:table-row table:style-name="ro1">
          <table:table-cell office:value-type="float" office:value="0.00235038">
            <text:p>0.00235038</text:p>
          </table:table-cell>
          <table:table-cell office:value-type="float" office:value="0.00672406">
            <text:p>0.00672406</text:p>
          </table:table-cell>
          <table:table-cell office:value-type="float" office:value="0.00753875">
            <text:p>0.00753875</text:p>
          </table:table-cell>
          <table:table-cell/>
        </table:table-row>
        <table:table-row table:style-name="ro1">
          <table:table-cell office:value-type="float" office:value="0.00216085">
            <text:p>0.00216085</text:p>
          </table:table-cell>
          <table:table-cell office:value-type="float" office:value="0.00439041">
            <text:p>0.00439041</text:p>
          </table:table-cell>
          <table:table-cell office:value-type="float" office:value="0.0028632">
            <text:p>0.00286320</text:p>
          </table:table-cell>
          <table:table-cell/>
        </table:table-row>
        <table:table-row table:style-name="ro1">
          <table:table-cell office:value-type="float" office:value="0.00266745">
            <text:p>0.00266745</text:p>
          </table:table-cell>
          <table:table-cell office:value-type="float" office:value="0.00245807">
            <text:p>0.00245807</text:p>
          </table:table-cell>
          <table:table-cell office:value-type="float" office:value="0.00194777">
            <text:p>0.00194777</text:p>
          </table:table-cell>
          <table:table-cell/>
        </table:table-row>
        <table:table-row table:style-name="ro1">
          <table:table-cell office:value-type="float" office:value="0.00307008">
            <text:p>0.00307008</text:p>
          </table:table-cell>
          <table:table-cell office:value-type="float" office:value="0.00245676">
            <text:p>0.00245676</text:p>
          </table:table-cell>
          <table:table-cell office:value-type="float" office:value="0.00204529">
            <text:p>0.00204529</text:p>
          </table:table-cell>
          <table:table-cell/>
        </table:table-row>
        <table:table-row table:style-name="ro1">
          <table:table-cell office:value-type="float" office:value="0.0029679">
            <text:p>0.00296790</text:p>
          </table:table-cell>
          <table:table-cell office:value-type="float" office:value="0.00256402">
            <text:p>0.00256402</text:p>
          </table:table-cell>
          <table:table-cell office:value-type="float" office:value="0.00205281">
            <text:p>0.00205281</text:p>
          </table:table-cell>
          <table:table-cell/>
        </table:table-row>
        <table:table-row table:style-name="ro1">
          <table:table-cell office:value-type="float" office:value="0.00338012">
            <text:p>0.00338012</text:p>
          </table:table-cell>
          <table:table-cell office:value-type="float" office:value="0.00256201">
            <text:p>0.00256201</text:p>
          </table:table-cell>
          <table:table-cell office:value-type="float" office:value="0.00215894">
            <text:p>0.00215894</text:p>
          </table:table-cell>
          <table:table-cell/>
        </table:table-row>
        <table:table-row table:style-name="ro1">
          <table:table-cell office:value-type="float" office:value="0.00184424">
            <text:p>0.00184424</text:p>
          </table:table-cell>
          <table:table-cell office:value-type="float" office:value="0.00112745">
            <text:p>0.00112745</text:p>
          </table:table-cell>
          <table:table-cell office:value-type="float" office:value="0.000727128">
            <text:p>0.00072713</text:p>
          </table:table-cell>
          <table:table-cell/>
        </table:table-row>
        <table:table-row table:style-name="ro1">
          <table:table-cell office:value-type="float" office:value="0.000929915">
            <text:p>0.00092992</text:p>
          </table:table-cell>
          <table:table-cell office:value-type="float" office:value="0.000617353">
            <text:p>0.00061735</text:p>
          </table:table-cell>
          <table:table-cell office:value-type="float" office:value="0.00052084">
            <text:p>0.00052084</text:p>
          </table:table-cell>
          <table:table-cell/>
        </table:table-row>
        <table:table-row table:style-name="ro1">
          <table:table-cell office:value-type="float" office:value="0.00317523">
            <text:p>0.00317523</text:p>
          </table:table-cell>
          <table:table-cell office:value-type="float" office:value="0.00185116">
            <text:p>0.00185116</text:p>
          </table:table-cell>
          <table:table-cell office:value-type="float" office:value="0.00144499">
            <text:p>0.00144499</text:p>
          </table:table-cell>
          <table:table-cell/>
        </table:table-row>
        <table:table-row table:style-name="ro1">
          <table:table-cell office:value-type="float" office:value="0.00317403">
            <text:p>0.00317403</text:p>
          </table:table-cell>
          <table:table-cell office:value-type="float" office:value="0.00195974">
            <text:p>0.00195974</text:p>
          </table:table-cell>
          <table:table-cell office:value-type="float" office:value="0.00144825">
            <text:p>0.00144825</text:p>
          </table:table-cell>
          <table:table-cell/>
        </table:table-row>
        <table:table-row table:style-name="ro1">
          <table:table-cell office:value-type="float" office:value="0.007778">
            <text:p>0.00777800</text:p>
          </table:table-cell>
          <table:table-cell office:value-type="float" office:value="0.00492158">
            <text:p>0.00492158</text:p>
          </table:table-cell>
          <table:table-cell office:value-type="float" office:value="0.0051309">
            <text:p>0.00513090</text:p>
          </table:table-cell>
          <table:table-cell/>
        </table:table-row>
        <table:table-row table:style-name="ro1">
          <table:table-cell office:value-type="float" office:value="0.00604814">
            <text:p>0.00604814</text:p>
          </table:table-cell>
          <table:table-cell office:value-type="float" office:value="0.00370791">
            <text:p>0.00370791</text:p>
          </table:table-cell>
          <table:table-cell office:value-type="float" office:value="0.0038244">
            <text:p>0.00382440</text:p>
          </table:table-cell>
          <table:table-cell/>
        </table:table-row>
        <table:table-row table:style-name="ro1">
          <table:table-cell office:value-type="float" office:value="0.0108316">
            <text:p>0.01083160</text:p>
          </table:table-cell>
          <table:table-cell office:value-type="float" office:value="0.00594276">
            <text:p>0.00594276</text:p>
          </table:table-cell>
          <table:table-cell office:value-type="float" office:value="0.00465219">
            <text:p>0.00465219</text:p>
          </table:table-cell>
          <table:table-cell/>
        </table:table-row>
        <table:table-row table:style-name="ro1" table:number-rows-repeated="653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4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float" office:value="0.00224659">
            <text:p>0.00224659</text:p>
          </table:table-cell>
          <table:table-cell office:value-type="float" office:value="0.00204546">
            <text:p>0.00204546</text:p>
          </table:table-cell>
          <table:table-cell office:value-type="float" office:value="0.00183491">
            <text:p>0.00183491</text:p>
          </table:table-cell>
          <table:table-cell>
            <draw:frame table:end-cell-address="Sheet4.V33" table:end-x="2.119cm" table:end-y="0.08cm" draw:z-index="0" draw:style-name="gr1" svg:width="42.653cm" svg:height="14.369cm" svg:x="0.112cm" svg:y="0.106cm">
              <draw:object draw:notify-on-update-of-ranges="Sheet4.A1:Sheet4.A208 Sheet4.B1:Sheet4.B208 Sheet4.C1:Sheet4.C20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.00215281">
            <text:p>0.00215281</text:p>
          </table:table-cell>
          <table:table-cell office:value-type="float" office:value="0.00164466">
            <text:p>0.00164466</text:p>
          </table:table-cell>
          <table:table-cell office:value-type="float" office:value="0.0010238">
            <text:p>0.00102380</text:p>
          </table:table-cell>
          <table:table-cell/>
        </table:table-row>
        <table:table-row table:style-name="ro1">
          <table:table-cell office:value-type="float" office:value="0.00297107">
            <text:p>0.00297107</text:p>
          </table:table-cell>
          <table:table-cell office:value-type="float" office:value="0.00184919">
            <text:p>0.00184919</text:p>
          </table:table-cell>
          <table:table-cell office:value-type="float" office:value="0.00123546">
            <text:p>0.00123546</text:p>
          </table:table-cell>
          <table:table-cell/>
        </table:table-row>
        <table:table-row table:style-name="ro1">
          <table:table-cell office:value-type="float" office:value="0.00306175">
            <text:p>0.00306175</text:p>
          </table:table-cell>
          <table:table-cell office:value-type="float" office:value="0.00184665">
            <text:p>0.00184665</text:p>
          </table:table-cell>
          <table:table-cell office:value-type="float" office:value="0.0013317">
            <text:p>0.00133170</text:p>
          </table:table-cell>
          <table:table-cell/>
        </table:table-row>
        <table:table-row table:style-name="ro1">
          <table:table-cell office:value-type="float" office:value="0.00327517">
            <text:p>0.00327517</text:p>
          </table:table-cell>
          <table:table-cell office:value-type="float" office:value="0.00195163">
            <text:p>0.00195163</text:p>
          </table:table-cell>
          <table:table-cell office:value-type="float" office:value="0.00133723">
            <text:p>0.00133723</text:p>
          </table:table-cell>
          <table:table-cell/>
        </table:table-row>
        <table:table-row table:style-name="ro1">
          <table:table-cell office:value-type="float" office:value="0.00348017">
            <text:p>0.00348017</text:p>
          </table:table-cell>
          <table:table-cell office:value-type="float" office:value="0.00195441">
            <text:p>0.00195441</text:p>
          </table:table-cell>
          <table:table-cell office:value-type="float" office:value="0.0013426">
            <text:p>0.00134260</text:p>
          </table:table-cell>
          <table:table-cell/>
        </table:table-row>
        <table:table-row table:style-name="ro1">
          <table:table-cell office:value-type="float" office:value="0.00194975">
            <text:p>0.00194975</text:p>
          </table:table-cell>
          <table:table-cell office:value-type="float" office:value="0.00113407">
            <text:p>0.00113407</text:p>
          </table:table-cell>
          <table:table-cell office:value-type="float" office:value="0.000721066">
            <text:p>0.00072107</text:p>
          </table:table-cell>
          <table:table-cell/>
        </table:table-row>
        <table:table-row table:style-name="ro1">
          <table:table-cell office:value-type="float" office:value="0.000927705">
            <text:p>0.00092771</text:p>
          </table:table-cell>
          <table:table-cell office:value-type="float" office:value="0.000623135">
            <text:p>0.00062314</text:p>
          </table:table-cell>
          <table:table-cell office:value-type="float" office:value="0.000528903">
            <text:p>0.00052890</text:p>
          </table:table-cell>
          <table:table-cell/>
        </table:table-row>
        <table:table-row table:style-name="ro1">
          <table:table-cell office:value-type="float" office:value="0.0034844">
            <text:p>0.00348440</text:p>
          </table:table-cell>
          <table:table-cell office:value-type="float" office:value="0.00226513">
            <text:p>0.00226513</text:p>
          </table:table-cell>
          <table:table-cell office:value-type="float" office:value="0.00155935">
            <text:p>0.00155935</text:p>
          </table:table-cell>
          <table:table-cell/>
        </table:table-row>
        <table:table-row table:style-name="ro1">
          <table:table-cell office:value-type="float" office:value="0.00359442">
            <text:p>0.00359442</text:p>
          </table:table-cell>
          <table:table-cell office:value-type="float" office:value="0.00215391">
            <text:p>0.00215391</text:p>
          </table:table-cell>
          <table:table-cell office:value-type="float" office:value="0.00164219">
            <text:p>0.00164219</text:p>
          </table:table-cell>
          <table:table-cell/>
        </table:table-row>
        <table:table-row table:style-name="ro1">
          <table:table-cell office:value-type="float" office:value="0.00634852">
            <text:p>0.00634852</text:p>
          </table:table-cell>
          <table:table-cell office:value-type="float" office:value="0.00400627">
            <text:p>0.00400627</text:p>
          </table:table-cell>
          <table:table-cell office:value-type="float" office:value="0.00279156">
            <text:p>0.00279156</text:p>
          </table:table-cell>
          <table:table-cell/>
        </table:table-row>
        <table:table-row table:style-name="ro1">
          <table:table-cell office:value-type="float" office:value="0.00512594">
            <text:p>0.00512594</text:p>
          </table:table-cell>
          <table:table-cell office:value-type="float" office:value="0.00330306">
            <text:p>0.00330306</text:p>
          </table:table-cell>
          <table:table-cell office:value-type="float" office:value="0.00247772">
            <text:p>0.00247772</text:p>
          </table:table-cell>
          <table:table-cell/>
        </table:table-row>
        <table:table-row table:style-name="ro1">
          <table:table-cell office:value-type="float" office:value="0.0107873">
            <text:p>0.01078730</text:p>
          </table:table-cell>
          <table:table-cell office:value-type="float" office:value="0.00594657">
            <text:p>0.00594657</text:p>
          </table:table-cell>
          <table:table-cell office:value-type="float" office:value="0.00450423">
            <text:p>0.00450423</text:p>
          </table:table-cell>
          <table:table-cell/>
        </table:table-row>
        <table:table-row table:style-name="ro1">
          <table:table-cell office:value-type="float" office:value="0.00225084">
            <text:p>0.00225084</text:p>
          </table:table-cell>
          <table:table-cell office:value-type="float" office:value="0.00204682">
            <text:p>0.00204682</text:p>
          </table:table-cell>
          <table:table-cell office:value-type="float" office:value="0.00183987">
            <text:p>0.00183987</text:p>
          </table:table-cell>
          <table:table-cell/>
        </table:table-row>
        <table:table-row table:style-name="ro1">
          <table:table-cell office:value-type="float" office:value="0.00205807">
            <text:p>0.00205807</text:p>
          </table:table-cell>
          <table:table-cell office:value-type="float" office:value="0.00154277">
            <text:p>0.00154277</text:p>
          </table:table-cell>
          <table:table-cell office:value-type="float" office:value="0.0011349">
            <text:p>0.00113490</text:p>
          </table:table-cell>
          <table:table-cell/>
        </table:table-row>
        <table:table-row table:style-name="ro1">
          <table:table-cell office:value-type="float" office:value="0.00296597">
            <text:p>0.00296597</text:p>
          </table:table-cell>
          <table:table-cell office:value-type="float" office:value="0.00174406">
            <text:p>0.00174406</text:p>
          </table:table-cell>
          <table:table-cell office:value-type="float" office:value="0.0012313">
            <text:p>0.00123130</text:p>
          </table:table-cell>
          <table:table-cell/>
        </table:table-row>
        <table:table-row table:style-name="ro1">
          <table:table-cell office:value-type="float" office:value="0.00306605">
            <text:p>0.00306605</text:p>
          </table:table-cell>
          <table:table-cell office:value-type="float" office:value="0.00194876">
            <text:p>0.00194876</text:p>
          </table:table-cell>
          <table:table-cell office:value-type="float" office:value="0.00123567">
            <text:p>0.00123567</text:p>
          </table:table-cell>
          <table:table-cell/>
        </table:table-row>
        <table:table-row table:style-name="ro1">
          <table:table-cell office:value-type="float" office:value="0.00317195">
            <text:p>0.00317195</text:p>
          </table:table-cell>
          <table:table-cell office:value-type="float" office:value="0.00184584">
            <text:p>0.00184584</text:p>
          </table:table-cell>
          <table:table-cell office:value-type="float" office:value="0.00134463">
            <text:p>0.00134463</text:p>
          </table:table-cell>
          <table:table-cell/>
        </table:table-row>
        <table:table-row table:style-name="ro1">
          <table:table-cell office:value-type="float" office:value="0.00337787">
            <text:p>0.00337787</text:p>
          </table:table-cell>
          <table:table-cell office:value-type="float" office:value="0.00195057">
            <text:p>0.00195057</text:p>
          </table:table-cell>
          <table:table-cell office:value-type="float" office:value="0.00134273">
            <text:p>0.00134273</text:p>
          </table:table-cell>
          <table:table-cell/>
        </table:table-row>
        <table:table-row table:style-name="ro1">
          <table:table-cell office:value-type="float" office:value="0.00184469">
            <text:p>0.00184469</text:p>
          </table:table-cell>
          <table:table-cell office:value-type="float" office:value="0.00113426">
            <text:p>0.00113426</text:p>
          </table:table-cell>
          <table:table-cell office:value-type="float" office:value="0.000618193">
            <text:p>0.00061819</text:p>
          </table:table-cell>
          <table:table-cell/>
        </table:table-row>
        <table:table-row table:style-name="ro1">
          <table:table-cell office:value-type="float" office:value="0.00092811">
            <text:p>0.00092811</text:p>
          </table:table-cell>
          <table:table-cell office:value-type="float" office:value="0.000624023">
            <text:p>0.00062402</text:p>
          </table:table-cell>
          <table:table-cell office:value-type="float" office:value="0.000520214">
            <text:p>0.00052021</text:p>
          </table:table-cell>
          <table:table-cell/>
        </table:table-row>
        <table:table-row table:style-name="ro1">
          <table:table-cell office:value-type="float" office:value="0.00317208">
            <text:p>0.00317208</text:p>
          </table:table-cell>
          <table:table-cell office:value-type="float" office:value="0.00195936">
            <text:p>0.00195936</text:p>
          </table:table-cell>
          <table:table-cell office:value-type="float" office:value="0.00133883">
            <text:p>0.00133883</text:p>
          </table:table-cell>
          <table:table-cell/>
        </table:table-row>
        <table:table-row table:style-name="ro1">
          <table:table-cell office:value-type="float" office:value="0.00317582">
            <text:p>0.00317582</text:p>
          </table:table-cell>
          <table:table-cell office:value-type="float" office:value="0.00185889">
            <text:p>0.00185889</text:p>
          </table:table-cell>
          <table:table-cell office:value-type="float" office:value="0.00144869">
            <text:p>0.00144869</text:p>
          </table:table-cell>
          <table:table-cell/>
        </table:table-row>
        <table:table-row table:style-name="ro1">
          <table:table-cell office:value-type="float" office:value="0.00736306">
            <text:p>0.00736306</text:p>
          </table:table-cell>
          <table:table-cell office:value-type="float" office:value="0.00462238">
            <text:p>0.00462238</text:p>
          </table:table-cell>
          <table:table-cell office:value-type="float" office:value="0.00310133">
            <text:p>0.00310133</text:p>
          </table:table-cell>
          <table:table-cell/>
        </table:table-row>
        <table:table-row table:style-name="ro1">
          <table:table-cell office:value-type="float" office:value="0.00563512">
            <text:p>0.00563512</text:p>
          </table:table-cell>
          <table:table-cell office:value-type="float" office:value="0.0033978">
            <text:p>0.00339780</text:p>
          </table:table-cell>
          <table:table-cell office:value-type="float" office:value="0.00270067">
            <text:p>0.00270067</text:p>
          </table:table-cell>
          <table:table-cell/>
        </table:table-row>
        <table:table-row table:style-name="ro1">
          <table:table-cell office:value-type="float" office:value="0.010609">
            <text:p>0.01060900</text:p>
          </table:table-cell>
          <table:table-cell office:value-type="float" office:value="0.00583273">
            <text:p>0.00583273</text:p>
          </table:table-cell>
          <table:table-cell office:value-type="float" office:value="0.00450681">
            <text:p>0.00450681</text:p>
          </table:table-cell>
          <table:table-cell/>
        </table:table-row>
        <table:table-row table:style-name="ro1">
          <table:table-cell office:value-type="float" office:value="0.00214247">
            <text:p>0.00214247</text:p>
          </table:table-cell>
          <table:table-cell office:value-type="float" office:value="0.00193949">
            <text:p>0.00193949</text:p>
          </table:table-cell>
          <table:table-cell office:value-type="float" office:value="0.00183798">
            <text:p>0.00183798</text:p>
          </table:table-cell>
          <table:table-cell/>
        </table:table-row>
        <table:table-row table:style-name="ro1">
          <table:table-cell office:value-type="float" office:value="0.00205867">
            <text:p>0.00205867</text:p>
          </table:table-cell>
          <table:table-cell office:value-type="float" office:value="0.001436">
            <text:p>0.00143600</text:p>
          </table:table-cell>
          <table:table-cell office:value-type="float" office:value="0.00113484">
            <text:p>0.00113484</text:p>
          </table:table-cell>
          <table:table-cell/>
        </table:table-row>
        <table:table-row table:style-name="ro1">
          <table:table-cell office:value-type="float" office:value="0.00286502">
            <text:p>0.00286502</text:p>
          </table:table-cell>
          <table:table-cell office:value-type="float" office:value="0.00174441">
            <text:p>0.00174441</text:p>
          </table:table-cell>
          <table:table-cell office:value-type="float" office:value="0.00123632">
            <text:p>0.00123632</text:p>
          </table:table-cell>
          <table:table-cell/>
        </table:table-row>
        <table:table-row table:style-name="ro1">
          <table:table-cell office:value-type="float" office:value="0.00306501">
            <text:p>0.00306501</text:p>
          </table:table-cell>
          <table:table-cell office:value-type="float" office:value="0.00194906">
            <text:p>0.00194906</text:p>
          </table:table-cell>
          <table:table-cell office:value-type="float" office:value="0.00134407">
            <text:p>0.00134407</text:p>
          </table:table-cell>
          <table:table-cell/>
        </table:table-row>
        <table:table-row table:style-name="ro1">
          <table:table-cell office:value-type="float" office:value="0.00306904">
            <text:p>0.00306904</text:p>
          </table:table-cell>
          <table:table-cell office:value-type="float" office:value="0.00174217">
            <text:p>0.00174217</text:p>
          </table:table-cell>
          <table:table-cell office:value-type="float" office:value="0.00123784">
            <text:p>0.00123784</text:p>
          </table:table-cell>
          <table:table-cell/>
        </table:table-row>
        <table:table-row table:style-name="ro1">
          <table:table-cell office:value-type="float" office:value="0.00348274">
            <text:p>0.00348274</text:p>
          </table:table-cell>
          <table:table-cell office:value-type="float" office:value="0.00205756">
            <text:p>0.00205756</text:p>
          </table:table-cell>
          <table:table-cell office:value-type="float" office:value="0.00134004">
            <text:p>0.00134004</text:p>
          </table:table-cell>
          <table:table-cell/>
        </table:table-row>
        <table:table-row table:style-name="ro1">
          <table:table-cell office:value-type="float" office:value="0.00184458">
            <text:p>0.00184458</text:p>
          </table:table-cell>
          <table:table-cell office:value-type="float" office:value="0.00102763">
            <text:p>0.00102763</text:p>
          </table:table-cell>
          <table:table-cell office:value-type="float" office:value="0.000727078">
            <text:p>0.00072708</text:p>
          </table:table-cell>
          <table:table-cell/>
        </table:table-row>
        <table:table-row table:style-name="ro1">
          <table:table-cell office:value-type="float" office:value="0.001031">
            <text:p>0.00103100</text:p>
          </table:table-cell>
          <table:table-cell office:value-type="float" office:value="0.000623066">
            <text:p>0.00062307</text:p>
          </table:table-cell>
          <table:table-cell office:value-type="float" office:value="0.000417828">
            <text:p>0.00041783</text:p>
          </table:table-cell>
          <table:table-cell/>
        </table:table-row>
        <table:table-row table:style-name="ro1">
          <table:table-cell office:value-type="float" office:value="0.00317052">
            <text:p>0.00317052</text:p>
          </table:table-cell>
          <table:table-cell office:value-type="float" office:value="0.00185774">
            <text:p>0.00185774</text:p>
          </table:table-cell>
          <table:table-cell office:value-type="float" office:value="0.00133904">
            <text:p>0.00133904</text:p>
          </table:table-cell>
          <table:table-cell/>
        </table:table-row>
        <table:table-row table:style-name="ro1">
          <table:table-cell office:value-type="float" office:value="0.00317472">
            <text:p>0.00317472</text:p>
          </table:table-cell>
          <table:table-cell office:value-type="float" office:value="0.0018578">
            <text:p>0.00185780</text:p>
          </table:table-cell>
          <table:table-cell office:value-type="float" office:value="0.00134544">
            <text:p>0.00134544</text:p>
          </table:table-cell>
          <table:table-cell/>
        </table:table-row>
        <table:table-row table:style-name="ro1">
          <table:table-cell office:value-type="float" office:value="0.00807589">
            <text:p>0.00807589</text:p>
          </table:table-cell>
          <table:table-cell office:value-type="float" office:value="0.00492374">
            <text:p>0.00492374</text:p>
          </table:table-cell>
          <table:table-cell office:value-type="float" office:value="0.00340925">
            <text:p>0.00340925</text:p>
          </table:table-cell>
          <table:table-cell/>
        </table:table-row>
        <table:table-row table:style-name="ro1">
          <table:table-cell office:value-type="float" office:value="0.00583813">
            <text:p>0.00583813</text:p>
          </table:table-cell>
          <table:table-cell office:value-type="float" office:value="0.00350399">
            <text:p>0.00350399</text:p>
          </table:table-cell>
          <table:table-cell office:value-type="float" office:value="0.00268485">
            <text:p>0.00268485</text:p>
          </table:table-cell>
          <table:table-cell/>
        </table:table-row>
        <table:table-row table:style-name="ro1">
          <table:table-cell office:value-type="float" office:value="0.0105777">
            <text:p>0.01057770</text:p>
          </table:table-cell>
          <table:table-cell office:value-type="float" office:value="0.0058376">
            <text:p>0.00583760</text:p>
          </table:table-cell>
          <table:table-cell office:value-type="float" office:value="0.004421">
            <text:p>0.00442100</text:p>
          </table:table-cell>
          <table:table-cell/>
        </table:table-row>
        <table:table-row table:style-name="ro1">
          <table:table-cell office:value-type="float" office:value="0.00225092">
            <text:p>0.00225092</text:p>
          </table:table-cell>
          <table:table-cell office:value-type="float" office:value="0.00193901">
            <text:p>0.00193901</text:p>
          </table:table-cell>
          <table:table-cell office:value-type="float" office:value="0.00194653">
            <text:p>0.00194653</text:p>
          </table:table-cell>
          <table:table-cell/>
        </table:table-row>
        <table:table-row table:style-name="ro1">
          <table:table-cell office:value-type="float" office:value="0.00205547">
            <text:p>0.00205547</text:p>
          </table:table-cell>
          <table:table-cell office:value-type="float" office:value="0.001542">
            <text:p>0.00154200</text:p>
          </table:table-cell>
          <table:table-cell office:value-type="float" office:value="0.00113645">
            <text:p>0.00113645</text:p>
          </table:table-cell>
          <table:table-cell/>
        </table:table-row>
        <table:table-row table:style-name="ro1">
          <table:table-cell office:value-type="float" office:value="0.00286066">
            <text:p>0.00286066</text:p>
          </table:table-cell>
          <table:table-cell office:value-type="float" office:value="0.00174387">
            <text:p>0.00174387</text:p>
          </table:table-cell>
          <table:table-cell office:value-type="float" office:value="0.00113125">
            <text:p>0.00113125</text:p>
          </table:table-cell>
          <table:table-cell/>
        </table:table-row>
        <table:table-row table:style-name="ro1">
          <table:table-cell office:value-type="float" office:value="0.00306439">
            <text:p>0.00306439</text:p>
          </table:table-cell>
          <table:table-cell office:value-type="float" office:value="0.00195016">
            <text:p>0.00195016</text:p>
          </table:table-cell>
          <table:table-cell office:value-type="float" office:value="0.00133669">
            <text:p>0.00133669</text:p>
          </table:table-cell>
          <table:table-cell/>
        </table:table-row>
        <table:table-row table:style-name="ro1">
          <table:table-cell office:value-type="float" office:value="0.00317054">
            <text:p>0.00317054</text:p>
          </table:table-cell>
          <table:table-cell office:value-type="float" office:value="0.00174143">
            <text:p>0.00174143</text:p>
          </table:table-cell>
          <table:table-cell office:value-type="float" office:value="0.00123411">
            <text:p>0.00123411</text:p>
          </table:table-cell>
          <table:table-cell/>
        </table:table-row>
        <table:table-row table:style-name="ro1">
          <table:table-cell office:value-type="float" office:value="0.00337764">
            <text:p>0.00337764</text:p>
          </table:table-cell>
          <table:table-cell office:value-type="float" office:value="0.00205744">
            <text:p>0.00205744</text:p>
          </table:table-cell>
          <table:table-cell office:value-type="float" office:value="0.00123027">
            <text:p>0.00123027</text:p>
          </table:table-cell>
          <table:table-cell/>
        </table:table-row>
        <table:table-row table:style-name="ro1">
          <table:table-cell office:value-type="float" office:value="0.00184443">
            <text:p>0.00184443</text:p>
          </table:table-cell>
          <table:table-cell office:value-type="float" office:value="0.00113391">
            <text:p>0.00113391</text:p>
          </table:table-cell>
          <table:table-cell office:value-type="float" office:value="0.000720262">
            <text:p>0.00072026</text:p>
          </table:table-cell>
          <table:table-cell/>
        </table:table-row>
        <table:table-row table:style-name="ro1">
          <table:table-cell office:value-type="float" office:value="0.000824385">
            <text:p>0.00082439</text:p>
          </table:table-cell>
          <table:table-cell office:value-type="float" office:value="0.000517073">
            <text:p>0.00051707</text:p>
          </table:table-cell>
          <table:table-cell office:value-type="float" office:value="0.000413567">
            <text:p>0.00041357</text:p>
          </table:table-cell>
          <table:table-cell/>
        </table:table-row>
        <table:table-row table:style-name="ro1">
          <table:table-cell office:value-type="float" office:value="0.00317586">
            <text:p>0.00317586</text:p>
          </table:table-cell>
          <table:table-cell office:value-type="float" office:value="0.00195891">
            <text:p>0.00195891</text:p>
          </table:table-cell>
          <table:table-cell office:value-type="float" office:value="0.00133781">
            <text:p>0.00133781</text:p>
          </table:table-cell>
          <table:table-cell/>
        </table:table-row>
        <table:table-row table:style-name="ro1">
          <table:table-cell office:value-type="float" office:value="0.00317396">
            <text:p>0.00317396</text:p>
          </table:table-cell>
          <table:table-cell office:value-type="float" office:value="0.00175303">
            <text:p>0.00175303</text:p>
          </table:table-cell>
          <table:table-cell office:value-type="float" office:value="0.00134551">
            <text:p>0.00134551</text:p>
          </table:table-cell>
          <table:table-cell/>
        </table:table-row>
        <table:table-row table:style-name="ro1">
          <table:table-cell office:value-type="float" office:value="0.00798184">
            <text:p>0.00798184</text:p>
          </table:table-cell>
          <table:table-cell office:value-type="float" office:value="0.00482199">
            <text:p>0.00482199</text:p>
          </table:table-cell>
          <table:table-cell office:value-type="float" office:value="0.00456527">
            <text:p>0.00456527</text:p>
          </table:table-cell>
          <table:table-cell/>
        </table:table-row>
        <table:table-row table:style-name="ro1">
          <table:table-cell office:value-type="float" office:value="0.00583729">
            <text:p>0.00583729</text:p>
          </table:table-cell>
          <table:table-cell office:value-type="float" office:value="0.00349766">
            <text:p>0.00349766</text:p>
          </table:table-cell>
          <table:table-cell office:value-type="float" office:value="0.00220962">
            <text:p>0.00220962</text:p>
          </table:table-cell>
          <table:table-cell/>
        </table:table-row>
        <table:table-row table:style-name="ro1">
          <table:table-cell office:value-type="float" office:value="0.0106016">
            <text:p>0.01060160</text:p>
          </table:table-cell>
          <table:table-cell office:value-type="float" office:value="0.00583535">
            <text:p>0.00583535</text:p>
          </table:table-cell>
          <table:table-cell office:value-type="float" office:value="0.00322189">
            <text:p>0.00322189</text:p>
          </table:table-cell>
          <table:table-cell/>
        </table:table-row>
        <table:table-row table:style-name="ro1">
          <table:table-cell office:value-type="float" office:value="0.00225088">
            <text:p>0.00225088</text:p>
          </table:table-cell>
          <table:table-cell office:value-type="float" office:value="0.00204749">
            <text:p>0.00204749</text:p>
          </table:table-cell>
          <table:table-cell office:value-type="float" office:value="0.00195196">
            <text:p>0.00195196</text:p>
          </table:table-cell>
          <table:table-cell/>
        </table:table-row>
        <table:table-row table:style-name="ro1">
          <table:table-cell office:value-type="float" office:value="0.00225927">
            <text:p>0.00225927</text:p>
          </table:table-cell>
          <table:table-cell office:value-type="float" office:value="0.00154222">
            <text:p>0.00154222</text:p>
          </table:table-cell>
          <table:table-cell office:value-type="float" office:value="0.00103688">
            <text:p>0.00103688</text:p>
          </table:table-cell>
          <table:table-cell/>
        </table:table-row>
        <table:table-row table:style-name="ro1">
          <table:table-cell office:value-type="float" office:value="0.00316883">
            <text:p>0.00316883</text:p>
          </table:table-cell>
          <table:table-cell office:value-type="float" office:value="0.00173943">
            <text:p>0.00173943</text:p>
          </table:table-cell>
          <table:table-cell office:value-type="float" office:value="0.00104018">
            <text:p>0.00104018</text:p>
          </table:table-cell>
          <table:table-cell/>
        </table:table-row>
        <table:table-row table:style-name="ro1">
          <table:table-cell office:value-type="float" office:value="0.00305643">
            <text:p>0.00305643</text:p>
          </table:table-cell>
          <table:table-cell office:value-type="float" office:value="0.00194956">
            <text:p>0.00194956</text:p>
          </table:table-cell>
          <table:table-cell office:value-type="float" office:value="0.00114324">
            <text:p>0.00114324</text:p>
          </table:table-cell>
          <table:table-cell/>
        </table:table-row>
        <table:table-row table:style-name="ro1">
          <table:table-cell office:value-type="float" office:value="0.00316065">
            <text:p>0.00316065</text:p>
          </table:table-cell>
          <table:table-cell office:value-type="float" office:value="0.00195114">
            <text:p>0.00195114</text:p>
          </table:table-cell>
          <table:table-cell office:value-type="float" office:value="0.00114543">
            <text:p>0.00114543</text:p>
          </table:table-cell>
          <table:table-cell/>
        </table:table-row>
        <table:table-row table:style-name="ro1">
          <table:table-cell office:value-type="float" office:value="0.0033731">
            <text:p>0.00337310</text:p>
          </table:table-cell>
          <table:table-cell office:value-type="float" office:value="0.00195401">
            <text:p>0.00195401</text:p>
          </table:table-cell>
          <table:table-cell office:value-type="float" office:value="0.00114645">
            <text:p>0.00114645</text:p>
          </table:table-cell>
          <table:table-cell/>
        </table:table-row>
        <table:table-row table:style-name="ro1">
          <table:table-cell office:value-type="float" office:value="0.00173341">
            <text:p>0.00173341</text:p>
          </table:table-cell>
          <table:table-cell office:value-type="float" office:value="0.00113338">
            <text:p>0.00113338</text:p>
          </table:table-cell>
          <table:table-cell office:value-type="float" office:value="0.000732688">
            <text:p>0.00073269</text:p>
          </table:table-cell>
          <table:table-cell/>
        </table:table-row>
        <table:table-row table:style-name="ro1">
          <table:table-cell office:value-type="float" office:value="0.00092801">
            <text:p>0.00092801</text:p>
          </table:table-cell>
          <table:table-cell office:value-type="float" office:value="0.000515345">
            <text:p>0.00051535</text:p>
          </table:table-cell>
          <table:table-cell office:value-type="float" office:value="0.000416645">
            <text:p>0.00041665</text:p>
          </table:table-cell>
          <table:table-cell/>
        </table:table-row>
        <table:table-row table:style-name="ro1">
          <table:table-cell office:value-type="float" office:value="0.00318193">
            <text:p>0.00318193</text:p>
          </table:table-cell>
          <table:table-cell office:value-type="float" office:value="0.00196455">
            <text:p>0.00196455</text:p>
          </table:table-cell>
          <table:table-cell office:value-type="float" office:value="0.00114629">
            <text:p>0.00114629</text:p>
          </table:table-cell>
          <table:table-cell/>
        </table:table-row>
        <table:table-row table:style-name="ro1">
          <table:table-cell office:value-type="float" office:value="0.00318196">
            <text:p>0.00318196</text:p>
          </table:table-cell>
          <table:table-cell office:value-type="float" office:value="0.00185934">
            <text:p>0.00185934</text:p>
          </table:table-cell>
          <table:table-cell office:value-type="float" office:value="0.00125783">
            <text:p>0.00125783</text:p>
          </table:table-cell>
          <table:table-cell/>
        </table:table-row>
        <table:table-row table:style-name="ro1">
          <table:table-cell office:value-type="float" office:value="0.00614987">
            <text:p>0.00614987</text:p>
          </table:table-cell>
          <table:table-cell office:value-type="float" office:value="0.00400512">
            <text:p>0.00400512</text:p>
          </table:table-cell>
          <table:table-cell office:value-type="float" office:value="0.00252628">
            <text:p>0.00252628</text:p>
          </table:table-cell>
          <table:table-cell/>
        </table:table-row>
        <table:table-row table:style-name="ro1">
          <table:table-cell office:value-type="float" office:value="0.00512883">
            <text:p>0.00512883</text:p>
          </table:table-cell>
          <table:table-cell office:value-type="float" office:value="0.00330021">
            <text:p>0.00330021</text:p>
          </table:table-cell>
          <table:table-cell office:value-type="float" office:value="0.00241709">
            <text:p>0.00241709</text:p>
          </table:table-cell>
          <table:table-cell/>
        </table:table-row>
        <table:table-row table:style-name="ro1">
          <table:table-cell office:value-type="float" office:value="0.0108218">
            <text:p>0.01082180</text:p>
          </table:table-cell>
          <table:table-cell office:value-type="float" office:value="0.00593623">
            <text:p>0.00593623</text:p>
          </table:table-cell>
          <table:table-cell office:value-type="float" office:value="0.00351158">
            <text:p>0.00351158</text:p>
          </table:table-cell>
          <table:table-cell/>
        </table:table-row>
        <table:table-row table:style-name="ro1">
          <table:table-cell office:value-type="float" office:value="0.00225112">
            <text:p>0.00225112</text:p>
          </table:table-cell>
          <table:table-cell office:value-type="float" office:value="0.00204706">
            <text:p>0.00204706</text:p>
          </table:table-cell>
          <table:table-cell office:value-type="float" office:value="0.00195703">
            <text:p>0.00195703</text:p>
          </table:table-cell>
          <table:table-cell/>
        </table:table-row>
        <table:table-row table:style-name="ro1">
          <table:table-cell office:value-type="float" office:value="0.00215909">
            <text:p>0.00215909</text:p>
          </table:table-cell>
          <table:table-cell office:value-type="float" office:value="0.001543">
            <text:p>0.00154300</text:p>
          </table:table-cell>
          <table:table-cell office:value-type="float" office:value="0.0010358">
            <text:p>0.00103580</text:p>
          </table:table-cell>
          <table:table-cell/>
        </table:table-row>
        <table:table-row table:style-name="ro1">
          <table:table-cell office:value-type="float" office:value="0.00296577">
            <text:p>0.00296577</text:p>
          </table:table-cell>
          <table:table-cell office:value-type="float" office:value="0.00174424">
            <text:p>0.00174424</text:p>
          </table:table-cell>
          <table:table-cell office:value-type="float" office:value="0.00104042">
            <text:p>0.00104042</text:p>
          </table:table-cell>
          <table:table-cell/>
        </table:table-row>
        <table:table-row table:style-name="ro1">
          <table:table-cell office:value-type="float" office:value="0.00316949">
            <text:p>0.00316949</text:p>
          </table:table-cell>
          <table:table-cell office:value-type="float" office:value="0.00184078">
            <text:p>0.00184078</text:p>
          </table:table-cell>
          <table:table-cell office:value-type="float" office:value="0.00114671">
            <text:p>0.00114671</text:p>
          </table:table-cell>
          <table:table-cell/>
        </table:table-row>
        <table:table-row table:style-name="ro1">
          <table:table-cell office:value-type="float" office:value="0.00313421">
            <text:p>0.00313421</text:p>
          </table:table-cell>
          <table:table-cell office:value-type="float" office:value="0.00184901">
            <text:p>0.00184901</text:p>
          </table:table-cell>
          <table:table-cell office:value-type="float" office:value="0.00114716">
            <text:p>0.00114716</text:p>
          </table:table-cell>
          <table:table-cell/>
        </table:table-row>
        <table:table-row table:style-name="ro1">
          <table:table-cell office:value-type="float" office:value="0.00347872">
            <text:p>0.00347872</text:p>
          </table:table-cell>
          <table:table-cell office:value-type="float" office:value="0.00205829">
            <text:p>0.00205829</text:p>
          </table:table-cell>
          <table:table-cell office:value-type="float" office:value="0.00114543">
            <text:p>0.00114543</text:p>
          </table:table-cell>
          <table:table-cell/>
        </table:table-row>
        <table:table-row table:style-name="ro1">
          <table:table-cell office:value-type="float" office:value="0.00184495">
            <text:p>0.00184495</text:p>
          </table:table-cell>
          <table:table-cell office:value-type="float" office:value="0.0011345">
            <text:p>0.00113450</text:p>
          </table:table-cell>
          <table:table-cell office:value-type="float" office:value="0.000621498">
            <text:p>0.00062150</text:p>
          </table:table-cell>
          <table:table-cell/>
        </table:table-row>
        <table:table-row table:style-name="ro1">
          <table:table-cell office:value-type="float" office:value="0.00092853">
            <text:p>0.00092853</text:p>
          </table:table-cell>
          <table:table-cell office:value-type="float" office:value="0.000518682">
            <text:p>0.00051868</text:p>
          </table:table-cell>
          <table:table-cell office:value-type="float" office:value="0.000425671">
            <text:p>0.00042567</text:p>
          </table:table-cell>
          <table:table-cell/>
        </table:table-row>
        <table:table-row table:style-name="ro1">
          <table:table-cell office:value-type="float" office:value="0.00317157">
            <text:p>0.00317157</text:p>
          </table:table-cell>
          <table:table-cell office:value-type="float" office:value="0.00225472">
            <text:p>0.00225472</text:p>
          </table:table-cell>
          <table:table-cell office:value-type="float" office:value="0.00114229">
            <text:p>0.00114229</text:p>
          </table:table-cell>
          <table:table-cell/>
        </table:table-row>
        <table:table-row table:style-name="ro1">
          <table:table-cell office:value-type="float" office:value="0.00317693">
            <text:p>0.00317693</text:p>
          </table:table-cell>
          <table:table-cell office:value-type="float" office:value="0.00224472">
            <text:p>0.00224472</text:p>
          </table:table-cell>
          <table:table-cell office:value-type="float" office:value="0.00125233">
            <text:p>0.00125233</text:p>
          </table:table-cell>
          <table:table-cell/>
        </table:table-row>
        <table:table-row table:style-name="ro1">
          <table:table-cell office:value-type="float" office:value="0.00756787">
            <text:p>0.00756787</text:p>
          </table:table-cell>
          <table:table-cell office:value-type="float" office:value="0.00461943">
            <text:p>0.00461943</text:p>
          </table:table-cell>
          <table:table-cell office:value-type="float" office:value="0.00283439">
            <text:p>0.00283439</text:p>
          </table:table-cell>
          <table:table-cell/>
        </table:table-row>
        <table:table-row table:style-name="ro1">
          <table:table-cell office:value-type="float" office:value="0.00584434">
            <text:p>0.00584434</text:p>
          </table:table-cell>
          <table:table-cell office:value-type="float" office:value="0.00349989">
            <text:p>0.00349989</text:p>
          </table:table-cell>
          <table:table-cell office:value-type="float" office:value="0.00221499">
            <text:p>0.00221499</text:p>
          </table:table-cell>
          <table:table-cell/>
        </table:table-row>
        <table:table-row table:style-name="ro1">
          <table:table-cell office:value-type="float" office:value="0.0106156">
            <text:p>0.01061560</text:p>
          </table:table-cell>
          <table:table-cell office:value-type="float" office:value="0.00583988">
            <text:p>0.00583988</text:p>
          </table:table-cell>
          <table:table-cell office:value-type="float" office:value="0.00322292">
            <text:p>0.00322292</text:p>
          </table:table-cell>
          <table:table-cell/>
        </table:table-row>
        <table:table-row table:style-name="ro1">
          <table:table-cell office:value-type="float" office:value="0.00214368">
            <text:p>0.00214368</text:p>
          </table:table-cell>
          <table:table-cell office:value-type="float" office:value="0.00204479">
            <text:p>0.00204479</text:p>
          </table:table-cell>
          <table:table-cell office:value-type="float" office:value="0.00205936">
            <text:p>0.00205936</text:p>
          </table:table-cell>
          <table:table-cell/>
        </table:table-row>
        <table:table-row table:style-name="ro1">
          <table:table-cell office:value-type="float" office:value="0.00215938">
            <text:p>0.00215938</text:p>
          </table:table-cell>
          <table:table-cell office:value-type="float" office:value="0.00143638">
            <text:p>0.00143638</text:p>
          </table:table-cell>
          <table:table-cell office:value-type="float" office:value="0.001031">
            <text:p>0.00103100</text:p>
          </table:table-cell>
          <table:table-cell/>
        </table:table-row>
        <table:table-row table:style-name="ro1">
          <table:table-cell office:value-type="float" office:value="0.00286261">
            <text:p>0.00286261</text:p>
          </table:table-cell>
          <table:table-cell office:value-type="float" office:value="0.00174431">
            <text:p>0.00174431</text:p>
          </table:table-cell>
          <table:table-cell office:value-type="float" office:value="0.00103506">
            <text:p>0.00103506</text:p>
          </table:table-cell>
          <table:table-cell/>
        </table:table-row>
        <table:table-row table:style-name="ro1">
          <table:table-cell office:value-type="float" office:value="0.00305805">
            <text:p>0.00305805</text:p>
          </table:table-cell>
          <table:table-cell office:value-type="float" office:value="0.00184056">
            <text:p>0.00184056</text:p>
          </table:table-cell>
          <table:table-cell office:value-type="float" office:value="0.00114331">
            <text:p>0.00114331</text:p>
          </table:table-cell>
          <table:table-cell/>
        </table:table-row>
        <table:table-row table:style-name="ro1">
          <table:table-cell office:value-type="float" office:value="0.00296311">
            <text:p>0.00296311</text:p>
          </table:table-cell>
          <table:table-cell office:value-type="float" office:value="0.00174492">
            <text:p>0.00174492</text:p>
          </table:table-cell>
          <table:table-cell office:value-type="float" office:value="0.00114092">
            <text:p>0.00114092</text:p>
          </table:table-cell>
          <table:table-cell/>
        </table:table-row>
        <table:table-row table:style-name="ro1">
          <table:table-cell office:value-type="float" office:value="0.00347919">
            <text:p>0.00347919</text:p>
          </table:table-cell>
          <table:table-cell office:value-type="float" office:value="0.00195272">
            <text:p>0.00195272</text:p>
          </table:table-cell>
          <table:table-cell office:value-type="float" office:value="0.00114782">
            <text:p>0.00114782</text:p>
          </table:table-cell>
          <table:table-cell/>
        </table:table-row>
        <table:table-row table:style-name="ro1">
          <table:table-cell office:value-type="float" office:value="0.00184517">
            <text:p>0.00184517</text:p>
          </table:table-cell>
          <table:table-cell office:value-type="float" office:value="0.0011334">
            <text:p>0.00113340</text:p>
          </table:table-cell>
          <table:table-cell office:value-type="float" office:value="0.0007347">
            <text:p>0.00073470</text:p>
          </table:table-cell>
          <table:table-cell/>
        </table:table-row>
        <table:table-row table:style-name="ro1">
          <table:table-cell office:value-type="float" office:value="0.000924424">
            <text:p>0.00092442</text:p>
          </table:table-cell>
          <table:table-cell office:value-type="float" office:value="0.000518914">
            <text:p>0.00051891</text:p>
          </table:table-cell>
          <table:table-cell office:value-type="float" office:value="0.000420739">
            <text:p>0.00042074</text:p>
          </table:table-cell>
          <table:table-cell/>
        </table:table-row>
        <table:table-row table:style-name="ro1">
          <table:table-cell office:value-type="float" office:value="0.00318777">
            <text:p>0.00318777</text:p>
          </table:table-cell>
          <table:table-cell office:value-type="float" office:value="0.00185776">
            <text:p>0.00185776</text:p>
          </table:table-cell>
          <table:table-cell office:value-type="float" office:value="0.00104085">
            <text:p>0.00104085</text:p>
          </table:table-cell>
          <table:table-cell/>
        </table:table-row>
        <table:table-row table:style-name="ro1">
          <table:table-cell office:value-type="float" office:value="0.00318436">
            <text:p>0.00318436</text:p>
          </table:table-cell>
          <table:table-cell office:value-type="float" office:value="0.00185324">
            <text:p>0.00185324</text:p>
          </table:table-cell>
          <table:table-cell office:value-type="float" office:value="0.0011461">
            <text:p>0.00114610</text:p>
          </table:table-cell>
          <table:table-cell/>
        </table:table-row>
        <table:table-row table:style-name="ro1">
          <table:table-cell office:value-type="float" office:value="0.008076">
            <text:p>0.00807600</text:p>
          </table:table-cell>
          <table:table-cell office:value-type="float" office:value="0.00492078">
            <text:p>0.00492078</text:p>
          </table:table-cell>
          <table:table-cell office:value-type="float" office:value="0.00282409">
            <text:p>0.00282409</text:p>
          </table:table-cell>
          <table:table-cell/>
        </table:table-row>
        <table:table-row table:style-name="ro1">
          <table:table-cell office:value-type="float" office:value="0.0058397">
            <text:p>0.00583970</text:p>
          </table:table-cell>
          <table:table-cell office:value-type="float" office:value="0.00360917">
            <text:p>0.00360917</text:p>
          </table:table-cell>
          <table:table-cell office:value-type="float" office:value="0.00221489">
            <text:p>0.00221489</text:p>
          </table:table-cell>
          <table:table-cell/>
        </table:table-row>
        <table:table-row table:style-name="ro1">
          <table:table-cell office:value-type="float" office:value="0.0106256">
            <text:p>0.01062560</text:p>
          </table:table-cell>
          <table:table-cell office:value-type="float" office:value="0.00594563">
            <text:p>0.00594563</text:p>
          </table:table-cell>
          <table:table-cell office:value-type="float" office:value="0.00322336">
            <text:p>0.00322336</text:p>
          </table:table-cell>
          <table:table-cell/>
        </table:table-row>
        <table:table-row table:style-name="ro1">
          <table:table-cell office:value-type="float" office:value="0.0021413">
            <text:p>0.00214130</text:p>
          </table:table-cell>
          <table:table-cell office:value-type="float" office:value="0.00204787">
            <text:p>0.00204787</text:p>
          </table:table-cell>
          <table:table-cell office:value-type="float" office:value="0.00195624">
            <text:p>0.00195624</text:p>
          </table:table-cell>
          <table:table-cell/>
        </table:table-row>
        <table:table-row table:style-name="ro1">
          <table:table-cell office:value-type="float" office:value="0.00215932">
            <text:p>0.00215932</text:p>
          </table:table-cell>
          <table:table-cell office:value-type="float" office:value="0.00143594">
            <text:p>0.00143594</text:p>
          </table:table-cell>
          <table:table-cell office:value-type="float" office:value="0.000930421">
            <text:p>0.00093042</text:p>
          </table:table-cell>
          <table:table-cell/>
        </table:table-row>
        <table:table-row table:style-name="ro1">
          <table:table-cell office:value-type="float" office:value="0.00286535">
            <text:p>0.00286535</text:p>
          </table:table-cell>
          <table:table-cell office:value-type="float" office:value="0.00174214">
            <text:p>0.00174214</text:p>
          </table:table-cell>
          <table:table-cell office:value-type="float" office:value="0.00104046">
            <text:p>0.00104046</text:p>
          </table:table-cell>
          <table:table-cell/>
        </table:table-row>
        <table:table-row table:style-name="ro1">
          <table:table-cell office:value-type="float" office:value="0.00306675">
            <text:p>0.00306675</text:p>
          </table:table-cell>
          <table:table-cell office:value-type="float" office:value="0.00184607">
            <text:p>0.00184607</text:p>
          </table:table-cell>
          <table:table-cell office:value-type="float" office:value="0.00113969">
            <text:p>0.00113969</text:p>
          </table:table-cell>
          <table:table-cell/>
        </table:table-row>
        <table:table-row table:style-name="ro1">
          <table:table-cell office:value-type="float" office:value="0.00306165">
            <text:p>0.00306165</text:p>
          </table:table-cell>
          <table:table-cell office:value-type="float" office:value="0.00184945">
            <text:p>0.00184945</text:p>
          </table:table-cell>
          <table:table-cell office:value-type="float" office:value="0.00114434">
            <text:p>0.00114434</text:p>
          </table:table-cell>
          <table:table-cell/>
        </table:table-row>
        <table:table-row table:style-name="ro1">
          <table:table-cell office:value-type="float" office:value="0.00348074">
            <text:p>0.00348074</text:p>
          </table:table-cell>
          <table:table-cell office:value-type="float" office:value="0.0022514">
            <text:p>0.00225140</text:p>
          </table:table-cell>
          <table:table-cell office:value-type="float" office:value="0.00114224">
            <text:p>0.00114224</text:p>
          </table:table-cell>
          <table:table-cell/>
        </table:table-row>
        <table:table-row table:style-name="ro1">
          <table:table-cell office:value-type="float" office:value="0.00184399">
            <text:p>0.00184399</text:p>
          </table:table-cell>
          <table:table-cell office:value-type="float" office:value="0.00102415">
            <text:p>0.00102415</text:p>
          </table:table-cell>
          <table:table-cell office:value-type="float" office:value="0.000734061">
            <text:p>0.00073406</text:p>
          </table:table-cell>
          <table:table-cell/>
        </table:table-row>
        <table:table-row table:style-name="ro1">
          <table:table-cell office:value-type="float" office:value="0.000820973">
            <text:p>0.00082097</text:p>
          </table:table-cell>
          <table:table-cell office:value-type="float" office:value="0.00062023">
            <text:p>0.00062023</text:p>
          </table:table-cell>
          <table:table-cell office:value-type="float" office:value="0.000529078">
            <text:p>0.00052908</text:p>
          </table:table-cell>
          <table:table-cell/>
        </table:table-row>
        <table:table-row table:style-name="ro1">
          <table:table-cell office:value-type="float" office:value="0.00348008">
            <text:p>0.00348008</text:p>
          </table:table-cell>
          <table:table-cell office:value-type="float" office:value="0.00195279">
            <text:p>0.00195279</text:p>
          </table:table-cell>
          <table:table-cell office:value-type="float" office:value="0.00114432">
            <text:p>0.00114432</text:p>
          </table:table-cell>
          <table:table-cell/>
        </table:table-row>
        <table:table-row table:style-name="ro1">
          <table:table-cell office:value-type="float" office:value="0.00328696">
            <text:p>0.00328696</text:p>
          </table:table-cell>
          <table:table-cell office:value-type="float" office:value="0.00174727">
            <text:p>0.00174727</text:p>
          </table:table-cell>
          <table:table-cell office:value-type="float" office:value="0.0011486">
            <text:p>0.00114860</text:p>
          </table:table-cell>
          <table:table-cell/>
        </table:table-row>
        <table:table-row table:style-name="ro1">
          <table:table-cell office:value-type="float" office:value="0.00797325">
            <text:p>0.00797325</text:p>
          </table:table-cell>
          <table:table-cell office:value-type="float" office:value="0.00482389">
            <text:p>0.00482389</text:p>
          </table:table-cell>
          <table:table-cell office:value-type="float" office:value="0.00282884">
            <text:p>0.00282884</text:p>
          </table:table-cell>
          <table:table-cell/>
        </table:table-row>
        <table:table-row table:style-name="ro1">
          <table:table-cell office:value-type="float" office:value="0.00583796">
            <text:p>0.00583796</text:p>
          </table:table-cell>
          <table:table-cell office:value-type="float" office:value="0.00360598">
            <text:p>0.00360598</text:p>
          </table:table-cell>
          <table:table-cell office:value-type="float" office:value="0.00219296">
            <text:p>0.00219296</text:p>
          </table:table-cell>
          <table:table-cell/>
        </table:table-row>
        <table:table-row table:style-name="ro1">
          <table:table-cell office:value-type="float" office:value="0.0107234">
            <text:p>0.01072340</text:p>
          </table:table-cell>
          <table:table-cell office:value-type="float" office:value="0.0059475">
            <text:p>0.00594750</text:p>
          </table:table-cell>
          <table:table-cell office:value-type="float" office:value="0.00320808">
            <text:p>0.00320808</text:p>
          </table:table-cell>
          <table:table-cell/>
        </table:table-row>
        <table:table-row table:style-name="ro1">
          <table:table-cell office:value-type="float" office:value="0.00214337">
            <text:p>0.00214337</text:p>
          </table:table-cell>
          <table:table-cell office:value-type="float" office:value="0.00204658">
            <text:p>0.00204658</text:p>
          </table:table-cell>
          <table:table-cell office:value-type="float" office:value="0.00195281">
            <text:p>0.00195281</text:p>
          </table:table-cell>
          <table:table-cell/>
        </table:table-row>
        <table:table-row table:style-name="ro1">
          <table:table-cell office:value-type="float" office:value="0.00215342">
            <text:p>0.00215342</text:p>
          </table:table-cell>
          <table:table-cell office:value-type="float" office:value="0.00154349">
            <text:p>0.00154349</text:p>
          </table:table-cell>
          <table:table-cell office:value-type="float" office:value="0.00103658">
            <text:p>0.00103658</text:p>
          </table:table-cell>
          <table:table-cell/>
        </table:table-row>
        <table:table-row table:style-name="ro1">
          <table:table-cell office:value-type="float" office:value="0.00295373">
            <text:p>0.00295373</text:p>
          </table:table-cell>
          <table:table-cell office:value-type="float" office:value="0.00174392">
            <text:p>0.00174392</text:p>
          </table:table-cell>
          <table:table-cell office:value-type="float" office:value="0.00104149">
            <text:p>0.00104149</text:p>
          </table:table-cell>
          <table:table-cell/>
        </table:table-row>
        <table:table-row table:style-name="ro1">
          <table:table-cell office:value-type="float" office:value="0.00306402">
            <text:p>0.00306402</text:p>
          </table:table-cell>
          <table:table-cell office:value-type="float" office:value="0.00194889">
            <text:p>0.00194889</text:p>
          </table:table-cell>
          <table:table-cell office:value-type="float" office:value="0.0011434">
            <text:p>0.00114340</text:p>
          </table:table-cell>
          <table:table-cell/>
        </table:table-row>
        <table:table-row table:style-name="ro1">
          <table:table-cell office:value-type="float" office:value="0.00327376">
            <text:p>0.00327376</text:p>
          </table:table-cell>
          <table:table-cell office:value-type="float" office:value="0.00184535">
            <text:p>0.00184535</text:p>
          </table:table-cell>
          <table:table-cell office:value-type="float" office:value="0.00113977">
            <text:p>0.00113977</text:p>
          </table:table-cell>
          <table:table-cell/>
        </table:table-row>
        <table:table-row table:style-name="ro1">
          <table:table-cell office:value-type="float" office:value="0.00348303">
            <text:p>0.00348303</text:p>
          </table:table-cell>
          <table:table-cell office:value-type="float" office:value="0.00195425">
            <text:p>0.00195425</text:p>
          </table:table-cell>
          <table:table-cell office:value-type="float" office:value="0.00114279">
            <text:p>0.00114279</text:p>
          </table:table-cell>
          <table:table-cell/>
        </table:table-row>
        <table:table-row table:style-name="ro1">
          <table:table-cell office:value-type="float" office:value="0.00184446">
            <text:p>0.00184446</text:p>
          </table:table-cell>
          <table:table-cell office:value-type="float" office:value="0.00113419">
            <text:p>0.00113419</text:p>
          </table:table-cell>
          <table:table-cell office:value-type="float" office:value="0.000733378">
            <text:p>0.00073338</text:p>
          </table:table-cell>
          <table:table-cell/>
        </table:table-row>
        <table:table-row table:style-name="ro1">
          <table:table-cell office:value-type="float" office:value="0.000928385">
            <text:p>0.00092839</text:p>
          </table:table-cell>
          <table:table-cell office:value-type="float" office:value="0.000623295">
            <text:p>0.00062330</text:p>
          </table:table-cell>
          <table:table-cell office:value-type="float" office:value="0.00053104">
            <text:p>0.00053104</text:p>
          </table:table-cell>
          <table:table-cell/>
        </table:table-row>
        <table:table-row table:style-name="ro1">
          <table:table-cell office:value-type="float" office:value="0.00317866">
            <text:p>0.00317866</text:p>
          </table:table-cell>
          <table:table-cell office:value-type="float" office:value="0.00196065">
            <text:p>0.00196065</text:p>
          </table:table-cell>
          <table:table-cell office:value-type="float" office:value="0.00114752">
            <text:p>0.00114752</text:p>
          </table:table-cell>
          <table:table-cell/>
        </table:table-row>
        <table:table-row table:style-name="ro1">
          <table:table-cell office:value-type="float" office:value="0.00318445">
            <text:p>0.00318445</text:p>
          </table:table-cell>
          <table:table-cell office:value-type="float" office:value="0.00185384">
            <text:p>0.00185384</text:p>
          </table:table-cell>
          <table:table-cell office:value-type="float" office:value="0.00114793">
            <text:p>0.00114793</text:p>
          </table:table-cell>
          <table:table-cell/>
        </table:table-row>
        <table:table-row table:style-name="ro1">
          <table:table-cell office:value-type="float" office:value="0.00625107">
            <text:p>0.00625107</text:p>
          </table:table-cell>
          <table:table-cell office:value-type="float" office:value="0.00411304">
            <text:p>0.00411304</text:p>
          </table:table-cell>
          <table:table-cell office:value-type="float" office:value="0.00250834">
            <text:p>0.00250834</text:p>
          </table:table-cell>
          <table:table-cell/>
        </table:table-row>
        <table:table-row table:style-name="ro1">
          <table:table-cell office:value-type="float" office:value="0.00503204">
            <text:p>0.00503204</text:p>
          </table:table-cell>
          <table:table-cell office:value-type="float" office:value="0.00319768">
            <text:p>0.00319768</text:p>
          </table:table-cell>
          <table:table-cell office:value-type="float" office:value="0.00211919">
            <text:p>0.00211919</text:p>
          </table:table-cell>
          <table:table-cell/>
        </table:table-row>
        <table:table-row table:style-name="ro1">
          <table:table-cell office:value-type="float" office:value="0.0107215">
            <text:p>0.01072150</text:p>
          </table:table-cell>
          <table:table-cell office:value-type="float" office:value="0.00593698">
            <text:p>0.00593698</text:p>
          </table:table-cell>
          <table:table-cell office:value-type="float" office:value="0.00321494">
            <text:p>0.00321494</text:p>
          </table:table-cell>
          <table:table-cell/>
        </table:table-row>
        <table:table-row table:style-name="ro1">
          <table:table-cell office:value-type="float" office:value="0.0021429">
            <text:p>0.00214290</text:p>
          </table:table-cell>
          <table:table-cell office:value-type="float" office:value="0.00204624">
            <text:p>0.00204624</text:p>
          </table:table-cell>
          <table:table-cell office:value-type="float" office:value="0.00195361">
            <text:p>0.00195361</text:p>
          </table:table-cell>
          <table:table-cell/>
        </table:table-row>
        <table:table-row table:style-name="ro1">
          <table:table-cell office:value-type="float" office:value="0.00205185">
            <text:p>0.00205185</text:p>
          </table:table-cell>
          <table:table-cell office:value-type="float" office:value="0.0015421">
            <text:p>0.00154210</text:p>
          </table:table-cell>
          <table:table-cell office:value-type="float" office:value="0.0010375">
            <text:p>0.00103750</text:p>
          </table:table-cell>
          <table:table-cell/>
        </table:table-row>
        <table:table-row table:style-name="ro1">
          <table:table-cell office:value-type="float" office:value="0.00296889">
            <text:p>0.00296889</text:p>
          </table:table-cell>
          <table:table-cell office:value-type="float" office:value="0.00184971">
            <text:p>0.00184971</text:p>
          </table:table-cell>
          <table:table-cell office:value-type="float" office:value="0.00104061">
            <text:p>0.00104061</text:p>
          </table:table-cell>
          <table:table-cell/>
        </table:table-row>
        <table:table-row table:style-name="ro1">
          <table:table-cell office:value-type="float" office:value="0.00306184">
            <text:p>0.00306184</text:p>
          </table:table-cell>
          <table:table-cell office:value-type="float" office:value="0.0018406">
            <text:p>0.00184060</text:p>
          </table:table-cell>
          <table:table-cell office:value-type="float" office:value="0.00114753">
            <text:p>0.00114753</text:p>
          </table:table-cell>
          <table:table-cell/>
        </table:table-row>
        <table:table-row table:style-name="ro1">
          <table:table-cell office:value-type="float" office:value="0.00316119">
            <text:p>0.00316119</text:p>
          </table:table-cell>
          <table:table-cell office:value-type="float" office:value="0.00184942">
            <text:p>0.00184942</text:p>
          </table:table-cell>
          <table:table-cell office:value-type="float" office:value="0.00114758">
            <text:p>0.00114758</text:p>
          </table:table-cell>
          <table:table-cell/>
        </table:table-row>
        <table:table-row table:style-name="ro1">
          <table:table-cell office:value-type="float" office:value="0.00348255">
            <text:p>0.00348255</text:p>
          </table:table-cell>
          <table:table-cell office:value-type="float" office:value="0.00194941">
            <text:p>0.00194941</text:p>
          </table:table-cell>
          <table:table-cell office:value-type="float" office:value="0.00114253">
            <text:p>0.00114253</text:p>
          </table:table-cell>
          <table:table-cell/>
        </table:table-row>
        <table:table-row table:style-name="ro1">
          <table:table-cell office:value-type="float" office:value="0.00184538">
            <text:p>0.00184538</text:p>
          </table:table-cell>
          <table:table-cell office:value-type="float" office:value="0.00113353">
            <text:p>0.00113353</text:p>
          </table:table-cell>
          <table:table-cell office:value-type="float" office:value="0.00073148">
            <text:p>0.00073148</text:p>
          </table:table-cell>
          <table:table-cell/>
        </table:table-row>
        <table:table-row table:style-name="ro1">
          <table:table-cell office:value-type="float" office:value="0.000927798">
            <text:p>0.00092780</text:p>
          </table:table-cell>
          <table:table-cell office:value-type="float" office:value="0.000623512">
            <text:p>0.00062351</text:p>
          </table:table-cell>
          <table:table-cell office:value-type="float" office:value="0.000423138">
            <text:p>0.00042314</text:p>
          </table:table-cell>
          <table:table-cell/>
        </table:table-row>
        <table:table-row table:style-name="ro1">
          <table:table-cell office:value-type="float" office:value="0.00318213">
            <text:p>0.00318213</text:p>
          </table:table-cell>
          <table:table-cell office:value-type="float" office:value="0.0018567">
            <text:p>0.00185670</text:p>
          </table:table-cell>
          <table:table-cell office:value-type="float" office:value="0.00114979">
            <text:p>0.00114979</text:p>
          </table:table-cell>
          <table:table-cell/>
        </table:table-row>
        <table:table-row table:style-name="ro1">
          <table:table-cell office:value-type="float" office:value="0.00328614">
            <text:p>0.00328614</text:p>
          </table:table-cell>
          <table:table-cell office:value-type="float" office:value="0.00175314">
            <text:p>0.00175314</text:p>
          </table:table-cell>
          <table:table-cell office:value-type="float" office:value="0.00125613">
            <text:p>0.00125613</text:p>
          </table:table-cell>
          <table:table-cell/>
        </table:table-row>
        <table:table-row table:style-name="ro1">
          <table:table-cell office:value-type="float" office:value="0.00756907">
            <text:p>0.00756907</text:p>
          </table:table-cell>
          <table:table-cell office:value-type="float" office:value="0.00472257">
            <text:p>0.00472257</text:p>
          </table:table-cell>
          <table:table-cell office:value-type="float" office:value="0.00283555">
            <text:p>0.00283555</text:p>
          </table:table-cell>
          <table:table-cell/>
        </table:table-row>
        <table:table-row table:style-name="ro1">
          <table:table-cell office:value-type="float" office:value="0.00574011">
            <text:p>0.00574011</text:p>
          </table:table-cell>
          <table:table-cell office:value-type="float" office:value="0.00350236">
            <text:p>0.00350236</text:p>
          </table:table-cell>
          <table:table-cell office:value-type="float" office:value="0.00231684">
            <text:p>0.00231684</text:p>
          </table:table-cell>
          <table:table-cell/>
        </table:table-row>
        <table:table-row table:style-name="ro1">
          <table:table-cell office:value-type="float" office:value="0.0106145">
            <text:p>0.01061450</text:p>
          </table:table-cell>
          <table:table-cell office:value-type="float" office:value="0.00583343">
            <text:p>0.00583343</text:p>
          </table:table-cell>
          <table:table-cell office:value-type="float" office:value="0.00321897">
            <text:p>0.00321897</text:p>
          </table:table-cell>
          <table:table-cell/>
        </table:table-row>
        <table:table-row table:style-name="ro1">
          <table:table-cell office:value-type="float" office:value="0.00224958">
            <text:p>0.00224958</text:p>
          </table:table-cell>
          <table:table-cell office:value-type="float" office:value="0.00204586">
            <text:p>0.00204586</text:p>
          </table:table-cell>
          <table:table-cell office:value-type="float" office:value="0.00194688">
            <text:p>0.00194688</text:p>
          </table:table-cell>
          <table:table-cell/>
        </table:table-row>
        <table:table-row table:style-name="ro1">
          <table:table-cell office:value-type="float" office:value="0.00215961">
            <text:p>0.00215961</text:p>
          </table:table-cell>
          <table:table-cell office:value-type="float" office:value="0.00154131">
            <text:p>0.00154131</text:p>
          </table:table-cell>
          <table:table-cell office:value-type="float" office:value="0.00104107">
            <text:p>0.00104107</text:p>
          </table:table-cell>
          <table:table-cell/>
        </table:table-row>
        <table:table-row table:style-name="ro1">
          <table:table-cell office:value-type="float" office:value="0.0028653">
            <text:p>0.00286530</text:p>
          </table:table-cell>
          <table:table-cell office:value-type="float" office:value="0.00173966">
            <text:p>0.00173966</text:p>
          </table:table-cell>
          <table:table-cell office:value-type="float" office:value="0.00103666">
            <text:p>0.00103666</text:p>
          </table:table-cell>
          <table:table-cell/>
        </table:table-row>
        <table:table-row table:style-name="ro1">
          <table:table-cell office:value-type="float" office:value="0.00316942">
            <text:p>0.00316942</text:p>
          </table:table-cell>
          <table:table-cell office:value-type="float" office:value="0.00194826">
            <text:p>0.00194826</text:p>
          </table:table-cell>
          <table:table-cell office:value-type="float" office:value="0.00114321">
            <text:p>0.00114321</text:p>
          </table:table-cell>
          <table:table-cell/>
        </table:table-row>
        <table:table-row table:style-name="ro1">
          <table:table-cell office:value-type="float" office:value="0.00296384">
            <text:p>0.00296384</text:p>
          </table:table-cell>
          <table:table-cell office:value-type="float" office:value="0.00184892">
            <text:p>0.00184892</text:p>
          </table:table-cell>
          <table:table-cell office:value-type="float" office:value="0.00114685">
            <text:p>0.00114685</text:p>
          </table:table-cell>
          <table:table-cell/>
        </table:table-row>
        <table:table-row table:style-name="ro1">
          <table:table-cell office:value-type="float" office:value="0.00337559">
            <text:p>0.00337559</text:p>
          </table:table-cell>
          <table:table-cell office:value-type="float" office:value="0.00205735">
            <text:p>0.00205735</text:p>
          </table:table-cell>
          <table:table-cell office:value-type="float" office:value="0.00114309">
            <text:p>0.00114309</text:p>
          </table:table-cell>
          <table:table-cell/>
        </table:table-row>
        <table:table-row table:style-name="ro1">
          <table:table-cell office:value-type="float" office:value="0.00184311">
            <text:p>0.00184311</text:p>
          </table:table-cell>
          <table:table-cell office:value-type="float" office:value="0.00112717">
            <text:p>0.00112717</text:p>
          </table:table-cell>
          <table:table-cell office:value-type="float" office:value="0.000731719">
            <text:p>0.00073172</text:p>
          </table:table-cell>
          <table:table-cell/>
        </table:table-row>
        <table:table-row table:style-name="ro1">
          <table:table-cell office:value-type="float" office:value="0.000819594">
            <text:p>0.00081959</text:p>
          </table:table-cell>
          <table:table-cell office:value-type="float" office:value="0.000624578">
            <text:p>0.00062458</text:p>
          </table:table-cell>
          <table:table-cell office:value-type="float" office:value="0.000531133">
            <text:p>0.00053113</text:p>
          </table:table-cell>
          <table:table-cell/>
        </table:table-row>
        <table:table-row table:style-name="ro1">
          <table:table-cell office:value-type="float" office:value="0.0031815">
            <text:p>0.00318150</text:p>
          </table:table-cell>
          <table:table-cell office:value-type="float" office:value="0.00185989">
            <text:p>0.00185989</text:p>
          </table:table-cell>
          <table:table-cell office:value-type="float" office:value="0.00114543">
            <text:p>0.00114543</text:p>
          </table:table-cell>
          <table:table-cell/>
        </table:table-row>
        <table:table-row table:style-name="ro1">
          <table:table-cell office:value-type="float" office:value="0.00318482">
            <text:p>0.00318482</text:p>
          </table:table-cell>
          <table:table-cell office:value-type="float" office:value="0.00185607">
            <text:p>0.00185607</text:p>
          </table:table-cell>
          <table:table-cell office:value-type="float" office:value="0.00114892">
            <text:p>0.00114892</text:p>
          </table:table-cell>
          <table:table-cell/>
        </table:table-row>
        <table:table-row table:style-name="ro1">
          <table:table-cell office:value-type="float" office:value="0.00796939">
            <text:p>0.00796939</text:p>
          </table:table-cell>
          <table:table-cell office:value-type="float" office:value="0.00492703">
            <text:p>0.00492703</text:p>
          </table:table-cell>
          <table:table-cell office:value-type="float" office:value="0.00282699">
            <text:p>0.00282699</text:p>
          </table:table-cell>
          <table:table-cell/>
        </table:table-row>
        <table:table-row table:style-name="ro1">
          <table:table-cell office:value-type="float" office:value="0.00573362">
            <text:p>0.00573362</text:p>
          </table:table-cell>
          <table:table-cell office:value-type="float" office:value="0.00360833">
            <text:p>0.00360833</text:p>
          </table:table-cell>
          <table:table-cell office:value-type="float" office:value="0.00221717">
            <text:p>0.00221717</text:p>
          </table:table-cell>
          <table:table-cell/>
        </table:table-row>
        <table:table-row table:style-name="ro1">
          <table:table-cell office:value-type="float" office:value="0.0106156">
            <text:p>0.01061560</text:p>
          </table:table-cell>
          <table:table-cell office:value-type="float" office:value="0.00592244">
            <text:p>0.00592244</text:p>
          </table:table-cell>
          <table:table-cell office:value-type="float" office:value="0.00321847">
            <text:p>0.00321847</text:p>
          </table:table-cell>
          <table:table-cell/>
        </table:table-row>
        <table:table-row table:style-name="ro1">
          <table:table-cell office:value-type="float" office:value="0.0022473">
            <text:p>0.00224730</text:p>
          </table:table-cell>
          <table:table-cell office:value-type="float" office:value="0.00193909">
            <text:p>0.00193909</text:p>
          </table:table-cell>
          <table:table-cell office:value-type="float" office:value="0.00206065">
            <text:p>0.00206065</text:p>
          </table:table-cell>
          <table:table-cell/>
        </table:table-row>
        <table:table-row table:style-name="ro1">
          <table:table-cell office:value-type="float" office:value="0.00205381">
            <text:p>0.00205381</text:p>
          </table:table-cell>
          <table:table-cell office:value-type="float" office:value="0.00153968">
            <text:p>0.00153968</text:p>
          </table:table-cell>
          <table:table-cell office:value-type="float" office:value="0.00104081">
            <text:p>0.00104081</text:p>
          </table:table-cell>
          <table:table-cell/>
        </table:table-row>
        <table:table-row table:style-name="ro1">
          <table:table-cell office:value-type="float" office:value="0.00286565">
            <text:p>0.00286565</text:p>
          </table:table-cell>
          <table:table-cell office:value-type="float" office:value="0.00174464">
            <text:p>0.00174464</text:p>
          </table:table-cell>
          <table:table-cell office:value-type="float" office:value="0.00103676">
            <text:p>0.00103676</text:p>
          </table:table-cell>
          <table:table-cell/>
        </table:table-row>
        <table:table-row table:style-name="ro1">
          <table:table-cell office:value-type="float" office:value="0.00306845">
            <text:p>0.00306845</text:p>
          </table:table-cell>
          <table:table-cell office:value-type="float" office:value="0.00195003">
            <text:p>0.00195003</text:p>
          </table:table-cell>
          <table:table-cell office:value-type="float" office:value="0.00114722">
            <text:p>0.00114722</text:p>
          </table:table-cell>
          <table:table-cell/>
        </table:table-row>
        <table:table-row table:style-name="ro1">
          <table:table-cell office:value-type="float" office:value="0.00306305">
            <text:p>0.00306305</text:p>
          </table:table-cell>
          <table:table-cell office:value-type="float" office:value="0.00174198">
            <text:p>0.00174198</text:p>
          </table:table-cell>
          <table:table-cell office:value-type="float" office:value="0.00114504">
            <text:p>0.00114504</text:p>
          </table:table-cell>
          <table:table-cell/>
        </table:table-row>
        <table:table-row table:style-name="ro1">
          <table:table-cell office:value-type="float" office:value="0.00337184">
            <text:p>0.00337184</text:p>
          </table:table-cell>
          <table:table-cell office:value-type="float" office:value="0.00205772">
            <text:p>0.00205772</text:p>
          </table:table-cell>
          <table:table-cell office:value-type="float" office:value="0.00114126">
            <text:p>0.00114126</text:p>
          </table:table-cell>
          <table:table-cell/>
        </table:table-row>
        <table:table-row table:style-name="ro1">
          <table:table-cell office:value-type="float" office:value="0.00184769">
            <text:p>0.00184769</text:p>
          </table:table-cell>
          <table:table-cell office:value-type="float" office:value="0.00113515">
            <text:p>0.00113515</text:p>
          </table:table-cell>
          <table:table-cell office:value-type="float" office:value="0.000731653">
            <text:p>0.00073165</text:p>
          </table:table-cell>
          <table:table-cell/>
        </table:table-row>
        <table:table-row table:style-name="ro1">
          <table:table-cell office:value-type="float" office:value="0.000925472">
            <text:p>0.00092547</text:p>
          </table:table-cell>
          <table:table-cell office:value-type="float" office:value="0.000515843">
            <text:p>0.00051584</text:p>
          </table:table-cell>
          <table:table-cell office:value-type="float" office:value="0.000423594">
            <text:p>0.00042359</text:p>
          </table:table-cell>
          <table:table-cell/>
        </table:table-row>
        <table:table-row table:style-name="ro1">
          <table:table-cell office:value-type="float" office:value="0.00328806">
            <text:p>0.00328806</text:p>
          </table:table-cell>
          <table:table-cell office:value-type="float" office:value="0.00196349">
            <text:p>0.00196349</text:p>
          </table:table-cell>
          <table:table-cell office:value-type="float" office:value="0.00115109">
            <text:p>0.00115109</text:p>
          </table:table-cell>
          <table:table-cell/>
        </table:table-row>
        <table:table-row table:style-name="ro1">
          <table:table-cell office:value-type="float" office:value="0.00328082">
            <text:p>0.00328082</text:p>
          </table:table-cell>
          <table:table-cell office:value-type="float" office:value="0.00185728">
            <text:p>0.00185728</text:p>
          </table:table-cell>
          <table:table-cell office:value-type="float" office:value="0.00125631">
            <text:p>0.00125631</text:p>
          </table:table-cell>
          <table:table-cell/>
        </table:table-row>
        <table:table-row table:style-name="ro1">
          <table:table-cell office:value-type="float" office:value="0.00797619">
            <text:p>0.00797619</text:p>
          </table:table-cell>
          <table:table-cell office:value-type="float" office:value="0.00490763">
            <text:p>0.00490763</text:p>
          </table:table-cell>
          <table:table-cell office:value-type="float" office:value="0.00281954">
            <text:p>0.00281954</text:p>
          </table:table-cell>
          <table:table-cell/>
        </table:table-row>
        <table:table-row table:style-name="ro1">
          <table:table-cell office:value-type="float" office:value="0.0059233">
            <text:p>0.00592330</text:p>
          </table:table-cell>
          <table:table-cell office:value-type="float" office:value="0.00350017">
            <text:p>0.00350017</text:p>
          </table:table-cell>
          <table:table-cell office:value-type="float" office:value="0.00231848">
            <text:p>0.00231848</text:p>
          </table:table-cell>
          <table:table-cell/>
        </table:table-row>
        <table:table-row table:style-name="ro1">
          <table:table-cell office:value-type="float" office:value="0.0105932">
            <text:p>0.01059320</text:p>
          </table:table-cell>
          <table:table-cell office:value-type="float" office:value="0.00583324">
            <text:p>0.00583324</text:p>
          </table:table-cell>
          <table:table-cell office:value-type="float" office:value="0.00322308">
            <text:p>0.00322308</text:p>
          </table:table-cell>
          <table:table-cell/>
        </table:table-row>
        <table:table-row table:style-name="ro1">
          <table:table-cell office:value-type="float" office:value="0.00225101">
            <text:p>0.00225101</text:p>
          </table:table-cell>
          <table:table-cell office:value-type="float" office:value="0.00204447">
            <text:p>0.00204447</text:p>
          </table:table-cell>
          <table:table-cell office:value-type="float" office:value="0.00195597">
            <text:p>0.00195597</text:p>
          </table:table-cell>
          <table:table-cell/>
        </table:table-row>
        <table:table-row table:style-name="ro1">
          <table:table-cell office:value-type="float" office:value="0.00216106">
            <text:p>0.00216106</text:p>
          </table:table-cell>
          <table:table-cell office:value-type="float" office:value="0.00154157">
            <text:p>0.00154157</text:p>
          </table:table-cell>
          <table:table-cell office:value-type="float" office:value="0.00104068">
            <text:p>0.00104068</text:p>
          </table:table-cell>
          <table:table-cell/>
        </table:table-row>
        <table:table-row table:style-name="ro1">
          <table:table-cell office:value-type="float" office:value="0.0028652">
            <text:p>0.00286520</text:p>
          </table:table-cell>
          <table:table-cell office:value-type="float" office:value="0.00174224">
            <text:p>0.00174224</text:p>
          </table:table-cell>
          <table:table-cell office:value-type="float" office:value="0.00103808">
            <text:p>0.00103808</text:p>
          </table:table-cell>
          <table:table-cell/>
        </table:table-row>
        <table:table-row table:style-name="ro1">
          <table:table-cell office:value-type="float" office:value="0.00306535">
            <text:p>0.00306535</text:p>
          </table:table-cell>
          <table:table-cell office:value-type="float" office:value="0.00194993">
            <text:p>0.00194993</text:p>
          </table:table-cell>
          <table:table-cell office:value-type="float" office:value="0.00114301">
            <text:p>0.00114301</text:p>
          </table:table-cell>
          <table:table-cell/>
        </table:table-row>
        <table:table-row table:style-name="ro1">
          <table:table-cell office:value-type="float" office:value="0.00317176">
            <text:p>0.00317176</text:p>
          </table:table-cell>
          <table:table-cell office:value-type="float" office:value="0.00184976">
            <text:p>0.00184976</text:p>
          </table:table-cell>
          <table:table-cell office:value-type="float" office:value="0.00114468">
            <text:p>0.00114468</text:p>
          </table:table-cell>
          <table:table-cell/>
        </table:table-row>
        <table:table-row table:style-name="ro1">
          <table:table-cell office:value-type="float" office:value="0.0034831">
            <text:p>0.00348310</text:p>
          </table:table-cell>
          <table:table-cell office:value-type="float" office:value="0.00205728">
            <text:p>0.00205728</text:p>
          </table:table-cell>
          <table:table-cell office:value-type="float" office:value="0.00114768">
            <text:p>0.00114768</text:p>
          </table:table-cell>
          <table:table-cell/>
        </table:table-row>
        <table:table-row table:style-name="ro1">
          <table:table-cell office:value-type="float" office:value="0.00184673">
            <text:p>0.00184673</text:p>
          </table:table-cell>
          <table:table-cell office:value-type="float" office:value="0.00102595">
            <text:p>0.00102595</text:p>
          </table:table-cell>
          <table:table-cell office:value-type="float" office:value="0.000732761">
            <text:p>0.00073276</text:p>
          </table:table-cell>
          <table:table-cell/>
        </table:table-row>
        <table:table-row table:style-name="ro1">
          <table:table-cell office:value-type="float" office:value="0.000819859">
            <text:p>0.00081986</text:p>
          </table:table-cell>
          <table:table-cell office:value-type="float" office:value="0.000515373">
            <text:p>0.00051537</text:p>
          </table:table-cell>
          <table:table-cell office:value-type="float" office:value="0.000420649">
            <text:p>0.00042065</text:p>
          </table:table-cell>
          <table:table-cell/>
        </table:table-row>
        <table:table-row table:style-name="ro1">
          <table:table-cell office:value-type="float" office:value="0.00318447">
            <text:p>0.00318447</text:p>
          </table:table-cell>
          <table:table-cell office:value-type="float" office:value="0.00185676">
            <text:p>0.00185676</text:p>
          </table:table-cell>
          <table:table-cell office:value-type="float" office:value="0.00115239">
            <text:p>0.00115239</text:p>
          </table:table-cell>
          <table:table-cell/>
        </table:table-row>
        <table:table-row table:style-name="ro1">
          <table:table-cell office:value-type="float" office:value="0.00307293">
            <text:p>0.00307293</text:p>
          </table:table-cell>
          <table:table-cell office:value-type="float" office:value="0.00174945">
            <text:p>0.00174945</text:p>
          </table:table-cell>
          <table:table-cell office:value-type="float" office:value="0.00125657">
            <text:p>0.00125657</text:p>
          </table:table-cell>
          <table:table-cell/>
        </table:table-row>
        <table:table-row table:style-name="ro1">
          <table:table-cell office:value-type="float" office:value="0.0063547">
            <text:p>0.00635470</text:p>
          </table:table-cell>
          <table:table-cell office:value-type="float" office:value="0.00400164">
            <text:p>0.00400164</text:p>
          </table:table-cell>
          <table:table-cell office:value-type="float" office:value="0.0025246">
            <text:p>0.00252460</text:p>
          </table:table-cell>
          <table:table-cell/>
        </table:table-row>
        <table:table-row table:style-name="ro1">
          <table:table-cell office:value-type="float" office:value="0.00533318">
            <text:p>0.00533318</text:p>
          </table:table-cell>
          <table:table-cell office:value-type="float" office:value="0.00329569">
            <text:p>0.00329569</text:p>
          </table:table-cell>
          <table:table-cell office:value-type="float" office:value="0.00222125">
            <text:p>0.00222125</text:p>
          </table:table-cell>
          <table:table-cell/>
        </table:table-row>
        <table:table-row table:style-name="ro1">
          <table:table-cell office:value-type="float" office:value="0.0108293">
            <text:p>0.01082930</text:p>
          </table:table-cell>
          <table:table-cell office:value-type="float" office:value="0.00593742">
            <text:p>0.00593742</text:p>
          </table:table-cell>
          <table:table-cell office:value-type="float" office:value="0.00332873">
            <text:p>0.00332873</text:p>
          </table:table-cell>
          <table:table-cell/>
        </table:table-row>
        <table:table-row table:style-name="ro1">
          <table:table-cell office:value-type="float" office:value="0.00225021">
            <text:p>0.00225021</text:p>
          </table:table-cell>
          <table:table-cell office:value-type="float" office:value="0.00204272">
            <text:p>0.00204272</text:p>
          </table:table-cell>
          <table:table-cell office:value-type="float" office:value="0.0019546">
            <text:p>0.00195460</text:p>
          </table:table-cell>
          <table:table-cell/>
        </table:table-row>
        <table:table-row table:style-name="ro1">
          <table:table-cell office:value-type="float" office:value="0.0020545">
            <text:p>0.00205450</text:p>
          </table:table-cell>
          <table:table-cell office:value-type="float" office:value="0.00143534">
            <text:p>0.00143534</text:p>
          </table:table-cell>
          <table:table-cell office:value-type="float" office:value="0.00103749">
            <text:p>0.00103749</text:p>
          </table:table-cell>
          <table:table-cell/>
        </table:table-row>
        <table:table-row table:style-name="ro1">
          <table:table-cell office:value-type="float" office:value="0.00296464">
            <text:p>0.00296464</text:p>
          </table:table-cell>
          <table:table-cell office:value-type="float" office:value="0.00184775">
            <text:p>0.00184775</text:p>
          </table:table-cell>
          <table:table-cell office:value-type="float" office:value="0.00103334">
            <text:p>0.00103334</text:p>
          </table:table-cell>
          <table:table-cell/>
        </table:table-row>
        <table:table-row table:style-name="ro1">
          <table:table-cell office:value-type="float" office:value="0.00316953">
            <text:p>0.00316953</text:p>
          </table:table-cell>
          <table:table-cell office:value-type="float" office:value="0.00195021">
            <text:p>0.00195021</text:p>
          </table:table-cell>
          <table:table-cell office:value-type="float" office:value="0.00114241">
            <text:p>0.00114241</text:p>
          </table:table-cell>
          <table:table-cell/>
        </table:table-row>
        <table:table-row table:style-name="ro1">
          <table:table-cell office:value-type="float" office:value="0.00306647">
            <text:p>0.00306647</text:p>
          </table:table-cell>
          <table:table-cell office:value-type="float" office:value="0.00184716">
            <text:p>0.00184716</text:p>
          </table:table-cell>
          <table:table-cell office:value-type="float" office:value="0.0011454">
            <text:p>0.00114540</text:p>
          </table:table-cell>
          <table:table-cell/>
        </table:table-row>
        <table:table-row table:style-name="ro1">
          <table:table-cell office:value-type="float" office:value="0.00337347">
            <text:p>0.00337347</text:p>
          </table:table-cell>
          <table:table-cell office:value-type="float" office:value="0.00204788">
            <text:p>0.00204788</text:p>
          </table:table-cell>
          <table:table-cell office:value-type="float" office:value="0.00114169">
            <text:p>0.00114169</text:p>
          </table:table-cell>
          <table:table-cell/>
        </table:table-row>
        <table:table-row table:style-name="ro1">
          <table:table-cell office:value-type="float" office:value="0.00184485">
            <text:p>0.00184485</text:p>
          </table:table-cell>
          <table:table-cell office:value-type="float" office:value="0.0011329">
            <text:p>0.00113290</text:p>
          </table:table-cell>
          <table:table-cell office:value-type="float" office:value="0.000727644">
            <text:p>0.00072764</text:p>
          </table:table-cell>
          <table:table-cell/>
        </table:table-row>
        <table:table-row table:style-name="ro1">
          <table:table-cell office:value-type="float" office:value="0.000927892">
            <text:p>0.00092789</text:p>
          </table:table-cell>
          <table:table-cell office:value-type="float" office:value="0.000519272">
            <text:p>0.00051927</text:p>
          </table:table-cell>
          <table:table-cell office:value-type="float" office:value="0.000424649">
            <text:p>0.00042465</text:p>
          </table:table-cell>
          <table:table-cell/>
        </table:table-row>
        <table:table-row table:style-name="ro1">
          <table:table-cell office:value-type="float" office:value="0.00318248">
            <text:p>0.00318248</text:p>
          </table:table-cell>
          <table:table-cell office:value-type="float" office:value="0.00186133">
            <text:p>0.00186133</text:p>
          </table:table-cell>
          <table:table-cell office:value-type="float" office:value="0.00114513">
            <text:p>0.00114513</text:p>
          </table:table-cell>
          <table:table-cell/>
        </table:table-row>
        <table:table-row table:style-name="ro1">
          <table:table-cell office:value-type="float" office:value="0.00318349">
            <text:p>0.00318349</text:p>
          </table:table-cell>
          <table:table-cell office:value-type="float" office:value="0.00185626">
            <text:p>0.00185626</text:p>
          </table:table-cell>
          <table:table-cell office:value-type="float" office:value="0.00114839">
            <text:p>0.00114839</text:p>
          </table:table-cell>
          <table:table-cell/>
        </table:table-row>
        <table:table-row table:style-name="ro1">
          <table:table-cell office:value-type="float" office:value="0.0073579">
            <text:p>0.00735790</text:p>
          </table:table-cell>
          <table:table-cell office:value-type="float" office:value="0.00430758">
            <text:p>0.00430758</text:p>
          </table:table-cell>
          <table:table-cell office:value-type="float" office:value="0.00282197">
            <text:p>0.00282197</text:p>
          </table:table-cell>
          <table:table-cell/>
        </table:table-row>
        <table:table-row table:style-name="ro1">
          <table:table-cell office:value-type="float" office:value="0.00563183">
            <text:p>0.00563183</text:p>
          </table:table-cell>
          <table:table-cell office:value-type="float" office:value="0.00339826">
            <text:p>0.00339826</text:p>
          </table:table-cell>
          <table:table-cell office:value-type="float" office:value="0.00219383">
            <text:p>0.00219383</text:p>
          </table:table-cell>
          <table:table-cell/>
        </table:table-row>
        <table:table-row table:style-name="ro1">
          <table:table-cell office:value-type="float" office:value="0.0106791">
            <text:p>0.01067910</text:p>
          </table:table-cell>
          <table:table-cell office:value-type="float" office:value="0.00583285">
            <text:p>0.00583285</text:p>
          </table:table-cell>
          <table:table-cell office:value-type="float" office:value="0.00320545">
            <text:p>0.00320545</text:p>
          </table:table-cell>
          <table:table-cell/>
        </table:table-row>
        <table:table-row table:style-name="ro1">
          <table:table-cell office:value-type="float" office:value="0.00224642">
            <text:p>0.00224642</text:p>
          </table:table-cell>
          <table:table-cell office:value-type="float" office:value="0.00204692">
            <text:p>0.00204692</text:p>
          </table:table-cell>
          <table:table-cell office:value-type="float" office:value="0.00195365">
            <text:p>0.00195365</text:p>
          </table:table-cell>
          <table:table-cell/>
        </table:table-row>
        <table:table-row table:style-name="ro1">
          <table:table-cell office:value-type="float" office:value="0.00205103">
            <text:p>0.00205103</text:p>
          </table:table-cell>
          <table:table-cell office:value-type="float" office:value="0.00154328">
            <text:p>0.00154328</text:p>
          </table:table-cell>
          <table:table-cell office:value-type="float" office:value="0.00103645">
            <text:p>0.00103645</text:p>
          </table:table-cell>
          <table:table-cell/>
        </table:table-row>
        <table:table-row table:style-name="ro1">
          <table:table-cell office:value-type="float" office:value="0.00286367">
            <text:p>0.00286367</text:p>
          </table:table-cell>
          <table:table-cell office:value-type="float" office:value="0.001744">
            <text:p>0.00174400</text:p>
          </table:table-cell>
          <table:table-cell office:value-type="float" office:value="0.00104081">
            <text:p>0.00104081</text:p>
          </table:table-cell>
          <table:table-cell/>
        </table:table-row>
        <table:table-row table:style-name="ro1">
          <table:table-cell office:value-type="float" office:value="0.00306799">
            <text:p>0.00306799</text:p>
          </table:table-cell>
          <table:table-cell office:value-type="float" office:value="0.00194606">
            <text:p>0.00194606</text:p>
          </table:table-cell>
          <table:table-cell office:value-type="float" office:value="0.00114147">
            <text:p>0.00114147</text:p>
          </table:table-cell>
          <table:table-cell/>
        </table:table-row>
        <table:table-row table:style-name="ro1">
          <table:table-cell office:value-type="float" office:value="0.0030668">
            <text:p>0.00306680</text:p>
          </table:table-cell>
          <table:table-cell office:value-type="float" office:value="0.00184663">
            <text:p>0.00184663</text:p>
          </table:table-cell>
          <table:table-cell office:value-type="float" office:value="0.00114623">
            <text:p>0.00114623</text:p>
          </table:table-cell>
          <table:table-cell/>
        </table:table-row>
        <table:table-row table:style-name="ro1">
          <table:table-cell office:value-type="float" office:value="0.00337353">
            <text:p>0.00337353</text:p>
          </table:table-cell>
          <table:table-cell office:value-type="float" office:value="0.00205592">
            <text:p>0.00205592</text:p>
          </table:table-cell>
          <table:table-cell office:value-type="float" office:value="0.00114379">
            <text:p>0.00114379</text:p>
          </table:table-cell>
          <table:table-cell/>
        </table:table-row>
        <table:table-row table:style-name="ro1">
          <table:table-cell office:value-type="float" office:value="0.00184166">
            <text:p>0.00184166</text:p>
          </table:table-cell>
          <table:table-cell office:value-type="float" office:value="0.00113396">
            <text:p>0.00113396</text:p>
          </table:table-cell>
          <table:table-cell office:value-type="float" office:value="0.000728191">
            <text:p>0.00072819</text:p>
          </table:table-cell>
          <table:table-cell/>
        </table:table-row>
        <table:table-row table:style-name="ro1">
          <table:table-cell office:value-type="float" office:value="0.000924133">
            <text:p>0.00092413</text:p>
          </table:table-cell>
          <table:table-cell office:value-type="float" office:value="0.000511053">
            <text:p>0.00051105</text:p>
          </table:table-cell>
          <table:table-cell office:value-type="float" office:value="0.000422934">
            <text:p>0.00042293</text:p>
          </table:table-cell>
          <table:table-cell/>
        </table:table-row>
        <table:table-row table:style-name="ro1">
          <table:table-cell office:value-type="float" office:value="0.00317917">
            <text:p>0.00317917</text:p>
          </table:table-cell>
          <table:table-cell office:value-type="float" office:value="0.00195099">
            <text:p>0.00195099</text:p>
          </table:table-cell>
          <table:table-cell office:value-type="float" office:value="0.00114523">
            <text:p>0.00114523</text:p>
          </table:table-cell>
          <table:table-cell/>
        </table:table-row>
        <table:table-row table:style-name="ro1">
          <table:table-cell office:value-type="float" office:value="0.00328499">
            <text:p>0.00328499</text:p>
          </table:table-cell>
          <table:table-cell office:value-type="float" office:value="0.00184516">
            <text:p>0.00184516</text:p>
          </table:table-cell>
          <table:table-cell office:value-type="float" office:value="0.00114436">
            <text:p>0.00114436</text:p>
          </table:table-cell>
          <table:table-cell/>
        </table:table-row>
        <table:table-row table:style-name="ro1">
          <table:table-cell office:value-type="float" office:value="0.00818167">
            <text:p>0.00818167</text:p>
          </table:table-cell>
          <table:table-cell office:value-type="float" office:value="0.00502875">
            <text:p>0.00502875</text:p>
          </table:table-cell>
          <table:table-cell office:value-type="float" office:value="0.00282012">
            <text:p>0.00282012</text:p>
          </table:table-cell>
          <table:table-cell/>
        </table:table-row>
        <table:table-row table:style-name="ro1">
          <table:table-cell office:value-type="float" office:value="0.00584284">
            <text:p>0.00584284</text:p>
          </table:table-cell>
          <table:table-cell office:value-type="float" office:value="0.00350183">
            <text:p>0.00350183</text:p>
          </table:table-cell>
          <table:table-cell office:value-type="float" office:value="0.00221288">
            <text:p>0.00221288</text:p>
          </table:table-cell>
          <table:table-cell/>
        </table:table-row>
        <table:table-row table:style-name="ro1">
          <table:table-cell office:value-type="float" office:value="0.0105103">
            <text:p>0.01051030</text:p>
          </table:table-cell>
          <table:table-cell office:value-type="float" office:value="0.00594544">
            <text:p>0.00594544</text:p>
          </table:table-cell>
          <table:table-cell office:value-type="float" office:value="0.00311214">
            <text:p>0.00311214</text:p>
          </table:table-cell>
          <table:table-cell/>
        </table:table-row>
        <table:table-row table:style-name="ro1">
          <table:table-cell office:value-type="float" office:value="0.00225016">
            <text:p>0.00225016</text:p>
          </table:table-cell>
          <table:table-cell office:value-type="float" office:value="0.00204599">
            <text:p>0.00204599</text:p>
          </table:table-cell>
          <table:table-cell office:value-type="float" office:value="0.00195303">
            <text:p>0.00195303</text:p>
          </table:table-cell>
          <table:table-cell/>
        </table:table-row>
        <table:table-row table:style-name="ro1">
          <table:table-cell office:value-type="float" office:value="0.00205312">
            <text:p>0.00205312</text:p>
          </table:table-cell>
          <table:table-cell office:value-type="float" office:value="0.00154117">
            <text:p>0.00154117</text:p>
          </table:table-cell>
          <table:table-cell office:value-type="float" office:value="0.00103959">
            <text:p>0.00103959</text:p>
          </table:table-cell>
          <table:table-cell/>
        </table:table-row>
        <table:table-row table:style-name="ro1">
          <table:table-cell office:value-type="float" office:value="0.00285429">
            <text:p>0.00285429</text:p>
          </table:table-cell>
          <table:table-cell office:value-type="float" office:value="0.00173934">
            <text:p>0.00173934</text:p>
          </table:table-cell>
          <table:table-cell office:value-type="float" office:value="0.00103702">
            <text:p>0.00103702</text:p>
          </table:table-cell>
          <table:table-cell/>
        </table:table-row>
        <table:table-row table:style-name="ro1">
          <table:table-cell office:value-type="float" office:value="0.00305636">
            <text:p>0.00305636</text:p>
          </table:table-cell>
          <table:table-cell office:value-type="float" office:value="0.00184466">
            <text:p>0.00184466</text:p>
          </table:table-cell>
          <table:table-cell office:value-type="float" office:value="0.00114204">
            <text:p>0.00114204</text:p>
          </table:table-cell>
          <table:table-cell/>
        </table:table-row>
        <table:table-row table:style-name="ro1">
          <table:table-cell office:value-type="float" office:value="0.00306671">
            <text:p>0.00306671</text:p>
          </table:table-cell>
          <table:table-cell office:value-type="float" office:value="0.00174001">
            <text:p>0.00174001</text:p>
          </table:table-cell>
          <table:table-cell office:value-type="float" office:value="0.00114584">
            <text:p>0.00114584</text:p>
          </table:table-cell>
          <table:table-cell/>
        </table:table-row>
        <table:table-row table:style-name="ro1">
          <table:table-cell office:value-type="float" office:value="0.00336914">
            <text:p>0.00336914</text:p>
          </table:table-cell>
          <table:table-cell office:value-type="float" office:value="0.00195223">
            <text:p>0.00195223</text:p>
          </table:table-cell>
          <table:table-cell office:value-type="float" office:value="0.00114611">
            <text:p>0.00114611</text:p>
          </table:table-cell>
          <table:table-cell/>
        </table:table-row>
        <table:table-row table:style-name="ro1">
          <table:table-cell office:value-type="float" office:value="0.00184203">
            <text:p>0.00184203</text:p>
          </table:table-cell>
          <table:table-cell office:value-type="float" office:value="0.00102588">
            <text:p>0.00102588</text:p>
          </table:table-cell>
          <table:table-cell office:value-type="float" office:value="0.000732415">
            <text:p>0.00073242</text:p>
          </table:table-cell>
          <table:table-cell/>
        </table:table-row>
        <table:table-row table:style-name="ro1">
          <table:table-cell office:value-type="float" office:value="0.000927497">
            <text:p>0.00092750</text:p>
          </table:table-cell>
          <table:table-cell office:value-type="float" office:value="0.00062242">
            <text:p>0.00062242</text:p>
          </table:table-cell>
          <table:table-cell office:value-type="float" office:value="0.000532732">
            <text:p>0.00053273</text:p>
          </table:table-cell>
          <table:table-cell/>
        </table:table-row>
        <table:table-row table:style-name="ro1">
          <table:table-cell office:value-type="float" office:value="0.0031832">
            <text:p>0.00318320</text:p>
          </table:table-cell>
          <table:table-cell office:value-type="float" office:value="0.0018593">
            <text:p>0.00185930</text:p>
          </table:table-cell>
          <table:table-cell office:value-type="float" office:value="0.00114451">
            <text:p>0.00114451</text:p>
          </table:table-cell>
          <table:table-cell/>
        </table:table-row>
        <table:table-row table:style-name="ro1">
          <table:table-cell office:value-type="float" office:value="0.0031798">
            <text:p>0.00317980</text:p>
          </table:table-cell>
          <table:table-cell office:value-type="float" office:value="0.00174987">
            <text:p>0.00174987</text:p>
          </table:table-cell>
          <table:table-cell office:value-type="float" office:value="0.00115182">
            <text:p>0.00115182</text:p>
          </table:table-cell>
          <table:table-cell/>
        </table:table-row>
        <table:table-row table:style-name="ro1">
          <table:table-cell office:value-type="float" office:value="0.00807713">
            <text:p>0.00807713</text:p>
          </table:table-cell>
          <table:table-cell office:value-type="float" office:value="0.00481973">
            <text:p>0.00481973</text:p>
          </table:table-cell>
          <table:table-cell office:value-type="float" office:value="0.00293502">
            <text:p>0.00293502</text:p>
          </table:table-cell>
          <table:table-cell/>
        </table:table-row>
        <table:table-row table:style-name="ro1">
          <table:table-cell office:value-type="float" office:value="0.00593852">
            <text:p>0.00593852</text:p>
          </table:table-cell>
          <table:table-cell office:value-type="float" office:value="0.00359974">
            <text:p>0.00359974</text:p>
          </table:table-cell>
          <table:table-cell office:value-type="float" office:value="0.00231697">
            <text:p>0.00231697</text:p>
          </table:table-cell>
          <table:table-cell/>
        </table:table-row>
        <table:table-row table:style-name="ro1">
          <table:table-cell office:value-type="float" office:value="0.0106076">
            <text:p>0.01060760</text:p>
          </table:table-cell>
          <table:table-cell office:value-type="float" office:value="0.00593856">
            <text:p>0.00593856</text:p>
          </table:table-cell>
          <table:table-cell office:value-type="float" office:value="0.00321937">
            <text:p>0.00321937</text:p>
          </table:table-cell>
          <table:table-cell/>
        </table:table-row>
        <table:table-row table:style-name="ro1" table:number-rows-repeated="65327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7">27/04/2011</text:date>, <text:time>16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showroom</meta:initial-creator>
    <meta:creation-date>2011-04-27T12:34:30</meta:creation-date>
    <dc:creator>showroom</dc:creator>
    <dc:date>2011-04-27T16:37:01</dc:date>
    <meta:editing-cycles>3</meta:editing-cycles>
    <meta:editing-duration>PT1H46M25S</meta:editing-duration>
    <meta:user-defined meta:name="Info 1"/>
    <meta:user-defined meta:name="Info 2"/>
    <meta:user-defined meta:name="Info 3"/>
    <meta:user-defined meta:name="Info 4"/>
    <meta:document-statistic meta:table-count="4" meta:cell-count="249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43.852cm" svg:height="8.336cm" chart:class="chart:line" chart:style-name="ch1">
        <chart:legend chart:legend-position="end" svg:x="41.109cm" svg:y="3.512cm" chart:style-name="ch2"/>
        <chart:plot-area chart:style-name="ch3" table:cell-range-address="Sheet1.A1:Sheet1.C208" svg:x="0.877cm" svg:y="0.166cm" svg:width="39.355cm" svg:height="7.83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208" chart:class="chart:line">
            <chart:data-point chart:repeated="208"/>
          </chart:series>
          <chart:series chart:style-name="ch8" chart:values-cell-range-address="Sheet1.B1:Sheet1.B208" chart:class="chart:line">
            <chart:data-point chart:repeated="208"/>
          </chart:series>
          <chart:series chart:style-name="ch9" chart:values-cell-range-address="Sheet1.C1:Sheet1.C208" chart:class="chart:line">
            <chart:data-point chart:repeated="20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97344">
                <text:p>0.00297344</text:p>
              </table:table-cell>
              <table:table-cell office:value-type="float" office:value="0.0106109">
                <text:p>0.0106109</text:p>
              </table:table-cell>
              <table:table-cell office:value-type="float" office:value="0.0200735">
                <text:p>0.02007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48851">
                <text:p>0.00348851</text:p>
              </table:table-cell>
              <table:table-cell office:value-type="float" office:value="0.0143726">
                <text:p>0.0143726</text:p>
              </table:table-cell>
              <table:table-cell office:value-type="float" office:value="0.024978">
                <text:p>0.024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18986">
                <text:p>0.00318986</text:p>
              </table:table-cell>
              <table:table-cell office:value-type="float" office:value="0.00837735">
                <text:p>0.00837735</text:p>
              </table:table-cell>
              <table:table-cell office:value-type="float" office:value="0.0127639">
                <text:p>0.0127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8825">
                <text:p>0.00338825</text:p>
              </table:table-cell>
              <table:table-cell office:value-type="float" office:value="0.0079619">
                <text:p>0.0079619</text:p>
              </table:table-cell>
              <table:table-cell office:value-type="float" office:value="0.012355">
                <text:p>0.012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48988">
                <text:p>0.00348988</text:p>
              </table:table-cell>
              <table:table-cell office:value-type="float" office:value="0.00796963">
                <text:p>0.00796963</text:p>
              </table:table-cell>
              <table:table-cell office:value-type="float" office:value="0.0123617">
                <text:p>0.0123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48115">
                <text:p>0.00348115</text:p>
              </table:table-cell>
              <table:table-cell office:value-type="float" office:value="0.00797449">
                <text:p>0.00797449</text:p>
              </table:table-cell>
              <table:table-cell office:value-type="float" office:value="0.0122553">
                <text:p>0.01225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5934">
                <text:p>0.00205934</text:p>
              </table:table-cell>
              <table:table-cell office:value-type="float" office:value="0.00103672">
                <text:p>0.00103672</text:p>
              </table:table-cell>
              <table:table-cell office:value-type="float" office:value="0.000746725">
                <text:p>0.00074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14203">
                <text:p>0.00114203</text:p>
              </table:table-cell>
              <table:table-cell office:value-type="float" office:value="0.000523699">
                <text:p>0.000523699</text:p>
              </table:table-cell>
              <table:table-cell office:value-type="float" office:value="0.000435236">
                <text:p>0.000435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71416">
                <text:p>0.00371416</text:p>
              </table:table-cell>
              <table:table-cell office:value-type="float" office:value="0.0022869">
                <text:p>0.0022869</text:p>
              </table:table-cell>
              <table:table-cell office:value-type="float" office:value="0.0014763">
                <text:p>0.0014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71964">
                <text:p>0.00371964</text:p>
              </table:table-cell>
              <table:table-cell office:value-type="float" office:value="0.00218351">
                <text:p>0.00218351</text:p>
              </table:table-cell>
              <table:table-cell office:value-type="float" office:value="0.0015808">
                <text:p>0.00158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15766">
                <text:p>0.00615766</text:p>
              </table:table-cell>
              <table:table-cell office:value-type="float" office:value="0.00443431">
                <text:p>0.00443431</text:p>
              </table:table-cell>
              <table:table-cell office:value-type="float" office:value="0.00264782">
                <text:p>0.00264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35676">
                <text:p>0.00535676</text:p>
              </table:table-cell>
              <table:table-cell office:value-type="float" office:value="0.00321734">
                <text:p>0.00321734</text:p>
              </table:table-cell>
              <table:table-cell office:value-type="float" office:value="0.00212939">
                <text:p>0.002129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7319">
                <text:p>0.0107319</text:p>
              </table:table-cell>
              <table:table-cell office:value-type="float" office:value="0.00596784">
                <text:p>0.00596784</text:p>
              </table:table-cell>
              <table:table-cell office:value-type="float" office:value="0.00322248">
                <text:p>0.003222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87144">
                <text:p>0.00287144</text:p>
              </table:table-cell>
              <table:table-cell office:value-type="float" office:value="0.0107022">
                <text:p>0.0107022</text:p>
              </table:table-cell>
              <table:table-cell office:value-type="float" office:value="0.0196668">
                <text:p>0.0196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39199">
                <text:p>0.00339199</text:p>
              </table:table-cell>
              <table:table-cell office:value-type="float" office:value="0.0146693">
                <text:p>0.0146693</text:p>
              </table:table-cell>
              <table:table-cell office:value-type="float" office:value="0.0249936">
                <text:p>0.0249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18042">
                <text:p>0.00318042</text:p>
              </table:table-cell>
              <table:table-cell office:value-type="float" office:value="0.00825054">
                <text:p>0.00825054</text:p>
              </table:table-cell>
              <table:table-cell office:value-type="float" office:value="0.0126716">
                <text:p>0.0126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49909">
                <text:p>0.00349909</text:p>
              </table:table-cell>
              <table:table-cell office:value-type="float" office:value="0.00785408">
                <text:p>0.00785408</text:p>
              </table:table-cell>
              <table:table-cell office:value-type="float" office:value="0.0123632">
                <text:p>0.0123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38799">
                <text:p>0.00338799</text:p>
              </table:table-cell>
              <table:table-cell office:value-type="float" office:value="0.0080591">
                <text:p>0.0080591</text:p>
              </table:table-cell>
              <table:table-cell office:value-type="float" office:value="0.0125691">
                <text:p>0.01256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4878">
                <text:p>0.0034878</text:p>
              </table:table-cell>
              <table:table-cell office:value-type="float" office:value="0.00783668">
                <text:p>0.00783668</text:p>
              </table:table-cell>
              <table:table-cell office:value-type="float" office:value="0.0120521">
                <text:p>0.01205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205498">
                <text:p>0.00205498</text:p>
              </table:table-cell>
              <table:table-cell office:value-type="float" office:value="0.00104441">
                <text:p>0.00104441</text:p>
              </table:table-cell>
              <table:table-cell office:value-type="float" office:value="0.000752248">
                <text:p>0.000752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14029">
                <text:p>0.00114029</text:p>
              </table:table-cell>
              <table:table-cell office:value-type="float" office:value="0.000527045">
                <text:p>0.000527045</text:p>
              </table:table-cell>
              <table:table-cell office:value-type="float" office:value="0.000432859">
                <text:p>0.000432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29782">
                <text:p>0.00329782</text:p>
              </table:table-cell>
              <table:table-cell office:value-type="float" office:value="0.00187531">
                <text:p>0.00187531</text:p>
              </table:table-cell>
              <table:table-cell office:value-type="float" office:value="0.00116843">
                <text:p>0.001168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31001">
                <text:p>0.00331001</text:p>
              </table:table-cell>
              <table:table-cell office:value-type="float" office:value="0.00187053">
                <text:p>0.00187053</text:p>
              </table:table-cell>
              <table:table-cell office:value-type="float" office:value="0.001277">
                <text:p>0.0012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05927">
                <text:p>0.00705927</text:p>
              </table:table-cell>
              <table:table-cell office:value-type="float" office:value="0.00452975">
                <text:p>0.00452975</text:p>
              </table:table-cell>
              <table:table-cell office:value-type="float" office:value="0.00274348">
                <text:p>0.00274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75621">
                <text:p>0.00575621</text:p>
              </table:table-cell>
              <table:table-cell office:value-type="float" office:value="0.00341531">
                <text:p>0.00341531</text:p>
              </table:table-cell>
              <table:table-cell office:value-type="float" office:value="0.00234899">
                <text:p>0.00234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7365">
                <text:p>0.0107365</text:p>
              </table:table-cell>
              <table:table-cell office:value-type="float" office:value="0.00595895">
                <text:p>0.00595895</text:p>
              </table:table-cell>
              <table:table-cell office:value-type="float" office:value="0.00322459">
                <text:p>0.003224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87594">
                <text:p>0.00287594</text:p>
              </table:table-cell>
              <table:table-cell office:value-type="float" office:value="0.0108061">
                <text:p>0.0108061</text:p>
              </table:table-cell>
              <table:table-cell office:value-type="float" office:value="0.019931">
                <text:p>0.0199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28447">
                <text:p>0.00328447</text:p>
              </table:table-cell>
              <table:table-cell office:value-type="float" office:value="0.0145383">
                <text:p>0.0145383</text:p>
              </table:table-cell>
              <table:table-cell office:value-type="float" office:value="0.0255133">
                <text:p>0.0255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18574">
                <text:p>0.00318574</text:p>
              </table:table-cell>
              <table:table-cell office:value-type="float" office:value="0.00824516">
                <text:p>0.00824516</text:p>
              </table:table-cell>
              <table:table-cell office:value-type="float" office:value="0.0125661">
                <text:p>0.0125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39931">
                <text:p>0.00339931</text:p>
              </table:table-cell>
              <table:table-cell office:value-type="float" office:value="0.00804274">
                <text:p>0.00804274</text:p>
              </table:table-cell>
              <table:table-cell office:value-type="float" office:value="0.0121586">
                <text:p>0.01215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29076">
                <text:p>0.00329076</text:p>
              </table:table-cell>
              <table:table-cell office:value-type="float" office:value="0.00827016">
                <text:p>0.00827016</text:p>
              </table:table-cell>
              <table:table-cell office:value-type="float" office:value="0.0122606">
                <text:p>0.01226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60008">
                <text:p>0.00360008</text:p>
              </table:table-cell>
              <table:table-cell office:value-type="float" office:value="0.0078608">
                <text:p>0.0078608</text:p>
              </table:table-cell>
              <table:table-cell office:value-type="float" office:value="0.0122468">
                <text:p>0.01224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94736">
                <text:p>0.00194736</text:p>
              </table:table-cell>
              <table:table-cell office:value-type="float" office:value="0.00104163">
                <text:p>0.00104163</text:p>
              </table:table-cell>
              <table:table-cell office:value-type="float" office:value="0.000750558">
                <text:p>0.0007505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14185">
                <text:p>0.00114185</text:p>
              </table:table-cell>
              <table:table-cell office:value-type="float" office:value="0.000632627">
                <text:p>0.000632627</text:p>
              </table:table-cell>
              <table:table-cell office:value-type="float" office:value="0.00043599">
                <text:p>0.000435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30476">
                <text:p>0.00330476</text:p>
              </table:table-cell>
              <table:table-cell office:value-type="float" office:value="0.00197927">
                <text:p>0.00197927</text:p>
              </table:table-cell>
              <table:table-cell office:value-type="float" office:value="0.00116698">
                <text:p>0.001166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20564">
                <text:p>0.00320564</text:p>
              </table:table-cell>
              <table:table-cell office:value-type="float" office:value="0.00187313">
                <text:p>0.00187313</text:p>
              </table:table-cell>
              <table:table-cell office:value-type="float" office:value="0.00116136">
                <text:p>0.00116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89057">
                <text:p>0.00789057</text:p>
              </table:table-cell>
              <table:table-cell office:value-type="float" office:value="0.00494894">
                <text:p>0.00494894</text:p>
              </table:table-cell>
              <table:table-cell office:value-type="float" office:value="0.0029502">
                <text:p>0.00295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96223">
                <text:p>0.00596223</text:p>
              </table:table-cell>
              <table:table-cell office:value-type="float" office:value="0.00352199">
                <text:p>0.00352199</text:p>
              </table:table-cell>
              <table:table-cell office:value-type="float" office:value="0.00241105">
                <text:p>0.00241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6388">
                <text:p>0.0106388</text:p>
              </table:table-cell>
              <table:table-cell office:value-type="float" office:value="0.00596037">
                <text:p>0.00596037</text:p>
              </table:table-cell>
              <table:table-cell office:value-type="float" office:value="0.00323159">
                <text:p>0.003231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87555">
                <text:p>0.00287555</text:p>
              </table:table-cell>
              <table:table-cell office:value-type="float" office:value="0.0108087">
                <text:p>0.0108087</text:p>
              </table:table-cell>
              <table:table-cell office:value-type="float" office:value="0.0196525">
                <text:p>0.0196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28643">
                <text:p>0.00328643</text:p>
              </table:table-cell>
              <table:table-cell office:value-type="float" office:value="0.0144688">
                <text:p>0.0144688</text:p>
              </table:table-cell>
              <table:table-cell office:value-type="float" office:value="0.0253987">
                <text:p>0.02539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07604">
                <text:p>0.00307604</text:p>
              </table:table-cell>
              <table:table-cell office:value-type="float" office:value="0.00836893">
                <text:p>0.00836893</text:p>
              </table:table-cell>
              <table:table-cell office:value-type="float" office:value="0.0124581">
                <text:p>0.0124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39265">
                <text:p>0.00339265</text:p>
              </table:table-cell>
              <table:table-cell office:value-type="float" office:value="0.0079549">
                <text:p>0.0079549</text:p>
              </table:table-cell>
              <table:table-cell office:value-type="float" office:value="0.0123657">
                <text:p>0.0123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38354">
                <text:p>0.00338354</text:p>
              </table:table-cell>
              <table:table-cell office:value-type="float" office:value="0.00816752">
                <text:p>0.00816752</text:p>
              </table:table-cell>
              <table:table-cell office:value-type="float" office:value="0.0125918">
                <text:p>0.01259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59724">
                <text:p>0.00359724</text:p>
              </table:table-cell>
              <table:table-cell office:value-type="float" office:value="0.00786331">
                <text:p>0.00786331</text:p>
              </table:table-cell>
              <table:table-cell office:value-type="float" office:value="0.0121533">
                <text:p>0.01215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205807">
                <text:p>0.00205807</text:p>
              </table:table-cell>
              <table:table-cell office:value-type="float" office:value="0.00104009">
                <text:p>0.00104009</text:p>
              </table:table-cell>
              <table:table-cell office:value-type="float" office:value="0.000751894">
                <text:p>0.000751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14094">
                <text:p>0.00114094</text:p>
              </table:table-cell>
              <table:table-cell office:value-type="float" office:value="0.000527485">
                <text:p>0.000527485</text:p>
              </table:table-cell>
              <table:table-cell office:value-type="float" office:value="0.000439366">
                <text:p>0.0004393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330744">
                <text:p>0.00330744</text:p>
              </table:table-cell>
              <table:table-cell office:value-type="float" office:value="0.00187117">
                <text:p>0.00187117</text:p>
              </table:table-cell>
              <table:table-cell office:value-type="float" office:value="0.00116502">
                <text:p>0.001165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20775">
                <text:p>0.00320775</text:p>
              </table:table-cell>
              <table:table-cell office:value-type="float" office:value="0.00187973">
                <text:p>0.00187973</text:p>
              </table:table-cell>
              <table:table-cell office:value-type="float" office:value="0.00127672">
                <text:p>0.00127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79225">
                <text:p>0.00779225</text:p>
              </table:table-cell>
              <table:table-cell office:value-type="float" office:value="0.00484849">
                <text:p>0.00484849</text:p>
              </table:table-cell>
              <table:table-cell office:value-type="float" office:value="0.00283358">
                <text:p>0.002833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95878">
                <text:p>0.00595878</text:p>
              </table:table-cell>
              <table:table-cell office:value-type="float" office:value="0.00340748">
                <text:p>0.00340748</text:p>
              </table:table-cell>
              <table:table-cell office:value-type="float" office:value="0.00223228">
                <text:p>0.00223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7388">
                <text:p>0.0107388</text:p>
              </table:table-cell>
              <table:table-cell office:value-type="float" office:value="0.00596184">
                <text:p>0.00596184</text:p>
              </table:table-cell>
              <table:table-cell office:value-type="float" office:value="0.00323739">
                <text:p>0.003237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87484">
                <text:p>0.00287484</text:p>
              </table:table-cell>
              <table:table-cell office:value-type="float" office:value="0.0106998">
                <text:p>0.0106998</text:p>
              </table:table-cell>
              <table:table-cell office:value-type="float" office:value="0.0200708">
                <text:p>0.02007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39267">
                <text:p>0.00339267</text:p>
              </table:table-cell>
              <table:table-cell office:value-type="float" office:value="0.0146729">
                <text:p>0.0146729</text:p>
              </table:table-cell>
              <table:table-cell office:value-type="float" office:value="0.0248866">
                <text:p>0.02488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18569">
                <text:p>0.00318569</text:p>
              </table:table-cell>
              <table:table-cell office:value-type="float" office:value="0.00836779">
                <text:p>0.00836779</text:p>
              </table:table-cell>
              <table:table-cell office:value-type="float" office:value="0.0125757">
                <text:p>0.01257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39386">
                <text:p>0.00339386</text:p>
              </table:table-cell>
              <table:table-cell office:value-type="float" office:value="0.00806217">
                <text:p>0.00806217</text:p>
              </table:table-cell>
              <table:table-cell office:value-type="float" office:value="0.0121543">
                <text:p>0.01215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49119">
                <text:p>0.00349119</text:p>
              </table:table-cell>
              <table:table-cell office:value-type="float" office:value="0.00805802">
                <text:p>0.00805802</text:p>
              </table:table-cell>
              <table:table-cell office:value-type="float" office:value="0.0125734">
                <text:p>0.01257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48683">
                <text:p>0.00348683</text:p>
              </table:table-cell>
              <table:table-cell office:value-type="float" office:value="0.00786602">
                <text:p>0.00786602</text:p>
              </table:table-cell>
              <table:table-cell office:value-type="float" office:value="0.0118439">
                <text:p>0.01184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20561">
                <text:p>0.0020561</text:p>
              </table:table-cell>
              <table:table-cell office:value-type="float" office:value="0.00114483">
                <text:p>0.00114483</text:p>
              </table:table-cell>
              <table:table-cell office:value-type="float" office:value="0.000743071">
                <text:p>0.0007430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13672">
                <text:p>0.00113672</text:p>
              </table:table-cell>
              <table:table-cell office:value-type="float" office:value="0.000527752">
                <text:p>0.000527752</text:p>
              </table:table-cell>
              <table:table-cell office:value-type="float" office:value="0.000438482">
                <text:p>0.0004384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29774">
                <text:p>0.00329774</text:p>
              </table:table-cell>
              <table:table-cell office:value-type="float" office:value="0.00186812">
                <text:p>0.00186812</text:p>
              </table:table-cell>
              <table:table-cell office:value-type="float" office:value="0.00116277">
                <text:p>0.00116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30403">
                <text:p>0.00330403</text:p>
              </table:table-cell>
              <table:table-cell office:value-type="float" office:value="0.00197672">
                <text:p>0.00197672</text:p>
              </table:table-cell>
              <table:table-cell office:value-type="float" office:value="0.00127902">
                <text:p>0.001279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06765">
                <text:p>0.00606765</text:p>
              </table:table-cell>
              <table:table-cell office:value-type="float" office:value="0.00402903">
                <text:p>0.00402903</text:p>
              </table:table-cell>
              <table:table-cell office:value-type="float" office:value="0.00255137">
                <text:p>0.002551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24662">
                <text:p>0.00524662</text:p>
              </table:table-cell>
              <table:table-cell office:value-type="float" office:value="0.00331691">
                <text:p>0.00331691</text:p>
              </table:table-cell>
              <table:table-cell office:value-type="float" office:value="0.00213325">
                <text:p>0.00213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08373">
                <text:p>0.0108373</text:p>
              </table:table-cell>
              <table:table-cell office:value-type="float" office:value="0.00595523">
                <text:p>0.00595523</text:p>
              </table:table-cell>
              <table:table-cell office:value-type="float" office:value="0.0032359">
                <text:p>0.00323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86966">
                <text:p>0.00286966</text:p>
              </table:table-cell>
              <table:table-cell office:value-type="float" office:value="0.00877004">
                <text:p>0.00877004</text:p>
              </table:table-cell>
              <table:table-cell office:value-type="float" office:value="0.0199542">
                <text:p>0.01995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39056">
                <text:p>0.00339056</text:p>
              </table:table-cell>
              <table:table-cell office:value-type="float" office:value="0.014158">
                <text:p>0.014158</text:p>
              </table:table-cell>
              <table:table-cell office:value-type="float" office:value="0.0246803">
                <text:p>0.02468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18436">
                <text:p>0.00318436</text:p>
              </table:table-cell>
              <table:table-cell office:value-type="float" office:value="0.00826757">
                <text:p>0.00826757</text:p>
              </table:table-cell>
              <table:table-cell office:value-type="float" office:value="0.012511">
                <text:p>0.0125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451127">
                <text:p>0.00451127</text:p>
              </table:table-cell>
              <table:table-cell office:value-type="float" office:value="0.00796019">
                <text:p>0.00796019</text:p>
              </table:table-cell>
              <table:table-cell office:value-type="float" office:value="0.0122575">
                <text:p>0.01225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39942">
                <text:p>0.00339942</text:p>
              </table:table-cell>
              <table:table-cell office:value-type="float" office:value="0.00805815">
                <text:p>0.00805815</text:p>
              </table:table-cell>
              <table:table-cell office:value-type="float" office:value="0.0123777">
                <text:p>0.01237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7427">
                <text:p>0.0037427</text:p>
              </table:table-cell>
              <table:table-cell office:value-type="float" office:value="0.00786519">
                <text:p>0.00786519</text:p>
              </table:table-cell>
              <table:table-cell office:value-type="float" office:value="0.0122497">
                <text:p>0.01224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208636">
                <text:p>0.00208636</text:p>
              </table:table-cell>
              <table:table-cell office:value-type="float" office:value="0.00114539">
                <text:p>0.00114539</text:p>
              </table:table-cell>
              <table:table-cell office:value-type="float" office:value="0.00073837">
                <text:p>0.000738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04873">
                <text:p>0.00104873</text:p>
              </table:table-cell>
              <table:table-cell office:value-type="float" office:value="0.000631406">
                <text:p>0.000631406</text:p>
              </table:table-cell>
              <table:table-cell office:value-type="float" office:value="0.000434608">
                <text:p>0.0004346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33869">
                <text:p>0.00333869</text:p>
              </table:table-cell>
              <table:table-cell office:value-type="float" office:value="0.00186873">
                <text:p>0.00186873</text:p>
              </table:table-cell>
              <table:table-cell office:value-type="float" office:value="0.00116595">
                <text:p>0.001165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23947">
                <text:p>0.00323947</text:p>
              </table:table-cell>
              <table:table-cell office:value-type="float" office:value="0.00187057">
                <text:p>0.00187057</text:p>
              </table:table-cell>
              <table:table-cell office:value-type="float" office:value="0.00116754">
                <text:p>0.001167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36854">
                <text:p>0.00736854</text:p>
              </table:table-cell>
              <table:table-cell office:value-type="float" office:value="0.00473915">
                <text:p>0.00473915</text:p>
              </table:table-cell>
              <table:table-cell office:value-type="float" office:value="0.00285187">
                <text:p>0.00285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603425">
                <text:p>0.00603425</text:p>
              </table:table-cell>
              <table:table-cell office:value-type="float" office:value="0.00362308">
                <text:p>0.00362308</text:p>
              </table:table-cell>
              <table:table-cell office:value-type="float" office:value="0.00223551">
                <text:p>0.002235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8477">
                <text:p>0.0108477</text:p>
              </table:table-cell>
              <table:table-cell office:value-type="float" office:value="0.00595967">
                <text:p>0.00595967</text:p>
              </table:table-cell>
              <table:table-cell office:value-type="float" office:value="0.00313178">
                <text:p>0.003131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89357">
                <text:p>0.00289357</text:p>
              </table:table-cell>
              <table:table-cell office:value-type="float" office:value="0.0107086">
                <text:p>0.0107086</text:p>
              </table:table-cell>
              <table:table-cell office:value-type="float" office:value="0.0197626">
                <text:p>0.01976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42399">
                <text:p>0.00342399</text:p>
              </table:table-cell>
              <table:table-cell office:value-type="float" office:value="0.0143697">
                <text:p>0.0143697</text:p>
              </table:table-cell>
              <table:table-cell office:value-type="float" office:value="0.0252001">
                <text:p>0.0252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32506">
                <text:p>0.00332506</text:p>
              </table:table-cell>
              <table:table-cell office:value-type="float" office:value="0.00826967">
                <text:p>0.00826967</text:p>
              </table:table-cell>
              <table:table-cell office:value-type="float" office:value="0.0122643">
                <text:p>0.01226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43432">
                <text:p>0.00343432</text:p>
              </table:table-cell>
              <table:table-cell office:value-type="float" office:value="0.00806316">
                <text:p>0.00806316</text:p>
              </table:table-cell>
              <table:table-cell office:value-type="float" office:value="0.0119551">
                <text:p>0.01195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331625">
                <text:p>0.00331625</text:p>
              </table:table-cell>
              <table:table-cell office:value-type="float" office:value="0.00816398">
                <text:p>0.00816398</text:p>
              </table:table-cell>
              <table:table-cell office:value-type="float" office:value="0.0124676">
                <text:p>0.01246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73308">
                <text:p>0.00373308</text:p>
              </table:table-cell>
              <table:table-cell office:value-type="float" office:value="0.00776229">
                <text:p>0.00776229</text:p>
              </table:table-cell>
              <table:table-cell office:value-type="float" office:value="0.0120632">
                <text:p>0.01206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97123">
                <text:p>0.00197123</text:p>
              </table:table-cell>
              <table:table-cell office:value-type="float" office:value="0.00103457">
                <text:p>0.00103457</text:p>
              </table:table-cell>
              <table:table-cell office:value-type="float" office:value="0.000748833">
                <text:p>0.0007488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15671">
                <text:p>0.00115671</text:p>
              </table:table-cell>
              <table:table-cell office:value-type="float" office:value="0.000630945">
                <text:p>0.000630945</text:p>
              </table:table-cell>
              <table:table-cell office:value-type="float" office:value="0.000438405">
                <text:p>0.0004384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44292">
                <text:p>0.00344292</text:p>
              </table:table-cell>
              <table:table-cell office:value-type="float" office:value="0.0018652">
                <text:p>0.0018652</text:p>
              </table:table-cell>
              <table:table-cell office:value-type="float" office:value="0.00116576">
                <text:p>0.001165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34023">
                <text:p>0.00334023</text:p>
              </table:table-cell>
              <table:table-cell office:value-type="float" office:value="0.00187376">
                <text:p>0.00187376</text:p>
              </table:table-cell>
              <table:table-cell office:value-type="float" office:value="0.00117282">
                <text:p>0.001172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799127">
                <text:p>0.00799127</text:p>
              </table:table-cell>
              <table:table-cell office:value-type="float" office:value="0.004838">
                <text:p>0.004838</text:p>
              </table:table-cell>
              <table:table-cell office:value-type="float" office:value="0.00296109">
                <text:p>0.00296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60373">
                <text:p>0.0060373</text:p>
              </table:table-cell>
              <table:table-cell office:value-type="float" office:value="0.00352426">
                <text:p>0.00352426</text:p>
              </table:table-cell>
              <table:table-cell office:value-type="float" office:value="0.00234382">
                <text:p>0.002343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0741">
                <text:p>0.010741</text:p>
              </table:table-cell>
              <table:table-cell office:value-type="float" office:value="0.00585191">
                <text:p>0.00585191</text:p>
              </table:table-cell>
              <table:table-cell office:value-type="float" office:value="0.00324882">
                <text:p>0.003248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8977">
                <text:p>0.0028977</text:p>
              </table:table-cell>
              <table:table-cell office:value-type="float" office:value="0.0108081">
                <text:p>0.0108081</text:p>
              </table:table-cell>
              <table:table-cell office:value-type="float" office:value="0.0200759">
                <text:p>0.02007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42144">
                <text:p>0.00342144</text:p>
              </table:table-cell>
              <table:table-cell office:value-type="float" office:value="0.0146484">
                <text:p>0.0146484</text:p>
              </table:table-cell>
              <table:table-cell office:value-type="float" office:value="0.0253033">
                <text:p>0.02530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22492">
                <text:p>0.00322492</text:p>
              </table:table-cell>
              <table:table-cell office:value-type="float" office:value="0.00839651">
                <text:p>0.00839651</text:p>
              </table:table-cell>
              <table:table-cell office:value-type="float" office:value="0.0126823">
                <text:p>0.012682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43149">
                <text:p>0.00343149</text:p>
              </table:table-cell>
              <table:table-cell office:value-type="float" office:value="0.00806841">
                <text:p>0.00806841</text:p>
              </table:table-cell>
              <table:table-cell office:value-type="float" office:value="0.0120602">
                <text:p>0.01206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42543">
                <text:p>0.00342543</text:p>
              </table:table-cell>
              <table:table-cell office:value-type="float" office:value="0.00816329">
                <text:p>0.00816329</text:p>
              </table:table-cell>
              <table:table-cell office:value-type="float" office:value="0.0124648">
                <text:p>0.01246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63438">
                <text:p>0.00363438</text:p>
              </table:table-cell>
              <table:table-cell office:value-type="float" office:value="0.00787016">
                <text:p>0.00787016</text:p>
              </table:table-cell>
              <table:table-cell office:value-type="float" office:value="0.0120421">
                <text:p>0.01204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08469">
                <text:p>0.00208469</text:p>
              </table:table-cell>
              <table:table-cell office:value-type="float" office:value="0.00103597">
                <text:p>0.00103597</text:p>
              </table:table-cell>
              <table:table-cell office:value-type="float" office:value="0.000751395">
                <text:p>0.0007513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04939">
                <text:p>0.00104939</text:p>
              </table:table-cell>
              <table:table-cell office:value-type="float" office:value="0.000632389">
                <text:p>0.000632389</text:p>
              </table:table-cell>
              <table:table-cell office:value-type="float" office:value="0.000436834">
                <text:p>0.0004368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31977">
                <text:p>0.00331977</text:p>
              </table:table-cell>
              <table:table-cell office:value-type="float" office:value="0.00187525">
                <text:p>0.00187525</text:p>
              </table:table-cell>
              <table:table-cell office:value-type="float" office:value="0.00116575">
                <text:p>0.001165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32366">
                <text:p>0.00332366</text:p>
              </table:table-cell>
              <table:table-cell office:value-type="float" office:value="0.00187425">
                <text:p>0.00187425</text:p>
              </table:table-cell>
              <table:table-cell office:value-type="float" office:value="0.00127625">
                <text:p>0.00127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788491">
                <text:p>0.00788491</text:p>
              </table:table-cell>
              <table:table-cell office:value-type="float" office:value="0.00484003">
                <text:p>0.00484003</text:p>
              </table:table-cell>
              <table:table-cell office:value-type="float" office:value="0.00284414">
                <text:p>0.002844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611732">
                <text:p>0.00611732</text:p>
              </table:table-cell>
              <table:table-cell office:value-type="float" office:value="0.00362892">
                <text:p>0.00362892</text:p>
              </table:table-cell>
              <table:table-cell office:value-type="float" office:value="0.00222733">
                <text:p>0.002227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8429">
                <text:p>0.0108429</text:p>
              </table:table-cell>
              <table:table-cell office:value-type="float" office:value="0.00596426">
                <text:p>0.00596426</text:p>
              </table:table-cell>
              <table:table-cell office:value-type="float" office:value="0.00323555">
                <text:p>0.003235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89298">
                <text:p>0.00289298</text:p>
              </table:table-cell>
              <table:table-cell office:value-type="float" office:value="0.0109219">
                <text:p>0.0109219</text:p>
              </table:table-cell>
              <table:table-cell office:value-type="float" office:value="0.020063">
                <text:p>0.0200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34237">
                <text:p>0.0034237</text:p>
              </table:table-cell>
              <table:table-cell office:value-type="float" office:value="0.0143748">
                <text:p>0.0143748</text:p>
              </table:table-cell>
              <table:table-cell office:value-type="float" office:value="0.0252419">
                <text:p>0.02524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319507">
                <text:p>0.00319507</text:p>
              </table:table-cell>
              <table:table-cell office:value-type="float" office:value="0.00827206">
                <text:p>0.00827206</text:p>
              </table:table-cell>
              <table:table-cell office:value-type="float" office:value="0.0125929">
                <text:p>0.0125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52467">
                <text:p>0.00352467</text:p>
              </table:table-cell>
              <table:table-cell office:value-type="float" office:value="0.0080694">
                <text:p>0.0080694</text:p>
              </table:table-cell>
              <table:table-cell office:value-type="float" office:value="0.01219">
                <text:p>0.01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63601">
                <text:p>0.00363601</text:p>
              </table:table-cell>
              <table:table-cell office:value-type="float" office:value="0.00807067">
                <text:p>0.00807067</text:p>
              </table:table-cell>
              <table:table-cell office:value-type="float" office:value="0.0123938">
                <text:p>0.01239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63471">
                <text:p>0.00363471</text:p>
              </table:table-cell>
              <table:table-cell office:value-type="float" office:value="0.00787095">
                <text:p>0.00787095</text:p>
              </table:table-cell>
              <table:table-cell office:value-type="float" office:value="0.0120799">
                <text:p>0.01207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9781">
                <text:p>0.0019781</text:p>
              </table:table-cell>
              <table:table-cell office:value-type="float" office:value="0.00104273">
                <text:p>0.00104273</text:p>
              </table:table-cell>
              <table:table-cell office:value-type="float" office:value="0.000745417">
                <text:p>0.0007454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15791">
                <text:p>0.00115791</text:p>
              </table:table-cell>
              <table:table-cell office:value-type="float" office:value="0.000632538">
                <text:p>0.000632538</text:p>
              </table:table-cell>
              <table:table-cell office:value-type="float" office:value="0.000428111">
                <text:p>0.000428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33399">
                <text:p>0.00333399</text:p>
              </table:table-cell>
              <table:table-cell office:value-type="float" office:value="0.00187053">
                <text:p>0.00187053</text:p>
              </table:table-cell>
              <table:table-cell office:value-type="float" office:value="0.00116788">
                <text:p>0.001167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34211">
                <text:p>0.00334211</text:p>
              </table:table-cell>
              <table:table-cell office:value-type="float" office:value="0.00187723">
                <text:p>0.00187723</text:p>
              </table:table-cell>
              <table:table-cell office:value-type="float" office:value="0.00126968">
                <text:p>0.001269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623617">
                <text:p>0.00623617</text:p>
              </table:table-cell>
              <table:table-cell office:value-type="float" office:value="0.00413169">
                <text:p>0.00413169</text:p>
              </table:table-cell>
              <table:table-cell office:value-type="float" office:value="0.00254032">
                <text:p>0.00254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520443">
                <text:p>0.00520443</text:p>
              </table:table-cell>
              <table:table-cell office:value-type="float" office:value="0.00311379">
                <text:p>0.00311379</text:p>
              </table:table-cell>
              <table:table-cell office:value-type="float" office:value="0.00373537">
                <text:p>0.003735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09455">
                <text:p>0.0109455</text:p>
              </table:table-cell>
              <table:table-cell office:value-type="float" office:value="0.0059582">
                <text:p>0.0059582</text:p>
              </table:table-cell>
              <table:table-cell office:value-type="float" office:value="0.00443697">
                <text:p>0.004436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300461">
                <text:p>0.00300461</text:p>
              </table:table-cell>
              <table:table-cell office:value-type="float" office:value="0.0108154">
                <text:p>0.0108154</text:p>
              </table:table-cell>
              <table:table-cell office:value-type="float" office:value="0.0158681">
                <text:p>0.01586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342069">
                <text:p>0.00342069</text:p>
              </table:table-cell>
              <table:table-cell office:value-type="float" office:value="0.0144786">
                <text:p>0.0144786</text:p>
              </table:table-cell>
              <table:table-cell office:value-type="float" office:value="0.0202655">
                <text:p>0.02026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29977">
                <text:p>0.00329977</text:p>
              </table:table-cell>
              <table:table-cell office:value-type="float" office:value="0.00827038">
                <text:p>0.00827038</text:p>
              </table:table-cell>
              <table:table-cell office:value-type="float" office:value="0.0104551">
                <text:p>0.01045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42906">
                <text:p>0.00342906</text:p>
              </table:table-cell>
              <table:table-cell office:value-type="float" office:value="0.00796529">
                <text:p>0.00796529</text:p>
              </table:table-cell>
              <table:table-cell office:value-type="float" office:value="0.0101503">
                <text:p>0.01015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42687">
                <text:p>0.00342687</text:p>
              </table:table-cell>
              <table:table-cell office:value-type="float" office:value="0.00806739">
                <text:p>0.00806739</text:p>
              </table:table-cell>
              <table:table-cell office:value-type="float" office:value="0.0102557">
                <text:p>0.01025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62976">
                <text:p>0.00362976</text:p>
              </table:table-cell>
              <table:table-cell office:value-type="float" office:value="0.00797366">
                <text:p>0.00797366</text:p>
              </table:table-cell>
              <table:table-cell office:value-type="float" office:value="0.0103499">
                <text:p>0.01034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08205">
                <text:p>0.00208205</text:p>
              </table:table-cell>
              <table:table-cell office:value-type="float" office:value="0.00104173">
                <text:p>0.00104173</text:p>
              </table:table-cell>
              <table:table-cell office:value-type="float" office:value="0.000745194">
                <text:p>0.0007451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115785">
                <text:p>0.00115785</text:p>
              </table:table-cell>
              <table:table-cell office:value-type="float" office:value="0.000527776">
                <text:p>0.000527776</text:p>
              </table:table-cell>
              <table:table-cell office:value-type="float" office:value="0.000537756">
                <text:p>0.0005377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31973">
                <text:p>0.00331973</text:p>
              </table:table-cell>
              <table:table-cell office:value-type="float" office:value="0.00187208">
                <text:p>0.00187208</text:p>
              </table:table-cell>
              <table:table-cell office:value-type="float" office:value="0.00136623">
                <text:p>0.001366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32431">
                <text:p>0.00332431</text:p>
              </table:table-cell>
              <table:table-cell office:value-type="float" office:value="0.00198062">
                <text:p>0.00198062</text:p>
              </table:table-cell>
              <table:table-cell office:value-type="float" office:value="0.00137155">
                <text:p>0.001371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57517">
                <text:p>0.00757517</text:p>
              </table:table-cell>
              <table:table-cell office:value-type="float" office:value="0.00467433">
                <text:p>0.00467433</text:p>
              </table:table-cell>
              <table:table-cell office:value-type="float" office:value="0.00324231">
                <text:p>0.0032423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92598">
                <text:p>0.00592598</text:p>
              </table:table-cell>
              <table:table-cell office:value-type="float" office:value="0.00351059">
                <text:p>0.00351059</text:p>
              </table:table-cell>
              <table:table-cell office:value-type="float" office:value="0.00272424">
                <text:p>0.002724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08839">
                <text:p>0.0108839</text:p>
              </table:table-cell>
              <table:table-cell office:value-type="float" office:value="0.00595591">
                <text:p>0.00595591</text:p>
              </table:table-cell>
              <table:table-cell office:value-type="float" office:value="0.00443823">
                <text:p>0.004438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00423">
                <text:p>0.00300423</text:p>
              </table:table-cell>
              <table:table-cell office:value-type="float" office:value="0.0108116">
                <text:p>0.0108116</text:p>
              </table:table-cell>
              <table:table-cell office:value-type="float" office:value="0.0162213">
                <text:p>0.01622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341877">
                <text:p>0.00341877</text:p>
              </table:table-cell>
              <table:table-cell office:value-type="float" office:value="0.0141706">
                <text:p>0.0141706</text:p>
              </table:table-cell>
              <table:table-cell office:value-type="float" office:value="0.0197241">
                <text:p>0.01972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321832">
                <text:p>0.00321832</text:p>
              </table:table-cell>
              <table:table-cell office:value-type="float" office:value="0.00836671">
                <text:p>0.00836671</text:p>
              </table:table-cell>
              <table:table-cell office:value-type="float" office:value="0.0101491">
                <text:p>0.01014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4286">
                <text:p>0.0034286</text:p>
              </table:table-cell>
              <table:table-cell office:value-type="float" office:value="0.00795833">
                <text:p>0.00795833</text:p>
              </table:table-cell>
              <table:table-cell office:value-type="float" office:value="0.0100687">
                <text:p>0.01006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31794">
                <text:p>0.00331794</text:p>
              </table:table-cell>
              <table:table-cell office:value-type="float" office:value="0.00816069">
                <text:p>0.00816069</text:p>
              </table:table-cell>
              <table:table-cell office:value-type="float" office:value="0.0104671">
                <text:p>0.01046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73906">
                <text:p>0.00373906</text:p>
              </table:table-cell>
              <table:table-cell office:value-type="float" office:value="0.00776597">
                <text:p>0.00776597</text:p>
              </table:table-cell>
              <table:table-cell office:value-type="float" office:value="0.00995621">
                <text:p>0.009956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97688">
                <text:p>0.00197688</text:p>
              </table:table-cell>
              <table:table-cell office:value-type="float" office:value="0.00113064">
                <text:p>0.00113064</text:p>
              </table:table-cell>
              <table:table-cell office:value-type="float" office:value="0.00074513">
                <text:p>0.000745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04598">
                <text:p>0.00104598</text:p>
              </table:table-cell>
              <table:table-cell office:value-type="float" office:value="0.000637895">
                <text:p>0.000637895</text:p>
              </table:table-cell>
              <table:table-cell office:value-type="float" office:value="0.000428555">
                <text:p>0.0004285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33893">
                <text:p>0.00333893</text:p>
              </table:table-cell>
              <table:table-cell office:value-type="float" office:value="0.00197385">
                <text:p>0.00197385</text:p>
              </table:table-cell>
              <table:table-cell office:value-type="float" office:value="0.00136238">
                <text:p>0.00136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23366">
                <text:p>0.00323366</text:p>
              </table:table-cell>
              <table:table-cell office:value-type="float" office:value="0.00186478">
                <text:p>0.00186478</text:p>
              </table:table-cell>
              <table:table-cell office:value-type="float" office:value="0.00136877">
                <text:p>0.001368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98869">
                <text:p>0.00798869</text:p>
              </table:table-cell>
              <table:table-cell office:value-type="float" office:value="0.00484661">
                <text:p>0.00484661</text:p>
              </table:table-cell>
              <table:table-cell office:value-type="float" office:value="0.00344968">
                <text:p>0.003449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592602">
                <text:p>0.00592602</text:p>
              </table:table-cell>
              <table:table-cell office:value-type="float" office:value="0.00352717">
                <text:p>0.00352717</text:p>
              </table:table-cell>
              <table:table-cell office:value-type="float" office:value="0.00272666">
                <text:p>0.002726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08911">
                <text:p>0.0108911</text:p>
              </table:table-cell>
              <table:table-cell office:value-type="float" office:value="0.00586082">
                <text:p>0.00586082</text:p>
              </table:table-cell>
              <table:table-cell office:value-type="float" office:value="0.00443778">
                <text:p>0.004437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89739">
                <text:p>0.00289739</text:p>
              </table:table-cell>
              <table:table-cell office:value-type="float" office:value="0.0107162">
                <text:p>0.0107162</text:p>
              </table:table-cell>
              <table:table-cell office:value-type="float" office:value="0.0164941">
                <text:p>0.01649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31376">
                <text:p>0.00331376</text:p>
              </table:table-cell>
              <table:table-cell office:value-type="float" office:value="0.0145739">
                <text:p>0.0145739</text:p>
              </table:table-cell>
              <table:table-cell office:value-type="float" office:value="0.0203627">
                <text:p>0.02036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21921">
                <text:p>0.00321921</text:p>
              </table:table-cell>
              <table:table-cell office:value-type="float" office:value="0.00841403">
                <text:p>0.00841403</text:p>
              </table:table-cell>
              <table:table-cell office:value-type="float" office:value="0.00982597">
                <text:p>0.009825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42849">
                <text:p>0.00342849</text:p>
              </table:table-cell>
              <table:table-cell office:value-type="float" office:value="0.00806868">
                <text:p>0.00806868</text:p>
              </table:table-cell>
              <table:table-cell office:value-type="float" office:value="0.0101418">
                <text:p>0.0101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5165">
                <text:p>0.0035165</text:p>
              </table:table-cell>
              <table:table-cell office:value-type="float" office:value="0.00814832">
                <text:p>0.00814832</text:p>
              </table:table-cell>
              <table:table-cell office:value-type="float" office:value="0.0103597">
                <text:p>0.01035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62847">
                <text:p>0.00362847</text:p>
              </table:table-cell>
              <table:table-cell office:value-type="float" office:value="0.00794356">
                <text:p>0.00794356</text:p>
              </table:table-cell>
              <table:table-cell office:value-type="float" office:value="0.0100483">
                <text:p>0.01004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08224">
                <text:p>0.00208224</text:p>
              </table:table-cell>
              <table:table-cell office:value-type="float" office:value="0.00103941">
                <text:p>0.00103941</text:p>
              </table:table-cell>
              <table:table-cell office:value-type="float" office:value="0.000744545">
                <text:p>0.0007445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115659">
                <text:p>0.00115659</text:p>
              </table:table-cell>
              <table:table-cell office:value-type="float" office:value="0.000530226">
                <text:p>0.000530226</text:p>
              </table:table-cell>
              <table:table-cell office:value-type="float" office:value="0.000534068">
                <text:p>0.0005340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33416">
                <text:p>0.00333416</text:p>
              </table:table-cell>
              <table:table-cell office:value-type="float" office:value="0.00217868">
                <text:p>0.00217868</text:p>
              </table:table-cell>
              <table:table-cell office:value-type="float" office:value="0.00136048">
                <text:p>0.001360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34059">
                <text:p>0.00334059</text:p>
              </table:table-cell>
              <table:table-cell office:value-type="float" office:value="0.00187948">
                <text:p>0.00187948</text:p>
              </table:table-cell>
              <table:table-cell office:value-type="float" office:value="0.00137023">
                <text:p>0.001370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87799">
                <text:p>0.00787799</text:p>
              </table:table-cell>
              <table:table-cell office:value-type="float" office:value="0.00472612">
                <text:p>0.00472612</text:p>
              </table:table-cell>
              <table:table-cell office:value-type="float" office:value="0.00335064">
                <text:p>0.00335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612803">
                <text:p>0.00612803</text:p>
              </table:table-cell>
              <table:table-cell office:value-type="float" office:value="0.00362279">
                <text:p>0.00362279</text:p>
              </table:table-cell>
              <table:table-cell office:value-type="float" office:value="0.00274141">
                <text:p>0.00274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08297">
                <text:p>0.0108297</text:p>
              </table:table-cell>
              <table:table-cell office:value-type="float" office:value="0.00595536">
                <text:p>0.00595536</text:p>
              </table:table-cell>
              <table:table-cell office:value-type="float" office:value="0.00444925">
                <text:p>0.004449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89465">
                <text:p>0.00289465</text:p>
              </table:table-cell>
              <table:table-cell office:value-type="float" office:value="0.0108104">
                <text:p>0.0108104</text:p>
              </table:table-cell>
              <table:table-cell office:value-type="float" office:value="0.0165016">
                <text:p>0.01650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42244">
                <text:p>0.00342244</text:p>
              </table:table-cell>
              <table:table-cell office:value-type="float" office:value="0.0145587">
                <text:p>0.0145587</text:p>
              </table:table-cell>
              <table:table-cell office:value-type="float" office:value="0.0203539">
                <text:p>0.02035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32421">
                <text:p>0.00332421</text:p>
              </table:table-cell>
              <table:table-cell office:value-type="float" office:value="0.00836845">
                <text:p>0.00836845</text:p>
              </table:table-cell>
              <table:table-cell office:value-type="float" office:value="0.00996584">
                <text:p>0.009965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53213">
                <text:p>0.00353213</text:p>
              </table:table-cell>
              <table:table-cell office:value-type="float" office:value="0.00785763">
                <text:p>0.00785763</text:p>
              </table:table-cell>
              <table:table-cell office:value-type="float" office:value="0.0101483">
                <text:p>0.01014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42688">
                <text:p>0.00342688</text:p>
              </table:table-cell>
              <table:table-cell office:value-type="float" office:value="0.00806962">
                <text:p>0.00806962</text:p>
              </table:table-cell>
              <table:table-cell office:value-type="float" office:value="0.0103741">
                <text:p>0.01037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74004">
                <text:p>0.00374004</text:p>
              </table:table-cell>
              <table:table-cell office:value-type="float" office:value="0.00786801">
                <text:p>0.00786801</text:p>
              </table:table-cell>
              <table:table-cell office:value-type="float" office:value="0.00994024">
                <text:p>0.009940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08377">
                <text:p>0.00208377</text:p>
              </table:table-cell>
              <table:table-cell office:value-type="float" office:value="0.00103523">
                <text:p>0.00103523</text:p>
              </table:table-cell>
              <table:table-cell office:value-type="float" office:value="0.000745939">
                <text:p>0.0007459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15698">
                <text:p>0.00115698</text:p>
              </table:table-cell>
              <table:table-cell office:value-type="float" office:value="0.000630222">
                <text:p>0.000630222</text:p>
              </table:table-cell>
              <table:table-cell office:value-type="float" office:value="0.000433362">
                <text:p>0.000433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33508">
                <text:p>0.00333508</text:p>
              </table:table-cell>
              <table:table-cell office:value-type="float" office:value="0.00198007">
                <text:p>0.00198007</text:p>
              </table:table-cell>
              <table:table-cell office:value-type="float" office:value="0.00126485">
                <text:p>0.001264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23339">
                <text:p>0.00323339</text:p>
              </table:table-cell>
              <table:table-cell office:value-type="float" office:value="0.00187782">
                <text:p>0.00187782</text:p>
              </table:table-cell>
              <table:table-cell office:value-type="float" office:value="0.00147292">
                <text:p>0.001472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23297">
                <text:p>0.00623297</text:p>
              </table:table-cell>
              <table:table-cell office:value-type="float" office:value="0.0041281">
                <text:p>0.0041281</text:p>
              </table:table-cell>
              <table:table-cell office:value-type="float" office:value="0.00283488">
                <text:p>0.002834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51604">
                <text:p>0.00551604</text:p>
              </table:table-cell>
              <table:table-cell office:value-type="float" office:value="0.0033189">
                <text:p>0.0033189</text:p>
              </table:table-cell>
              <table:table-cell office:value-type="float" office:value="0.00253849">
                <text:p>0.002538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09475">
                <text:p>0.0109475</text:p>
              </table:table-cell>
              <table:table-cell office:value-type="float" office:value="0.00595607">
                <text:p>0.00595607</text:p>
              </table:table-cell>
              <table:table-cell office:value-type="float" office:value="0.00444848">
                <text:p>0.004448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300324">
                <text:p>0.00300324</text:p>
              </table:table-cell>
              <table:table-cell office:value-type="float" office:value="0.0108106">
                <text:p>0.0108106</text:p>
              </table:table-cell>
              <table:table-cell office:value-type="float" office:value="0.0160982">
                <text:p>0.01609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341566">
                <text:p>0.00341566</text:p>
              </table:table-cell>
              <table:table-cell office:value-type="float" office:value="0.0145681">
                <text:p>0.0145681</text:p>
              </table:table-cell>
              <table:table-cell office:value-type="float" office:value="0.0198427">
                <text:p>0.01984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332056">
                <text:p>0.00332056</text:p>
              </table:table-cell>
              <table:table-cell office:value-type="float" office:value="0.00826851">
                <text:p>0.00826851</text:p>
              </table:table-cell>
              <table:table-cell office:value-type="float" office:value="0.0101485">
                <text:p>0.01014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53398">
                <text:p>0.00353398</text:p>
              </table:table-cell>
              <table:table-cell office:value-type="float" office:value="0.00785399">
                <text:p>0.00785399</text:p>
              </table:table-cell>
              <table:table-cell office:value-type="float" office:value="0.0100569">
                <text:p>0.0100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42282">
                <text:p>0.00342282</text:p>
              </table:table-cell>
              <table:table-cell office:value-type="float" office:value="0.00816584">
                <text:p>0.00816584</text:p>
              </table:table-cell>
              <table:table-cell office:value-type="float" office:value="0.0103721">
                <text:p>0.01037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363764">
                <text:p>0.00363764</text:p>
              </table:table-cell>
              <table:table-cell office:value-type="float" office:value="0.00797219">
                <text:p>0.00797219</text:p>
              </table:table-cell>
              <table:table-cell office:value-type="float" office:value="0.0100442">
                <text:p>0.01004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97197">
                <text:p>0.00197197</text:p>
              </table:table-cell>
              <table:table-cell office:value-type="float" office:value="0.0010466">
                <text:p>0.0010466</text:p>
              </table:table-cell>
              <table:table-cell office:value-type="float" office:value="0.000743097">
                <text:p>0.0007430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15753">
                <text:p>0.00115753</text:p>
              </table:table-cell>
              <table:table-cell office:value-type="float" office:value="0.000547982">
                <text:p>0.000547982</text:p>
              </table:table-cell>
              <table:table-cell office:value-type="float" office:value="0.000535332">
                <text:p>0.0005353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333453">
                <text:p>0.00333453</text:p>
              </table:table-cell>
              <table:table-cell office:value-type="float" office:value="0.00195429">
                <text:p>0.00195429</text:p>
              </table:table-cell>
              <table:table-cell office:value-type="float" office:value="0.00135639">
                <text:p>0.001356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32364">
                <text:p>0.0032364</text:p>
              </table:table-cell>
              <table:table-cell office:value-type="float" office:value="0.00181317">
                <text:p>0.00181317</text:p>
              </table:table-cell>
              <table:table-cell office:value-type="float" office:value="0.00136636">
                <text:p>0.001366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726251">
                <text:p>0.00726251</text:p>
              </table:table-cell>
              <table:table-cell office:value-type="float" office:value="0.00453287">
                <text:p>0.00453287</text:p>
              </table:table-cell>
              <table:table-cell office:value-type="float" office:value="0.00314673">
                <text:p>0.003146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72084">
                <text:p>0.00572084</text:p>
              </table:table-cell>
              <table:table-cell office:value-type="float" office:value="0.00341674">
                <text:p>0.00341674</text:p>
              </table:table-cell>
              <table:table-cell office:value-type="float" office:value="0.00262885">
                <text:p>0.002628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8121">
                <text:p>0.0108121</text:p>
              </table:table-cell>
              <table:table-cell office:value-type="float" office:value="0.00596095">
                <text:p>0.00596095</text:p>
              </table:table-cell>
              <table:table-cell office:value-type="float" office:value="0.00442937">
                <text:p>0.004429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89625">
                <text:p>0.00289625</text:p>
              </table:table-cell>
              <table:table-cell office:value-type="float" office:value="0.0108079">
                <text:p>0.0108079</text:p>
              </table:table-cell>
              <table:table-cell office:value-type="float" office:value="0.016306">
                <text:p>0.0163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41895">
                <text:p>0.00341895</text:p>
              </table:table-cell>
              <table:table-cell office:value-type="float" office:value="0.014564">
                <text:p>0.014564</text:p>
              </table:table-cell>
              <table:table-cell office:value-type="float" office:value="0.0197728">
                <text:p>0.01977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21993">
                <text:p>0.00321993</text:p>
              </table:table-cell>
              <table:table-cell office:value-type="float" office:value="0.00826734">
                <text:p>0.00826734</text:p>
              </table:table-cell>
              <table:table-cell office:value-type="float" office:value="0.0105547">
                <text:p>0.01055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34285">
                <text:p>0.0034285</text:p>
              </table:table-cell>
              <table:table-cell office:value-type="float" office:value="0.00795618">
                <text:p>0.00795618</text:p>
              </table:table-cell>
              <table:table-cell office:value-type="float" office:value="0.010148">
                <text:p>0.0101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42608">
                <text:p>0.00342608</text:p>
              </table:table-cell>
              <table:table-cell office:value-type="float" office:value="0.00816858">
                <text:p>0.00816858</text:p>
              </table:table-cell>
              <table:table-cell office:value-type="float" office:value="0.0105563">
                <text:p>0.01055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63855">
                <text:p>0.00363855</text:p>
              </table:table-cell>
              <table:table-cell office:value-type="float" office:value="0.0078648">
                <text:p>0.0078648</text:p>
              </table:table-cell>
              <table:table-cell office:value-type="float" office:value="0.0100465">
                <text:p>0.01004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0844">
                <text:p>0.0020844</text:p>
              </table:table-cell>
              <table:table-cell office:value-type="float" office:value="0.000927033">
                <text:p>0.000927033</text:p>
              </table:table-cell>
              <table:table-cell office:value-type="float" office:value="0.000745842">
                <text:p>0.0007458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049">
                <text:p>0.001049</text:p>
              </table:table-cell>
              <table:table-cell office:value-type="float" office:value="0.00063123">
                <text:p>0.00063123</text:p>
              </table:table-cell>
              <table:table-cell office:value-type="float" office:value="0.000436484">
                <text:p>0.0004364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33737">
                <text:p>0.00333737</text:p>
              </table:table-cell>
              <table:table-cell office:value-type="float" office:value="0.0019756">
                <text:p>0.0019756</text:p>
              </table:table-cell>
              <table:table-cell office:value-type="float" office:value="0.00125956">
                <text:p>0.001259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23141">
                <text:p>0.00323141</text:p>
              </table:table-cell>
              <table:table-cell office:value-type="float" office:value="0.00187418">
                <text:p>0.00187418</text:p>
              </table:table-cell>
              <table:table-cell office:value-type="float" office:value="0.00147768">
                <text:p>0.001477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79827">
                <text:p>0.0079827</text:p>
              </table:table-cell>
              <table:table-cell office:value-type="float" office:value="0.00484018">
                <text:p>0.00484018</text:p>
              </table:table-cell>
              <table:table-cell office:value-type="float" office:value="0.00334819">
                <text:p>0.003348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592163">
                <text:p>0.00592163</text:p>
              </table:table-cell>
              <table:table-cell office:value-type="float" office:value="0.00341339">
                <text:p>0.00341339</text:p>
              </table:table-cell>
              <table:table-cell office:value-type="float" office:value="0.00272665">
                <text:p>0.002726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8543">
                <text:p>0.0108543</text:p>
              </table:table-cell>
              <table:table-cell office:value-type="float" office:value="0.00585045">
                <text:p>0.00585045</text:p>
              </table:table-cell>
              <table:table-cell office:value-type="float" office:value="0.00442772">
                <text:p>0.004427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99241">
                <text:p>0.00299241</text:p>
              </table:table-cell>
              <table:table-cell office:value-type="float" office:value="0.0108093">
                <text:p>0.0108093</text:p>
              </table:table-cell>
              <table:table-cell office:value-type="float" office:value="0.0161869">
                <text:p>0.01618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352575">
                <text:p>0.00352575</text:p>
              </table:table-cell>
              <table:table-cell office:value-type="float" office:value="0.0145713">
                <text:p>0.0145713</text:p>
              </table:table-cell>
              <table:table-cell office:value-type="float" office:value="0.0200483">
                <text:p>0.02004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321853">
                <text:p>0.00321853</text:p>
              </table:table-cell>
              <table:table-cell office:value-type="float" office:value="0.00826734">
                <text:p>0.00826734</text:p>
              </table:table-cell>
              <table:table-cell office:value-type="float" office:value="0.0105641">
                <text:p>0.01056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4277">
                <text:p>0.0034277</text:p>
              </table:table-cell>
              <table:table-cell office:value-type="float" office:value="0.00806878">
                <text:p>0.00806878</text:p>
              </table:table-cell>
              <table:table-cell office:value-type="float" office:value="0.0103549">
                <text:p>0.01035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4243">
                <text:p>0.0034243</text:p>
              </table:table-cell>
              <table:table-cell office:value-type="float" office:value="0.00816786">
                <text:p>0.00816786</text:p>
              </table:table-cell>
              <table:table-cell office:value-type="float" office:value="0.0102531">
                <text:p>0.01025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52354">
                <text:p>0.00352354</text:p>
              </table:table-cell>
              <table:table-cell office:value-type="float" office:value="0.00776689">
                <text:p>0.00776689</text:p>
              </table:table-cell>
              <table:table-cell office:value-type="float" office:value="0.00996814">
                <text:p>0.009968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08549">
                <text:p>0.00208549</text:p>
              </table:table-cell>
              <table:table-cell office:value-type="float" office:value="0.00103463">
                <text:p>0.00103463</text:p>
              </table:table-cell>
              <table:table-cell office:value-type="float" office:value="0.000640447">
                <text:p>0.0006404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115598">
                <text:p>0.00115598</text:p>
              </table:table-cell>
              <table:table-cell office:value-type="float" office:value="0.000521869">
                <text:p>0.000521869</text:p>
              </table:table-cell>
              <table:table-cell office:value-type="float" office:value="0.000546713">
                <text:p>0.0005467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44016">
                <text:p>0.00344016</text:p>
              </table:table-cell>
              <table:table-cell office:value-type="float" office:value="0.00198245">
                <text:p>0.00198245</text:p>
              </table:table-cell>
              <table:table-cell office:value-type="float" office:value="0.00126374">
                <text:p>0.001263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34283">
                <text:p>0.00334283</text:p>
              </table:table-cell>
              <table:table-cell office:value-type="float" office:value="0.00187798">
                <text:p>0.00187798</text:p>
              </table:table-cell>
              <table:table-cell office:value-type="float" office:value="0.00147429">
                <text:p>0.001474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88293">
                <text:p>0.00788293</text:p>
              </table:table-cell>
              <table:table-cell office:value-type="float" office:value="0.00484903">
                <text:p>0.00484903</text:p>
              </table:table-cell>
              <table:table-cell office:value-type="float" office:value="0.00412625">
                <text:p>0.004126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023">
                <text:p>0.006023</text:p>
              </table:table-cell>
              <table:table-cell office:value-type="float" office:value="0.00351584">
                <text:p>0.00351584</text:p>
              </table:table-cell>
              <table:table-cell office:value-type="float" office:value="0.00273726">
                <text:p>0.002737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09543">
                <text:p>0.0109543</text:p>
              </table:table-cell>
              <table:table-cell office:value-type="float" office:value="0.00595872">
                <text:p>0.00595872</text:p>
              </table:table-cell>
              <table:table-cell office:value-type="float" office:value="0.00445946">
                <text:p>0.00445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8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8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0.586cm" svg:height="7.813cm" chart:class="chart:line" chart:style-name="ch1">
        <chart:legend chart:legend-position="end" svg:x="86.909cm" svg:y="3.25cm" chart:style-name="ch2"/>
        <chart:plot-area chart:style-name="ch3" table:cell-range-address="Sheet2.A1:Sheet2.C208" svg:x="1.811cm" svg:y="0.156cm" svg:width="83.287cm" svg:height="7.34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A1:Sheet2.A208" chart:class="chart:line">
            <chart:data-point chart:repeated="208"/>
          </chart:series>
          <chart:series chart:style-name="ch8" chart:values-cell-range-address="Sheet2.B1:Sheet2.B208" chart:class="chart:line">
            <chart:data-point chart:repeated="208"/>
          </chart:series>
          <chart:series chart:style-name="ch9" chart:values-cell-range-address="Sheet2.C1:Sheet2.C208" chart:class="chart:line">
            <chart:data-point chart:repeated="20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25141">
                <text:p>0.00225141</text:p>
              </table:table-cell>
              <table:table-cell office:value-type="float" office:value="0.00673149">
                <text:p>0.00673149</text:p>
              </table:table-cell>
              <table:table-cell office:value-type="float" office:value="0.010917">
                <text:p>0.0109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43589">
                <text:p>0.00143589</text:p>
              </table:table-cell>
              <table:table-cell office:value-type="float" office:value="0.0010268">
                <text:p>0.0010268</text:p>
              </table:table-cell>
              <table:table-cell office:value-type="float" office:value="0.000834962">
                <text:p>0.000834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5625">
                <text:p>0.00205625</text:p>
              </table:table-cell>
              <table:table-cell office:value-type="float" office:value="0.00144876">
                <text:p>0.00144876</text:p>
              </table:table-cell>
              <table:table-cell office:value-type="float" office:value="0.000839315">
                <text:p>0.000839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17362">
                <text:p>0.000317362</text:p>
              </table:table-cell>
              <table:table-cell office:value-type="float" office:value="0.000418836">
                <text:p>0.000418836</text:p>
              </table:table-cell>
              <table:table-cell office:value-type="float" office:value="0.000321562">
                <text:p>0.000321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08999">
                <text:p>0.000208999</text:p>
              </table:table-cell>
              <table:table-cell office:value-type="float" office:value="0.000213184">
                <text:p>0.000213184</text:p>
              </table:table-cell>
              <table:table-cell office:value-type="float" office:value="0.000320491">
                <text:p>0.000320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13247">
                <text:p>0.000213247</text:p>
              </table:table-cell>
              <table:table-cell office:value-type="float" office:value="0.000213222">
                <text:p>0.000213222</text:p>
              </table:table-cell>
              <table:table-cell office:value-type="float" office:value="0.000313261">
                <text:p>0.000313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07506">
                <text:p>0.000107506</text:p>
              </table:table-cell>
              <table:table-cell office:value-type="float" office:value="0.000111593">
                <text:p>0.000111593</text:p>
              </table:table-cell>
              <table:table-cell office:value-type="float" office:value="0.000107737">
                <text:p>0.000107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1312">
                <text:p>0.00021312</text:p>
              </table:table-cell>
              <table:table-cell office:value-type="float" office:value="0.000111242">
                <text:p>0.000111242</text:p>
              </table:table-cell>
              <table:table-cell office:value-type="float" office:value="0.00010754">
                <text:p>0.00010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04726">
                <text:p>0.00204726</text:p>
              </table:table-cell>
              <table:table-cell office:value-type="float" office:value="0.00154959">
                <text:p>0.00154959</text:p>
              </table:table-cell>
              <table:table-cell office:value-type="float" office:value="0.00114594">
                <text:p>0.00114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3073">
                <text:p>0.00113073</text:p>
              </table:table-cell>
              <table:table-cell office:value-type="float" office:value="0.000827169">
                <text:p>0.000827169</text:p>
              </table:table-cell>
              <table:table-cell office:value-type="float" office:value="0.000731559">
                <text:p>0.000731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36656">
                <text:p>0.00236656</text:p>
              </table:table-cell>
              <table:table-cell office:value-type="float" office:value="0.00187028">
                <text:p>0.00187028</text:p>
              </table:table-cell>
              <table:table-cell office:value-type="float" office:value="0.00147612">
                <text:p>0.00147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13932">
                <text:p>0.000513932</text:p>
              </table:table-cell>
              <table:table-cell office:value-type="float" office:value="0.000418316">
                <text:p>0.000418316</text:p>
              </table:table-cell>
              <table:table-cell office:value-type="float" office:value="0.00031741">
                <text:p>0.000317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514987">
                <text:p>0.000514987</text:p>
              </table:table-cell>
              <table:table-cell office:value-type="float" office:value="0.000413923">
                <text:p>0.000413923</text:p>
              </table:table-cell>
              <table:table-cell office:value-type="float" office:value="0.000315838">
                <text:p>0.0003158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14202">
                <text:p>0.00214202</text:p>
              </table:table-cell>
              <table:table-cell office:value-type="float" office:value="0.0067293">
                <text:p>0.0067293</text:p>
              </table:table-cell>
              <table:table-cell office:value-type="float" office:value="0.0107066">
                <text:p>0.01070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44525">
                <text:p>0.00144525</text:p>
              </table:table-cell>
              <table:table-cell office:value-type="float" office:value="0.00103343">
                <text:p>0.00103343</text:p>
              </table:table-cell>
              <table:table-cell office:value-type="float" office:value="0.000627012">
                <text:p>0.0006270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94592">
                <text:p>0.00194592</text:p>
              </table:table-cell>
              <table:table-cell office:value-type="float" office:value="0.00133515">
                <text:p>0.00133515</text:p>
              </table:table-cell>
              <table:table-cell office:value-type="float" office:value="0.000833005">
                <text:p>0.000833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14728">
                <text:p>0.000214728</text:p>
              </table:table-cell>
              <table:table-cell office:value-type="float" office:value="0.000319417">
                <text:p>0.000319417</text:p>
              </table:table-cell>
              <table:table-cell office:value-type="float" office:value="0.000359047">
                <text:p>0.000359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17333">
                <text:p>0.000317333</text:p>
              </table:table-cell>
              <table:table-cell office:value-type="float" office:value="0.000318407">
                <text:p>0.000318407</text:p>
              </table:table-cell>
              <table:table-cell office:value-type="float" office:value="0.000240831">
                <text:p>0.0002408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103446">
                <text:p>0.000103446</text:p>
              </table:table-cell>
              <table:table-cell office:value-type="float" office:value="0.000213237">
                <text:p>0.000213237</text:p>
              </table:table-cell>
              <table:table-cell office:value-type="float" office:value="0.000215455">
                <text:p>0.000215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11624">
                <text:p>0.000211624</text:p>
              </table:table-cell>
              <table:table-cell office:value-type="float" office:value="0.000111524">
                <text:p>0.000111524</text:p>
              </table:table-cell>
              <table:table-cell office:value-type="float" office:value="0.000220278">
                <text:p>0.000220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14616">
                <text:p>0.000214616</text:p>
              </table:table-cell>
              <table:table-cell office:value-type="float" office:value="0.000107607">
                <text:p>0.000107607</text:p>
              </table:table-cell>
              <table:table-cell office:value-type="float" office:value="0.000220172">
                <text:p>0.00022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63981">
                <text:p>0.00163981</text:p>
              </table:table-cell>
              <table:table-cell office:value-type="float" office:value="0.00123705">
                <text:p>0.00123705</text:p>
              </table:table-cell>
              <table:table-cell office:value-type="float" office:value="0.000723951">
                <text:p>0.0007239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61673">
                <text:p>0.00061673</text:p>
              </table:table-cell>
              <table:table-cell office:value-type="float" office:value="0.000414163">
                <text:p>0.000414163</text:p>
              </table:table-cell>
              <table:table-cell office:value-type="float" office:value="0.000416545">
                <text:p>0.000416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298675">
                <text:p>0.00298675</text:p>
              </table:table-cell>
              <table:table-cell office:value-type="float" office:value="0.00196412">
                <text:p>0.00196412</text:p>
              </table:table-cell>
              <table:table-cell office:value-type="float" office:value="0.00139353">
                <text:p>0.00139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622226">
                <text:p>0.000622226</text:p>
              </table:table-cell>
              <table:table-cell office:value-type="float" office:value="0.000310564">
                <text:p>0.000310564</text:p>
              </table:table-cell>
              <table:table-cell office:value-type="float" office:value="0.000317116">
                <text:p>0.000317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721984">
                <text:p>0.000721984</text:p>
              </table:table-cell>
              <table:table-cell office:value-type="float" office:value="0.000311797">
                <text:p>0.000311797</text:p>
              </table:table-cell>
              <table:table-cell office:value-type="float" office:value="0.000208937">
                <text:p>0.000208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24997">
                <text:p>0.00224997</text:p>
              </table:table-cell>
              <table:table-cell office:value-type="float" office:value="0.0067301">
                <text:p>0.0067301</text:p>
              </table:table-cell>
              <table:table-cell office:value-type="float" office:value="0.0106577">
                <text:p>0.0106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4472">
                <text:p>0.00144472</text:p>
              </table:table-cell>
              <table:table-cell office:value-type="float" office:value="0.00102976">
                <text:p>0.00102976</text:p>
              </table:table-cell>
              <table:table-cell office:value-type="float" office:value="0.000738">
                <text:p>0.0007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05537">
                <text:p>0.00205537</text:p>
              </table:table-cell>
              <table:table-cell office:value-type="float" office:value="0.00134058">
                <text:p>0.00134058</text:p>
              </table:table-cell>
              <table:table-cell office:value-type="float" office:value="0.000833728">
                <text:p>0.0008337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16857">
                <text:p>0.000316857</text:p>
              </table:table-cell>
              <table:table-cell office:value-type="float" office:value="0.000317531">
                <text:p>0.000317531</text:p>
              </table:table-cell>
              <table:table-cell office:value-type="float" office:value="0.000323873">
                <text:p>0.0003238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13153">
                <text:p>0.000213153</text:p>
              </table:table-cell>
              <table:table-cell office:value-type="float" office:value="0.000317064">
                <text:p>0.000317064</text:p>
              </table:table-cell>
              <table:table-cell office:value-type="float" office:value="0.000206432">
                <text:p>0.000206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15016">
                <text:p>0.000215016</text:p>
              </table:table-cell>
              <table:table-cell office:value-type="float" office:value="0.000209264">
                <text:p>0.000209264</text:p>
              </table:table-cell>
              <table:table-cell office:value-type="float" office:value="0.0002134">
                <text:p>0.0002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21484">
                <text:p>0.00021484</text:p>
              </table:table-cell>
              <table:table-cell office:value-type="float" office:value="0.000210736">
                <text:p>0.000210736</text:p>
              </table:table-cell>
              <table:table-cell office:value-type="float" office:value="0.000213187">
                <text:p>0.0002131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07604">
                <text:p>0.000107604</text:p>
              </table:table-cell>
              <table:table-cell office:value-type="float" office:value="0.000106688">
                <text:p>0.000106688</text:p>
              </table:table-cell>
              <table:table-cell office:value-type="float" office:value="0.000217345">
                <text:p>0.000217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74682">
                <text:p>0.00174682</text:p>
              </table:table-cell>
              <table:table-cell office:value-type="float" office:value="0.00123862">
                <text:p>0.00123862</text:p>
              </table:table-cell>
              <table:table-cell office:value-type="float" office:value="0.00083245">
                <text:p>0.000832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720871">
                <text:p>0.000720871</text:p>
              </table:table-cell>
              <table:table-cell office:value-type="float" office:value="0.000519029">
                <text:p>0.000519029</text:p>
              </table:table-cell>
              <table:table-cell office:value-type="float" office:value="0.000424204">
                <text:p>0.0004242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328887">
                <text:p>0.00328887</text:p>
              </table:table-cell>
              <table:table-cell office:value-type="float" office:value="0.00217326">
                <text:p>0.00217326</text:p>
              </table:table-cell>
              <table:table-cell office:value-type="float" office:value="0.00136992">
                <text:p>0.001369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619896">
                <text:p>0.000619896</text:p>
              </table:table-cell>
              <table:table-cell office:value-type="float" office:value="0.000308227">
                <text:p>0.000308227</text:p>
              </table:table-cell>
              <table:table-cell office:value-type="float" office:value="0.000214695">
                <text:p>0.0002146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722236">
                <text:p>0.000722236</text:p>
              </table:table-cell>
              <table:table-cell office:value-type="float" office:value="0.000416511">
                <text:p>0.000416511</text:p>
              </table:table-cell>
              <table:table-cell office:value-type="float" office:value="0.000212366">
                <text:p>0.000212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14451">
                <text:p>0.00214451</text:p>
              </table:table-cell>
              <table:table-cell office:value-type="float" office:value="0.00662024">
                <text:p>0.00662024</text:p>
              </table:table-cell>
              <table:table-cell office:value-type="float" office:value="0.0109995">
                <text:p>0.01099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44509">
                <text:p>0.00144509</text:p>
              </table:table-cell>
              <table:table-cell office:value-type="float" office:value="0.00103467">
                <text:p>0.00103467</text:p>
              </table:table-cell>
              <table:table-cell office:value-type="float" office:value="0.000628353">
                <text:p>0.000628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05709">
                <text:p>0.00205709</text:p>
              </table:table-cell>
              <table:table-cell office:value-type="float" office:value="0.00133886">
                <text:p>0.00133886</text:p>
              </table:table-cell>
              <table:table-cell office:value-type="float" office:value="0.000836064">
                <text:p>0.0008360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317696">
                <text:p>0.000317696</text:p>
              </table:table-cell>
              <table:table-cell office:value-type="float" office:value="0.000419213">
                <text:p>0.000419213</text:p>
              </table:table-cell>
              <table:table-cell office:value-type="float" office:value="0.000322944">
                <text:p>0.0003229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213155">
                <text:p>0.000213155</text:p>
              </table:table-cell>
              <table:table-cell office:value-type="float" office:value="0.000213683">
                <text:p>0.000213683</text:p>
              </table:table-cell>
              <table:table-cell office:value-type="float" office:value="0.000313968">
                <text:p>0.000313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215098">
                <text:p>0.000215098</text:p>
              </table:table-cell>
              <table:table-cell office:value-type="float" office:value="0.000213101">
                <text:p>0.000213101</text:p>
              </table:table-cell>
              <table:table-cell office:value-type="float" office:value="0.000210172">
                <text:p>0.0002101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214884">
                <text:p>0.000214884</text:p>
              </table:table-cell>
              <table:table-cell office:value-type="float" office:value="0.000111578">
                <text:p>0.000111578</text:p>
              </table:table-cell>
              <table:table-cell office:value-type="float" office:value="0.000217522">
                <text:p>0.0002175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07679">
                <text:p>0.000107679</text:p>
              </table:table-cell>
              <table:table-cell office:value-type="float" office:value="0.000107483">
                <text:p>0.000107483</text:p>
              </table:table-cell>
              <table:table-cell office:value-type="float" office:value="0.000221415">
                <text:p>0.0002214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74447">
                <text:p>0.00174447</text:p>
              </table:table-cell>
              <table:table-cell office:value-type="float" office:value="0.00123984">
                <text:p>0.00123984</text:p>
              </table:table-cell>
              <table:table-cell office:value-type="float" office:value="0.000833127">
                <text:p>0.000833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723545">
                <text:p>0.000723545</text:p>
              </table:table-cell>
              <table:table-cell office:value-type="float" office:value="0.000522527">
                <text:p>0.000522527</text:p>
              </table:table-cell>
              <table:table-cell office:value-type="float" office:value="0.00042119">
                <text:p>0.000421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328842">
                <text:p>0.00328842</text:p>
              </table:table-cell>
              <table:table-cell office:value-type="float" office:value="0.00217362">
                <text:p>0.00217362</text:p>
              </table:table-cell>
              <table:table-cell office:value-type="float" office:value="0.00146436">
                <text:p>0.00146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72344">
                <text:p>0.00072344</text:p>
              </table:table-cell>
              <table:table-cell office:value-type="float" office:value="0.000419006">
                <text:p>0.000419006</text:p>
              </table:table-cell>
              <table:table-cell office:value-type="float" office:value="0.000215007">
                <text:p>0.0002150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720388">
                <text:p>0.000720388</text:p>
              </table:table-cell>
              <table:table-cell office:value-type="float" office:value="0.000413856">
                <text:p>0.000413856</text:p>
              </table:table-cell>
              <table:table-cell office:value-type="float" office:value="0.000319019">
                <text:p>0.0003190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24887">
                <text:p>0.00224887</text:p>
              </table:table-cell>
              <table:table-cell office:value-type="float" office:value="0.00662094">
                <text:p>0.00662094</text:p>
              </table:table-cell>
              <table:table-cell office:value-type="float" office:value="0.0107928">
                <text:p>0.01079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44454">
                <text:p>0.00144454</text:p>
              </table:table-cell>
              <table:table-cell office:value-type="float" office:value="0.000927673">
                <text:p>0.000927673</text:p>
              </table:table-cell>
              <table:table-cell office:value-type="float" office:value="0.000735484">
                <text:p>0.0007354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05487">
                <text:p>0.00205487</text:p>
              </table:table-cell>
              <table:table-cell office:value-type="float" office:value="0.00122844">
                <text:p>0.00122844</text:p>
              </table:table-cell>
              <table:table-cell office:value-type="float" office:value="0.000835554">
                <text:p>0.000835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316975">
                <text:p>0.000316975</text:p>
              </table:table-cell>
              <table:table-cell office:value-type="float" office:value="0.000417376">
                <text:p>0.000417376</text:p>
              </table:table-cell>
              <table:table-cell office:value-type="float" office:value="0.000213268">
                <text:p>0.000213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13348">
                <text:p>0.000213348</text:p>
              </table:table-cell>
              <table:table-cell office:value-type="float" office:value="0.000208909">
                <text:p>0.000208909</text:p>
              </table:table-cell>
              <table:table-cell office:value-type="float" office:value="0.000211572">
                <text:p>0.0002115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1487">
                <text:p>0.00021487</text:p>
              </table:table-cell>
              <table:table-cell office:value-type="float" office:value="0.000103656">
                <text:p>0.000103656</text:p>
              </table:table-cell>
              <table:table-cell office:value-type="float" office:value="0.000210089">
                <text:p>0.000210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1483">
                <text:p>0.00021483</text:p>
              </table:table-cell>
              <table:table-cell office:value-type="float" office:value="0.000210622">
                <text:p>0.000210622</text:p>
              </table:table-cell>
              <table:table-cell office:value-type="float" office:value="0.000221767">
                <text:p>0.000221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107611">
                <text:p>0.000107611</text:p>
              </table:table-cell>
              <table:table-cell office:value-type="float" office:value="0.000111176">
                <text:p>0.000111176</text:p>
              </table:table-cell>
              <table:table-cell office:value-type="float" office:value="0.000221068">
                <text:p>0.0002210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74433">
                <text:p>0.00174433</text:p>
              </table:table-cell>
              <table:table-cell office:value-type="float" office:value="0.00124052">
                <text:p>0.00124052</text:p>
              </table:table-cell>
              <table:table-cell office:value-type="float" office:value="0.000833686">
                <text:p>0.000833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723807">
                <text:p>0.000723807</text:p>
              </table:table-cell>
              <table:table-cell office:value-type="float" office:value="0.000416334">
                <text:p>0.000416334</text:p>
              </table:table-cell>
              <table:table-cell office:value-type="float" office:value="0.000426252">
                <text:p>0.0004262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237588">
                <text:p>0.00237588</text:p>
              </table:table-cell>
              <table:table-cell office:value-type="float" office:value="0.00186855">
                <text:p>0.00186855</text:p>
              </table:table-cell>
              <table:table-cell office:value-type="float" office:value="0.00128115">
                <text:p>0.001281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621413">
                <text:p>0.000621413</text:p>
              </table:table-cell>
              <table:table-cell office:value-type="float" office:value="0.000415493">
                <text:p>0.000415493</text:p>
              </table:table-cell>
              <table:table-cell office:value-type="float" office:value="0.000210843">
                <text:p>0.0002108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613354">
                <text:p>0.000613354</text:p>
              </table:table-cell>
              <table:table-cell office:value-type="float" office:value="0.000509806">
                <text:p>0.000509806</text:p>
              </table:table-cell>
              <table:table-cell office:value-type="float" office:value="0.000317344">
                <text:p>0.0003173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14524">
                <text:p>0.00214524</text:p>
              </table:table-cell>
              <table:table-cell office:value-type="float" office:value="0.00662814">
                <text:p>0.00662814</text:p>
              </table:table-cell>
              <table:table-cell office:value-type="float" office:value="0.0107932">
                <text:p>0.01079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44516">
                <text:p>0.00144516</text:p>
              </table:table-cell>
              <table:table-cell office:value-type="float" office:value="0.000927526">
                <text:p>0.000927526</text:p>
              </table:table-cell>
              <table:table-cell office:value-type="float" office:value="0.000631368">
                <text:p>0.0006313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05046">
                <text:p>0.00205046</text:p>
              </table:table-cell>
              <table:table-cell office:value-type="float" office:value="0.00123045">
                <text:p>0.00123045</text:p>
              </table:table-cell>
              <table:table-cell office:value-type="float" office:value="0.00083694">
                <text:p>0.00083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317644">
                <text:p>0.000317644</text:p>
              </table:table-cell>
              <table:table-cell office:value-type="float" office:value="0.000418576">
                <text:p>0.000418576</text:p>
              </table:table-cell>
              <table:table-cell office:value-type="float" office:value="0.000215894">
                <text:p>0.0002158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316725">
                <text:p>0.000316725</text:p>
              </table:table-cell>
              <table:table-cell office:value-type="float" office:value="0.000212098">
                <text:p>0.000212098</text:p>
              </table:table-cell>
              <table:table-cell office:value-type="float" office:value="0.000221402">
                <text:p>0.0002214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13043">
                <text:p>0.000213043</text:p>
              </table:table-cell>
              <table:table-cell office:value-type="float" office:value="0.000317037">
                <text:p>0.000317037</text:p>
              </table:table-cell>
              <table:table-cell office:value-type="float" office:value="0.000215913">
                <text:p>0.0002159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10448">
                <text:p>0.000210448</text:p>
              </table:table-cell>
              <table:table-cell office:value-type="float" office:value="0.000107473">
                <text:p>0.000107473</text:p>
              </table:table-cell>
              <table:table-cell office:value-type="float" office:value="0.000108031">
                <text:p>0.0001080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11892">
                <text:p>0.000211892</text:p>
              </table:table-cell>
              <table:table-cell office:value-type="float" office:value="0.000107151">
                <text:p>0.000107151</text:p>
              </table:table-cell>
              <table:table-cell office:value-type="float" office:value="0.000213883">
                <text:p>0.0002138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73728">
                <text:p>0.00173728</text:p>
              </table:table-cell>
              <table:table-cell office:value-type="float" office:value="0.00123986">
                <text:p>0.00123986</text:p>
              </table:table-cell>
              <table:table-cell office:value-type="float" office:value="0.000833536">
                <text:p>0.0008335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617062">
                <text:p>0.000617062</text:p>
              </table:table-cell>
              <table:table-cell office:value-type="float" office:value="0.000414936">
                <text:p>0.000414936</text:p>
              </table:table-cell>
              <table:table-cell office:value-type="float" office:value="0.000425937">
                <text:p>0.0004259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19112">
                <text:p>0.00319112</text:p>
              </table:table-cell>
              <table:table-cell office:value-type="float" office:value="0.00217578">
                <text:p>0.00217578</text:p>
              </table:table-cell>
              <table:table-cell office:value-type="float" office:value="0.00135584">
                <text:p>0.00135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621852">
                <text:p>0.000621852</text:p>
              </table:table-cell>
              <table:table-cell office:value-type="float" office:value="0.000418376">
                <text:p>0.000418376</text:p>
              </table:table-cell>
              <table:table-cell office:value-type="float" office:value="0.000211007">
                <text:p>0.000211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620789">
                <text:p>0.000620789</text:p>
              </table:table-cell>
              <table:table-cell office:value-type="float" office:value="0.000414434">
                <text:p>0.000414434</text:p>
              </table:table-cell>
              <table:table-cell office:value-type="float" office:value="0.000208859">
                <text:p>0.0002088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25051">
                <text:p>0.00225051</text:p>
              </table:table-cell>
              <table:table-cell office:value-type="float" office:value="0.00662293">
                <text:p>0.00662293</text:p>
              </table:table-cell>
              <table:table-cell office:value-type="float" office:value="0.0107985">
                <text:p>0.01079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4456">
                <text:p>0.0014456</text:p>
              </table:table-cell>
              <table:table-cell office:value-type="float" office:value="0.00103162">
                <text:p>0.00103162</text:p>
              </table:table-cell>
              <table:table-cell office:value-type="float" office:value="0.000625194">
                <text:p>0.0006251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05444">
                <text:p>0.00205444</text:p>
              </table:table-cell>
              <table:table-cell office:value-type="float" office:value="0.00134177">
                <text:p>0.00134177</text:p>
              </table:table-cell>
              <table:table-cell office:value-type="float" office:value="0.000836065">
                <text:p>0.0008360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18757">
                <text:p>0.000318757</text:p>
              </table:table-cell>
              <table:table-cell office:value-type="float" office:value="0.000416654">
                <text:p>0.000416654</text:p>
              </table:table-cell>
              <table:table-cell office:value-type="float" office:value="0.00032154">
                <text:p>0.00032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1665">
                <text:p>0.00031665</text:p>
              </table:table-cell>
              <table:table-cell office:value-type="float" office:value="0.000318162">
                <text:p>0.000318162</text:p>
              </table:table-cell>
              <table:table-cell office:value-type="float" office:value="0.000212126">
                <text:p>0.0002121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03452">
                <text:p>0.000103452</text:p>
              </table:table-cell>
              <table:table-cell office:value-type="float" office:value="0.000213504">
                <text:p>0.000213504</text:p>
              </table:table-cell>
              <table:table-cell office:value-type="float" office:value="0.000210088">
                <text:p>0.0002100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21136">
                <text:p>0.00021136</text:p>
              </table:table-cell>
              <table:table-cell office:value-type="float" office:value="0.000111412">
                <text:p>0.000111412</text:p>
              </table:table-cell>
              <table:table-cell office:value-type="float" office:value="0.000226466">
                <text:p>0.0002264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214661">
                <text:p>0.000214661</text:p>
              </table:table-cell>
              <table:table-cell office:value-type="float" office:value="0.000111218">
                <text:p>0.000111218</text:p>
              </table:table-cell>
              <table:table-cell office:value-type="float" office:value="0.000221467">
                <text:p>0.0002214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63883">
                <text:p>0.00163883</text:p>
              </table:table-cell>
              <table:table-cell office:value-type="float" office:value="0.00124233">
                <text:p>0.00124233</text:p>
              </table:table-cell>
              <table:table-cell office:value-type="float" office:value="0.000835429">
                <text:p>0.0008354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620372">
                <text:p>0.000620372</text:p>
              </table:table-cell>
              <table:table-cell office:value-type="float" office:value="0.00052129">
                <text:p>0.00052129</text:p>
              </table:table-cell>
              <table:table-cell office:value-type="float" office:value="0.000425438">
                <text:p>0.000425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29233">
                <text:p>0.00329233</text:p>
              </table:table-cell>
              <table:table-cell office:value-type="float" office:value="0.00217462">
                <text:p>0.00217462</text:p>
              </table:table-cell>
              <table:table-cell office:value-type="float" office:value="0.00147389">
                <text:p>0.00147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62191">
                <text:p>0.00062191</text:p>
              </table:table-cell>
              <table:table-cell office:value-type="float" office:value="0.0005209">
                <text:p>0.0005209</text:p>
              </table:table-cell>
              <table:table-cell office:value-type="float" office:value="0.000213903">
                <text:p>0.0002139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616683">
                <text:p>0.000616683</text:p>
              </table:table-cell>
              <table:table-cell office:value-type="float" office:value="0.00031196">
                <text:p>0.00031196</text:p>
              </table:table-cell>
              <table:table-cell office:value-type="float" office:value="0.000212406">
                <text:p>0.0002124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14621">
                <text:p>0.00214621</text:p>
              </table:table-cell>
              <table:table-cell office:value-type="float" office:value="0.0067258">
                <text:p>0.0067258</text:p>
              </table:table-cell>
              <table:table-cell office:value-type="float" office:value="0.0106934">
                <text:p>0.01069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44399">
                <text:p>0.00144399</text:p>
              </table:table-cell>
              <table:table-cell office:value-type="float" office:value="0.00103399">
                <text:p>0.00103399</text:p>
              </table:table-cell>
              <table:table-cell office:value-type="float" office:value="0.000738444">
                <text:p>0.0007384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95309">
                <text:p>0.00195309</text:p>
              </table:table-cell>
              <table:table-cell office:value-type="float" office:value="0.00123498">
                <text:p>0.00123498</text:p>
              </table:table-cell>
              <table:table-cell office:value-type="float" office:value="0.000837828">
                <text:p>0.0008378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213577">
                <text:p>0.000213577</text:p>
              </table:table-cell>
              <table:table-cell office:value-type="float" office:value="0.000418707">
                <text:p>0.000418707</text:p>
              </table:table-cell>
              <table:table-cell office:value-type="float" office:value="0.000218234">
                <text:p>0.0002182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16718">
                <text:p>0.000316718</text:p>
              </table:table-cell>
              <table:table-cell office:value-type="float" office:value="0.000208866">
                <text:p>0.000208866</text:p>
              </table:table-cell>
              <table:table-cell office:value-type="float" office:value="0.000225193">
                <text:p>0.0002251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21305">
                <text:p>0.00021305</text:p>
              </table:table-cell>
              <table:table-cell office:value-type="float" office:value="0.000103469">
                <text:p>0.000103469</text:p>
              </table:table-cell>
              <table:table-cell office:value-type="float" office:value="0.000216733">
                <text:p>0.0002167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211926">
                <text:p>0.000211926</text:p>
              </table:table-cell>
              <table:table-cell office:value-type="float" office:value="0.000210826">
                <text:p>0.000210826</text:p>
              </table:table-cell>
              <table:table-cell office:value-type="float" office:value="0.000217802">
                <text:p>0.0002178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214597">
                <text:p>0.000214597</text:p>
              </table:table-cell>
              <table:table-cell office:value-type="float" office:value="0.000111148">
                <text:p>0.000111148</text:p>
              </table:table-cell>
              <table:table-cell office:value-type="float" office:value="0.000206303">
                <text:p>0.000206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64367">
                <text:p>0.00164367</text:p>
              </table:table-cell>
              <table:table-cell office:value-type="float" office:value="0.00124143">
                <text:p>0.00124143</text:p>
              </table:table-cell>
              <table:table-cell office:value-type="float" office:value="0.000831537">
                <text:p>0.0008315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616303">
                <text:p>0.000616303</text:p>
              </table:table-cell>
              <table:table-cell office:value-type="float" office:value="0.000516945">
                <text:p>0.000516945</text:p>
              </table:table-cell>
              <table:table-cell office:value-type="float" office:value="0.000424894">
                <text:p>0.0004248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18776">
                <text:p>0.00318776</text:p>
              </table:table-cell>
              <table:table-cell office:value-type="float" office:value="0.00206564">
                <text:p>0.00206564</text:p>
              </table:table-cell>
              <table:table-cell office:value-type="float" office:value="0.00136479">
                <text:p>0.001364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62026">
                <text:p>0.00062026</text:p>
              </table:table-cell>
              <table:table-cell office:value-type="float" office:value="0.000418436">
                <text:p>0.000418436</text:p>
              </table:table-cell>
              <table:table-cell office:value-type="float" office:value="0.000312883">
                <text:p>0.0003128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618351">
                <text:p>0.000618351</text:p>
              </table:table-cell>
              <table:table-cell office:value-type="float" office:value="0.00041539">
                <text:p>0.00041539</text:p>
              </table:table-cell>
              <table:table-cell office:value-type="float" office:value="0.000212708">
                <text:p>0.0002127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14223">
                <text:p>0.00214223</text:p>
              </table:table-cell>
              <table:table-cell office:value-type="float" office:value="0.00651837">
                <text:p>0.00651837</text:p>
              </table:table-cell>
              <table:table-cell office:value-type="float" office:value="0.010622">
                <text:p>0.0106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44595">
                <text:p>0.00144595</text:p>
              </table:table-cell>
              <table:table-cell office:value-type="float" office:value="0.000925328">
                <text:p>0.000925328</text:p>
              </table:table-cell>
              <table:table-cell office:value-type="float" office:value="0.000627607">
                <text:p>0.0006276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05433">
                <text:p>0.00205433</text:p>
              </table:table-cell>
              <table:table-cell office:value-type="float" office:value="0.00133994">
                <text:p>0.00133994</text:p>
              </table:table-cell>
              <table:table-cell office:value-type="float" office:value="0.000835539">
                <text:p>0.0008355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20884">
                <text:p>0.00020884</text:p>
              </table:table-cell>
              <table:table-cell office:value-type="float" office:value="0.000317361">
                <text:p>0.000317361</text:p>
              </table:table-cell>
              <table:table-cell office:value-type="float" office:value="0.000312311">
                <text:p>0.0003123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212969">
                <text:p>0.000212969</text:p>
              </table:table-cell>
              <table:table-cell office:value-type="float" office:value="0.000209238">
                <text:p>0.000209238</text:p>
              </table:table-cell>
              <table:table-cell office:value-type="float" office:value="0.00021169">
                <text:p>0.000211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214852">
                <text:p>0.000214852</text:p>
              </table:table-cell>
              <table:table-cell office:value-type="float" office:value="0.000103575">
                <text:p>0.000103575</text:p>
              </table:table-cell>
              <table:table-cell office:value-type="float" office:value="0.000217001">
                <text:p>0.000217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21484">
                <text:p>0.00021484</text:p>
              </table:table-cell>
              <table:table-cell office:value-type="float" office:value="0.000210748">
                <text:p>0.000210748</text:p>
              </table:table-cell>
              <table:table-cell office:value-type="float" office:value="0.00010765">
                <text:p>0.000107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107709">
                <text:p>0.000107709</text:p>
              </table:table-cell>
              <table:table-cell office:value-type="float" office:value="0.00010718">
                <text:p>0.00010718</text:p>
              </table:table-cell>
              <table:table-cell office:value-type="float" office:value="0.000226196">
                <text:p>0.0002261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74564">
                <text:p>0.00174564</text:p>
              </table:table-cell>
              <table:table-cell office:value-type="float" office:value="0.00123944">
                <text:p>0.00123944</text:p>
              </table:table-cell>
              <table:table-cell office:value-type="float" office:value="0.000836699">
                <text:p>0.0008366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23724">
                <text:p>0.000723724</text:p>
              </table:table-cell>
              <table:table-cell office:value-type="float" office:value="0.000519679">
                <text:p>0.000519679</text:p>
              </table:table-cell>
              <table:table-cell office:value-type="float" office:value="0.000419234">
                <text:p>0.0004192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46605">
                <text:p>0.00246605</text:p>
              </table:table-cell>
              <table:table-cell office:value-type="float" office:value="0.00175966">
                <text:p>0.00175966</text:p>
              </table:table-cell>
              <table:table-cell office:value-type="float" office:value="0.00127424">
                <text:p>0.001274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61907">
                <text:p>0.00061907</text:p>
              </table:table-cell>
              <table:table-cell office:value-type="float" office:value="0.000418421">
                <text:p>0.000418421</text:p>
              </table:table-cell>
              <table:table-cell office:value-type="float" office:value="0.00021532">
                <text:p>0.000215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511483">
                <text:p>0.000511483</text:p>
              </table:table-cell>
              <table:table-cell office:value-type="float" office:value="0.000415353">
                <text:p>0.000415353</text:p>
              </table:table-cell>
              <table:table-cell office:value-type="float" office:value="0.000314067">
                <text:p>0.0003140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14675">
                <text:p>0.00214675</text:p>
              </table:table-cell>
              <table:table-cell office:value-type="float" office:value="0.00642279">
                <text:p>0.00642279</text:p>
              </table:table-cell>
              <table:table-cell office:value-type="float" office:value="0.0108957">
                <text:p>0.01089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33857">
                <text:p>0.00133857</text:p>
              </table:table-cell>
              <table:table-cell office:value-type="float" office:value="0.00103288">
                <text:p>0.00103288</text:p>
              </table:table-cell>
              <table:table-cell office:value-type="float" office:value="0.000631075">
                <text:p>0.0006310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05293">
                <text:p>0.00205293</text:p>
              </table:table-cell>
              <table:table-cell office:value-type="float" office:value="0.00133858">
                <text:p>0.00133858</text:p>
              </table:table-cell>
              <table:table-cell office:value-type="float" office:value="0.000879213">
                <text:p>0.0008792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318552">
                <text:p>0.000318552</text:p>
              </table:table-cell>
              <table:table-cell office:value-type="float" office:value="0.000317181">
                <text:p>0.000317181</text:p>
              </table:table-cell>
              <table:table-cell office:value-type="float" office:value="0.000211559">
                <text:p>0.0002115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316652">
                <text:p>0.000316652</text:p>
              </table:table-cell>
              <table:table-cell office:value-type="float" office:value="0.000213076">
                <text:p>0.000213076</text:p>
              </table:table-cell>
              <table:table-cell office:value-type="float" office:value="0.000222841">
                <text:p>0.0002228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1316">
                <text:p>0.00021316</text:p>
              </table:table-cell>
              <table:table-cell office:value-type="float" office:value="0.000213233">
                <text:p>0.000213233</text:p>
              </table:table-cell>
              <table:table-cell office:value-type="float" office:value="0.000211559">
                <text:p>0.0002115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111476">
                <text:p>0.000111476</text:p>
              </table:table-cell>
              <table:table-cell office:value-type="float" office:value="0.000111294">
                <text:p>0.00011129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214787">
                <text:p>0.000214787</text:p>
              </table:table-cell>
              <table:table-cell office:value-type="float" office:value="0.000114039">
                <text:p>0.000114039</text:p>
              </table:table-cell>
              <table:table-cell office:value-type="float" office:value="0.000213902">
                <text:p>0.0002139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63767">
                <text:p>0.00163767</text:p>
              </table:table-cell>
              <table:table-cell office:value-type="float" office:value="0.00124117">
                <text:p>0.00124117</text:p>
              </table:table-cell>
              <table:table-cell office:value-type="float" office:value="0.000834511">
                <text:p>0.0008345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723889">
                <text:p>0.000723889</text:p>
              </table:table-cell>
              <table:table-cell office:value-type="float" office:value="0.000415642">
                <text:p>0.000415642</text:p>
              </table:table-cell>
              <table:table-cell office:value-type="float" office:value="0.000422628">
                <text:p>0.0004226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18106">
                <text:p>0.00318106</text:p>
              </table:table-cell>
              <table:table-cell office:value-type="float" office:value="0.0021738">
                <text:p>0.0021738</text:p>
              </table:table-cell>
              <table:table-cell office:value-type="float" office:value="0.00136677">
                <text:p>0.00136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13812">
                <text:p>0.000513812</text:p>
              </table:table-cell>
              <table:table-cell office:value-type="float" office:value="0.000520227">
                <text:p>0.000520227</text:p>
              </table:table-cell>
              <table:table-cell office:value-type="float" office:value="0.000207219">
                <text:p>0.0002072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1282">
                <text:p>0.00051282</text:p>
              </table:table-cell>
              <table:table-cell office:value-type="float" office:value="0.000409964">
                <text:p>0.000409964</text:p>
              </table:table-cell>
              <table:table-cell office:value-type="float" office:value="0.000315977">
                <text:p>0.00031597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14399">
                <text:p>0.00214399</text:p>
              </table:table-cell>
              <table:table-cell office:value-type="float" office:value="0.00641737">
                <text:p>0.00641737</text:p>
              </table:table-cell>
              <table:table-cell office:value-type="float" office:value="0.0109173">
                <text:p>0.01091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44522">
                <text:p>0.00144522</text:p>
              </table:table-cell>
              <table:table-cell office:value-type="float" office:value="0.00103248">
                <text:p>0.00103248</text:p>
              </table:table-cell>
              <table:table-cell office:value-type="float" office:value="0.000736587">
                <text:p>0.0007365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95237">
                <text:p>0.00195237</text:p>
              </table:table-cell>
              <table:table-cell office:value-type="float" office:value="0.00133554">
                <text:p>0.00133554</text:p>
              </table:table-cell>
              <table:table-cell office:value-type="float" office:value="0.000725094">
                <text:p>0.0007250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213447">
                <text:p>0.000213447</text:p>
              </table:table-cell>
              <table:table-cell office:value-type="float" office:value="0.000318124">
                <text:p>0.000318124</text:p>
              </table:table-cell>
              <table:table-cell office:value-type="float" office:value="0.000212327">
                <text:p>0.0002123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316549">
                <text:p>0.000316549</text:p>
              </table:table-cell>
              <table:table-cell office:value-type="float" office:value="0.000317142">
                <text:p>0.000317142</text:p>
              </table:table-cell>
              <table:table-cell office:value-type="float" office:value="0.00032036">
                <text:p>0.000320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20898">
                <text:p>0.00020898</text:p>
              </table:table-cell>
              <table:table-cell office:value-type="float" office:value="0.000208865">
                <text:p>0.000208865</text:p>
              </table:table-cell>
              <table:table-cell office:value-type="float" office:value="0.000212511">
                <text:p>0.0002125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210496">
                <text:p>0.000210496</text:p>
              </table:table-cell>
              <table:table-cell office:value-type="float" office:value="0.000210793">
                <text:p>0.000210793</text:p>
              </table:table-cell>
              <table:table-cell office:value-type="float" office:value="0.000107785">
                <text:p>0.0001077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214759">
                <text:p>0.000214759</text:p>
              </table:table-cell>
              <table:table-cell office:value-type="float" office:value="0.000107103">
                <text:p>0.000107103</text:p>
              </table:table-cell>
              <table:table-cell office:value-type="float" office:value="0.000107636">
                <text:p>0.0001076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63972">
                <text:p>0.00163972</text:p>
              </table:table-cell>
              <table:table-cell office:value-type="float" office:value="0.00123889">
                <text:p>0.00123889</text:p>
              </table:table-cell>
              <table:table-cell office:value-type="float" office:value="0.000837375">
                <text:p>0.000837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617593">
                <text:p>0.000617593</text:p>
              </table:table-cell>
              <table:table-cell office:value-type="float" office:value="0.000521734">
                <text:p>0.000521734</text:p>
              </table:table-cell>
              <table:table-cell office:value-type="float" office:value="0.000421384">
                <text:p>0.0004213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329354">
                <text:p>0.00329354</text:p>
              </table:table-cell>
              <table:table-cell office:value-type="float" office:value="0.00217546">
                <text:p>0.00217546</text:p>
              </table:table-cell>
              <table:table-cell office:value-type="float" office:value="0.00146232">
                <text:p>0.001462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622401">
                <text:p>0.000622401</text:p>
              </table:table-cell>
              <table:table-cell office:value-type="float" office:value="0.00031051">
                <text:p>0.00031051</text:p>
              </table:table-cell>
              <table:table-cell office:value-type="float" office:value="0.000211515">
                <text:p>0.0002115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718163">
                <text:p>0.000718163</text:p>
              </table:table-cell>
              <table:table-cell office:value-type="float" office:value="0.000413789">
                <text:p>0.000413789</text:p>
              </table:table-cell>
              <table:table-cell office:value-type="float" office:value="0.000214396">
                <text:p>0.0002143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1421">
                <text:p>0.0021421</text:p>
              </table:table-cell>
              <table:table-cell office:value-type="float" office:value="0.00662684">
                <text:p>0.00662684</text:p>
              </table:table-cell>
              <table:table-cell office:value-type="float" office:value="0.0109832">
                <text:p>0.01098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44712">
                <text:p>0.00144712</text:p>
              </table:table-cell>
              <table:table-cell office:value-type="float" office:value="0.00103243">
                <text:p>0.00103243</text:p>
              </table:table-cell>
              <table:table-cell office:value-type="float" office:value="0.000624496">
                <text:p>0.0006244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184197">
                <text:p>0.00184197</text:p>
              </table:table-cell>
              <table:table-cell office:value-type="float" office:value="0.00134211">
                <text:p>0.00134211</text:p>
              </table:table-cell>
              <table:table-cell office:value-type="float" office:value="0.000834172">
                <text:p>0.0008341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314299">
                <text:p>0.000314299</text:p>
              </table:table-cell>
              <table:table-cell office:value-type="float" office:value="0.000315139">
                <text:p>0.000315139</text:p>
              </table:table-cell>
              <table:table-cell office:value-type="float" office:value="0.000223766">
                <text:p>0.0002237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316927">
                <text:p>0.000316927</text:p>
              </table:table-cell>
              <table:table-cell office:value-type="float" office:value="0.000213152">
                <text:p>0.000213152</text:p>
              </table:table-cell>
              <table:table-cell office:value-type="float" office:value="0.000210932">
                <text:p>0.0002109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214933">
                <text:p>0.000214933</text:p>
              </table:table-cell>
              <table:table-cell office:value-type="float" office:value="0.000215033">
                <text:p>0.000215033</text:p>
              </table:table-cell>
              <table:table-cell office:value-type="float" office:value="0.000211929">
                <text:p>0.0002119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215031">
                <text:p>0.000215031</text:p>
              </table:table-cell>
              <table:table-cell office:value-type="float" office:value="0.000210835">
                <text:p>0.000210835</text:p>
              </table:table-cell>
              <table:table-cell office:value-type="float" office:value="0.000108017">
                <text:p>0.0001080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107726">
                <text:p>0.000107726</text:p>
              </table:table-cell>
              <table:table-cell office:value-type="float" office:value="0.000210367">
                <text:p>0.000210367</text:p>
              </table:table-cell>
              <table:table-cell office:value-type="float" office:value="0.000108143">
                <text:p>0.000108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7449">
                <text:p>0.0017449</text:p>
              </table:table-cell>
              <table:table-cell office:value-type="float" office:value="0.00124005">
                <text:p>0.00124005</text:p>
              </table:table-cell>
              <table:table-cell office:value-type="float" office:value="0.000727158">
                <text:p>0.000727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724015">
                <text:p>0.000724015</text:p>
              </table:table-cell>
              <table:table-cell office:value-type="float" office:value="0.000518661">
                <text:p>0.000518661</text:p>
              </table:table-cell>
              <table:table-cell office:value-type="float" office:value="0.00042047">
                <text:p>0.000420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318811">
                <text:p>0.00318811</text:p>
              </table:table-cell>
              <table:table-cell office:value-type="float" office:value="0.0021745">
                <text:p>0.0021745</text:p>
              </table:table-cell>
              <table:table-cell office:value-type="float" office:value="0.00147838">
                <text:p>0.001478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510461">
                <text:p>0.000510461</text:p>
              </table:table-cell>
              <table:table-cell office:value-type="float" office:value="0.000418501">
                <text:p>0.000418501</text:p>
              </table:table-cell>
              <table:table-cell office:value-type="float" office:value="0.000319574">
                <text:p>0.0003195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618339">
                <text:p>0.000618339</text:p>
              </table:table-cell>
              <table:table-cell office:value-type="float" office:value="0.000415475">
                <text:p>0.000415475</text:p>
              </table:table-cell>
              <table:table-cell office:value-type="float" office:value="0.000314699">
                <text:p>0.0003146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25">
                <text:p>0.00225</text:p>
              </table:table-cell>
              <table:table-cell office:value-type="float" office:value="0.0066214">
                <text:p>0.0066214</text:p>
              </table:table-cell>
              <table:table-cell office:value-type="float" office:value="0.0108914">
                <text:p>0.01089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144539">
                <text:p>0.00144539</text:p>
              </table:table-cell>
              <table:table-cell office:value-type="float" office:value="0.00103453">
                <text:p>0.00103453</text:p>
              </table:table-cell>
              <table:table-cell office:value-type="float" office:value="0.000624104">
                <text:p>0.0006241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195208">
                <text:p>0.00195208</text:p>
              </table:table-cell>
              <table:table-cell office:value-type="float" office:value="0.00133763">
                <text:p>0.00133763</text:p>
              </table:table-cell>
              <table:table-cell office:value-type="float" office:value="0.00083046">
                <text:p>0.000830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209012">
                <text:p>0.000209012</text:p>
              </table:table-cell>
              <table:table-cell office:value-type="float" office:value="0.000418777">
                <text:p>0.000418777</text:p>
              </table:table-cell>
              <table:table-cell office:value-type="float" office:value="0.000321701">
                <text:p>0.0003217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316654">
                <text:p>0.000316654</text:p>
              </table:table-cell>
              <table:table-cell office:value-type="float" office:value="0.000317423">
                <text:p>0.000317423</text:p>
              </table:table-cell>
              <table:table-cell office:value-type="float" office:value="0.000214716">
                <text:p>0.0002147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213002">
                <text:p>0.000213002</text:p>
              </table:table-cell>
              <table:table-cell office:value-type="float" office:value="0.000316817">
                <text:p>0.000316817</text:p>
              </table:table-cell>
              <table:table-cell office:value-type="float" office:value="0.000215745">
                <text:p>0.0002157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210607">
                <text:p>0.000210607</text:p>
              </table:table-cell>
              <table:table-cell office:value-type="float" office:value="0.000107031">
                <text:p>0.000107031</text:p>
              </table:table-cell>
              <table:table-cell office:value-type="float" office:value="0.000214348">
                <text:p>0.0002143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214619">
                <text:p>0.000214619</text:p>
              </table:table-cell>
              <table:table-cell office:value-type="float" office:value="0.000107248">
                <text:p>0.000107248</text:p>
              </table:table-cell>
              <table:table-cell office:value-type="float" office:value="0.000213638">
                <text:p>0.0002136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63943">
                <text:p>0.00163943</text:p>
              </table:table-cell>
              <table:table-cell office:value-type="float" office:value="0.00123967">
                <text:p>0.00123967</text:p>
              </table:table-cell>
              <table:table-cell office:value-type="float" office:value="0.000837045">
                <text:p>0.0008370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620415">
                <text:p>0.000620415</text:p>
              </table:table-cell>
              <table:table-cell office:value-type="float" office:value="0.000413717">
                <text:p>0.000413717</text:p>
              </table:table-cell>
              <table:table-cell office:value-type="float" office:value="0.000421294">
                <text:p>0.0004212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47671">
                <text:p>0.00247671</text:p>
              </table:table-cell>
              <table:table-cell office:value-type="float" office:value="0.00175988">
                <text:p>0.00175988</text:p>
              </table:table-cell>
              <table:table-cell office:value-type="float" office:value="0.00126506">
                <text:p>0.001265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620006">
                <text:p>0.000620006</text:p>
              </table:table-cell>
              <table:table-cell office:value-type="float" office:value="0.00041924">
                <text:p>0.00041924</text:p>
              </table:table-cell>
              <table:table-cell office:value-type="float" office:value="0.000215849">
                <text:p>0.0002158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51578">
                <text:p>0.00051578</text:p>
              </table:table-cell>
              <table:table-cell office:value-type="float" office:value="0.000311832">
                <text:p>0.000311832</text:p>
              </table:table-cell>
              <table:table-cell office:value-type="float" office:value="0.000212712">
                <text:p>0.0002127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14123">
                <text:p>0.00214123</text:p>
              </table:table-cell>
              <table:table-cell office:value-type="float" office:value="0.00672879">
                <text:p>0.00672879</text:p>
              </table:table-cell>
              <table:table-cell office:value-type="float" office:value="0.0108967">
                <text:p>0.01089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44582">
                <text:p>0.00144582</text:p>
              </table:table-cell>
              <table:table-cell office:value-type="float" office:value="0.00103227">
                <text:p>0.00103227</text:p>
              </table:table-cell>
              <table:table-cell office:value-type="float" office:value="0.000629471">
                <text:p>0.0006294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04979">
                <text:p>0.00204979</text:p>
              </table:table-cell>
              <table:table-cell office:value-type="float" office:value="0.00144337">
                <text:p>0.00144337</text:p>
              </table:table-cell>
              <table:table-cell office:value-type="float" office:value="0.000828935">
                <text:p>0.0008289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17007">
                <text:p>0.000317007</text:p>
              </table:table-cell>
              <table:table-cell office:value-type="float" office:value="0.000317184">
                <text:p>0.000317184</text:p>
              </table:table-cell>
              <table:table-cell office:value-type="float" office:value="0.000211703">
                <text:p>0.0002117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212975">
                <text:p>0.000212975</text:p>
              </table:table-cell>
              <table:table-cell office:value-type="float" office:value="0.000213389">
                <text:p>0.000213389</text:p>
              </table:table-cell>
              <table:table-cell office:value-type="float" office:value="0.000210701">
                <text:p>0.0002107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214489">
                <text:p>0.000214489</text:p>
              </table:table-cell>
              <table:table-cell office:value-type="float" office:value="0.000213247">
                <text:p>0.000213247</text:p>
              </table:table-cell>
              <table:table-cell office:value-type="float" office:value="0.000214329">
                <text:p>0.000214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214841">
                <text:p>0.000214841</text:p>
              </table:table-cell>
              <table:table-cell office:value-type="float" office:value="0.000111494">
                <text:p>0.000111494</text:p>
              </table:table-cell>
              <table:table-cell office:value-type="float" office:value="0.000107634">
                <text:p>0.0001076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107645">
                <text:p>0.000107645</text:p>
              </table:table-cell>
              <table:table-cell office:value-type="float" office:value="0.000111545">
                <text:p>0.000111545</text:p>
              </table:table-cell>
              <table:table-cell office:value-type="float" office:value="0.000213458">
                <text:p>0.0002134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74411">
                <text:p>0.00174411</text:p>
              </table:table-cell>
              <table:table-cell office:value-type="float" office:value="0.00124387">
                <text:p>0.00124387</text:p>
              </table:table-cell>
              <table:table-cell office:value-type="float" office:value="0.000832343">
                <text:p>0.0008323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72459">
                <text:p>0.00072459</text:p>
              </table:table-cell>
              <table:table-cell office:value-type="float" office:value="0.00041584">
                <text:p>0.00041584</text:p>
              </table:table-cell>
              <table:table-cell office:value-type="float" office:value="0.000424251">
                <text:p>0.0004242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319143">
                <text:p>0.00319143</text:p>
              </table:table-cell>
              <table:table-cell office:value-type="float" office:value="0.00196498">
                <text:p>0.00196498</text:p>
              </table:table-cell>
              <table:table-cell office:value-type="float" office:value="0.00136133">
                <text:p>0.001361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622471">
                <text:p>0.000622471</text:p>
              </table:table-cell>
              <table:table-cell office:value-type="float" office:value="0.000418412">
                <text:p>0.000418412</text:p>
              </table:table-cell>
              <table:table-cell office:value-type="float" office:value="0.000312525">
                <text:p>0.0003125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719805">
                <text:p>0.000719805</text:p>
              </table:table-cell>
              <table:table-cell office:value-type="float" office:value="0.000415971">
                <text:p>0.000415971</text:p>
              </table:table-cell>
              <table:table-cell office:value-type="float" office:value="0.000212535">
                <text:p>0.000212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24946">
                <text:p>0.00224946</text:p>
              </table:table-cell>
              <table:table-cell office:value-type="float" office:value="0.00632075">
                <text:p>0.00632075</text:p>
              </table:table-cell>
              <table:table-cell office:value-type="float" office:value="0.0104755">
                <text:p>0.01047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144533">
                <text:p>0.00144533</text:p>
              </table:table-cell>
              <table:table-cell office:value-type="float" office:value="0.00103611">
                <text:p>0.00103611</text:p>
              </table:table-cell>
              <table:table-cell office:value-type="float" office:value="0.000628665">
                <text:p>0.0006286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84268">
                <text:p>0.00184268</text:p>
              </table:table-cell>
              <table:table-cell office:value-type="float" office:value="0.00123273">
                <text:p>0.00123273</text:p>
              </table:table-cell>
              <table:table-cell office:value-type="float" office:value="0.000830703">
                <text:p>0.0008307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318306">
                <text:p>0.000318306</text:p>
              </table:table-cell>
              <table:table-cell office:value-type="float" office:value="0.000416835">
                <text:p>0.000416835</text:p>
              </table:table-cell>
              <table:table-cell office:value-type="float" office:value="0.000323517">
                <text:p>0.0003235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208928">
                <text:p>0.000208928</text:p>
              </table:table-cell>
              <table:table-cell office:value-type="float" office:value="0.000310474">
                <text:p>0.000310474</text:p>
              </table:table-cell>
              <table:table-cell office:value-type="float" office:value="0.000321147">
                <text:p>0.0003211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213239">
                <text:p>0.000213239</text:p>
              </table:table-cell>
              <table:table-cell office:value-type="float" office:value="0.000215237">
                <text:p>0.000215237</text:p>
              </table:table-cell>
              <table:table-cell office:value-type="float" office:value="0.000215675">
                <text:p>0.0002156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112027">
                <text:p>0.000112027</text:p>
              </table:table-cell>
              <table:table-cell office:value-type="float" office:value="0.000210559">
                <text:p>0.000210559</text:p>
              </table:table-cell>
              <table:table-cell office:value-type="float" office:value="0.000221375">
                <text:p>0.0002213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214812">
                <text:p>0.000214812</text:p>
              </table:table-cell>
              <table:table-cell office:value-type="float" office:value="0.00021036">
                <text:p>0.00021036</text:p>
              </table:table-cell>
              <table:table-cell office:value-type="float" office:value="0.000220916">
                <text:p>0.0002209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164377">
                <text:p>0.00164377</text:p>
              </table:table-cell>
              <table:table-cell office:value-type="float" office:value="0.00123942">
                <text:p>0.00123942</text:p>
              </table:table-cell>
              <table:table-cell office:value-type="float" office:value="0.000833684">
                <text:p>0.0008336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616229">
                <text:p>0.000616229</text:p>
              </table:table-cell>
              <table:table-cell office:value-type="float" office:value="0.000415667">
                <text:p>0.000415667</text:p>
              </table:table-cell>
              <table:table-cell office:value-type="float" office:value="0.000425749">
                <text:p>0.0004257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329375">
                <text:p>0.00329375</text:p>
              </table:table-cell>
              <table:table-cell office:value-type="float" office:value="0.00217273">
                <text:p>0.00217273</text:p>
              </table:table-cell>
              <table:table-cell office:value-type="float" office:value="0.00136282">
                <text:p>0.001362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615594">
                <text:p>0.000615594</text:p>
              </table:table-cell>
              <table:table-cell office:value-type="float" office:value="0.000520399">
                <text:p>0.000520399</text:p>
              </table:table-cell>
              <table:table-cell office:value-type="float" office:value="0.000316726">
                <text:p>0.0003167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621091">
                <text:p>0.000621091</text:p>
              </table:table-cell>
              <table:table-cell office:value-type="float" office:value="0.000517035">
                <text:p>0.000517035</text:p>
              </table:table-cell>
              <table:table-cell office:value-type="float" office:value="0.000317507">
                <text:p>0.0003175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14724">
                <text:p>0.00214724</text:p>
              </table:table-cell>
              <table:table-cell office:value-type="float" office:value="0.00672975">
                <text:p>0.00672975</text:p>
              </table:table-cell>
              <table:table-cell office:value-type="float" office:value="0.0107964">
                <text:p>0.01079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44293">
                <text:p>0.00144293</text:p>
              </table:table-cell>
              <table:table-cell office:value-type="float" office:value="0.00103507">
                <text:p>0.00103507</text:p>
              </table:table-cell>
              <table:table-cell office:value-type="float" office:value="0.000628339">
                <text:p>0.0006283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95304">
                <text:p>0.00195304</text:p>
              </table:table-cell>
              <table:table-cell office:value-type="float" office:value="0.00123376">
                <text:p>0.00123376</text:p>
              </table:table-cell>
              <table:table-cell office:value-type="float" office:value="0.000832467">
                <text:p>0.000832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209489">
                <text:p>0.000209489</text:p>
              </table:table-cell>
              <table:table-cell office:value-type="float" office:value="0.000418955">
                <text:p>0.000418955</text:p>
              </table:table-cell>
              <table:table-cell office:value-type="float" office:value="0.000323659">
                <text:p>0.0003236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31697">
                <text:p>0.00031697</text:p>
              </table:table-cell>
              <table:table-cell office:value-type="float" office:value="0.000211777">
                <text:p>0.000211777</text:p>
              </table:table-cell>
              <table:table-cell office:value-type="float" office:value="0.00032024">
                <text:p>0.000320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213288">
                <text:p>0.000213288</text:p>
              </table:table-cell>
              <table:table-cell office:value-type="float" office:value="0.000211908">
                <text:p>0.000211908</text:p>
              </table:table-cell>
              <table:table-cell office:value-type="float" office:value="0.000213829">
                <text:p>0.0002138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111592">
                <text:p>0.000111592</text:p>
              </table:table-cell>
              <table:table-cell office:value-type="float" office:value="0.000210626">
                <text:p>0.000210626</text:p>
              </table:table-cell>
              <table:table-cell office:value-type="float" office:value="0.000107914">
                <text:p>0.0001079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214943">
                <text:p>0.000214943</text:p>
              </table:table-cell>
              <table:table-cell office:value-type="float" office:value="0.000210563">
                <text:p>0.000210563</text:p>
              </table:table-cell>
              <table:table-cell office:value-type="float" office:value="0.000222058">
                <text:p>0.0002220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164163">
                <text:p>0.00164163</text:p>
              </table:table-cell>
              <table:table-cell office:value-type="float" office:value="0.00123968">
                <text:p>0.00123968</text:p>
              </table:table-cell>
              <table:table-cell office:value-type="float" office:value="0.000833532">
                <text:p>0.0008335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620419">
                <text:p>0.000620419</text:p>
              </table:table-cell>
              <table:table-cell office:value-type="float" office:value="0.00052102">
                <text:p>0.00052102</text:p>
              </table:table-cell>
              <table:table-cell office:value-type="float" office:value="0.00042504">
                <text:p>0.000425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318522">
                <text:p>0.00318522</text:p>
              </table:table-cell>
              <table:table-cell office:value-type="float" office:value="0.0021683">
                <text:p>0.0021683</text:p>
              </table:table-cell>
              <table:table-cell office:value-type="float" office:value="0.00136557">
                <text:p>0.001365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620058">
                <text:p>0.000620058</text:p>
              </table:table-cell>
              <table:table-cell office:value-type="float" office:value="0.000314821">
                <text:p>0.000314821</text:p>
              </table:table-cell>
              <table:table-cell office:value-type="float" office:value="0.000313785">
                <text:p>0.0003137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719662">
                <text:p>0.000719662</text:p>
              </table:table-cell>
              <table:table-cell office:value-type="float" office:value="0.000310007">
                <text:p>0.000310007</text:p>
              </table:table-cell>
              <table:table-cell office:value-type="float" office:value="0.000314369">
                <text:p>0.0003143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43.267cm" svg:height="12.412cm" chart:class="chart:line" chart:style-name="ch1">
        <chart:legend chart:legend-position="end" svg:x="40.536cm" svg:y="5.55cm" chart:style-name="ch2"/>
        <chart:plot-area chart:style-name="ch3" table:cell-range-address="Sheet3.A1:Sheet3.C208" svg:x="0.865cm" svg:y="0.248cm" svg:width="38.806cm" svg:height="11.66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A1:Sheet3.A208" chart:class="chart:line">
            <chart:data-point chart:repeated="208"/>
          </chart:series>
          <chart:series chart:style-name="ch8" chart:values-cell-range-address="Sheet3.B1:Sheet3.B208" chart:class="chart:line">
            <chart:data-point chart:repeated="208"/>
          </chart:series>
          <chart:series chart:style-name="ch9" chart:values-cell-range-address="Sheet3.C1:Sheet3.C208" chart:class="chart:line">
            <chart:data-point chart:repeated="20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554">
                <text:p>0.0025554</text:p>
              </table:table-cell>
              <table:table-cell office:value-type="float" office:value="0.00662928">
                <text:p>0.00662928</text:p>
              </table:table-cell>
              <table:table-cell office:value-type="float" office:value="0.00856953">
                <text:p>0.008569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25676">
                <text:p>0.00225676</text:p>
              </table:table-cell>
              <table:table-cell office:value-type="float" office:value="0.00438911">
                <text:p>0.00438911</text:p>
              </table:table-cell>
              <table:table-cell office:value-type="float" office:value="0.00337265">
                <text:p>0.00337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66105">
                <text:p>0.00266105</text:p>
              </table:table-cell>
              <table:table-cell office:value-type="float" office:value="0.00245534">
                <text:p>0.00245534</text:p>
              </table:table-cell>
              <table:table-cell office:value-type="float" office:value="0.00277281">
                <text:p>0.00277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7151">
                <text:p>0.00317151</text:p>
              </table:table-cell>
              <table:table-cell office:value-type="float" office:value="0.00256386">
                <text:p>0.00256386</text:p>
              </table:table-cell>
              <table:table-cell office:value-type="float" office:value="0.00289065">
                <text:p>0.00289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16941">
                <text:p>0.00316941</text:p>
              </table:table-cell>
              <table:table-cell office:value-type="float" office:value="0.0024563">
                <text:p>0.0024563</text:p>
              </table:table-cell>
              <table:table-cell office:value-type="float" office:value="0.00227266">
                <text:p>0.00227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37212">
                <text:p>0.00337212</text:p>
              </table:table-cell>
              <table:table-cell office:value-type="float" office:value="0.00256239">
                <text:p>0.00256239</text:p>
              </table:table-cell>
              <table:table-cell office:value-type="float" office:value="0.00273515">
                <text:p>0.00273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83787">
                <text:p>0.00183787</text:p>
              </table:table-cell>
              <table:table-cell office:value-type="float" office:value="0.00123547">
                <text:p>0.00123547</text:p>
              </table:table-cell>
              <table:table-cell office:value-type="float" office:value="0.000704861">
                <text:p>0.000704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28099">
                <text:p>0.000928099</text:p>
              </table:table-cell>
              <table:table-cell office:value-type="float" office:value="0.000719565">
                <text:p>0.000719565</text:p>
              </table:table-cell>
              <table:table-cell office:value-type="float" office:value="0.000319828">
                <text:p>0.0003198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48825">
                <text:p>0.00348825</text:p>
              </table:table-cell>
              <table:table-cell office:value-type="float" office:value="0.00215949">
                <text:p>0.00215949</text:p>
              </table:table-cell>
              <table:table-cell office:value-type="float" office:value="0.00157573">
                <text:p>0.00157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58957">
                <text:p>0.00358957</text:p>
              </table:table-cell>
              <table:table-cell office:value-type="float" office:value="0.00226927">
                <text:p>0.00226927</text:p>
              </table:table-cell>
              <table:table-cell office:value-type="float" office:value="0.00168063">
                <text:p>0.00168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04085">
                <text:p>0.00604085</text:p>
              </table:table-cell>
              <table:table-cell office:value-type="float" office:value="0.0043031">
                <text:p>0.0043031</text:p>
              </table:table-cell>
              <table:table-cell office:value-type="float" office:value="0.00278886">
                <text:p>0.00278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22769">
                <text:p>0.00522769</text:p>
              </table:table-cell>
              <table:table-cell office:value-type="float" office:value="0.00340189">
                <text:p>0.00340189</text:p>
              </table:table-cell>
              <table:table-cell office:value-type="float" office:value="0.00362748">
                <text:p>0.003627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9225">
                <text:p>0.0109225</text:p>
              </table:table-cell>
              <table:table-cell office:value-type="float" office:value="0.00604676">
                <text:p>0.00604676</text:p>
              </table:table-cell>
              <table:table-cell office:value-type="float" office:value="0.00445133">
                <text:p>0.00445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34764">
                <text:p>0.00234764</text:p>
              </table:table-cell>
              <table:table-cell office:value-type="float" office:value="0.00682712">
                <text:p>0.00682712</text:p>
              </table:table-cell>
              <table:table-cell office:value-type="float" office:value="0.00856393">
                <text:p>0.00856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05462">
                <text:p>0.00205462</text:p>
              </table:table-cell>
              <table:table-cell office:value-type="float" office:value="0.00437713">
                <text:p>0.00437713</text:p>
              </table:table-cell>
              <table:table-cell office:value-type="float" office:value="0.00340414">
                <text:p>0.00340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76394">
                <text:p>0.00276394</text:p>
              </table:table-cell>
              <table:table-cell office:value-type="float" office:value="0.00255812">
                <text:p>0.00255812</text:p>
              </table:table-cell>
              <table:table-cell office:value-type="float" office:value="0.00289967">
                <text:p>0.002899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16853">
                <text:p>0.00316853</text:p>
              </table:table-cell>
              <table:table-cell office:value-type="float" office:value="0.00256318">
                <text:p>0.00256318</text:p>
              </table:table-cell>
              <table:table-cell office:value-type="float" office:value="0.00288969">
                <text:p>0.002889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96024">
                <text:p>0.00296024</text:p>
              </table:table-cell>
              <table:table-cell office:value-type="float" office:value="0.00256118">
                <text:p>0.00256118</text:p>
              </table:table-cell>
              <table:table-cell office:value-type="float" office:value="0.00229241">
                <text:p>0.00229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37248">
                <text:p>0.00337248</text:p>
              </table:table-cell>
              <table:table-cell office:value-type="float" office:value="0.00256093">
                <text:p>0.00256093</text:p>
              </table:table-cell>
              <table:table-cell office:value-type="float" office:value="0.00230525">
                <text:p>0.00230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84219">
                <text:p>0.00184219</text:p>
              </table:table-cell>
              <table:table-cell office:value-type="float" office:value="0.00113211">
                <text:p>0.00113211</text:p>
              </table:table-cell>
              <table:table-cell office:value-type="float" office:value="0.00113965">
                <text:p>0.00113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27372">
                <text:p>0.000927372</text:p>
              </table:table-cell>
              <table:table-cell office:value-type="float" office:value="0.000617044">
                <text:p>0.000617044</text:p>
              </table:table-cell>
              <table:table-cell office:value-type="float" office:value="0.000391851">
                <text:p>0.0003918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18269">
                <text:p>0.00318269</text:p>
              </table:table-cell>
              <table:table-cell office:value-type="float" office:value="0.00185011">
                <text:p>0.00185011</text:p>
              </table:table-cell>
              <table:table-cell office:value-type="float" office:value="0.00140455">
                <text:p>0.001404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28601">
                <text:p>0.00328601</text:p>
              </table:table-cell>
              <table:table-cell office:value-type="float" office:value="0.00196192">
                <text:p>0.00196192</text:p>
              </table:table-cell>
              <table:table-cell office:value-type="float" office:value="0.00130074">
                <text:p>0.00130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05445">
                <text:p>0.00705445</text:p>
              </table:table-cell>
              <table:table-cell office:value-type="float" office:value="0.00482559">
                <text:p>0.00482559</text:p>
              </table:table-cell>
              <table:table-cell office:value-type="float" office:value="0.00466234">
                <text:p>0.00466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72068">
                <text:p>0.00572068</text:p>
              </table:table-cell>
              <table:table-cell office:value-type="float" office:value="0.00370911">
                <text:p>0.00370911</text:p>
              </table:table-cell>
              <table:table-cell office:value-type="float" office:value="0.00385448">
                <text:p>0.00385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7801">
                <text:p>0.0107801</text:p>
              </table:table-cell>
              <table:table-cell office:value-type="float" office:value="0.00604304">
                <text:p>0.00604304</text:p>
              </table:table-cell>
              <table:table-cell office:value-type="float" office:value="0.0044643">
                <text:p>0.0044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45421">
                <text:p>0.00245421</text:p>
              </table:table-cell>
              <table:table-cell office:value-type="float" office:value="0.00652102">
                <text:p>0.00652102</text:p>
              </table:table-cell>
              <table:table-cell office:value-type="float" office:value="0.00831463">
                <text:p>0.008314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15127">
                <text:p>0.00215127</text:p>
              </table:table-cell>
              <table:table-cell office:value-type="float" office:value="0.0041868">
                <text:p>0.0041868</text:p>
              </table:table-cell>
              <table:table-cell office:value-type="float" office:value="0.00339664">
                <text:p>0.00339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75591">
                <text:p>0.00275591</text:p>
              </table:table-cell>
              <table:table-cell office:value-type="float" office:value="0.00245215">
                <text:p>0.00245215</text:p>
              </table:table-cell>
              <table:table-cell office:value-type="float" office:value="0.00226979">
                <text:p>0.00226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16003">
                <text:p>0.00316003</text:p>
              </table:table-cell>
              <table:table-cell office:value-type="float" office:value="0.00256335">
                <text:p>0.00256335</text:p>
              </table:table-cell>
              <table:table-cell office:value-type="float" office:value="0.00237874">
                <text:p>0.002378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285327">
                <text:p>0.00285327</text:p>
              </table:table-cell>
              <table:table-cell office:value-type="float" office:value="0.00256296">
                <text:p>0.00256296</text:p>
              </table:table-cell>
              <table:table-cell office:value-type="float" office:value="0.00227484">
                <text:p>0.00227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47755">
                <text:p>0.00347755</text:p>
              </table:table-cell>
              <table:table-cell office:value-type="float" office:value="0.00245551">
                <text:p>0.00245551</text:p>
              </table:table-cell>
              <table:table-cell office:value-type="float" office:value="0.00242993">
                <text:p>0.002429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7355">
                <text:p>0.0017355</text:p>
              </table:table-cell>
              <table:table-cell office:value-type="float" office:value="0.00102101">
                <text:p>0.00102101</text:p>
              </table:table-cell>
              <table:table-cell office:value-type="float" office:value="0.000735688">
                <text:p>0.0007356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927099">
                <text:p>0.000927099</text:p>
              </table:table-cell>
              <table:table-cell office:value-type="float" office:value="0.000617047">
                <text:p>0.000617047</text:p>
              </table:table-cell>
              <table:table-cell office:value-type="float" office:value="0.000422986">
                <text:p>0.0004229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18585">
                <text:p>0.00318585</text:p>
              </table:table-cell>
              <table:table-cell office:value-type="float" office:value="0.00184945">
                <text:p>0.00184945</text:p>
              </table:table-cell>
              <table:table-cell office:value-type="float" office:value="0.0013558">
                <text:p>0.0013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17752">
                <text:p>0.00317752</text:p>
              </table:table-cell>
              <table:table-cell office:value-type="float" office:value="0.00196457">
                <text:p>0.00196457</text:p>
              </table:table-cell>
              <table:table-cell office:value-type="float" office:value="0.00135577">
                <text:p>0.001355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97656">
                <text:p>0.00797656</text:p>
              </table:table-cell>
              <table:table-cell office:value-type="float" office:value="0.00502691">
                <text:p>0.00502691</text:p>
              </table:table-cell>
              <table:table-cell office:value-type="float" office:value="0.00343023">
                <text:p>0.003430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94175">
                <text:p>0.00594175</text:p>
              </table:table-cell>
              <table:table-cell office:value-type="float" office:value="0.0037086">
                <text:p>0.0037086</text:p>
              </table:table-cell>
              <table:table-cell office:value-type="float" office:value="0.00261097">
                <text:p>0.002610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6113">
                <text:p>0.0106113</text:p>
              </table:table-cell>
              <table:table-cell office:value-type="float" office:value="0.0059415">
                <text:p>0.0059415</text:p>
              </table:table-cell>
              <table:table-cell office:value-type="float" office:value="0.00445154">
                <text:p>0.00445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3949">
                <text:p>0.00223949</text:p>
              </table:table-cell>
              <table:table-cell office:value-type="float" office:value="0.00662323">
                <text:p>0.00662323</text:p>
              </table:table-cell>
              <table:table-cell office:value-type="float" office:value="0.00864538">
                <text:p>0.00864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05583">
                <text:p>0.00205583</text:p>
              </table:table-cell>
              <table:table-cell office:value-type="float" office:value="0.00439108">
                <text:p>0.00439108</text:p>
              </table:table-cell>
              <table:table-cell office:value-type="float" office:value="0.00350769">
                <text:p>0.003507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66275">
                <text:p>0.00266275</text:p>
              </table:table-cell>
              <table:table-cell office:value-type="float" office:value="0.00245096">
                <text:p>0.00245096</text:p>
              </table:table-cell>
              <table:table-cell office:value-type="float" office:value="0.00226897">
                <text:p>0.002268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17265">
                <text:p>0.00317265</text:p>
              </table:table-cell>
              <table:table-cell office:value-type="float" office:value="0.00256544">
                <text:p>0.00256544</text:p>
              </table:table-cell>
              <table:table-cell office:value-type="float" office:value="0.00237858">
                <text:p>0.002378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96453">
                <text:p>0.00296453</text:p>
              </table:table-cell>
              <table:table-cell office:value-type="float" office:value="0.00245465">
                <text:p>0.00245465</text:p>
              </table:table-cell>
              <table:table-cell office:value-type="float" office:value="0.00226843">
                <text:p>0.002268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37659">
                <text:p>0.00337659</text:p>
              </table:table-cell>
              <table:table-cell office:value-type="float" office:value="0.00256276">
                <text:p>0.00256276</text:p>
              </table:table-cell>
              <table:table-cell office:value-type="float" office:value="0.00238155">
                <text:p>0.00238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4278">
                <text:p>0.00184278</text:p>
              </table:table-cell>
              <table:table-cell office:value-type="float" office:value="0.00113062">
                <text:p>0.00113062</text:p>
              </table:table-cell>
              <table:table-cell office:value-type="float" office:value="0.000734333">
                <text:p>0.000734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02289">
                <text:p>0.00102289</text:p>
              </table:table-cell>
              <table:table-cell office:value-type="float" office:value="0.000621923">
                <text:p>0.000621923</text:p>
              </table:table-cell>
              <table:table-cell office:value-type="float" office:value="0.000419533">
                <text:p>0.0004195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317635">
                <text:p>0.00317635</text:p>
              </table:table-cell>
              <table:table-cell office:value-type="float" office:value="0.00184908">
                <text:p>0.00184908</text:p>
              </table:table-cell>
              <table:table-cell office:value-type="float" office:value="0.00144998">
                <text:p>0.00144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27902">
                <text:p>0.00327902</text:p>
              </table:table-cell>
              <table:table-cell office:value-type="float" office:value="0.00196285">
                <text:p>0.00196285</text:p>
              </table:table-cell>
              <table:table-cell office:value-type="float" office:value="0.00134067">
                <text:p>0.00134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66184">
                <text:p>0.00766184</text:p>
              </table:table-cell>
              <table:table-cell office:value-type="float" office:value="0.00502822">
                <text:p>0.00502822</text:p>
              </table:table-cell>
              <table:table-cell office:value-type="float" office:value="0.00343396">
                <text:p>0.003433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603175">
                <text:p>0.00603175</text:p>
              </table:table-cell>
              <table:table-cell office:value-type="float" office:value="0.00370787">
                <text:p>0.00370787</text:p>
              </table:table-cell>
              <table:table-cell office:value-type="float" office:value="0.00271274">
                <text:p>0.002712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8795">
                <text:p>0.0108795</text:p>
              </table:table-cell>
              <table:table-cell office:value-type="float" office:value="0.00604691">
                <text:p>0.00604691</text:p>
              </table:table-cell>
              <table:table-cell office:value-type="float" office:value="0.004542">
                <text:p>0.0045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3168">
                <text:p>0.0023168</text:p>
              </table:table-cell>
              <table:table-cell office:value-type="float" office:value="0.0068303">
                <text:p>0.0068303</text:p>
              </table:table-cell>
              <table:table-cell office:value-type="float" office:value="0.008845">
                <text:p>0.008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05562">
                <text:p>0.00205562</text:p>
              </table:table-cell>
              <table:table-cell office:value-type="float" office:value="0.00428666">
                <text:p>0.00428666</text:p>
              </table:table-cell>
              <table:table-cell office:value-type="float" office:value="0.00350011">
                <text:p>0.003500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5845">
                <text:p>0.0025845</text:p>
              </table:table-cell>
              <table:table-cell office:value-type="float" office:value="0.00245816">
                <text:p>0.00245816</text:p>
              </table:table-cell>
              <table:table-cell office:value-type="float" office:value="0.00226701">
                <text:p>0.00226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06016">
                <text:p>0.00306016</text:p>
              </table:table-cell>
              <table:table-cell office:value-type="float" office:value="0.00246144">
                <text:p>0.00246144</text:p>
              </table:table-cell>
              <table:table-cell office:value-type="float" office:value="0.00226634">
                <text:p>0.002266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04919">
                <text:p>0.00304919</text:p>
              </table:table-cell>
              <table:table-cell office:value-type="float" office:value="0.00256258">
                <text:p>0.00256258</text:p>
              </table:table-cell>
              <table:table-cell office:value-type="float" office:value="0.00238">
                <text:p>0.002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46962">
                <text:p>0.00346962</text:p>
              </table:table-cell>
              <table:table-cell office:value-type="float" office:value="0.00246106">
                <text:p>0.00246106</text:p>
              </table:table-cell>
              <table:table-cell office:value-type="float" office:value="0.00237802">
                <text:p>0.002378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83702">
                <text:p>0.00183702</text:p>
              </table:table-cell>
              <table:table-cell office:value-type="float" office:value="0.00113087">
                <text:p>0.00113087</text:p>
              </table:table-cell>
              <table:table-cell office:value-type="float" office:value="0.00073235">
                <text:p>0.000732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18031">
                <text:p>0.000918031</text:p>
              </table:table-cell>
              <table:table-cell office:value-type="float" office:value="0.00061712">
                <text:p>0.00061712</text:p>
              </table:table-cell>
              <table:table-cell office:value-type="float" office:value="0.00041953">
                <text:p>0.000419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17843">
                <text:p>0.00317843</text:p>
              </table:table-cell>
              <table:table-cell office:value-type="float" office:value="0.00184803">
                <text:p>0.00184803</text:p>
              </table:table-cell>
              <table:table-cell office:value-type="float" office:value="0.00135401">
                <text:p>0.001354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17653">
                <text:p>0.00317653</text:p>
              </table:table-cell>
              <table:table-cell office:value-type="float" office:value="0.00196466">
                <text:p>0.00196466</text:p>
              </table:table-cell>
              <table:table-cell office:value-type="float" office:value="0.00124548">
                <text:p>0.001245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587192">
                <text:p>0.00587192</text:p>
              </table:table-cell>
              <table:table-cell office:value-type="float" office:value="0.00421758">
                <text:p>0.00421758</text:p>
              </table:table-cell>
              <table:table-cell office:value-type="float" office:value="0.00462607">
                <text:p>0.00462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21726">
                <text:p>0.00521726</text:p>
              </table:table-cell>
              <table:table-cell office:value-type="float" office:value="0.0034041">
                <text:p>0.0034041</text:p>
              </table:table-cell>
              <table:table-cell office:value-type="float" office:value="0.00421265">
                <text:p>0.004212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10187">
                <text:p>0.0110187</text:p>
              </table:table-cell>
              <table:table-cell office:value-type="float" office:value="0.00615196">
                <text:p>0.00615196</text:p>
              </table:table-cell>
              <table:table-cell office:value-type="float" office:value="0.00496337">
                <text:p>0.004963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4376">
                <text:p>0.00224376</text:p>
              </table:table-cell>
              <table:table-cell office:value-type="float" office:value="0.00641896">
                <text:p>0.00641896</text:p>
              </table:table-cell>
              <table:table-cell office:value-type="float" office:value="0.00853427">
                <text:p>0.008534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15603">
                <text:p>0.00215603</text:p>
              </table:table-cell>
              <table:table-cell office:value-type="float" office:value="0.00439041">
                <text:p>0.00439041</text:p>
              </table:table-cell>
              <table:table-cell office:value-type="float" office:value="0.00338411">
                <text:p>0.003384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75377">
                <text:p>0.00275377</text:p>
              </table:table-cell>
              <table:table-cell office:value-type="float" office:value="0.00256113">
                <text:p>0.00256113</text:p>
              </table:table-cell>
              <table:table-cell office:value-type="float" office:value="0.00226747">
                <text:p>0.00226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05775">
                <text:p>0.00305775</text:p>
              </table:table-cell>
              <table:table-cell office:value-type="float" office:value="0.00256365">
                <text:p>0.00256365</text:p>
              </table:table-cell>
              <table:table-cell office:value-type="float" office:value="0.00226549">
                <text:p>0.00226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96103">
                <text:p>0.00296103</text:p>
              </table:table-cell>
              <table:table-cell office:value-type="float" office:value="0.00245953">
                <text:p>0.00245953</text:p>
              </table:table-cell>
              <table:table-cell office:value-type="float" office:value="0.00237806">
                <text:p>0.002378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37491">
                <text:p>0.00337491</text:p>
              </table:table-cell>
              <table:table-cell office:value-type="float" office:value="0.00295845">
                <text:p>0.00295845</text:p>
              </table:table-cell>
              <table:table-cell office:value-type="float" office:value="0.00214951">
                <text:p>0.002149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84057">
                <text:p>0.00184057</text:p>
              </table:table-cell>
              <table:table-cell office:value-type="float" office:value="0.0011186">
                <text:p>0.0011186</text:p>
              </table:table-cell>
              <table:table-cell office:value-type="float" office:value="0.000723072">
                <text:p>0.000723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928581">
                <text:p>0.000928581</text:p>
              </table:table-cell>
              <table:table-cell office:value-type="float" office:value="0.000721468">
                <text:p>0.000721468</text:p>
              </table:table-cell>
              <table:table-cell office:value-type="float" office:value="0.000417015">
                <text:p>0.000417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18619">
                <text:p>0.00318619</text:p>
              </table:table-cell>
              <table:table-cell office:value-type="float" office:value="0.00194745">
                <text:p>0.00194745</text:p>
              </table:table-cell>
              <table:table-cell office:value-type="float" office:value="0.00144245">
                <text:p>0.001442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29163">
                <text:p>0.00329163</text:p>
              </table:table-cell>
              <table:table-cell office:value-type="float" office:value="0.00185802">
                <text:p>0.00185802</text:p>
              </table:table-cell>
              <table:table-cell office:value-type="float" office:value="0.00144039">
                <text:p>0.001440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26575">
                <text:p>0.00726575</text:p>
              </table:table-cell>
              <table:table-cell office:value-type="float" office:value="0.00471986">
                <text:p>0.00471986</text:p>
              </table:table-cell>
              <table:table-cell office:value-type="float" office:value="0.00339669">
                <text:p>0.003396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94289">
                <text:p>0.00594289</text:p>
              </table:table-cell>
              <table:table-cell office:value-type="float" office:value="0.00370981">
                <text:p>0.00370981</text:p>
              </table:table-cell>
              <table:table-cell office:value-type="float" office:value="0.00268721">
                <text:p>0.002687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8209">
                <text:p>0.0108209</text:p>
              </table:table-cell>
              <table:table-cell office:value-type="float" office:value="0.00594057">
                <text:p>0.00594057</text:p>
              </table:table-cell>
              <table:table-cell office:value-type="float" office:value="0.00460715">
                <text:p>0.00460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34953">
                <text:p>0.00234953</text:p>
              </table:table-cell>
              <table:table-cell office:value-type="float" office:value="0.00672793">
                <text:p>0.00672793</text:p>
              </table:table-cell>
              <table:table-cell office:value-type="float" office:value="0.00722184">
                <text:p>0.007221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15939">
                <text:p>0.00215939</text:p>
              </table:table-cell>
              <table:table-cell office:value-type="float" office:value="0.00428671">
                <text:p>0.00428671</text:p>
              </table:table-cell>
              <table:table-cell office:value-type="float" office:value="0.0027518">
                <text:p>0.00275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66503">
                <text:p>0.00266503</text:p>
              </table:table-cell>
              <table:table-cell office:value-type="float" office:value="0.00245589">
                <text:p>0.00245589</text:p>
              </table:table-cell>
              <table:table-cell office:value-type="float" office:value="0.00194665">
                <text:p>0.001946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17216">
                <text:p>0.00317216</text:p>
              </table:table-cell>
              <table:table-cell office:value-type="float" office:value="0.00256577">
                <text:p>0.00256577</text:p>
              </table:table-cell>
              <table:table-cell office:value-type="float" office:value="0.00204378">
                <text:p>0.002043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86619">
                <text:p>0.00286619</text:p>
              </table:table-cell>
              <table:table-cell office:value-type="float" office:value="0.00245784">
                <text:p>0.00245784</text:p>
              </table:table-cell>
              <table:table-cell office:value-type="float" office:value="0.00195351">
                <text:p>0.001953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47919">
                <text:p>0.00347919</text:p>
              </table:table-cell>
              <table:table-cell office:value-type="float" office:value="0.00256087">
                <text:p>0.00256087</text:p>
              </table:table-cell>
              <table:table-cell office:value-type="float" office:value="0.00214966">
                <text:p>0.002149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84445">
                <text:p>0.00184445</text:p>
              </table:table-cell>
              <table:table-cell office:value-type="float" office:value="0.00112649">
                <text:p>0.00112649</text:p>
              </table:table-cell>
              <table:table-cell office:value-type="float" office:value="0.000724799">
                <text:p>0.000724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03112">
                <text:p>0.00103112</text:p>
              </table:table-cell>
              <table:table-cell office:value-type="float" office:value="0.000723334">
                <text:p>0.000723334</text:p>
              </table:table-cell>
              <table:table-cell office:value-type="float" office:value="0.000413184">
                <text:p>0.0004131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08111">
                <text:p>0.00308111</text:p>
              </table:table-cell>
              <table:table-cell office:value-type="float" office:value="0.00184957">
                <text:p>0.00184957</text:p>
              </table:table-cell>
              <table:table-cell office:value-type="float" office:value="0.00143655">
                <text:p>0.00143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29243">
                <text:p>0.00329243</text:p>
              </table:table-cell>
              <table:table-cell office:value-type="float" office:value="0.00196145">
                <text:p>0.00196145</text:p>
              </table:table-cell>
              <table:table-cell office:value-type="float" office:value="0.001435">
                <text:p>0.0014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777032">
                <text:p>0.00777032</text:p>
              </table:table-cell>
              <table:table-cell office:value-type="float" office:value="0.00492148">
                <text:p>0.00492148</text:p>
              </table:table-cell>
              <table:table-cell office:value-type="float" office:value="0.00349358">
                <text:p>0.00349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58355">
                <text:p>0.0058355</text:p>
              </table:table-cell>
              <table:table-cell office:value-type="float" office:value="0.00370763">
                <text:p>0.00370763</text:p>
              </table:table-cell>
              <table:table-cell office:value-type="float" office:value="0.00268042">
                <text:p>0.00268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06197">
                <text:p>0.0106197</text:p>
              </table:table-cell>
              <table:table-cell office:value-type="float" office:value="0.00593965">
                <text:p>0.00593965</text:p>
              </table:table-cell>
              <table:table-cell office:value-type="float" office:value="0.00461013">
                <text:p>0.004610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35035">
                <text:p>0.00235035</text:p>
              </table:table-cell>
              <table:table-cell office:value-type="float" office:value="0.00662009">
                <text:p>0.00662009</text:p>
              </table:table-cell>
              <table:table-cell office:value-type="float" office:value="0.00721712">
                <text:p>0.007217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35859">
                <text:p>0.00235859</text:p>
              </table:table-cell>
              <table:table-cell office:value-type="float" office:value="0.00428403">
                <text:p>0.00428403</text:p>
              </table:table-cell>
              <table:table-cell office:value-type="float" office:value="0.00275986">
                <text:p>0.00275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66217">
                <text:p>0.00266217</text:p>
              </table:table-cell>
              <table:table-cell office:value-type="float" office:value="0.0025605">
                <text:p>0.0025605</text:p>
              </table:table-cell>
              <table:table-cell office:value-type="float" office:value="0.00194119">
                <text:p>0.00194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06209">
                <text:p>0.00306209</text:p>
              </table:table-cell>
              <table:table-cell office:value-type="float" office:value="0.00256667">
                <text:p>0.00256667</text:p>
              </table:table-cell>
              <table:table-cell office:value-type="float" office:value="0.00204189">
                <text:p>0.00204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05878">
                <text:p>0.00305878</text:p>
              </table:table-cell>
              <table:table-cell office:value-type="float" office:value="0.00255345">
                <text:p>0.00255345</text:p>
              </table:table-cell>
              <table:table-cell office:value-type="float" office:value="0.0019484">
                <text:p>0.0019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37213">
                <text:p>0.00337213</text:p>
              </table:table-cell>
              <table:table-cell office:value-type="float" office:value="0.00245876">
                <text:p>0.00245876</text:p>
              </table:table-cell>
              <table:table-cell office:value-type="float" office:value="0.00215672">
                <text:p>0.002156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84274">
                <text:p>0.00184274</text:p>
              </table:table-cell>
              <table:table-cell office:value-type="float" office:value="0.00113093">
                <text:p>0.00113093</text:p>
              </table:table-cell>
              <table:table-cell office:value-type="float" office:value="0.000723953">
                <text:p>0.0007239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92742">
                <text:p>0.00092742</text:p>
              </table:table-cell>
              <table:table-cell office:value-type="float" office:value="0.000724717">
                <text:p>0.000724717</text:p>
              </table:table-cell>
              <table:table-cell office:value-type="float" office:value="0.000619296">
                <text:p>0.0006192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17525">
                <text:p>0.00317525</text:p>
              </table:table-cell>
              <table:table-cell office:value-type="float" office:value="0.00185562">
                <text:p>0.00185562</text:p>
              </table:table-cell>
              <table:table-cell office:value-type="float" office:value="0.00144832">
                <text:p>0.00144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27412">
                <text:p>0.00327412</text:p>
              </table:table-cell>
              <table:table-cell office:value-type="float" office:value="0.00195961">
                <text:p>0.00195961</text:p>
              </table:table-cell>
              <table:table-cell office:value-type="float" office:value="0.00143886">
                <text:p>0.001438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775069">
                <text:p>0.00775069</text:p>
              </table:table-cell>
              <table:table-cell office:value-type="float" office:value="0.00492709">
                <text:p>0.00492709</text:p>
              </table:table-cell>
              <table:table-cell office:value-type="float" office:value="0.00348985">
                <text:p>0.003489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604544">
                <text:p>0.00604544</text:p>
              </table:table-cell>
              <table:table-cell office:value-type="float" office:value="0.00370979">
                <text:p>0.00370979</text:p>
              </table:table-cell>
              <table:table-cell office:value-type="float" office:value="0.00267556">
                <text:p>0.00267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7187">
                <text:p>0.0107187</text:p>
              </table:table-cell>
              <table:table-cell office:value-type="float" office:value="0.00603987">
                <text:p>0.00603987</text:p>
              </table:table-cell>
              <table:table-cell office:value-type="float" office:value="0.00460001">
                <text:p>0.0046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24114">
                <text:p>0.00224114</text:p>
              </table:table-cell>
              <table:table-cell office:value-type="float" office:value="0.00672658">
                <text:p>0.00672658</text:p>
              </table:table-cell>
              <table:table-cell office:value-type="float" office:value="0.00748638">
                <text:p>0.007486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05458">
                <text:p>0.00205458</text:p>
              </table:table-cell>
              <table:table-cell office:value-type="float" office:value="0.00439046">
                <text:p>0.00439046</text:p>
              </table:table-cell>
              <table:table-cell office:value-type="float" office:value="0.00282635">
                <text:p>0.002826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7646">
                <text:p>0.0027646</text:p>
              </table:table-cell>
              <table:table-cell office:value-type="float" office:value="0.00245865">
                <text:p>0.00245865</text:p>
              </table:table-cell>
              <table:table-cell office:value-type="float" office:value="0.00194117">
                <text:p>0.001941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05752">
                <text:p>0.00305752</text:p>
              </table:table-cell>
              <table:table-cell office:value-type="float" office:value="0.00256548">
                <text:p>0.00256548</text:p>
              </table:table-cell>
              <table:table-cell office:value-type="float" office:value="0.00204308">
                <text:p>0.002043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06785">
                <text:p>0.00306785</text:p>
              </table:table-cell>
              <table:table-cell office:value-type="float" office:value="0.00256042">
                <text:p>0.00256042</text:p>
              </table:table-cell>
              <table:table-cell office:value-type="float" office:value="0.00204885">
                <text:p>0.002048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37609">
                <text:p>0.00337609</text:p>
              </table:table-cell>
              <table:table-cell office:value-type="float" office:value="0.00245848">
                <text:p>0.00245848</text:p>
              </table:table-cell>
              <table:table-cell office:value-type="float" office:value="0.00217412">
                <text:p>0.0021741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94635">
                <text:p>0.00194635</text:p>
              </table:table-cell>
              <table:table-cell office:value-type="float" office:value="0.00123542">
                <text:p>0.00123542</text:p>
              </table:table-cell>
              <table:table-cell office:value-type="float" office:value="0.000727377">
                <text:p>0.0007273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25931">
                <text:p>0.000925931</text:p>
              </table:table-cell>
              <table:table-cell office:value-type="float" office:value="0.000723887">
                <text:p>0.000723887</text:p>
              </table:table-cell>
              <table:table-cell office:value-type="float" office:value="0.000416224">
                <text:p>0.0004162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08039">
                <text:p>0.00308039</text:p>
              </table:table-cell>
              <table:table-cell office:value-type="float" office:value="0.0019458">
                <text:p>0.0019458</text:p>
              </table:table-cell>
              <table:table-cell office:value-type="float" office:value="0.00138651">
                <text:p>0.001386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28407">
                <text:p>0.00328407</text:p>
              </table:table-cell>
              <table:table-cell office:value-type="float" office:value="0.0019547">
                <text:p>0.0019547</text:p>
              </table:table-cell>
              <table:table-cell office:value-type="float" office:value="0.0013334">
                <text:p>0.0013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581596">
                <text:p>0.00581596</text:p>
              </table:table-cell>
              <table:table-cell office:value-type="float" office:value="0.00410368">
                <text:p>0.00410368</text:p>
              </table:table-cell>
              <table:table-cell office:value-type="float" office:value="0.00289644">
                <text:p>0.002896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500899">
                <text:p>0.00500899</text:p>
              </table:table-cell>
              <table:table-cell office:value-type="float" office:value="0.00339704">
                <text:p>0.00339704</text:p>
              </table:table-cell>
              <table:table-cell office:value-type="float" office:value="0.00238517">
                <text:p>0.00238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09157">
                <text:p>0.0109157</text:p>
              </table:table-cell>
              <table:table-cell office:value-type="float" office:value="0.0061381">
                <text:p>0.0061381</text:p>
              </table:table-cell>
              <table:table-cell office:value-type="float" office:value="0.00459888">
                <text:p>0.004598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34965">
                <text:p>0.00234965</text:p>
              </table:table-cell>
              <table:table-cell office:value-type="float" office:value="0.00672652">
                <text:p>0.00672652</text:p>
              </table:table-cell>
              <table:table-cell office:value-type="float" office:value="0.00742025">
                <text:p>0.007420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16014">
                <text:p>0.00216014</text:p>
              </table:table-cell>
              <table:table-cell office:value-type="float" office:value="0.00439052">
                <text:p>0.00439052</text:p>
              </table:table-cell>
              <table:table-cell office:value-type="float" office:value="0.00274915">
                <text:p>0.002749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76677">
                <text:p>0.00276677</text:p>
              </table:table-cell>
              <table:table-cell office:value-type="float" office:value="0.00245674">
                <text:p>0.00245674</text:p>
              </table:table-cell>
              <table:table-cell office:value-type="float" office:value="0.00194255">
                <text:p>0.001942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06252">
                <text:p>0.00306252</text:p>
              </table:table-cell>
              <table:table-cell office:value-type="float" office:value="0.0025609">
                <text:p>0.0025609</text:p>
              </table:table-cell>
              <table:table-cell office:value-type="float" office:value="0.00204831">
                <text:p>0.002048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96447">
                <text:p>0.00296447</text:p>
              </table:table-cell>
              <table:table-cell office:value-type="float" office:value="0.0025615">
                <text:p>0.0025615</text:p>
              </table:table-cell>
              <table:table-cell office:value-type="float" office:value="0.00193989">
                <text:p>0.001939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47577">
                <text:p>0.00347577</text:p>
              </table:table-cell>
              <table:table-cell office:value-type="float" office:value="0.00256243">
                <text:p>0.00256243</text:p>
              </table:table-cell>
              <table:table-cell office:value-type="float" office:value="0.0021561">
                <text:p>0.00215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83841">
                <text:p>0.00183841</text:p>
              </table:table-cell>
              <table:table-cell office:value-type="float" office:value="0.00123524">
                <text:p>0.00123524</text:p>
              </table:table-cell>
              <table:table-cell office:value-type="float" office:value="0.000729008">
                <text:p>0.0007290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923947">
                <text:p>0.000923947</text:p>
              </table:table-cell>
              <table:table-cell office:value-type="float" office:value="0.000725065">
                <text:p>0.000725065</text:p>
              </table:table-cell>
              <table:table-cell office:value-type="float" office:value="0.000418073">
                <text:p>0.0004180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18663">
                <text:p>0.00318663</text:p>
              </table:table-cell>
              <table:table-cell office:value-type="float" office:value="0.00184661">
                <text:p>0.00184661</text:p>
              </table:table-cell>
              <table:table-cell office:value-type="float" office:value="0.00143993">
                <text:p>0.001439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18368">
                <text:p>0.00318368</text:p>
              </table:table-cell>
              <table:table-cell office:value-type="float" office:value="0.00196352">
                <text:p>0.00196352</text:p>
              </table:table-cell>
              <table:table-cell office:value-type="float" office:value="0.00133504">
                <text:p>0.001335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36891">
                <text:p>0.00736891</text:p>
              </table:table-cell>
              <table:table-cell office:value-type="float" office:value="0.004817">
                <text:p>0.004817</text:p>
              </table:table-cell>
              <table:table-cell office:value-type="float" office:value="0.0032852">
                <text:p>0.0032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73687">
                <text:p>0.00573687</text:p>
              </table:table-cell>
              <table:table-cell office:value-type="float" office:value="0.00370935">
                <text:p>0.00370935</text:p>
              </table:table-cell>
              <table:table-cell office:value-type="float" office:value="0.00268008">
                <text:p>0.002680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07219">
                <text:p>0.0107219</text:p>
              </table:table-cell>
              <table:table-cell office:value-type="float" office:value="0.0060511">
                <text:p>0.0060511</text:p>
              </table:table-cell>
              <table:table-cell office:value-type="float" office:value="0.00461059">
                <text:p>0.004610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3523">
                <text:p>0.0023523</text:p>
              </table:table-cell>
              <table:table-cell office:value-type="float" office:value="0.00672727">
                <text:p>0.00672727</text:p>
              </table:table-cell>
              <table:table-cell office:value-type="float" office:value="0.00751687">
                <text:p>0.007516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05678">
                <text:p>0.00205678</text:p>
              </table:table-cell>
              <table:table-cell office:value-type="float" office:value="0.00418553">
                <text:p>0.00418553</text:p>
              </table:table-cell>
              <table:table-cell office:value-type="float" office:value="0.00275133">
                <text:p>0.00275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5587">
                <text:p>0.0025587</text:p>
              </table:table-cell>
              <table:table-cell office:value-type="float" office:value="0.0024574">
                <text:p>0.0024574</text:p>
              </table:table-cell>
              <table:table-cell office:value-type="float" office:value="0.00196523">
                <text:p>0.001965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06729">
                <text:p>0.00306729</text:p>
              </table:table-cell>
              <table:table-cell office:value-type="float" office:value="0.00256713">
                <text:p>0.00256713</text:p>
              </table:table-cell>
              <table:table-cell office:value-type="float" office:value="0.00204494">
                <text:p>0.002044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8637">
                <text:p>0.0028637</text:p>
              </table:table-cell>
              <table:table-cell office:value-type="float" office:value="0.00245731">
                <text:p>0.00245731</text:p>
              </table:table-cell>
              <table:table-cell office:value-type="float" office:value="0.00194455">
                <text:p>0.001944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47863">
                <text:p>0.00347863</text:p>
              </table:table-cell>
              <table:table-cell office:value-type="float" office:value="0.00256009">
                <text:p>0.00256009</text:p>
              </table:table-cell>
              <table:table-cell office:value-type="float" office:value="0.00215331">
                <text:p>0.002153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73554">
                <text:p>0.00173554</text:p>
              </table:table-cell>
              <table:table-cell office:value-type="float" office:value="0.00123533">
                <text:p>0.00123533</text:p>
              </table:table-cell>
              <table:table-cell office:value-type="float" office:value="0.000614616">
                <text:p>0.0006146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928002">
                <text:p>0.000928002</text:p>
              </table:table-cell>
              <table:table-cell office:value-type="float" office:value="0.000621544">
                <text:p>0.000621544</text:p>
              </table:table-cell>
              <table:table-cell office:value-type="float" office:value="0.000416327">
                <text:p>0.0004163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18515">
                <text:p>0.00318515</text:p>
              </table:table-cell>
              <table:table-cell office:value-type="float" office:value="0.00195962">
                <text:p>0.00195962</text:p>
              </table:table-cell>
              <table:table-cell office:value-type="float" office:value="0.00133114">
                <text:p>0.001331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28985">
                <text:p>0.00328985</text:p>
              </table:table-cell>
              <table:table-cell office:value-type="float" office:value="0.00196382">
                <text:p>0.00196382</text:p>
              </table:table-cell>
              <table:table-cell office:value-type="float" office:value="0.00144238">
                <text:p>0.001442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7736">
                <text:p>0.0077736</text:p>
              </table:table-cell>
              <table:table-cell office:value-type="float" office:value="0.004922">
                <text:p>0.004922</text:p>
              </table:table-cell>
              <table:table-cell office:value-type="float" office:value="0.00349089">
                <text:p>0.003490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583614">
                <text:p>0.00583614</text:p>
              </table:table-cell>
              <table:table-cell office:value-type="float" office:value="0.00370931">
                <text:p>0.00370931</text:p>
              </table:table-cell>
              <table:table-cell office:value-type="float" office:value="0.00268538">
                <text:p>0.002685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07195">
                <text:p>0.0107195</text:p>
              </table:table-cell>
              <table:table-cell office:value-type="float" office:value="0.00605054">
                <text:p>0.00605054</text:p>
              </table:table-cell>
              <table:table-cell office:value-type="float" office:value="0.00461714">
                <text:p>0.004617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45656">
                <text:p>0.00245656</text:p>
              </table:table-cell>
              <table:table-cell office:value-type="float" office:value="0.00662">
                <text:p>0.00662</text:p>
              </table:table-cell>
              <table:table-cell office:value-type="float" office:value="0.00733797">
                <text:p>0.007337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16148">
                <text:p>0.00216148</text:p>
              </table:table-cell>
              <table:table-cell office:value-type="float" office:value="0.00428807">
                <text:p>0.00428807</text:p>
              </table:table-cell>
              <table:table-cell office:value-type="float" office:value="0.00275931">
                <text:p>0.002759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66488">
                <text:p>0.00266488</text:p>
              </table:table-cell>
              <table:table-cell office:value-type="float" office:value="0.00245579">
                <text:p>0.00245579</text:p>
              </table:table-cell>
              <table:table-cell office:value-type="float" office:value="0.00194155">
                <text:p>0.00194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1675">
                <text:p>0.0031675</text:p>
              </table:table-cell>
              <table:table-cell office:value-type="float" office:value="0.00245654">
                <text:p>0.00245654</text:p>
              </table:table-cell>
              <table:table-cell office:value-type="float" office:value="0.00204946">
                <text:p>0.002049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05607">
                <text:p>0.00305607</text:p>
              </table:table-cell>
              <table:table-cell office:value-type="float" office:value="0.00256302">
                <text:p>0.00256302</text:p>
              </table:table-cell>
              <table:table-cell office:value-type="float" office:value="0.00205273">
                <text:p>0.002052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35945">
                <text:p>0.00335945</text:p>
              </table:table-cell>
              <table:table-cell office:value-type="float" office:value="0.00245516">
                <text:p>0.00245516</text:p>
              </table:table-cell>
              <table:table-cell office:value-type="float" office:value="0.00215226">
                <text:p>0.002152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9474">
                <text:p>0.0019474</text:p>
              </table:table-cell>
              <table:table-cell office:value-type="float" office:value="0.00113326">
                <text:p>0.00113326</text:p>
              </table:table-cell>
              <table:table-cell office:value-type="float" office:value="0.000723916">
                <text:p>0.0007239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926045">
                <text:p>0.000926045</text:p>
              </table:table-cell>
              <table:table-cell office:value-type="float" office:value="0.000725547">
                <text:p>0.000725547</text:p>
              </table:table-cell>
              <table:table-cell office:value-type="float" office:value="0.000412882">
                <text:p>0.0004128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28168">
                <text:p>0.00328168</text:p>
              </table:table-cell>
              <table:table-cell office:value-type="float" office:value="0.0019553">
                <text:p>0.0019553</text:p>
              </table:table-cell>
              <table:table-cell office:value-type="float" office:value="0.00144394">
                <text:p>0.001443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28833">
                <text:p>0.00328833</text:p>
              </table:table-cell>
              <table:table-cell office:value-type="float" office:value="0.00196536">
                <text:p>0.00196536</text:p>
              </table:table-cell>
              <table:table-cell office:value-type="float" office:value="0.00144538">
                <text:p>0.001445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66633">
                <text:p>0.00766633</text:p>
              </table:table-cell>
              <table:table-cell office:value-type="float" office:value="0.00492969">
                <text:p>0.00492969</text:p>
              </table:table-cell>
              <table:table-cell office:value-type="float" office:value="0.00349717">
                <text:p>0.003497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92925">
                <text:p>0.00592925</text:p>
              </table:table-cell>
              <table:table-cell office:value-type="float" office:value="0.00370455">
                <text:p>0.00370455</text:p>
              </table:table-cell>
              <table:table-cell office:value-type="float" office:value="0.00269344">
                <text:p>0.002693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0815">
                <text:p>0.010815</text:p>
              </table:table-cell>
              <table:table-cell office:value-type="float" office:value="0.00613898">
                <text:p>0.00613898</text:p>
              </table:table-cell>
              <table:table-cell office:value-type="float" office:value="0.00461477">
                <text:p>0.004614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45508">
                <text:p>0.00245508</text:p>
              </table:table-cell>
              <table:table-cell office:value-type="float" office:value="0.0067278">
                <text:p>0.0067278</text:p>
              </table:table-cell>
              <table:table-cell office:value-type="float" office:value="0.00754711">
                <text:p>0.007547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16006">
                <text:p>0.00216006</text:p>
              </table:table-cell>
              <table:table-cell office:value-type="float" office:value="0.00438926">
                <text:p>0.00438926</text:p>
              </table:table-cell>
              <table:table-cell office:value-type="float" office:value="0.00286821">
                <text:p>0.002868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66125">
                <text:p>0.00266125</text:p>
              </table:table-cell>
              <table:table-cell office:value-type="float" office:value="0.00245836">
                <text:p>0.00245836</text:p>
              </table:table-cell>
              <table:table-cell office:value-type="float" office:value="0.00194862">
                <text:p>0.001948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06446">
                <text:p>0.00306446</text:p>
              </table:table-cell>
              <table:table-cell office:value-type="float" office:value="0.00256498">
                <text:p>0.00256498</text:p>
              </table:table-cell>
              <table:table-cell office:value-type="float" office:value="0.00215741">
                <text:p>0.002157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07117">
                <text:p>0.00307117</text:p>
              </table:table-cell>
              <table:table-cell office:value-type="float" office:value="0.00305007">
                <text:p>0.00305007</text:p>
              </table:table-cell>
              <table:table-cell office:value-type="float" office:value="0.0019749">
                <text:p>0.00197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48342">
                <text:p>0.00348342</text:p>
              </table:table-cell>
              <table:table-cell office:value-type="float" office:value="0.00256067">
                <text:p>0.00256067</text:p>
              </table:table-cell>
              <table:table-cell office:value-type="float" office:value="0.00215546">
                <text:p>0.002155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84168">
                <text:p>0.00184168</text:p>
              </table:table-cell>
              <table:table-cell office:value-type="float" office:value="0.00113092">
                <text:p>0.00113092</text:p>
              </table:table-cell>
              <table:table-cell office:value-type="float" office:value="0.00072438">
                <text:p>0.000724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928626">
                <text:p>0.000928626</text:p>
              </table:table-cell>
              <table:table-cell office:value-type="float" office:value="0.00072419">
                <text:p>0.00072419</text:p>
              </table:table-cell>
              <table:table-cell office:value-type="float" office:value="0.000409305">
                <text:p>0.0004093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18628">
                <text:p>0.00318628</text:p>
              </table:table-cell>
              <table:table-cell office:value-type="float" office:value="0.00184902">
                <text:p>0.00184902</text:p>
              </table:table-cell>
              <table:table-cell office:value-type="float" office:value="0.00146323">
                <text:p>0.001463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28412">
                <text:p>0.00328412</text:p>
              </table:table-cell>
              <table:table-cell office:value-type="float" office:value="0.00206541">
                <text:p>0.00206541</text:p>
              </table:table-cell>
              <table:table-cell office:value-type="float" office:value="0.00135252">
                <text:p>0.001352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14221">
                <text:p>0.00614221</text:p>
              </table:table-cell>
              <table:table-cell office:value-type="float" office:value="0.0042132">
                <text:p>0.0042132</text:p>
              </table:table-cell>
              <table:table-cell office:value-type="float" office:value="0.00289016">
                <text:p>0.002890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31254">
                <text:p>0.00531254</text:p>
              </table:table-cell>
              <table:table-cell office:value-type="float" office:value="0.00350496">
                <text:p>0.00350496</text:p>
              </table:table-cell>
              <table:table-cell office:value-type="float" office:value="0.0024699">
                <text:p>0.00246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07737">
                <text:p>0.0107737</text:p>
              </table:table-cell>
              <table:table-cell office:value-type="float" office:value="0.00615088">
                <text:p>0.00615088</text:p>
              </table:table-cell>
              <table:table-cell office:value-type="float" office:value="0.00460437">
                <text:p>0.004604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35397">
                <text:p>0.00235397</text:p>
              </table:table-cell>
              <table:table-cell office:value-type="float" office:value="0.0066234">
                <text:p>0.0066234</text:p>
              </table:table-cell>
              <table:table-cell office:value-type="float" office:value="0.00723258">
                <text:p>0.00723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05573">
                <text:p>0.00205573</text:p>
              </table:table-cell>
              <table:table-cell office:value-type="float" office:value="0.00428513">
                <text:p>0.00428513</text:p>
              </table:table-cell>
              <table:table-cell office:value-type="float" office:value="0.0027547">
                <text:p>0.00275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76165">
                <text:p>0.00276165</text:p>
              </table:table-cell>
              <table:table-cell office:value-type="float" office:value="0.0025616">
                <text:p>0.0025616</text:p>
              </table:table-cell>
              <table:table-cell office:value-type="float" office:value="0.00194241">
                <text:p>0.001942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17084">
                <text:p>0.00317084</text:p>
              </table:table-cell>
              <table:table-cell office:value-type="float" office:value="0.0025608">
                <text:p>0.0025608</text:p>
              </table:table-cell>
              <table:table-cell office:value-type="float" office:value="0.00204355">
                <text:p>0.002043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85672">
                <text:p>0.00285672</text:p>
              </table:table-cell>
              <table:table-cell office:value-type="float" office:value="0.00245424">
                <text:p>0.00245424</text:p>
              </table:table-cell>
              <table:table-cell office:value-type="float" office:value="0.00194259">
                <text:p>0.001942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337651">
                <text:p>0.00337651</text:p>
              </table:table-cell>
              <table:table-cell office:value-type="float" office:value="0.00245301">
                <text:p>0.00245301</text:p>
              </table:table-cell>
              <table:table-cell office:value-type="float" office:value="0.00255845">
                <text:p>0.002558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84424">
                <text:p>0.00184424</text:p>
              </table:table-cell>
              <table:table-cell office:value-type="float" office:value="0.00112279">
                <text:p>0.00112279</text:p>
              </table:table-cell>
              <table:table-cell office:value-type="float" office:value="0.000724398">
                <text:p>0.0007243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927626">
                <text:p>0.000927626</text:p>
              </table:table-cell>
              <table:table-cell office:value-type="float" office:value="0.000723688">
                <text:p>0.000723688</text:p>
              </table:table-cell>
              <table:table-cell office:value-type="float" office:value="0.000413368">
                <text:p>0.0004133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318806">
                <text:p>0.00318806</text:p>
              </table:table-cell>
              <table:table-cell office:value-type="float" office:value="0.00195279">
                <text:p>0.00195279</text:p>
              </table:table-cell>
              <table:table-cell office:value-type="float" office:value="0.00133456">
                <text:p>0.001334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317924">
                <text:p>0.00317924</text:p>
              </table:table-cell>
              <table:table-cell office:value-type="float" office:value="0.00196203">
                <text:p>0.00196203</text:p>
              </table:table-cell>
              <table:table-cell office:value-type="float" office:value="0.00144122">
                <text:p>0.001441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705774">
                <text:p>0.00705774</text:p>
              </table:table-cell>
              <table:table-cell office:value-type="float" office:value="0.0046194">
                <text:p>0.0046194</text:p>
              </table:table-cell>
              <table:table-cell office:value-type="float" office:value="0.00330225">
                <text:p>0.003302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63632">
                <text:p>0.00563632</text:p>
              </table:table-cell>
              <table:table-cell office:value-type="float" office:value="0.00349823">
                <text:p>0.00349823</text:p>
              </table:table-cell>
              <table:table-cell office:value-type="float" office:value="0.00257882">
                <text:p>0.002578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7195">
                <text:p>0.0107195</text:p>
              </table:table-cell>
              <table:table-cell office:value-type="float" office:value="0.00593881">
                <text:p>0.00593881</text:p>
              </table:table-cell>
              <table:table-cell office:value-type="float" office:value="0.00460554">
                <text:p>0.004605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35292">
                <text:p>0.00235292</text:p>
              </table:table-cell>
              <table:table-cell office:value-type="float" office:value="0.00672498">
                <text:p>0.00672498</text:p>
              </table:table-cell>
              <table:table-cell office:value-type="float" office:value="0.00752331">
                <text:p>0.007523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05027">
                <text:p>0.00205027</text:p>
              </table:table-cell>
              <table:table-cell office:value-type="float" office:value="0.00418144">
                <text:p>0.00418144</text:p>
              </table:table-cell>
              <table:table-cell office:value-type="float" office:value="0.00275656">
                <text:p>0.002756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66315">
                <text:p>0.00266315</text:p>
              </table:table-cell>
              <table:table-cell office:value-type="float" office:value="0.00245278">
                <text:p>0.00245278</text:p>
              </table:table-cell>
              <table:table-cell office:value-type="float" office:value="0.002048">
                <text:p>0.0020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306598">
                <text:p>0.00306598</text:p>
              </table:table-cell>
              <table:table-cell office:value-type="float" office:value="0.00245498">
                <text:p>0.00245498</text:p>
              </table:table-cell>
              <table:table-cell office:value-type="float" office:value="0.00214501">
                <text:p>0.002145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96816">
                <text:p>0.00296816</text:p>
              </table:table-cell>
              <table:table-cell office:value-type="float" office:value="0.00256247">
                <text:p>0.00256247</text:p>
              </table:table-cell>
              <table:table-cell office:value-type="float" office:value="0.00205349">
                <text:p>0.002053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37394">
                <text:p>0.00337394</text:p>
              </table:table-cell>
              <table:table-cell office:value-type="float" office:value="0.00245104">
                <text:p>0.00245104</text:p>
              </table:table-cell>
              <table:table-cell office:value-type="float" office:value="0.00215283">
                <text:p>0.002152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84477">
                <text:p>0.00184477</text:p>
              </table:table-cell>
              <table:table-cell office:value-type="float" office:value="0.00123435">
                <text:p>0.00123435</text:p>
              </table:table-cell>
              <table:table-cell office:value-type="float" office:value="0.00124089">
                <text:p>0.001240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923729">
                <text:p>0.000923729</text:p>
              </table:table-cell>
              <table:table-cell office:value-type="float" office:value="0.000725534">
                <text:p>0.000725534</text:p>
              </table:table-cell>
              <table:table-cell office:value-type="float" office:value="0.00041396">
                <text:p>0.000413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18533">
                <text:p>0.00318533</text:p>
              </table:table-cell>
              <table:table-cell office:value-type="float" office:value="0.00195546">
                <text:p>0.00195546</text:p>
              </table:table-cell>
              <table:table-cell office:value-type="float" office:value="0.00134278">
                <text:p>0.001342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18198">
                <text:p>0.00318198</text:p>
              </table:table-cell>
              <table:table-cell office:value-type="float" office:value="0.00196265">
                <text:p>0.00196265</text:p>
              </table:table-cell>
              <table:table-cell office:value-type="float" office:value="0.00144527">
                <text:p>0.001445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784274">
                <text:p>0.00784274</text:p>
              </table:table-cell>
              <table:table-cell office:value-type="float" office:value="0.00502536">
                <text:p>0.00502536</text:p>
              </table:table-cell>
              <table:table-cell office:value-type="float" office:value="0.00359494">
                <text:p>0.003594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594807">
                <text:p>0.00594807</text:p>
              </table:table-cell>
              <table:table-cell office:value-type="float" office:value="0.00360411">
                <text:p>0.00360411</text:p>
              </table:table-cell>
              <table:table-cell office:value-type="float" office:value="0.00268756">
                <text:p>0.002687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6177">
                <text:p>0.0106177</text:p>
              </table:table-cell>
              <table:table-cell office:value-type="float" office:value="0.00593907">
                <text:p>0.00593907</text:p>
              </table:table-cell>
              <table:table-cell office:value-type="float" office:value="0.00462592">
                <text:p>0.004625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35038">
                <text:p>0.00235038</text:p>
              </table:table-cell>
              <table:table-cell office:value-type="float" office:value="0.00672406">
                <text:p>0.00672406</text:p>
              </table:table-cell>
              <table:table-cell office:value-type="float" office:value="0.00753875">
                <text:p>0.007538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16085">
                <text:p>0.00216085</text:p>
              </table:table-cell>
              <table:table-cell office:value-type="float" office:value="0.00439041">
                <text:p>0.00439041</text:p>
              </table:table-cell>
              <table:table-cell office:value-type="float" office:value="0.0028632">
                <text:p>0.00286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66745">
                <text:p>0.00266745</text:p>
              </table:table-cell>
              <table:table-cell office:value-type="float" office:value="0.00245807">
                <text:p>0.00245807</text:p>
              </table:table-cell>
              <table:table-cell office:value-type="float" office:value="0.00194777">
                <text:p>0.001947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07008">
                <text:p>0.00307008</text:p>
              </table:table-cell>
              <table:table-cell office:value-type="float" office:value="0.00245676">
                <text:p>0.00245676</text:p>
              </table:table-cell>
              <table:table-cell office:value-type="float" office:value="0.00204529">
                <text:p>0.002045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9679">
                <text:p>0.0029679</text:p>
              </table:table-cell>
              <table:table-cell office:value-type="float" office:value="0.00256402">
                <text:p>0.00256402</text:p>
              </table:table-cell>
              <table:table-cell office:value-type="float" office:value="0.00205281">
                <text:p>0.002052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38012">
                <text:p>0.00338012</text:p>
              </table:table-cell>
              <table:table-cell office:value-type="float" office:value="0.00256201">
                <text:p>0.00256201</text:p>
              </table:table-cell>
              <table:table-cell office:value-type="float" office:value="0.00215894">
                <text:p>0.002158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84424">
                <text:p>0.00184424</text:p>
              </table:table-cell>
              <table:table-cell office:value-type="float" office:value="0.00112745">
                <text:p>0.00112745</text:p>
              </table:table-cell>
              <table:table-cell office:value-type="float" office:value="0.000727128">
                <text:p>0.0007271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929915">
                <text:p>0.000929915</text:p>
              </table:table-cell>
              <table:table-cell office:value-type="float" office:value="0.000617353">
                <text:p>0.000617353</text:p>
              </table:table-cell>
              <table:table-cell office:value-type="float" office:value="0.00052084">
                <text:p>0.00052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17523">
                <text:p>0.00317523</text:p>
              </table:table-cell>
              <table:table-cell office:value-type="float" office:value="0.00185116">
                <text:p>0.00185116</text:p>
              </table:table-cell>
              <table:table-cell office:value-type="float" office:value="0.00144499">
                <text:p>0.001444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17403">
                <text:p>0.00317403</text:p>
              </table:table-cell>
              <table:table-cell office:value-type="float" office:value="0.00195974">
                <text:p>0.00195974</text:p>
              </table:table-cell>
              <table:table-cell office:value-type="float" office:value="0.00144825">
                <text:p>0.001448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7778">
                <text:p>0.007778</text:p>
              </table:table-cell>
              <table:table-cell office:value-type="float" office:value="0.00492158">
                <text:p>0.00492158</text:p>
              </table:table-cell>
              <table:table-cell office:value-type="float" office:value="0.0051309">
                <text:p>0.00513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604814">
                <text:p>0.00604814</text:p>
              </table:table-cell>
              <table:table-cell office:value-type="float" office:value="0.00370791">
                <text:p>0.00370791</text:p>
              </table:table-cell>
              <table:table-cell office:value-type="float" office:value="0.0038244">
                <text:p>0.00382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08316">
                <text:p>0.0108316</text:p>
              </table:table-cell>
              <table:table-cell office:value-type="float" office:value="0.00594276">
                <text:p>0.00594276</text:p>
              </table:table-cell>
              <table:table-cell office:value-type="float" office:value="0.00465219">
                <text:p>0.004652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42.654cm" svg:height="14.37cm" chart:class="chart:line" chart:style-name="ch1">
        <chart:legend chart:legend-position="end" svg:x="39.935cm" svg:y="6.529cm" chart:style-name="ch2"/>
        <chart:plot-area chart:style-name="ch3" table:cell-range-address="Sheet4.A1:Sheet4.C208" svg:x="0.853cm" svg:y="0.287cm" svg:width="38.229cm" svg:height="13.50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A1:Sheet4.A208" chart:class="chart:line">
            <chart:data-point chart:repeated="208"/>
          </chart:series>
          <chart:series chart:style-name="ch8" chart:values-cell-range-address="Sheet4.B1:Sheet4.B208" chart:class="chart:line">
            <chart:data-point chart:repeated="208"/>
          </chart:series>
          <chart:series chart:style-name="ch9" chart:values-cell-range-address="Sheet4.C1:Sheet4.C208" chart:class="chart:line">
            <chart:data-point chart:repeated="20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24659">
                <text:p>0.00224659</text:p>
              </table:table-cell>
              <table:table-cell office:value-type="float" office:value="0.00204546">
                <text:p>0.00204546</text:p>
              </table:table-cell>
              <table:table-cell office:value-type="float" office:value="0.00183491">
                <text:p>0.001834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15281">
                <text:p>0.00215281</text:p>
              </table:table-cell>
              <table:table-cell office:value-type="float" office:value="0.00164466">
                <text:p>0.00164466</text:p>
              </table:table-cell>
              <table:table-cell office:value-type="float" office:value="0.0010238">
                <text:p>0.0010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97107">
                <text:p>0.00297107</text:p>
              </table:table-cell>
              <table:table-cell office:value-type="float" office:value="0.00184919">
                <text:p>0.00184919</text:p>
              </table:table-cell>
              <table:table-cell office:value-type="float" office:value="0.00123546">
                <text:p>0.00123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6175">
                <text:p>0.00306175</text:p>
              </table:table-cell>
              <table:table-cell office:value-type="float" office:value="0.00184665">
                <text:p>0.00184665</text:p>
              </table:table-cell>
              <table:table-cell office:value-type="float" office:value="0.0013317">
                <text:p>0.0013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7517">
                <text:p>0.00327517</text:p>
              </table:table-cell>
              <table:table-cell office:value-type="float" office:value="0.00195163">
                <text:p>0.00195163</text:p>
              </table:table-cell>
              <table:table-cell office:value-type="float" office:value="0.00133723">
                <text:p>0.00133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48017">
                <text:p>0.00348017</text:p>
              </table:table-cell>
              <table:table-cell office:value-type="float" office:value="0.00195441">
                <text:p>0.00195441</text:p>
              </table:table-cell>
              <table:table-cell office:value-type="float" office:value="0.0013426">
                <text:p>0.0013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94975">
                <text:p>0.00194975</text:p>
              </table:table-cell>
              <table:table-cell office:value-type="float" office:value="0.00113407">
                <text:p>0.00113407</text:p>
              </table:table-cell>
              <table:table-cell office:value-type="float" office:value="0.000721066">
                <text:p>0.000721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927705">
                <text:p>0.000927705</text:p>
              </table:table-cell>
              <table:table-cell office:value-type="float" office:value="0.000623135">
                <text:p>0.000623135</text:p>
              </table:table-cell>
              <table:table-cell office:value-type="float" office:value="0.000528903">
                <text:p>0.000528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4844">
                <text:p>0.0034844</text:p>
              </table:table-cell>
              <table:table-cell office:value-type="float" office:value="0.00226513">
                <text:p>0.00226513</text:p>
              </table:table-cell>
              <table:table-cell office:value-type="float" office:value="0.00155935">
                <text:p>0.00155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59442">
                <text:p>0.00359442</text:p>
              </table:table-cell>
              <table:table-cell office:value-type="float" office:value="0.00215391">
                <text:p>0.00215391</text:p>
              </table:table-cell>
              <table:table-cell office:value-type="float" office:value="0.00164219">
                <text:p>0.00164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634852">
                <text:p>0.00634852</text:p>
              </table:table-cell>
              <table:table-cell office:value-type="float" office:value="0.00400627">
                <text:p>0.00400627</text:p>
              </table:table-cell>
              <table:table-cell office:value-type="float" office:value="0.00279156">
                <text:p>0.00279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512594">
                <text:p>0.00512594</text:p>
              </table:table-cell>
              <table:table-cell office:value-type="float" office:value="0.00330306">
                <text:p>0.00330306</text:p>
              </table:table-cell>
              <table:table-cell office:value-type="float" office:value="0.00247772">
                <text:p>0.00247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7873">
                <text:p>0.0107873</text:p>
              </table:table-cell>
              <table:table-cell office:value-type="float" office:value="0.00594657">
                <text:p>0.00594657</text:p>
              </table:table-cell>
              <table:table-cell office:value-type="float" office:value="0.00450423">
                <text:p>0.00450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25084">
                <text:p>0.00225084</text:p>
              </table:table-cell>
              <table:table-cell office:value-type="float" office:value="0.00204682">
                <text:p>0.00204682</text:p>
              </table:table-cell>
              <table:table-cell office:value-type="float" office:value="0.00183987">
                <text:p>0.001839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05807">
                <text:p>0.00205807</text:p>
              </table:table-cell>
              <table:table-cell office:value-type="float" office:value="0.00154277">
                <text:p>0.00154277</text:p>
              </table:table-cell>
              <table:table-cell office:value-type="float" office:value="0.0011349">
                <text:p>0.0011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96597">
                <text:p>0.00296597</text:p>
              </table:table-cell>
              <table:table-cell office:value-type="float" office:value="0.00174406">
                <text:p>0.00174406</text:p>
              </table:table-cell>
              <table:table-cell office:value-type="float" office:value="0.0012313">
                <text:p>0.00123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06605">
                <text:p>0.00306605</text:p>
              </table:table-cell>
              <table:table-cell office:value-type="float" office:value="0.00194876">
                <text:p>0.00194876</text:p>
              </table:table-cell>
              <table:table-cell office:value-type="float" office:value="0.00123567">
                <text:p>0.00123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17195">
                <text:p>0.00317195</text:p>
              </table:table-cell>
              <table:table-cell office:value-type="float" office:value="0.00184584">
                <text:p>0.00184584</text:p>
              </table:table-cell>
              <table:table-cell office:value-type="float" office:value="0.00134463">
                <text:p>0.00134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37787">
                <text:p>0.00337787</text:p>
              </table:table-cell>
              <table:table-cell office:value-type="float" office:value="0.00195057">
                <text:p>0.00195057</text:p>
              </table:table-cell>
              <table:table-cell office:value-type="float" office:value="0.00134273">
                <text:p>0.00134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84469">
                <text:p>0.00184469</text:p>
              </table:table-cell>
              <table:table-cell office:value-type="float" office:value="0.00113426">
                <text:p>0.00113426</text:p>
              </table:table-cell>
              <table:table-cell office:value-type="float" office:value="0.000618193">
                <text:p>0.0006181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2811">
                <text:p>0.00092811</text:p>
              </table:table-cell>
              <table:table-cell office:value-type="float" office:value="0.000624023">
                <text:p>0.000624023</text:p>
              </table:table-cell>
              <table:table-cell office:value-type="float" office:value="0.000520214">
                <text:p>0.000520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17208">
                <text:p>0.00317208</text:p>
              </table:table-cell>
              <table:table-cell office:value-type="float" office:value="0.00195936">
                <text:p>0.00195936</text:p>
              </table:table-cell>
              <table:table-cell office:value-type="float" office:value="0.00133883">
                <text:p>0.00133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317582">
                <text:p>0.00317582</text:p>
              </table:table-cell>
              <table:table-cell office:value-type="float" office:value="0.00185889">
                <text:p>0.00185889</text:p>
              </table:table-cell>
              <table:table-cell office:value-type="float" office:value="0.00144869">
                <text:p>0.00144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736306">
                <text:p>0.00736306</text:p>
              </table:table-cell>
              <table:table-cell office:value-type="float" office:value="0.00462238">
                <text:p>0.00462238</text:p>
              </table:table-cell>
              <table:table-cell office:value-type="float" office:value="0.00310133">
                <text:p>0.00310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63512">
                <text:p>0.00563512</text:p>
              </table:table-cell>
              <table:table-cell office:value-type="float" office:value="0.0033978">
                <text:p>0.0033978</text:p>
              </table:table-cell>
              <table:table-cell office:value-type="float" office:value="0.00270067">
                <text:p>0.002700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609">
                <text:p>0.010609</text:p>
              </table:table-cell>
              <table:table-cell office:value-type="float" office:value="0.00583273">
                <text:p>0.00583273</text:p>
              </table:table-cell>
              <table:table-cell office:value-type="float" office:value="0.00450681">
                <text:p>0.00450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14247">
                <text:p>0.00214247</text:p>
              </table:table-cell>
              <table:table-cell office:value-type="float" office:value="0.00193949">
                <text:p>0.00193949</text:p>
              </table:table-cell>
              <table:table-cell office:value-type="float" office:value="0.00183798">
                <text:p>0.001837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205867">
                <text:p>0.00205867</text:p>
              </table:table-cell>
              <table:table-cell office:value-type="float" office:value="0.001436">
                <text:p>0.001436</text:p>
              </table:table-cell>
              <table:table-cell office:value-type="float" office:value="0.00113484">
                <text:p>0.00113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86502">
                <text:p>0.00286502</text:p>
              </table:table-cell>
              <table:table-cell office:value-type="float" office:value="0.00174441">
                <text:p>0.00174441</text:p>
              </table:table-cell>
              <table:table-cell office:value-type="float" office:value="0.00123632">
                <text:p>0.00123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06501">
                <text:p>0.00306501</text:p>
              </table:table-cell>
              <table:table-cell office:value-type="float" office:value="0.00194906">
                <text:p>0.00194906</text:p>
              </table:table-cell>
              <table:table-cell office:value-type="float" office:value="0.00134407">
                <text:p>0.001344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06904">
                <text:p>0.00306904</text:p>
              </table:table-cell>
              <table:table-cell office:value-type="float" office:value="0.00174217">
                <text:p>0.00174217</text:p>
              </table:table-cell>
              <table:table-cell office:value-type="float" office:value="0.00123784">
                <text:p>0.001237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48274">
                <text:p>0.00348274</text:p>
              </table:table-cell>
              <table:table-cell office:value-type="float" office:value="0.00205756">
                <text:p>0.00205756</text:p>
              </table:table-cell>
              <table:table-cell office:value-type="float" office:value="0.00134004">
                <text:p>0.00134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84458">
                <text:p>0.00184458</text:p>
              </table:table-cell>
              <table:table-cell office:value-type="float" office:value="0.00102763">
                <text:p>0.00102763</text:p>
              </table:table-cell>
              <table:table-cell office:value-type="float" office:value="0.000727078">
                <text:p>0.000727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031">
                <text:p>0.001031</text:p>
              </table:table-cell>
              <table:table-cell office:value-type="float" office:value="0.000623066">
                <text:p>0.000623066</text:p>
              </table:table-cell>
              <table:table-cell office:value-type="float" office:value="0.000417828">
                <text:p>0.000417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17052">
                <text:p>0.00317052</text:p>
              </table:table-cell>
              <table:table-cell office:value-type="float" office:value="0.00185774">
                <text:p>0.00185774</text:p>
              </table:table-cell>
              <table:table-cell office:value-type="float" office:value="0.00133904">
                <text:p>0.001339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17472">
                <text:p>0.00317472</text:p>
              </table:table-cell>
              <table:table-cell office:value-type="float" office:value="0.0018578">
                <text:p>0.0018578</text:p>
              </table:table-cell>
              <table:table-cell office:value-type="float" office:value="0.00134544">
                <text:p>0.001345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07589">
                <text:p>0.00807589</text:p>
              </table:table-cell>
              <table:table-cell office:value-type="float" office:value="0.00492374">
                <text:p>0.00492374</text:p>
              </table:table-cell>
              <table:table-cell office:value-type="float" office:value="0.00340925">
                <text:p>0.00340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83813">
                <text:p>0.00583813</text:p>
              </table:table-cell>
              <table:table-cell office:value-type="float" office:value="0.00350399">
                <text:p>0.00350399</text:p>
              </table:table-cell>
              <table:table-cell office:value-type="float" office:value="0.00268485">
                <text:p>0.00268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05777">
                <text:p>0.0105777</text:p>
              </table:table-cell>
              <table:table-cell office:value-type="float" office:value="0.0058376">
                <text:p>0.0058376</text:p>
              </table:table-cell>
              <table:table-cell office:value-type="float" office:value="0.004421">
                <text:p>0.0044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25092">
                <text:p>0.00225092</text:p>
              </table:table-cell>
              <table:table-cell office:value-type="float" office:value="0.00193901">
                <text:p>0.00193901</text:p>
              </table:table-cell>
              <table:table-cell office:value-type="float" office:value="0.00194653">
                <text:p>0.001946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05547">
                <text:p>0.00205547</text:p>
              </table:table-cell>
              <table:table-cell office:value-type="float" office:value="0.001542">
                <text:p>0.001542</text:p>
              </table:table-cell>
              <table:table-cell office:value-type="float" office:value="0.00113645">
                <text:p>0.001136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86066">
                <text:p>0.00286066</text:p>
              </table:table-cell>
              <table:table-cell office:value-type="float" office:value="0.00174387">
                <text:p>0.00174387</text:p>
              </table:table-cell>
              <table:table-cell office:value-type="float" office:value="0.00113125">
                <text:p>0.0011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306439">
                <text:p>0.00306439</text:p>
              </table:table-cell>
              <table:table-cell office:value-type="float" office:value="0.00195016">
                <text:p>0.00195016</text:p>
              </table:table-cell>
              <table:table-cell office:value-type="float" office:value="0.00133669">
                <text:p>0.001336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317054">
                <text:p>0.00317054</text:p>
              </table:table-cell>
              <table:table-cell office:value-type="float" office:value="0.00174143">
                <text:p>0.00174143</text:p>
              </table:table-cell>
              <table:table-cell office:value-type="float" office:value="0.00123411">
                <text:p>0.001234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337764">
                <text:p>0.00337764</text:p>
              </table:table-cell>
              <table:table-cell office:value-type="float" office:value="0.00205744">
                <text:p>0.00205744</text:p>
              </table:table-cell>
              <table:table-cell office:value-type="float" office:value="0.00123027">
                <text:p>0.001230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4443">
                <text:p>0.00184443</text:p>
              </table:table-cell>
              <table:table-cell office:value-type="float" office:value="0.00113391">
                <text:p>0.00113391</text:p>
              </table:table-cell>
              <table:table-cell office:value-type="float" office:value="0.000720262">
                <text:p>0.000720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824385">
                <text:p>0.000824385</text:p>
              </table:table-cell>
              <table:table-cell office:value-type="float" office:value="0.000517073">
                <text:p>0.000517073</text:p>
              </table:table-cell>
              <table:table-cell office:value-type="float" office:value="0.000413567">
                <text:p>0.000413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317586">
                <text:p>0.00317586</text:p>
              </table:table-cell>
              <table:table-cell office:value-type="float" office:value="0.00195891">
                <text:p>0.00195891</text:p>
              </table:table-cell>
              <table:table-cell office:value-type="float" office:value="0.00133781">
                <text:p>0.00133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317396">
                <text:p>0.00317396</text:p>
              </table:table-cell>
              <table:table-cell office:value-type="float" office:value="0.00175303">
                <text:p>0.00175303</text:p>
              </table:table-cell>
              <table:table-cell office:value-type="float" office:value="0.00134551">
                <text:p>0.00134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798184">
                <text:p>0.00798184</text:p>
              </table:table-cell>
              <table:table-cell office:value-type="float" office:value="0.00482199">
                <text:p>0.00482199</text:p>
              </table:table-cell>
              <table:table-cell office:value-type="float" office:value="0.00456527">
                <text:p>0.004565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83729">
                <text:p>0.00583729</text:p>
              </table:table-cell>
              <table:table-cell office:value-type="float" office:value="0.00349766">
                <text:p>0.00349766</text:p>
              </table:table-cell>
              <table:table-cell office:value-type="float" office:value="0.00220962">
                <text:p>0.002209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6016">
                <text:p>0.0106016</text:p>
              </table:table-cell>
              <table:table-cell office:value-type="float" office:value="0.00583535">
                <text:p>0.00583535</text:p>
              </table:table-cell>
              <table:table-cell office:value-type="float" office:value="0.00322189">
                <text:p>0.00322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225088">
                <text:p>0.00225088</text:p>
              </table:table-cell>
              <table:table-cell office:value-type="float" office:value="0.00204749">
                <text:p>0.00204749</text:p>
              </table:table-cell>
              <table:table-cell office:value-type="float" office:value="0.00195196">
                <text:p>0.001951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225927">
                <text:p>0.00225927</text:p>
              </table:table-cell>
              <table:table-cell office:value-type="float" office:value="0.00154222">
                <text:p>0.00154222</text:p>
              </table:table-cell>
              <table:table-cell office:value-type="float" office:value="0.00103688">
                <text:p>0.001036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16883">
                <text:p>0.00316883</text:p>
              </table:table-cell>
              <table:table-cell office:value-type="float" office:value="0.00173943">
                <text:p>0.00173943</text:p>
              </table:table-cell>
              <table:table-cell office:value-type="float" office:value="0.00104018">
                <text:p>0.001040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05643">
                <text:p>0.00305643</text:p>
              </table:table-cell>
              <table:table-cell office:value-type="float" office:value="0.00194956">
                <text:p>0.00194956</text:p>
              </table:table-cell>
              <table:table-cell office:value-type="float" office:value="0.00114324">
                <text:p>0.001143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316065">
                <text:p>0.00316065</text:p>
              </table:table-cell>
              <table:table-cell office:value-type="float" office:value="0.00195114">
                <text:p>0.00195114</text:p>
              </table:table-cell>
              <table:table-cell office:value-type="float" office:value="0.00114543">
                <text:p>0.00114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3731">
                <text:p>0.0033731</text:p>
              </table:table-cell>
              <table:table-cell office:value-type="float" office:value="0.00195401">
                <text:p>0.00195401</text:p>
              </table:table-cell>
              <table:table-cell office:value-type="float" office:value="0.00114645">
                <text:p>0.001146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73341">
                <text:p>0.00173341</text:p>
              </table:table-cell>
              <table:table-cell office:value-type="float" office:value="0.00113338">
                <text:p>0.00113338</text:p>
              </table:table-cell>
              <table:table-cell office:value-type="float" office:value="0.000732688">
                <text:p>0.0007326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2801">
                <text:p>0.00092801</text:p>
              </table:table-cell>
              <table:table-cell office:value-type="float" office:value="0.000515345">
                <text:p>0.000515345</text:p>
              </table:table-cell>
              <table:table-cell office:value-type="float" office:value="0.000416645">
                <text:p>0.000416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318193">
                <text:p>0.00318193</text:p>
              </table:table-cell>
              <table:table-cell office:value-type="float" office:value="0.00196455">
                <text:p>0.00196455</text:p>
              </table:table-cell>
              <table:table-cell office:value-type="float" office:value="0.00114629">
                <text:p>0.001146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318196">
                <text:p>0.00318196</text:p>
              </table:table-cell>
              <table:table-cell office:value-type="float" office:value="0.00185934">
                <text:p>0.00185934</text:p>
              </table:table-cell>
              <table:table-cell office:value-type="float" office:value="0.00125783">
                <text:p>0.00125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614987">
                <text:p>0.00614987</text:p>
              </table:table-cell>
              <table:table-cell office:value-type="float" office:value="0.00400512">
                <text:p>0.00400512</text:p>
              </table:table-cell>
              <table:table-cell office:value-type="float" office:value="0.00252628">
                <text:p>0.00252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512883">
                <text:p>0.00512883</text:p>
              </table:table-cell>
              <table:table-cell office:value-type="float" office:value="0.00330021">
                <text:p>0.00330021</text:p>
              </table:table-cell>
              <table:table-cell office:value-type="float" office:value="0.00241709">
                <text:p>0.002417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08218">
                <text:p>0.0108218</text:p>
              </table:table-cell>
              <table:table-cell office:value-type="float" office:value="0.00593623">
                <text:p>0.00593623</text:p>
              </table:table-cell>
              <table:table-cell office:value-type="float" office:value="0.00351158">
                <text:p>0.003511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225112">
                <text:p>0.00225112</text:p>
              </table:table-cell>
              <table:table-cell office:value-type="float" office:value="0.00204706">
                <text:p>0.00204706</text:p>
              </table:table-cell>
              <table:table-cell office:value-type="float" office:value="0.00195703">
                <text:p>0.001957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15909">
                <text:p>0.00215909</text:p>
              </table:table-cell>
              <table:table-cell office:value-type="float" office:value="0.001543">
                <text:p>0.001543</text:p>
              </table:table-cell>
              <table:table-cell office:value-type="float" office:value="0.0010358">
                <text:p>0.00103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296577">
                <text:p>0.00296577</text:p>
              </table:table-cell>
              <table:table-cell office:value-type="float" office:value="0.00174424">
                <text:p>0.00174424</text:p>
              </table:table-cell>
              <table:table-cell office:value-type="float" office:value="0.00104042">
                <text:p>0.001040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16949">
                <text:p>0.00316949</text:p>
              </table:table-cell>
              <table:table-cell office:value-type="float" office:value="0.00184078">
                <text:p>0.00184078</text:p>
              </table:table-cell>
              <table:table-cell office:value-type="float" office:value="0.00114671">
                <text:p>0.001146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13421">
                <text:p>0.00313421</text:p>
              </table:table-cell>
              <table:table-cell office:value-type="float" office:value="0.00184901">
                <text:p>0.00184901</text:p>
              </table:table-cell>
              <table:table-cell office:value-type="float" office:value="0.00114716">
                <text:p>0.001147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47872">
                <text:p>0.00347872</text:p>
              </table:table-cell>
              <table:table-cell office:value-type="float" office:value="0.00205829">
                <text:p>0.00205829</text:p>
              </table:table-cell>
              <table:table-cell office:value-type="float" office:value="0.00114543">
                <text:p>0.001145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84495">
                <text:p>0.00184495</text:p>
              </table:table-cell>
              <table:table-cell office:value-type="float" office:value="0.0011345">
                <text:p>0.0011345</text:p>
              </table:table-cell>
              <table:table-cell office:value-type="float" office:value="0.000621498">
                <text:p>0.0006214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92853">
                <text:p>0.00092853</text:p>
              </table:table-cell>
              <table:table-cell office:value-type="float" office:value="0.000518682">
                <text:p>0.000518682</text:p>
              </table:table-cell>
              <table:table-cell office:value-type="float" office:value="0.000425671">
                <text:p>0.000425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17157">
                <text:p>0.00317157</text:p>
              </table:table-cell>
              <table:table-cell office:value-type="float" office:value="0.00225472">
                <text:p>0.00225472</text:p>
              </table:table-cell>
              <table:table-cell office:value-type="float" office:value="0.00114229">
                <text:p>0.001142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17693">
                <text:p>0.00317693</text:p>
              </table:table-cell>
              <table:table-cell office:value-type="float" office:value="0.00224472">
                <text:p>0.00224472</text:p>
              </table:table-cell>
              <table:table-cell office:value-type="float" office:value="0.00125233">
                <text:p>0.00125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756787">
                <text:p>0.00756787</text:p>
              </table:table-cell>
              <table:table-cell office:value-type="float" office:value="0.00461943">
                <text:p>0.00461943</text:p>
              </table:table-cell>
              <table:table-cell office:value-type="float" office:value="0.00283439">
                <text:p>0.00283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584434">
                <text:p>0.00584434</text:p>
              </table:table-cell>
              <table:table-cell office:value-type="float" office:value="0.00349989">
                <text:p>0.00349989</text:p>
              </table:table-cell>
              <table:table-cell office:value-type="float" office:value="0.00221499">
                <text:p>0.00221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06156">
                <text:p>0.0106156</text:p>
              </table:table-cell>
              <table:table-cell office:value-type="float" office:value="0.00583988">
                <text:p>0.00583988</text:p>
              </table:table-cell>
              <table:table-cell office:value-type="float" office:value="0.00322292">
                <text:p>0.003222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14368">
                <text:p>0.00214368</text:p>
              </table:table-cell>
              <table:table-cell office:value-type="float" office:value="0.00204479">
                <text:p>0.00204479</text:p>
              </table:table-cell>
              <table:table-cell office:value-type="float" office:value="0.00205936">
                <text:p>0.00205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15938">
                <text:p>0.00215938</text:p>
              </table:table-cell>
              <table:table-cell office:value-type="float" office:value="0.00143638">
                <text:p>0.00143638</text:p>
              </table:table-cell>
              <table:table-cell office:value-type="float" office:value="0.001031">
                <text:p>0.0010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286261">
                <text:p>0.00286261</text:p>
              </table:table-cell>
              <table:table-cell office:value-type="float" office:value="0.00174431">
                <text:p>0.00174431</text:p>
              </table:table-cell>
              <table:table-cell office:value-type="float" office:value="0.00103506">
                <text:p>0.00103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05805">
                <text:p>0.00305805</text:p>
              </table:table-cell>
              <table:table-cell office:value-type="float" office:value="0.00184056">
                <text:p>0.00184056</text:p>
              </table:table-cell>
              <table:table-cell office:value-type="float" office:value="0.00114331">
                <text:p>0.001143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296311">
                <text:p>0.00296311</text:p>
              </table:table-cell>
              <table:table-cell office:value-type="float" office:value="0.00174492">
                <text:p>0.00174492</text:p>
              </table:table-cell>
              <table:table-cell office:value-type="float" office:value="0.00114092">
                <text:p>0.001140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47919">
                <text:p>0.00347919</text:p>
              </table:table-cell>
              <table:table-cell office:value-type="float" office:value="0.00195272">
                <text:p>0.00195272</text:p>
              </table:table-cell>
              <table:table-cell office:value-type="float" office:value="0.00114782">
                <text:p>0.001147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84517">
                <text:p>0.00184517</text:p>
              </table:table-cell>
              <table:table-cell office:value-type="float" office:value="0.0011334">
                <text:p>0.0011334</text:p>
              </table:table-cell>
              <table:table-cell office:value-type="float" office:value="0.0007347">
                <text:p>0.00073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924424">
                <text:p>0.000924424</text:p>
              </table:table-cell>
              <table:table-cell office:value-type="float" office:value="0.000518914">
                <text:p>0.000518914</text:p>
              </table:table-cell>
              <table:table-cell office:value-type="float" office:value="0.000420739">
                <text:p>0.0004207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18777">
                <text:p>0.00318777</text:p>
              </table:table-cell>
              <table:table-cell office:value-type="float" office:value="0.00185776">
                <text:p>0.00185776</text:p>
              </table:table-cell>
              <table:table-cell office:value-type="float" office:value="0.00104085">
                <text:p>0.001040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18436">
                <text:p>0.00318436</text:p>
              </table:table-cell>
              <table:table-cell office:value-type="float" office:value="0.00185324">
                <text:p>0.00185324</text:p>
              </table:table-cell>
              <table:table-cell office:value-type="float" office:value="0.0011461">
                <text:p>0.00114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076">
                <text:p>0.008076</text:p>
              </table:table-cell>
              <table:table-cell office:value-type="float" office:value="0.00492078">
                <text:p>0.00492078</text:p>
              </table:table-cell>
              <table:table-cell office:value-type="float" office:value="0.00282409">
                <text:p>0.002824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58397">
                <text:p>0.0058397</text:p>
              </table:table-cell>
              <table:table-cell office:value-type="float" office:value="0.00360917">
                <text:p>0.00360917</text:p>
              </table:table-cell>
              <table:table-cell office:value-type="float" office:value="0.00221489">
                <text:p>0.002214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06256">
                <text:p>0.0106256</text:p>
              </table:table-cell>
              <table:table-cell office:value-type="float" office:value="0.00594563">
                <text:p>0.00594563</text:p>
              </table:table-cell>
              <table:table-cell office:value-type="float" office:value="0.00322336">
                <text:p>0.00322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1413">
                <text:p>0.0021413</text:p>
              </table:table-cell>
              <table:table-cell office:value-type="float" office:value="0.00204787">
                <text:p>0.00204787</text:p>
              </table:table-cell>
              <table:table-cell office:value-type="float" office:value="0.00195624">
                <text:p>0.00195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15932">
                <text:p>0.00215932</text:p>
              </table:table-cell>
              <table:table-cell office:value-type="float" office:value="0.00143594">
                <text:p>0.00143594</text:p>
              </table:table-cell>
              <table:table-cell office:value-type="float" office:value="0.000930421">
                <text:p>0.0009304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86535">
                <text:p>0.00286535</text:p>
              </table:table-cell>
              <table:table-cell office:value-type="float" office:value="0.00174214">
                <text:p>0.00174214</text:p>
              </table:table-cell>
              <table:table-cell office:value-type="float" office:value="0.00104046">
                <text:p>0.001040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06675">
                <text:p>0.00306675</text:p>
              </table:table-cell>
              <table:table-cell office:value-type="float" office:value="0.00184607">
                <text:p>0.00184607</text:p>
              </table:table-cell>
              <table:table-cell office:value-type="float" office:value="0.00113969">
                <text:p>0.001139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06165">
                <text:p>0.00306165</text:p>
              </table:table-cell>
              <table:table-cell office:value-type="float" office:value="0.00184945">
                <text:p>0.00184945</text:p>
              </table:table-cell>
              <table:table-cell office:value-type="float" office:value="0.00114434">
                <text:p>0.001144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48074">
                <text:p>0.00348074</text:p>
              </table:table-cell>
              <table:table-cell office:value-type="float" office:value="0.0022514">
                <text:p>0.0022514</text:p>
              </table:table-cell>
              <table:table-cell office:value-type="float" office:value="0.00114224">
                <text:p>0.001142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84399">
                <text:p>0.00184399</text:p>
              </table:table-cell>
              <table:table-cell office:value-type="float" office:value="0.00102415">
                <text:p>0.00102415</text:p>
              </table:table-cell>
              <table:table-cell office:value-type="float" office:value="0.000734061">
                <text:p>0.0007340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820973">
                <text:p>0.000820973</text:p>
              </table:table-cell>
              <table:table-cell office:value-type="float" office:value="0.00062023">
                <text:p>0.00062023</text:p>
              </table:table-cell>
              <table:table-cell office:value-type="float" office:value="0.000529078">
                <text:p>0.0005290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48008">
                <text:p>0.00348008</text:p>
              </table:table-cell>
              <table:table-cell office:value-type="float" office:value="0.00195279">
                <text:p>0.00195279</text:p>
              </table:table-cell>
              <table:table-cell office:value-type="float" office:value="0.00114432">
                <text:p>0.001144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28696">
                <text:p>0.00328696</text:p>
              </table:table-cell>
              <table:table-cell office:value-type="float" office:value="0.00174727">
                <text:p>0.00174727</text:p>
              </table:table-cell>
              <table:table-cell office:value-type="float" office:value="0.0011486">
                <text:p>0.00114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797325">
                <text:p>0.00797325</text:p>
              </table:table-cell>
              <table:table-cell office:value-type="float" office:value="0.00482389">
                <text:p>0.00482389</text:p>
              </table:table-cell>
              <table:table-cell office:value-type="float" office:value="0.00282884">
                <text:p>0.002828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583796">
                <text:p>0.00583796</text:p>
              </table:table-cell>
              <table:table-cell office:value-type="float" office:value="0.00360598">
                <text:p>0.00360598</text:p>
              </table:table-cell>
              <table:table-cell office:value-type="float" office:value="0.00219296">
                <text:p>0.002192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07234">
                <text:p>0.0107234</text:p>
              </table:table-cell>
              <table:table-cell office:value-type="float" office:value="0.0059475">
                <text:p>0.0059475</text:p>
              </table:table-cell>
              <table:table-cell office:value-type="float" office:value="0.00320808">
                <text:p>0.003208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14337">
                <text:p>0.00214337</text:p>
              </table:table-cell>
              <table:table-cell office:value-type="float" office:value="0.00204658">
                <text:p>0.00204658</text:p>
              </table:table-cell>
              <table:table-cell office:value-type="float" office:value="0.00195281">
                <text:p>0.001952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15342">
                <text:p>0.00215342</text:p>
              </table:table-cell>
              <table:table-cell office:value-type="float" office:value="0.00154349">
                <text:p>0.00154349</text:p>
              </table:table-cell>
              <table:table-cell office:value-type="float" office:value="0.00103658">
                <text:p>0.001036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95373">
                <text:p>0.00295373</text:p>
              </table:table-cell>
              <table:table-cell office:value-type="float" office:value="0.00174392">
                <text:p>0.00174392</text:p>
              </table:table-cell>
              <table:table-cell office:value-type="float" office:value="0.00104149">
                <text:p>0.001041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306402">
                <text:p>0.00306402</text:p>
              </table:table-cell>
              <table:table-cell office:value-type="float" office:value="0.00194889">
                <text:p>0.00194889</text:p>
              </table:table-cell>
              <table:table-cell office:value-type="float" office:value="0.0011434">
                <text:p>0.00114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327376">
                <text:p>0.00327376</text:p>
              </table:table-cell>
              <table:table-cell office:value-type="float" office:value="0.00184535">
                <text:p>0.00184535</text:p>
              </table:table-cell>
              <table:table-cell office:value-type="float" office:value="0.00113977">
                <text:p>0.001139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48303">
                <text:p>0.00348303</text:p>
              </table:table-cell>
              <table:table-cell office:value-type="float" office:value="0.00195425">
                <text:p>0.00195425</text:p>
              </table:table-cell>
              <table:table-cell office:value-type="float" office:value="0.00114279">
                <text:p>0.001142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84446">
                <text:p>0.00184446</text:p>
              </table:table-cell>
              <table:table-cell office:value-type="float" office:value="0.00113419">
                <text:p>0.00113419</text:p>
              </table:table-cell>
              <table:table-cell office:value-type="float" office:value="0.000733378">
                <text:p>0.0007333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928385">
                <text:p>0.000928385</text:p>
              </table:table-cell>
              <table:table-cell office:value-type="float" office:value="0.000623295">
                <text:p>0.000623295</text:p>
              </table:table-cell>
              <table:table-cell office:value-type="float" office:value="0.00053104">
                <text:p>0.000531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17866">
                <text:p>0.00317866</text:p>
              </table:table-cell>
              <table:table-cell office:value-type="float" office:value="0.00196065">
                <text:p>0.00196065</text:p>
              </table:table-cell>
              <table:table-cell office:value-type="float" office:value="0.00114752">
                <text:p>0.001147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318445">
                <text:p>0.00318445</text:p>
              </table:table-cell>
              <table:table-cell office:value-type="float" office:value="0.00185384">
                <text:p>0.00185384</text:p>
              </table:table-cell>
              <table:table-cell office:value-type="float" office:value="0.00114793">
                <text:p>0.001147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625107">
                <text:p>0.00625107</text:p>
              </table:table-cell>
              <table:table-cell office:value-type="float" office:value="0.00411304">
                <text:p>0.00411304</text:p>
              </table:table-cell>
              <table:table-cell office:value-type="float" office:value="0.00250834">
                <text:p>0.002508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503204">
                <text:p>0.00503204</text:p>
              </table:table-cell>
              <table:table-cell office:value-type="float" office:value="0.00319768">
                <text:p>0.00319768</text:p>
              </table:table-cell>
              <table:table-cell office:value-type="float" office:value="0.00211919">
                <text:p>0.002119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07215">
                <text:p>0.0107215</text:p>
              </table:table-cell>
              <table:table-cell office:value-type="float" office:value="0.00593698">
                <text:p>0.00593698</text:p>
              </table:table-cell>
              <table:table-cell office:value-type="float" office:value="0.00321494">
                <text:p>0.003214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1429">
                <text:p>0.0021429</text:p>
              </table:table-cell>
              <table:table-cell office:value-type="float" office:value="0.00204624">
                <text:p>0.00204624</text:p>
              </table:table-cell>
              <table:table-cell office:value-type="float" office:value="0.00195361">
                <text:p>0.001953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05185">
                <text:p>0.00205185</text:p>
              </table:table-cell>
              <table:table-cell office:value-type="float" office:value="0.0015421">
                <text:p>0.0015421</text:p>
              </table:table-cell>
              <table:table-cell office:value-type="float" office:value="0.0010375">
                <text:p>0.00103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96889">
                <text:p>0.00296889</text:p>
              </table:table-cell>
              <table:table-cell office:value-type="float" office:value="0.00184971">
                <text:p>0.00184971</text:p>
              </table:table-cell>
              <table:table-cell office:value-type="float" office:value="0.00104061">
                <text:p>0.001040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306184">
                <text:p>0.00306184</text:p>
              </table:table-cell>
              <table:table-cell office:value-type="float" office:value="0.0018406">
                <text:p>0.0018406</text:p>
              </table:table-cell>
              <table:table-cell office:value-type="float" office:value="0.00114753">
                <text:p>0.00114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316119">
                <text:p>0.00316119</text:p>
              </table:table-cell>
              <table:table-cell office:value-type="float" office:value="0.00184942">
                <text:p>0.00184942</text:p>
              </table:table-cell>
              <table:table-cell office:value-type="float" office:value="0.00114758">
                <text:p>0.001147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348255">
                <text:p>0.00348255</text:p>
              </table:table-cell>
              <table:table-cell office:value-type="float" office:value="0.00194941">
                <text:p>0.00194941</text:p>
              </table:table-cell>
              <table:table-cell office:value-type="float" office:value="0.00114253">
                <text:p>0.001142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184538">
                <text:p>0.00184538</text:p>
              </table:table-cell>
              <table:table-cell office:value-type="float" office:value="0.00113353">
                <text:p>0.00113353</text:p>
              </table:table-cell>
              <table:table-cell office:value-type="float" office:value="0.00073148">
                <text:p>0.00073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927798">
                <text:p>0.000927798</text:p>
              </table:table-cell>
              <table:table-cell office:value-type="float" office:value="0.000623512">
                <text:p>0.000623512</text:p>
              </table:table-cell>
              <table:table-cell office:value-type="float" office:value="0.000423138">
                <text:p>0.0004231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18213">
                <text:p>0.00318213</text:p>
              </table:table-cell>
              <table:table-cell office:value-type="float" office:value="0.0018567">
                <text:p>0.0018567</text:p>
              </table:table-cell>
              <table:table-cell office:value-type="float" office:value="0.00114979">
                <text:p>0.001149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28614">
                <text:p>0.00328614</text:p>
              </table:table-cell>
              <table:table-cell office:value-type="float" office:value="0.00175314">
                <text:p>0.00175314</text:p>
              </table:table-cell>
              <table:table-cell office:value-type="float" office:value="0.00125613">
                <text:p>0.001256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56907">
                <text:p>0.00756907</text:p>
              </table:table-cell>
              <table:table-cell office:value-type="float" office:value="0.00472257">
                <text:p>0.00472257</text:p>
              </table:table-cell>
              <table:table-cell office:value-type="float" office:value="0.00283555">
                <text:p>0.002835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574011">
                <text:p>0.00574011</text:p>
              </table:table-cell>
              <table:table-cell office:value-type="float" office:value="0.00350236">
                <text:p>0.00350236</text:p>
              </table:table-cell>
              <table:table-cell office:value-type="float" office:value="0.00231684">
                <text:p>0.002316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06145">
                <text:p>0.0106145</text:p>
              </table:table-cell>
              <table:table-cell office:value-type="float" office:value="0.00583343">
                <text:p>0.00583343</text:p>
              </table:table-cell>
              <table:table-cell office:value-type="float" office:value="0.00321897">
                <text:p>0.003218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24958">
                <text:p>0.00224958</text:p>
              </table:table-cell>
              <table:table-cell office:value-type="float" office:value="0.00204586">
                <text:p>0.00204586</text:p>
              </table:table-cell>
              <table:table-cell office:value-type="float" office:value="0.00194688">
                <text:p>0.001946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15961">
                <text:p>0.00215961</text:p>
              </table:table-cell>
              <table:table-cell office:value-type="float" office:value="0.00154131">
                <text:p>0.00154131</text:p>
              </table:table-cell>
              <table:table-cell office:value-type="float" office:value="0.00104107">
                <text:p>0.001041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8653">
                <text:p>0.0028653</text:p>
              </table:table-cell>
              <table:table-cell office:value-type="float" office:value="0.00173966">
                <text:p>0.00173966</text:p>
              </table:table-cell>
              <table:table-cell office:value-type="float" office:value="0.00103666">
                <text:p>0.001036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16942">
                <text:p>0.00316942</text:p>
              </table:table-cell>
              <table:table-cell office:value-type="float" office:value="0.00194826">
                <text:p>0.00194826</text:p>
              </table:table-cell>
              <table:table-cell office:value-type="float" office:value="0.00114321">
                <text:p>0.001143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96384">
                <text:p>0.00296384</text:p>
              </table:table-cell>
              <table:table-cell office:value-type="float" office:value="0.00184892">
                <text:p>0.00184892</text:p>
              </table:table-cell>
              <table:table-cell office:value-type="float" office:value="0.00114685">
                <text:p>0.001146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37559">
                <text:p>0.00337559</text:p>
              </table:table-cell>
              <table:table-cell office:value-type="float" office:value="0.00205735">
                <text:p>0.00205735</text:p>
              </table:table-cell>
              <table:table-cell office:value-type="float" office:value="0.00114309">
                <text:p>0.001143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84311">
                <text:p>0.00184311</text:p>
              </table:table-cell>
              <table:table-cell office:value-type="float" office:value="0.00112717">
                <text:p>0.00112717</text:p>
              </table:table-cell>
              <table:table-cell office:value-type="float" office:value="0.000731719">
                <text:p>0.0007317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819594">
                <text:p>0.000819594</text:p>
              </table:table-cell>
              <table:table-cell office:value-type="float" office:value="0.000624578">
                <text:p>0.000624578</text:p>
              </table:table-cell>
              <table:table-cell office:value-type="float" office:value="0.000531133">
                <text:p>0.0005311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1815">
                <text:p>0.0031815</text:p>
              </table:table-cell>
              <table:table-cell office:value-type="float" office:value="0.00185989">
                <text:p>0.00185989</text:p>
              </table:table-cell>
              <table:table-cell office:value-type="float" office:value="0.00114543">
                <text:p>0.001145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18482">
                <text:p>0.00318482</text:p>
              </table:table-cell>
              <table:table-cell office:value-type="float" office:value="0.00185607">
                <text:p>0.00185607</text:p>
              </table:table-cell>
              <table:table-cell office:value-type="float" office:value="0.00114892">
                <text:p>0.001148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796939">
                <text:p>0.00796939</text:p>
              </table:table-cell>
              <table:table-cell office:value-type="float" office:value="0.00492703">
                <text:p>0.00492703</text:p>
              </table:table-cell>
              <table:table-cell office:value-type="float" office:value="0.00282699">
                <text:p>0.002826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573362">
                <text:p>0.00573362</text:p>
              </table:table-cell>
              <table:table-cell office:value-type="float" office:value="0.00360833">
                <text:p>0.00360833</text:p>
              </table:table-cell>
              <table:table-cell office:value-type="float" office:value="0.00221717">
                <text:p>0.002217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06156">
                <text:p>0.0106156</text:p>
              </table:table-cell>
              <table:table-cell office:value-type="float" office:value="0.00592244">
                <text:p>0.00592244</text:p>
              </table:table-cell>
              <table:table-cell office:value-type="float" office:value="0.00321847">
                <text:p>0.003218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2473">
                <text:p>0.0022473</text:p>
              </table:table-cell>
              <table:table-cell office:value-type="float" office:value="0.00193909">
                <text:p>0.00193909</text:p>
              </table:table-cell>
              <table:table-cell office:value-type="float" office:value="0.00206065">
                <text:p>0.002060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05381">
                <text:p>0.00205381</text:p>
              </table:table-cell>
              <table:table-cell office:value-type="float" office:value="0.00153968">
                <text:p>0.00153968</text:p>
              </table:table-cell>
              <table:table-cell office:value-type="float" office:value="0.00104081">
                <text:p>0.001040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86565">
                <text:p>0.00286565</text:p>
              </table:table-cell>
              <table:table-cell office:value-type="float" office:value="0.00174464">
                <text:p>0.00174464</text:p>
              </table:table-cell>
              <table:table-cell office:value-type="float" office:value="0.00103676">
                <text:p>0.001036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06845">
                <text:p>0.00306845</text:p>
              </table:table-cell>
              <table:table-cell office:value-type="float" office:value="0.00195003">
                <text:p>0.00195003</text:p>
              </table:table-cell>
              <table:table-cell office:value-type="float" office:value="0.00114722">
                <text:p>0.001147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06305">
                <text:p>0.00306305</text:p>
              </table:table-cell>
              <table:table-cell office:value-type="float" office:value="0.00174198">
                <text:p>0.00174198</text:p>
              </table:table-cell>
              <table:table-cell office:value-type="float" office:value="0.00114504">
                <text:p>0.001145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37184">
                <text:p>0.00337184</text:p>
              </table:table-cell>
              <table:table-cell office:value-type="float" office:value="0.00205772">
                <text:p>0.00205772</text:p>
              </table:table-cell>
              <table:table-cell office:value-type="float" office:value="0.00114126">
                <text:p>0.001141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84769">
                <text:p>0.00184769</text:p>
              </table:table-cell>
              <table:table-cell office:value-type="float" office:value="0.00113515">
                <text:p>0.00113515</text:p>
              </table:table-cell>
              <table:table-cell office:value-type="float" office:value="0.000731653">
                <text:p>0.0007316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925472">
                <text:p>0.000925472</text:p>
              </table:table-cell>
              <table:table-cell office:value-type="float" office:value="0.000515843">
                <text:p>0.000515843</text:p>
              </table:table-cell>
              <table:table-cell office:value-type="float" office:value="0.000423594">
                <text:p>0.0004235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28806">
                <text:p>0.00328806</text:p>
              </table:table-cell>
              <table:table-cell office:value-type="float" office:value="0.00196349">
                <text:p>0.00196349</text:p>
              </table:table-cell>
              <table:table-cell office:value-type="float" office:value="0.00115109">
                <text:p>0.001151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28082">
                <text:p>0.00328082</text:p>
              </table:table-cell>
              <table:table-cell office:value-type="float" office:value="0.00185728">
                <text:p>0.00185728</text:p>
              </table:table-cell>
              <table:table-cell office:value-type="float" office:value="0.00125631">
                <text:p>0.001256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97619">
                <text:p>0.00797619</text:p>
              </table:table-cell>
              <table:table-cell office:value-type="float" office:value="0.00490763">
                <text:p>0.00490763</text:p>
              </table:table-cell>
              <table:table-cell office:value-type="float" office:value="0.00281954">
                <text:p>0.002819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9233">
                <text:p>0.0059233</text:p>
              </table:table-cell>
              <table:table-cell office:value-type="float" office:value="0.00350017">
                <text:p>0.00350017</text:p>
              </table:table-cell>
              <table:table-cell office:value-type="float" office:value="0.00231848">
                <text:p>0.002318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05932">
                <text:p>0.0105932</text:p>
              </table:table-cell>
              <table:table-cell office:value-type="float" office:value="0.00583324">
                <text:p>0.00583324</text:p>
              </table:table-cell>
              <table:table-cell office:value-type="float" office:value="0.00322308">
                <text:p>0.003223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25101">
                <text:p>0.00225101</text:p>
              </table:table-cell>
              <table:table-cell office:value-type="float" office:value="0.00204447">
                <text:p>0.00204447</text:p>
              </table:table-cell>
              <table:table-cell office:value-type="float" office:value="0.00195597">
                <text:p>0.001955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16106">
                <text:p>0.00216106</text:p>
              </table:table-cell>
              <table:table-cell office:value-type="float" office:value="0.00154157">
                <text:p>0.00154157</text:p>
              </table:table-cell>
              <table:table-cell office:value-type="float" office:value="0.00104068">
                <text:p>0.001040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8652">
                <text:p>0.0028652</text:p>
              </table:table-cell>
              <table:table-cell office:value-type="float" office:value="0.00174224">
                <text:p>0.00174224</text:p>
              </table:table-cell>
              <table:table-cell office:value-type="float" office:value="0.00103808">
                <text:p>0.001038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06535">
                <text:p>0.00306535</text:p>
              </table:table-cell>
              <table:table-cell office:value-type="float" office:value="0.00194993">
                <text:p>0.00194993</text:p>
              </table:table-cell>
              <table:table-cell office:value-type="float" office:value="0.00114301">
                <text:p>0.001143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17176">
                <text:p>0.00317176</text:p>
              </table:table-cell>
              <table:table-cell office:value-type="float" office:value="0.00184976">
                <text:p>0.00184976</text:p>
              </table:table-cell>
              <table:table-cell office:value-type="float" office:value="0.00114468">
                <text:p>0.001144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4831">
                <text:p>0.0034831</text:p>
              </table:table-cell>
              <table:table-cell office:value-type="float" office:value="0.00205728">
                <text:p>0.00205728</text:p>
              </table:table-cell>
              <table:table-cell office:value-type="float" office:value="0.00114768">
                <text:p>0.001147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184673">
                <text:p>0.00184673</text:p>
              </table:table-cell>
              <table:table-cell office:value-type="float" office:value="0.00102595">
                <text:p>0.00102595</text:p>
              </table:table-cell>
              <table:table-cell office:value-type="float" office:value="0.000732761">
                <text:p>0.0007327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819859">
                <text:p>0.000819859</text:p>
              </table:table-cell>
              <table:table-cell office:value-type="float" office:value="0.000515373">
                <text:p>0.000515373</text:p>
              </table:table-cell>
              <table:table-cell office:value-type="float" office:value="0.000420649">
                <text:p>0.0004206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18447">
                <text:p>0.00318447</text:p>
              </table:table-cell>
              <table:table-cell office:value-type="float" office:value="0.00185676">
                <text:p>0.00185676</text:p>
              </table:table-cell>
              <table:table-cell office:value-type="float" office:value="0.00115239">
                <text:p>0.001152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07293">
                <text:p>0.00307293</text:p>
              </table:table-cell>
              <table:table-cell office:value-type="float" office:value="0.00174945">
                <text:p>0.00174945</text:p>
              </table:table-cell>
              <table:table-cell office:value-type="float" office:value="0.00125657">
                <text:p>0.001256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63547">
                <text:p>0.0063547</text:p>
              </table:table-cell>
              <table:table-cell office:value-type="float" office:value="0.00400164">
                <text:p>0.00400164</text:p>
              </table:table-cell>
              <table:table-cell office:value-type="float" office:value="0.0025246">
                <text:p>0.00252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533318">
                <text:p>0.00533318</text:p>
              </table:table-cell>
              <table:table-cell office:value-type="float" office:value="0.00329569">
                <text:p>0.00329569</text:p>
              </table:table-cell>
              <table:table-cell office:value-type="float" office:value="0.00222125">
                <text:p>0.00222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08293">
                <text:p>0.0108293</text:p>
              </table:table-cell>
              <table:table-cell office:value-type="float" office:value="0.00593742">
                <text:p>0.00593742</text:p>
              </table:table-cell>
              <table:table-cell office:value-type="float" office:value="0.00332873">
                <text:p>0.003328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25021">
                <text:p>0.00225021</text:p>
              </table:table-cell>
              <table:table-cell office:value-type="float" office:value="0.00204272">
                <text:p>0.00204272</text:p>
              </table:table-cell>
              <table:table-cell office:value-type="float" office:value="0.0019546">
                <text:p>0.00195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0545">
                <text:p>0.0020545</text:p>
              </table:table-cell>
              <table:table-cell office:value-type="float" office:value="0.00143534">
                <text:p>0.00143534</text:p>
              </table:table-cell>
              <table:table-cell office:value-type="float" office:value="0.00103749">
                <text:p>0.001037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96464">
                <text:p>0.00296464</text:p>
              </table:table-cell>
              <table:table-cell office:value-type="float" office:value="0.00184775">
                <text:p>0.00184775</text:p>
              </table:table-cell>
              <table:table-cell office:value-type="float" office:value="0.00103334">
                <text:p>0.00103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16953">
                <text:p>0.00316953</text:p>
              </table:table-cell>
              <table:table-cell office:value-type="float" office:value="0.00195021">
                <text:p>0.00195021</text:p>
              </table:table-cell>
              <table:table-cell office:value-type="float" office:value="0.00114241">
                <text:p>0.001142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06647">
                <text:p>0.00306647</text:p>
              </table:table-cell>
              <table:table-cell office:value-type="float" office:value="0.00184716">
                <text:p>0.00184716</text:p>
              </table:table-cell>
              <table:table-cell office:value-type="float" office:value="0.0011454">
                <text:p>0.0011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337347">
                <text:p>0.00337347</text:p>
              </table:table-cell>
              <table:table-cell office:value-type="float" office:value="0.00204788">
                <text:p>0.00204788</text:p>
              </table:table-cell>
              <table:table-cell office:value-type="float" office:value="0.00114169">
                <text:p>0.001141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184485">
                <text:p>0.00184485</text:p>
              </table:table-cell>
              <table:table-cell office:value-type="float" office:value="0.0011329">
                <text:p>0.0011329</text:p>
              </table:table-cell>
              <table:table-cell office:value-type="float" office:value="0.000727644">
                <text:p>0.0007276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927892">
                <text:p>0.000927892</text:p>
              </table:table-cell>
              <table:table-cell office:value-type="float" office:value="0.000519272">
                <text:p>0.000519272</text:p>
              </table:table-cell>
              <table:table-cell office:value-type="float" office:value="0.000424649">
                <text:p>0.0004246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318248">
                <text:p>0.00318248</text:p>
              </table:table-cell>
              <table:table-cell office:value-type="float" office:value="0.00186133">
                <text:p>0.00186133</text:p>
              </table:table-cell>
              <table:table-cell office:value-type="float" office:value="0.00114513">
                <text:p>0.001145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318349">
                <text:p>0.00318349</text:p>
              </table:table-cell>
              <table:table-cell office:value-type="float" office:value="0.00185626">
                <text:p>0.00185626</text:p>
              </table:table-cell>
              <table:table-cell office:value-type="float" office:value="0.00114839">
                <text:p>0.001148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73579">
                <text:p>0.0073579</text:p>
              </table:table-cell>
              <table:table-cell office:value-type="float" office:value="0.00430758">
                <text:p>0.00430758</text:p>
              </table:table-cell>
              <table:table-cell office:value-type="float" office:value="0.00282197">
                <text:p>0.002821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563183">
                <text:p>0.00563183</text:p>
              </table:table-cell>
              <table:table-cell office:value-type="float" office:value="0.00339826">
                <text:p>0.00339826</text:p>
              </table:table-cell>
              <table:table-cell office:value-type="float" office:value="0.00219383">
                <text:p>0.002193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06791">
                <text:p>0.0106791</text:p>
              </table:table-cell>
              <table:table-cell office:value-type="float" office:value="0.00583285">
                <text:p>0.00583285</text:p>
              </table:table-cell>
              <table:table-cell office:value-type="float" office:value="0.00320545">
                <text:p>0.003205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24642">
                <text:p>0.00224642</text:p>
              </table:table-cell>
              <table:table-cell office:value-type="float" office:value="0.00204692">
                <text:p>0.00204692</text:p>
              </table:table-cell>
              <table:table-cell office:value-type="float" office:value="0.00195365">
                <text:p>0.001953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05103">
                <text:p>0.00205103</text:p>
              </table:table-cell>
              <table:table-cell office:value-type="float" office:value="0.00154328">
                <text:p>0.00154328</text:p>
              </table:table-cell>
              <table:table-cell office:value-type="float" office:value="0.00103645">
                <text:p>0.001036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86367">
                <text:p>0.00286367</text:p>
              </table:table-cell>
              <table:table-cell office:value-type="float" office:value="0.001744">
                <text:p>0.001744</text:p>
              </table:table-cell>
              <table:table-cell office:value-type="float" office:value="0.00104081">
                <text:p>0.001040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306799">
                <text:p>0.00306799</text:p>
              </table:table-cell>
              <table:table-cell office:value-type="float" office:value="0.00194606">
                <text:p>0.00194606</text:p>
              </table:table-cell>
              <table:table-cell office:value-type="float" office:value="0.00114147">
                <text:p>0.001141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0668">
                <text:p>0.0030668</text:p>
              </table:table-cell>
              <table:table-cell office:value-type="float" office:value="0.00184663">
                <text:p>0.00184663</text:p>
              </table:table-cell>
              <table:table-cell office:value-type="float" office:value="0.00114623">
                <text:p>0.001146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37353">
                <text:p>0.00337353</text:p>
              </table:table-cell>
              <table:table-cell office:value-type="float" office:value="0.00205592">
                <text:p>0.00205592</text:p>
              </table:table-cell>
              <table:table-cell office:value-type="float" office:value="0.00114379">
                <text:p>0.001143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84166">
                <text:p>0.00184166</text:p>
              </table:table-cell>
              <table:table-cell office:value-type="float" office:value="0.00113396">
                <text:p>0.00113396</text:p>
              </table:table-cell>
              <table:table-cell office:value-type="float" office:value="0.000728191">
                <text:p>0.0007281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924133">
                <text:p>0.000924133</text:p>
              </table:table-cell>
              <table:table-cell office:value-type="float" office:value="0.000511053">
                <text:p>0.000511053</text:p>
              </table:table-cell>
              <table:table-cell office:value-type="float" office:value="0.000422934">
                <text:p>0.0004229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17917">
                <text:p>0.00317917</text:p>
              </table:table-cell>
              <table:table-cell office:value-type="float" office:value="0.00195099">
                <text:p>0.00195099</text:p>
              </table:table-cell>
              <table:table-cell office:value-type="float" office:value="0.00114523">
                <text:p>0.001145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328499">
                <text:p>0.00328499</text:p>
              </table:table-cell>
              <table:table-cell office:value-type="float" office:value="0.00184516">
                <text:p>0.00184516</text:p>
              </table:table-cell>
              <table:table-cell office:value-type="float" office:value="0.00114436">
                <text:p>0.001144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818167">
                <text:p>0.00818167</text:p>
              </table:table-cell>
              <table:table-cell office:value-type="float" office:value="0.00502875">
                <text:p>0.00502875</text:p>
              </table:table-cell>
              <table:table-cell office:value-type="float" office:value="0.00282012">
                <text:p>0.002820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584284">
                <text:p>0.00584284</text:p>
              </table:table-cell>
              <table:table-cell office:value-type="float" office:value="0.00350183">
                <text:p>0.00350183</text:p>
              </table:table-cell>
              <table:table-cell office:value-type="float" office:value="0.00221288">
                <text:p>0.002212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5103">
                <text:p>0.0105103</text:p>
              </table:table-cell>
              <table:table-cell office:value-type="float" office:value="0.00594544">
                <text:p>0.00594544</text:p>
              </table:table-cell>
              <table:table-cell office:value-type="float" office:value="0.00311214">
                <text:p>0.003112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25016">
                <text:p>0.00225016</text:p>
              </table:table-cell>
              <table:table-cell office:value-type="float" office:value="0.00204599">
                <text:p>0.00204599</text:p>
              </table:table-cell>
              <table:table-cell office:value-type="float" office:value="0.00195303">
                <text:p>0.001953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05312">
                <text:p>0.00205312</text:p>
              </table:table-cell>
              <table:table-cell office:value-type="float" office:value="0.00154117">
                <text:p>0.00154117</text:p>
              </table:table-cell>
              <table:table-cell office:value-type="float" office:value="0.00103959">
                <text:p>0.0010395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85429">
                <text:p>0.00285429</text:p>
              </table:table-cell>
              <table:table-cell office:value-type="float" office:value="0.00173934">
                <text:p>0.00173934</text:p>
              </table:table-cell>
              <table:table-cell office:value-type="float" office:value="0.00103702">
                <text:p>0.001037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05636">
                <text:p>0.00305636</text:p>
              </table:table-cell>
              <table:table-cell office:value-type="float" office:value="0.00184466">
                <text:p>0.00184466</text:p>
              </table:table-cell>
              <table:table-cell office:value-type="float" office:value="0.00114204">
                <text:p>0.0011420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06671">
                <text:p>0.00306671</text:p>
              </table:table-cell>
              <table:table-cell office:value-type="float" office:value="0.00174001">
                <text:p>0.00174001</text:p>
              </table:table-cell>
              <table:table-cell office:value-type="float" office:value="0.00114584">
                <text:p>0.001145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36914">
                <text:p>0.00336914</text:p>
              </table:table-cell>
              <table:table-cell office:value-type="float" office:value="0.00195223">
                <text:p>0.00195223</text:p>
              </table:table-cell>
              <table:table-cell office:value-type="float" office:value="0.00114611">
                <text:p>0.001146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184203">
                <text:p>0.00184203</text:p>
              </table:table-cell>
              <table:table-cell office:value-type="float" office:value="0.00102588">
                <text:p>0.00102588</text:p>
              </table:table-cell>
              <table:table-cell office:value-type="float" office:value="0.000732415">
                <text:p>0.0007324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927497">
                <text:p>0.000927497</text:p>
              </table:table-cell>
              <table:table-cell office:value-type="float" office:value="0.00062242">
                <text:p>0.00062242</text:p>
              </table:table-cell>
              <table:table-cell office:value-type="float" office:value="0.000532732">
                <text:p>0.000532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1832">
                <text:p>0.0031832</text:p>
              </table:table-cell>
              <table:table-cell office:value-type="float" office:value="0.0018593">
                <text:p>0.0018593</text:p>
              </table:table-cell>
              <table:table-cell office:value-type="float" office:value="0.00114451">
                <text:p>0.001144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1798">
                <text:p>0.0031798</text:p>
              </table:table-cell>
              <table:table-cell office:value-type="float" office:value="0.00174987">
                <text:p>0.00174987</text:p>
              </table:table-cell>
              <table:table-cell office:value-type="float" office:value="0.00115182">
                <text:p>0.001151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807713">
                <text:p>0.00807713</text:p>
              </table:table-cell>
              <table:table-cell office:value-type="float" office:value="0.00481973">
                <text:p>0.00481973</text:p>
              </table:table-cell>
              <table:table-cell office:value-type="float" office:value="0.00293502">
                <text:p>0.002935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593852">
                <text:p>0.00593852</text:p>
              </table:table-cell>
              <table:table-cell office:value-type="float" office:value="0.00359974">
                <text:p>0.00359974</text:p>
              </table:table-cell>
              <table:table-cell office:value-type="float" office:value="0.00231697">
                <text:p>0.002316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06076">
                <text:p>0.0106076</text:p>
              </table:table-cell>
              <table:table-cell office:value-type="float" office:value="0.00593856">
                <text:p>0.00593856</text:p>
              </table:table-cell>
              <table:table-cell office:value-type="float" office:value="0.00321937">
                <text:p>0.003219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